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3.A5" style:family="table-cell">
      <style:table-cell-properties style:vertical-align="middle" fo:padding-left="0.0375in" fo:padding-right="0.0375in" fo:padding-top="0in" fo:padding-bottom="0in" fo:border="0.5pt solid #000001"/>
    </style:style>
    <style:style style:name="Table3.B5" style:family="table-cell">
      <style:table-cell-properties style:vertical-align="middle" fo:padding-left="0.0375in" fo:padding-right="0.0375in" fo:padding-top="0in" fo:padding-bottom="0in" fo:border="0.5pt solid #000001"/>
    </style:style>
    <style:style style:name="Table3.C5" style:family="table-cell">
      <style:table-cell-properties style:vertical-align="middle" fo:padding-left="0.0375in" fo:padding-right="0.0375in" fo:padding-top="0in" fo:padding-bottom="0in" fo:border="0.5pt solid #000001"/>
    </style:style>
    <style:style style:name="Table3.A6" style:family="table-cell">
      <style:table-cell-properties style:vertical-align="middle" fo:padding-left="0.0375in" fo:padding-right="0.0375in" fo:padding-top="0in" fo:padding-bottom="0in" fo:border="0.5pt solid #000001"/>
    </style:style>
    <style:style style:name="Table3.B6" style:family="table-cell">
      <style:table-cell-properties style:vertical-align="middle" fo:padding-left="0.0375in" fo:padding-right="0.0375in" fo:padding-top="0in" fo:padding-bottom="0in" fo:border="0.5pt solid #000001"/>
    </style:style>
    <style:style style:name="Table3.C6" style:family="table-cell">
      <style:table-cell-properties style:vertical-align="middle" fo:padding-left="0.0375in" fo:padding-right="0.0375in" fo:padding-top="0in" fo:padding-bottom="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A2" style:family="table-cell">
      <style:table-cell-properties style:vertical-align="middle" fo:padding-left="0.0375in" fo:padding-right="0.0375in" fo:padding-top="0in" fo:padding-bottom="0in" fo:border="0.5pt solid #000001"/>
    </style:style>
    <style:style style:name="Table4.B2" style:family="table-cell">
      <style:table-cell-properties style:vertical-align="middle" fo:padding-left="0.0375in" fo:padding-right="0.0375in" fo:padding-top="0in" fo:padding-bottom="0in" fo:border="0.5pt solid #000001"/>
    </style:style>
    <style:style style:name="Table4.C2" style:family="table-cell">
      <style:table-cell-properties style:vertical-align="middle" fo:padding-left="0.0375in" fo:padding-right="0.0375in" fo:padding-top="0in" fo:padding-bottom="0in" fo:border="0.5pt solid #000001"/>
    </style:style>
    <style:style style:name="Table4.A3" style:family="table-cell">
      <style:table-cell-properties style:vertical-align="middle" fo:padding-left="0.0375in" fo:padding-right="0.0375in" fo:padding-top="0in" fo:padding-bottom="0in" fo:border="0.5pt solid #000001"/>
    </style:style>
    <style:style style:name="Table4.B3" style:family="table-cell">
      <style:table-cell-properties style:vertical-align="middle" fo:padding-left="0.0375in" fo:padding-right="0.0375in" fo:padding-top="0in" fo:padding-bottom="0in" fo:border="0.5pt solid #000001"/>
    </style:style>
    <style:style style:name="Table4.C3" style:family="table-cell">
      <style:table-cell-properties style:vertical-align="middle" fo:padding-left="0.0375in" fo:padding-right="0.0375in" fo:padding-top="0in" fo:padding-bottom="0in" fo:border="0.5pt solid #000001"/>
    </style:style>
    <style:style style:name="Table4.A4" style:family="table-cell">
      <style:table-cell-properties style:vertical-align="middle" fo:padding-left="0.0375in" fo:padding-right="0.0375in" fo:padding-top="0in" fo:padding-bottom="0in" fo:border="0.5pt solid #000001"/>
    </style:style>
    <style:style style:name="Table4.B4" style:family="table-cell">
      <style:table-cell-properties style:vertical-align="middle" fo:padding-left="0.0375in" fo:padding-right="0.0375in" fo:padding-top="0in" fo:padding-bottom="0in" fo:border="0.5pt solid #000001"/>
    </style:style>
    <style:style style:name="Table4.C4" style:family="table-cell">
      <style:table-cell-properties style:vertical-align="middle" fo:padding-left="0.0375in" fo:padding-right="0.0375in" fo:padding-top="0in" fo:padding-bottom="0in" fo:border="0.5pt solid #000001"/>
    </style:style>
    <style:style style:name="Table4.A5" style:family="table-cell">
      <style:table-cell-properties style:vertical-align="middle" fo:padding-left="0.0375in" fo:padding-right="0.0375in" fo:padding-top="0in" fo:padding-bottom="0in" fo:border="0.5pt solid #000001"/>
    </style:style>
    <style:style style:name="Table4.B5" style:family="table-cell">
      <style:table-cell-properties style:vertical-align="middle" fo:padding-left="0.0375in" fo:padding-right="0.0375in" fo:padding-top="0in" fo:padding-bottom="0in" fo:border="0.5pt solid #000001"/>
    </style:style>
    <style:style style:name="Table4.C5" style:family="table-cell">
      <style:table-cell-properties style:vertical-align="middle" fo:padding-left="0.0375in" fo:padding-right="0.0375in" fo:padding-top="0in" fo:padding-bottom="0in" fo:border="0.5pt solid #000001"/>
    </style:style>
    <style:style style:name="Table4.A6" style:family="table-cell">
      <style:table-cell-properties style:vertical-align="middle" fo:padding-left="0.0375in" fo:padding-right="0.0375in" fo:padding-top="0in" fo:padding-bottom="0in" fo:border="0.5pt solid #000001"/>
    </style:style>
    <style:style style:name="Table4.B6" style:family="table-cell">
      <style:table-cell-properties style:vertical-align="middle" fo:padding-left="0.0375in" fo:padding-right="0.0375in" fo:padding-top="0in" fo:padding-bottom="0in" fo:border="0.5pt solid #000001"/>
    </style:style>
    <style:style style:name="Table4.C6"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6.A2" style:family="table-cell">
      <style:table-cell-properties style:vertical-align="" fo:padding-left="0.0389in" fo:padding-right="0.0389in" fo:padding-top="0in" fo:padding-bottom="0in" fo:border="0.5pt solid #000001"/>
    </style:style>
    <style:style style:name="Table6.B2" style:family="table-cell">
      <style:table-cell-properties style:vertical-align="" fo:padding-left="0.0389in" fo:padding-right="0.0389in" fo:padding-top="0in" fo:padding-bottom="0in" fo:border="0.5pt solid #000001"/>
    </style:style>
    <style:style style:name="Table6.C2" style:family="table-cell">
      <style:table-cell-properties style:vertical-align="middle" fo:padding-left="0.0389in" fo:padding-right="0.0389in" fo:padding-top="0in" fo:padding-bottom="0in" fo:border="0.5pt solid #000001"/>
    </style:style>
    <style:style style:name="Table6.A3" style:family="table-cell">
      <style:table-cell-properties style:vertical-align="" fo:padding-left="0.0389in" fo:padding-right="0.0389in" fo:padding-top="0in" fo:padding-bottom="0in" fo:border="0.5pt solid #000001"/>
    </style:style>
    <style:style style:name="Table6.B3" style:family="table-cell">
      <style:table-cell-properties style:vertical-align="" fo:padding-left="0.0389in" fo:padding-right="0.0389in" fo:padding-top="0in" fo:padding-bottom="0in" fo:border="0.5pt solid #000001"/>
    </style:style>
    <style:style style:name="Table6.C3" style:family="table-cell">
      <style:table-cell-properties style:vertical-align="middle" fo:padding-left="0.0389in" fo:padding-right="0.0389in" fo:padding-top="0in" fo:padding-bottom="0in" fo:border="0.5pt solid #000001"/>
    </style:style>
    <style:style style:name="Table6.A4" style:family="table-cell">
      <style:table-cell-properties style:vertical-align="" fo:padding-left="0.0389in" fo:padding-right="0.0389in" fo:padding-top="0in" fo:padding-bottom="0in" fo:border="0.5pt solid #000001"/>
    </style:style>
    <style:style style:name="Table6.B4" style:family="table-cell">
      <style:table-cell-properties style:vertical-align="" fo:padding-left="0.0389in" fo:padding-right="0.0389in" fo:padding-top="0in" fo:padding-bottom="0in" fo:border="0.5pt solid #000001"/>
    </style:style>
    <style:style style:name="Table6.C4" style:family="table-cell">
      <style:table-cell-properties style:vertical-align="middle" fo:padding-left="0.0389in" fo:padding-right="0.0389in" fo:padding-top="0in" fo:padding-bottom="0in" fo:border="0.5pt solid #000001"/>
    </style:style>
    <style:style style:name="Table6.A5" style:family="table-cell">
      <style:table-cell-properties style:vertical-align="" fo:padding-left="0.0389in" fo:padding-right="0.0389in" fo:padding-top="0in" fo:padding-bottom="0in" fo:border="0.5pt solid #000001"/>
    </style:style>
    <style:style style:name="Table6.B5" style:family="table-cell">
      <style:table-cell-properties style:vertical-align="" fo:padding-left="0.0389in" fo:padding-right="0.0389in" fo:padding-top="0in" fo:padding-bottom="0in" fo:border="0.5pt solid #000001"/>
    </style:style>
    <style:style style:name="Table6.C5" style:family="table-cell">
      <style:table-cell-properties style:vertical-align="middle" fo:padding-left="0.0389in" fo:padding-right="0.0389in" fo:padding-top="0in" fo:padding-bottom="0in" fo:border="0.5pt solid #000001"/>
    </style:style>
    <style:style style:name="Table6.A6" style:family="table-cell">
      <style:table-cell-properties style:vertical-align="" fo:padding-left="0.0389in" fo:padding-right="0.0389in" fo:padding-top="0in" fo:padding-bottom="0in" fo:border="0.5pt solid #000001"/>
    </style:style>
    <style:style style:name="Table6.B6" style:family="table-cell">
      <style:table-cell-properties style:vertical-align="" fo:padding-left="0.0389in" fo:padding-right="0.0389in" fo:padding-top="0in" fo:padding-bottom="0in" fo:border="0.5pt solid #000001"/>
    </style:style>
    <style:style style:name="Table6.C6" style:family="table-cell">
      <style:table-cell-properties style:vertical-align="middle" fo:padding-left="0.0389in" fo:padding-right="0.0389in" fo:padding-top="0in" fo:padding-bottom="0in" fo:border="0.5pt solid #000001"/>
    </style:style>
    <style:style style:name="Table6.A7" style:family="table-cell">
      <style:table-cell-properties style:vertical-align="" fo:padding-left="0.0389in" fo:padding-right="0.0389in" fo:padding-top="0in" fo:padding-bottom="0in" fo:border="0.5pt solid #000001"/>
    </style:style>
    <style:style style:name="Table6.B7" style:family="table-cell">
      <style:table-cell-properties style:vertical-align="" fo:padding-left="0.0389in" fo:padding-right="0.0389in" fo:padding-top="0in" fo:padding-bottom="0in" fo:border="0.5pt solid #000001"/>
    </style:style>
    <style:style style:name="Table6.C7" style:family="table-cell">
      <style:table-cell-properties style:vertical-align="middle" fo:padding-left="0.0389in" fo:padding-right="0.0389in" fo:padding-top="0in" fo:padding-bottom="0in" fo:border="0.5pt solid #000001"/>
    </style:style>
    <style:style style:name="Table6.A8" style:family="table-cell">
      <style:table-cell-properties style:vertical-align="" fo:padding-left="0.0389in" fo:padding-right="0.0389in" fo:padding-top="0in" fo:padding-bottom="0in" fo:border="0.5pt solid #000001"/>
    </style:style>
    <style:style style:name="Table6.B8" style:family="table-cell">
      <style:table-cell-properties style:vertical-align="" fo:padding-left="0.0389in" fo:padding-right="0.0389in" fo:padding-top="0in" fo:padding-bottom="0in" fo:border="0.5pt solid #000001"/>
    </style:style>
    <style:style style:name="Table6.C8" style:family="table-cell">
      <style:table-cell-properties style:vertical-align="middle" fo:padding-left="0.0389in" fo:padding-right="0.0389in" fo:padding-top="0in" fo:padding-bottom="0in" fo:border="0.5pt solid #000001"/>
    </style:style>
    <style:style style:name="Table6.A9" style:family="table-cell">
      <style:table-cell-properties style:vertical-align="" fo:padding-left="0.0389in" fo:padding-right="0.0389in" fo:padding-top="0in" fo:padding-bottom="0in" fo:border="0.5pt solid #000001"/>
    </style:style>
    <style:style style:name="Table6.B9" style:family="table-cell">
      <style:table-cell-properties style:vertical-align="" fo:padding-left="0.0389in" fo:padding-right="0.0389in" fo:padding-top="0in" fo:padding-bottom="0in" fo:border="0.5pt solid #000001"/>
    </style:style>
    <style:style style:name="Table6.C9" style:family="table-cell">
      <style:table-cell-properties style:vertical-align="middle" fo:padding-left="0.0389in" fo:padding-right="0.0389in" fo:padding-top="0in" fo:padding-bottom="0in" fo:border="0.5pt solid #000001"/>
    </style:style>
    <style:style style:name="Table6.A10" style:family="table-cell">
      <style:table-cell-properties style:vertical-align="" fo:padding-left="0.0389in" fo:padding-right="0.0389in" fo:padding-top="0in" fo:padding-bottom="0in" fo:border="0.5pt solid #000001"/>
    </style:style>
    <style:style style:name="Table6.B10" style:family="table-cell">
      <style:table-cell-properties style:vertical-align="" fo:padding-left="0.0389in" fo:padding-right="0.0389in" fo:padding-top="0in" fo:padding-bottom="0in" fo:border="0.5pt solid #000001"/>
    </style:style>
    <style:style style:name="Table6.C10" style:family="table-cell">
      <style:table-cell-properties style:vertical-align="middle" fo:padding-left="0.0389in" fo:padding-right="0.0389in" fo:padding-top="0in" fo:padding-bottom="0in" fo:border="0.5pt solid #000001"/>
    </style:style>
    <style:style style:name="Table6.A11" style:family="table-cell">
      <style:table-cell-properties style:vertical-align="" fo:padding-left="0.0389in" fo:padding-right="0.0389in" fo:padding-top="0in" fo:padding-bottom="0in" fo:border="0.5pt solid #000001"/>
    </style:style>
    <style:style style:name="Table6.B11" style:family="table-cell">
      <style:table-cell-properties style:vertical-align="" fo:padding-left="0.0389in" fo:padding-right="0.0389in" fo:padding-top="0in" fo:padding-bottom="0in" fo:border="0.5pt solid #000001"/>
    </style:style>
    <style:style style:name="Table6.C11" style:family="table-cell">
      <style:table-cell-properties style:vertical-align="middle" fo:padding-left="0.0389in" fo:padding-right="0.0389in" fo:padding-top="0in" fo:padding-bottom="0in" fo:border="0.5pt solid #000001"/>
    </style:style>
    <style:style style:name="Table6.A12" style:family="table-cell">
      <style:table-cell-properties style:vertical-align="" fo:padding-left="0.0389in" fo:padding-right="0.0389in" fo:padding-top="0in" fo:padding-bottom="0in" fo:border="0.5pt solid #000001"/>
    </style:style>
    <style:style style:name="Table6.B12" style:family="table-cell">
      <style:table-cell-properties style:vertical-align="" fo:padding-left="0.0389in" fo:padding-right="0.0389in" fo:padding-top="0in" fo:padding-bottom="0in" fo:border="0.5pt solid #000001"/>
    </style:style>
    <style:style style:name="Table6.C12" style:family="table-cell">
      <style:table-cell-properties style:vertical-align="middle" fo:padding-left="0.0389in" fo:padding-right="0.0389in" fo:padding-top="0in" fo:padding-bottom="0in" fo:border="0.5pt solid #000001"/>
    </style:style>
    <style:style style:name="Table6.A13" style:family="table-cell">
      <style:table-cell-properties style:vertical-align="" fo:padding-left="0.0389in" fo:padding-right="0.0389in" fo:padding-top="0in" fo:padding-bottom="0in" fo:border="0.5pt solid #000001"/>
    </style:style>
    <style:style style:name="Table6.B13" style:family="table-cell">
      <style:table-cell-properties style:vertical-align="" fo:padding-left="0.0389in" fo:padding-right="0.0389in" fo:padding-top="0in" fo:padding-bottom="0in" fo:border="0.5pt solid #000001"/>
    </style:style>
    <style:style style:name="Table6.C13" style:family="table-cell">
      <style:table-cell-properties style:vertical-align="middle" fo:padding-left="0.0389in" fo:padding-right="0.0389in" fo:padding-top="0in" fo:padding-bottom="0in" fo:border="0.5pt solid #000001"/>
    </style:style>
    <style:style style:name="Table6.A14" style:family="table-cell">
      <style:table-cell-properties style:vertical-align="" fo:padding-left="0.0389in" fo:padding-right="0.0389in" fo:padding-top="0in" fo:padding-bottom="0in" fo:border="0.5pt solid #000001"/>
    </style:style>
    <style:style style:name="Table6.B14" style:family="table-cell">
      <style:table-cell-properties style:vertical-align="" fo:padding-left="0.0389in" fo:padding-right="0.0389in" fo:padding-top="0in" fo:padding-bottom="0in" fo:border="0.5pt solid #000001"/>
    </style:style>
    <style:style style:name="Table6.C14" style:family="table-cell">
      <style:table-cell-properties style:vertical-align="middle" fo:padding-left="0.0389in" fo:padding-right="0.0389in" fo:padding-top="0in" fo:padding-bottom="0in" fo:border="0.5pt solid #000001"/>
    </style:style>
    <style:style style:name="Table6.A15" style:family="table-cell">
      <style:table-cell-properties style:vertical-align="" fo:padding-left="0.0389in" fo:padding-right="0.0389in" fo:padding-top="0in" fo:padding-bottom="0in" fo:border="0.5pt solid #000001"/>
    </style:style>
    <style:style style:name="Table6.B15" style:family="table-cell">
      <style:table-cell-properties style:vertical-align="" fo:padding-left="0.0389in" fo:padding-right="0.0389in" fo:padding-top="0in" fo:padding-bottom="0in" fo:border="0.5pt solid #000001"/>
    </style:style>
    <style:style style:name="Table6.C15" style:family="table-cell">
      <style:table-cell-properties style:vertical-align="middle" fo:padding-left="0.0389in" fo:padding-right="0.0389in" fo:padding-top="0in" fo:padding-bottom="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7.A2" style:family="table-cell">
      <style:table-cell-properties style:vertical-align="" fo:padding-left="0.0389in" fo:padding-right="0.0389in" fo:padding-top="0in" fo:padding-bottom="0in" fo:border="0.5pt solid #000001"/>
    </style:style>
    <style:style style:name="Table7.B2" style:family="table-cell">
      <style:table-cell-properties style:vertical-align="" fo:padding-left="0.0389in" fo:padding-right="0.0389in" fo:padding-top="0in" fo:padding-bottom="0in" fo:border="0.5pt solid #000001"/>
    </style:style>
    <style:style style:name="Table7.C2" style:family="table-cell">
      <style:table-cell-properties style:vertical-align="middle" fo:padding-left="0.0389in" fo:padding-right="0.0389in" fo:padding-top="0in" fo:padding-bottom="0in" fo:border="0.5pt solid #000001"/>
    </style:style>
    <style:style style:name="Table7.A3" style:family="table-cell">
      <style:table-cell-properties style:vertical-align="" fo:padding-left="0.0389in" fo:padding-right="0.0389in" fo:padding-top="0in" fo:padding-bottom="0in" fo:border="0.5pt solid #000001"/>
    </style:style>
    <style:style style:name="Table7.B3" style:family="table-cell">
      <style:table-cell-properties style:vertical-align="" fo:padding-left="0.0389in" fo:padding-right="0.0389in" fo:padding-top="0in" fo:padding-bottom="0in" fo:border="0.5pt solid #000001"/>
    </style:style>
    <style:style style:name="Table7.C3" style:family="table-cell">
      <style:table-cell-properties style:vertical-align="middle" fo:padding-left="0.0389in" fo:padding-right="0.0389in" fo:padding-top="0in" fo:padding-bottom="0in" fo:border="0.5pt solid #000001"/>
    </style:style>
    <style:style style:name="Table7.A4" style:family="table-cell">
      <style:table-cell-properties style:vertical-align="" fo:padding-left="0.0389in" fo:padding-right="0.0389in" fo:padding-top="0in" fo:padding-bottom="0in" fo:border="0.5pt solid #000001"/>
    </style:style>
    <style:style style:name="Table7.B4" style:family="table-cell">
      <style:table-cell-properties style:vertical-align="" fo:padding-left="0.0389in" fo:padding-right="0.0389in" fo:padding-top="0in" fo:padding-bottom="0in" fo:border="0.5pt solid #000001"/>
    </style:style>
    <style:style style:name="Table7.C4" style:family="table-cell">
      <style:table-cell-properties style:vertical-align="middle" fo:padding-left="0.0389in" fo:padding-right="0.0389in" fo:padding-top="0in" fo:padding-bottom="0in" fo:border="0.5pt solid #000001"/>
    </style:style>
    <style:style style:name="Table7.A5" style:family="table-cell">
      <style:table-cell-properties style:vertical-align="" fo:padding-left="0.0389in" fo:padding-right="0.0389in" fo:padding-top="0in" fo:padding-bottom="0in" fo:border="0.5pt solid #000001"/>
    </style:style>
    <style:style style:name="Table7.B5" style:family="table-cell">
      <style:table-cell-properties style:vertical-align="" fo:padding-left="0.0389in" fo:padding-right="0.0389in" fo:padding-top="0in" fo:padding-bottom="0in" fo:border="0.5pt solid #000001"/>
    </style:style>
    <style:style style:name="Table7.C5" style:family="table-cell">
      <style:table-cell-properties style:vertical-align="middle" fo:padding-left="0.0389in" fo:padding-right="0.0389in" fo:padding-top="0in" fo:padding-bottom="0in" fo:border="0.5pt solid #000001"/>
    </style:style>
    <style:style style:name="Table7.A6" style:family="table-cell">
      <style:table-cell-properties style:vertical-align="" fo:padding-left="0.0389in" fo:padding-right="0.0389in" fo:padding-top="0in" fo:padding-bottom="0in" fo:border="0.5pt solid #000001"/>
    </style:style>
    <style:style style:name="Table7.B6" style:family="table-cell">
      <style:table-cell-properties style:vertical-align="" fo:padding-left="0.0389in" fo:padding-right="0.0389in" fo:padding-top="0in" fo:padding-bottom="0in" fo:border="0.5pt solid #000001"/>
    </style:style>
    <style:style style:name="Table7.C6" style:family="table-cell">
      <style:table-cell-properties style:vertical-align="middle" fo:padding-left="0.0389in" fo:padding-right="0.0389in" fo:padding-top="0in" fo:padding-bottom="0in" fo:border="0.5pt solid #000001"/>
    </style:style>
    <style:style style:name="Table7.A7" style:family="table-cell">
      <style:table-cell-properties style:vertical-align="" fo:padding-left="0.0389in" fo:padding-right="0.0389in" fo:padding-top="0in" fo:padding-bottom="0in" fo:border="0.5pt solid #000001"/>
    </style:style>
    <style:style style:name="Table7.B7" style:family="table-cell">
      <style:table-cell-properties style:vertical-align="" fo:padding-left="0.0389in" fo:padding-right="0.0389in" fo:padding-top="0in" fo:padding-bottom="0in" fo:border="0.5pt solid #000001"/>
    </style:style>
    <style:style style:name="Table7.C7" style:family="table-cell">
      <style:table-cell-properties style:vertical-align="middle" fo:padding-left="0.0389in" fo:padding-right="0.0389in" fo:padding-top="0in" fo:padding-bottom="0in" fo:border="0.5pt solid #000001"/>
    </style:style>
    <style:style style:name="Table7.A8" style:family="table-cell">
      <style:table-cell-properties style:vertical-align="" fo:padding-left="0.0389in" fo:padding-right="0.0389in" fo:padding-top="0in" fo:padding-bottom="0in" fo:border="0.5pt solid #000001"/>
    </style:style>
    <style:style style:name="Table7.B8" style:family="table-cell">
      <style:table-cell-properties style:vertical-align="" fo:padding-left="0.0389in" fo:padding-right="0.0389in" fo:padding-top="0in" fo:padding-bottom="0in" fo:border="0.5pt solid #000001"/>
    </style:style>
    <style:style style:name="Table7.C8" style:family="table-cell">
      <style:table-cell-properties style:vertical-align="middle" fo:padding-left="0.0389in" fo:padding-right="0.0389in" fo:padding-top="0in" fo:padding-bottom="0in" fo:border="0.5pt solid #000001"/>
    </style:style>
    <style:style style:name="Table7.A9" style:family="table-cell">
      <style:table-cell-properties style:vertical-align="" fo:padding-left="0.0389in" fo:padding-right="0.0389in" fo:padding-top="0in" fo:padding-bottom="0in" fo:border="0.5pt solid #000001"/>
    </style:style>
    <style:style style:name="Table7.B9" style:family="table-cell">
      <style:table-cell-properties style:vertical-align="" fo:padding-left="0.0389in" fo:padding-right="0.0389in" fo:padding-top="0in" fo:padding-bottom="0in" fo:border="0.5pt solid #000001"/>
    </style:style>
    <style:style style:name="Table7.C9" style:family="table-cell">
      <style:table-cell-properties style:vertical-align="middle" fo:padding-left="0.0389in" fo:padding-right="0.0389in" fo:padding-top="0in" fo:padding-bottom="0in" fo:border="0.5pt solid #000001"/>
    </style:style>
    <style:style style:name="Table7.A10" style:family="table-cell">
      <style:table-cell-properties style:vertical-align="" fo:padding-left="0.0389in" fo:padding-right="0.0389in" fo:padding-top="0in" fo:padding-bottom="0in" fo:border="0.5pt solid #000001"/>
    </style:style>
    <style:style style:name="Table7.B10" style:family="table-cell">
      <style:table-cell-properties style:vertical-align="" fo:padding-left="0.0389in" fo:padding-right="0.0389in" fo:padding-top="0in" fo:padding-bottom="0in" fo:border="0.5pt solid #000001"/>
    </style:style>
    <style:style style:name="Table7.C10" style:family="table-cell">
      <style:table-cell-properties style:vertical-align="middle" fo:padding-left="0.0389in" fo:padding-right="0.0389in" fo:padding-top="0in" fo:padding-bottom="0in" fo:border="0.5pt solid #000001"/>
    </style:style>
    <style:style style:name="Table7.A11" style:family="table-cell">
      <style:table-cell-properties style:vertical-align="" fo:padding-left="0.0389in" fo:padding-right="0.0389in" fo:padding-top="0in" fo:padding-bottom="0in" fo:border="0.5pt solid #000001"/>
    </style:style>
    <style:style style:name="Table7.B11" style:family="table-cell">
      <style:table-cell-properties style:vertical-align="" fo:padding-left="0.0389in" fo:padding-right="0.0389in" fo:padding-top="0in" fo:padding-bottom="0in" fo:border="0.5pt solid #000001"/>
    </style:style>
    <style:style style:name="Table7.C11" style:family="table-cell">
      <style:table-cell-properties style:vertical-align="middle" fo:padding-left="0.0389in" fo:padding-right="0.0389in" fo:padding-top="0in" fo:padding-bottom="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middle" fo:padding-left="0.0389in" fo:padding-right="0.0389in" fo:padding-top="0in" fo:padding-bottom="0in" fo:border="0.5pt solid #000001"/>
    </style:style>
    <style:style style:name="Table8.A3" style:family="table-cell">
      <style:table-cell-properties style:vertical-align="" fo:padding-left="0.0389in" fo:padding-right="0.0389in" fo:padding-top="0in" fo:padding-bottom="0in" fo:border="0.5pt solid #000001"/>
    </style:style>
    <style:style style:name="Table8.B3" style:family="table-cell">
      <style:table-cell-properties style:vertical-align="middle" fo:padding-left="0.0389in" fo:padding-right="0.0389in" fo:padding-top="0in" fo:padding-bottom="0in" fo:border="0.5pt solid #000001"/>
    </style:style>
    <style:style style:name="Table8.A4" style:family="table-cell">
      <style:table-cell-properties style:vertical-align="" fo:padding-left="0.0389in" fo:padding-right="0.0389in" fo:padding-top="0in" fo:padding-bottom="0in" fo:border="0.5pt solid #000001"/>
    </style:style>
    <style:style style:name="Table8.B4" style:family="table-cell">
      <style:table-cell-properties style:vertical-align="middle" fo:padding-left="0.0389in" fo:padding-right="0.0389in" fo:padding-top="0in" fo:padding-bottom="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1.A2" style:family="table-cell">
      <style:table-cell-properties style:vertical-align="" fo:padding-left="0.0389in" fo:padding-right="0.0389in" fo:padding-top="0in" fo:padding-bottom="0in" fo:border="0.5pt solid #000001"/>
    </style:style>
    <style:style style:name="Table11.B2" style:family="table-cell">
      <style:table-cell-properties style:vertical-align="" fo:padding-left="0.0389in" fo:padding-right="0.0389in" fo:padding-top="0in" fo:padding-bottom="0in" fo:border="0.5pt solid #000001"/>
    </style:style>
    <style:style style:name="Table11.C2" style:family="table-cell">
      <style:table-cell-properties style:vertical-align="middle" fo:padding-left="0.0389in" fo:padding-right="0.0389in" fo:padding-top="0in" fo:padding-bottom="0in" fo:border="0.5pt solid #000001"/>
    </style:style>
    <style:style style:name="Table11.A3" style:family="table-cell">
      <style:table-cell-properties style:vertical-align="" fo:padding-left="0.0389in" fo:padding-right="0.0389in" fo:padding-top="0in" fo:padding-bottom="0in" fo:border="0.5pt solid #000001"/>
    </style:style>
    <style:style style:name="Table11.B3" style:family="table-cell">
      <style:table-cell-properties style:vertical-align="" fo:padding-left="0.0389in" fo:padding-right="0.0389in" fo:padding-top="0in" fo:padding-bottom="0in" fo:border="0.5pt solid #000001"/>
    </style:style>
    <style:style style:name="Table11.C3"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3.A4" style:family="table-cell">
      <style:table-cell-properties style:vertical-align="middle" fo:padding-left="0.0375in" fo:padding-right="0.0375in" fo:padding-top="0in" fo:padding-bottom="0in" fo:border="0.5pt solid #000001"/>
    </style:style>
    <style:style style:name="Table13.B4" style:family="table-cell">
      <style:table-cell-properties style:vertical-align="middle" fo:padding-left="0.0375in" fo:padding-right="0.0375in" fo:padding-top="0in" fo:padding-bottom="0in" fo:border="0.5pt solid #000001"/>
    </style:style>
    <style:style style:name="Table13.C4" style:family="table-cell">
      <style:table-cell-properties style:vertical-align="middle" fo:padding-left="0.0375in" fo:padding-right="0.0375in" fo:padding-top="0in" fo:padding-bottom="0in" fo:border="0.5pt solid #000001"/>
    </style:style>
    <style:style style:name="Table13.A5" style:family="table-cell">
      <style:table-cell-properties style:vertical-align="middle" fo:padding-left="0.0375in" fo:padding-right="0.0375in" fo:padding-top="0in" fo:padding-bottom="0in" fo:border="0.5pt solid #000001"/>
    </style:style>
    <style:style style:name="Table13.B5" style:family="table-cell">
      <style:table-cell-properties style:vertical-align="middle" fo:padding-left="0.0375in" fo:padding-right="0.0375in" fo:padding-top="0in" fo:padding-bottom="0in" fo:border="0.5pt solid #000001"/>
    </style:style>
    <style:style style:name="Table13.C5" style:family="table-cell">
      <style:table-cell-properties style:vertical-align="middle" fo:padding-left="0.0375in" fo:padding-right="0.0375in" fo:padding-top="0in" fo:padding-bottom="0in" fo:border="0.5pt solid #000001"/>
    </style:style>
    <style:style style:name="Table13.A6" style:family="table-cell">
      <style:table-cell-properties style:vertical-align="middle" fo:padding-left="0.0375in" fo:padding-right="0.0375in" fo:padding-top="0in" fo:padding-bottom="0in" fo:border="0.5pt solid #000001"/>
    </style:style>
    <style:style style:name="Table13.B6" style:family="table-cell">
      <style:table-cell-properties style:vertical-align="middle" fo:padding-left="0.0375in" fo:padding-right="0.0375in" fo:padding-top="0in" fo:padding-bottom="0in" fo:border="0.5pt solid #000001"/>
    </style:style>
    <style:style style:name="Table13.C6" style:family="table-cell">
      <style:table-cell-properties style:vertical-align="middle" fo:padding-left="0.0375in" fo:padding-right="0.0375in" fo:padding-top="0in" fo:padding-bottom="0in" fo:border="0.5pt solid #000001"/>
    </style:style>
    <style:style style:name="Table13.A7" style:family="table-cell">
      <style:table-cell-properties style:vertical-align="middle" fo:padding-left="0.0375in" fo:padding-right="0.0375in" fo:padding-top="0in" fo:padding-bottom="0in" fo:border="0.5pt solid #000001"/>
    </style:style>
    <style:style style:name="Table13.B7" style:family="table-cell">
      <style:table-cell-properties style:vertical-align="middle" fo:padding-left="0.0375in" fo:padding-right="0.0375in" fo:padding-top="0in" fo:padding-bottom="0in" fo:border="0.5pt solid #000001"/>
    </style:style>
    <style:style style:name="Table13.C7" style:family="table-cell">
      <style:table-cell-properties style:vertical-align="middle" fo:padding-left="0.0375in" fo:padding-right="0.0375in" fo:padding-top="0in" fo:padding-bottom="0in" fo:border="0.5pt solid #000001"/>
    </style:style>
    <style:style style:name="Table13.A8" style:family="table-cell">
      <style:table-cell-properties style:vertical-align="middle" fo:padding-left="0.0375in" fo:padding-right="0.0375in" fo:padding-top="0in" fo:padding-bottom="0in" fo:border="0.5pt solid #000001"/>
    </style:style>
    <style:style style:name="Table13.B8" style:family="table-cell">
      <style:table-cell-properties style:vertical-align="middle" fo:padding-left="0.0375in" fo:padding-right="0.0375in" fo:padding-top="0in" fo:padding-bottom="0in" fo:border="0.5pt solid #000001"/>
    </style:style>
    <style:style style:name="Table13.C8" style:family="table-cell">
      <style:table-cell-properties style:vertical-align="middle" fo:padding-left="0.0375in" fo:padding-right="0.0375in" fo:padding-top="0in" fo:padding-bottom="0in" fo:border="0.5pt solid #000001"/>
    </style:style>
    <style:style style:name="Table13.A9" style:family="table-cell">
      <style:table-cell-properties style:vertical-align="middle" fo:padding-left="0.0375in" fo:padding-right="0.0375in" fo:padding-top="0in" fo:padding-bottom="0in" fo:border="0.5pt solid #000001"/>
    </style:style>
    <style:style style:name="Table13.B9" style:family="table-cell">
      <style:table-cell-properties style:vertical-align="middle" fo:padding-left="0.0375in" fo:padding-right="0.0375in" fo:padding-top="0in" fo:padding-bottom="0in" fo:border="0.5pt solid #000001"/>
    </style:style>
    <style:style style:name="Table13.C9" style:family="table-cell">
      <style:table-cell-properties style:vertical-align="middle" fo:padding-left="0.0375in" fo:padding-right="0.0375in" fo:padding-top="0in" fo:padding-bottom="0in" fo:border="0.5pt solid #000001"/>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4.A2" style:family="table-cell">
      <style:table-cell-properties style:vertical-align="middle" fo:padding-left="0.0375in" fo:padding-right="0.0375in" fo:padding-top="0in" fo:padding-bottom="0in" fo:border="0.5pt solid #000001"/>
    </style:style>
    <style:style style:name="Table14.B2" style:family="table-cell">
      <style:table-cell-properties style:vertical-align="middle" fo:padding-left="0.0375in" fo:padding-right="0.0375in" fo:padding-top="0in" fo:padding-bottom="0in" fo:border="0.5pt solid #000001"/>
    </style:style>
    <style:style style:name="Table14.C2" style:family="table-cell">
      <style:table-cell-properties style:vertical-align="middle" fo:padding-left="0.0375in" fo:padding-right="0.0375in" fo:padding-top="0in" fo:padding-bottom="0in" fo:border="0.5pt solid #000001"/>
    </style:style>
    <style:style style:name="Table14.A3" style:family="table-cell">
      <style:table-cell-properties style:vertical-align="middle" fo:padding-left="0.0375in" fo:padding-right="0.0375in" fo:padding-top="0in" fo:padding-bottom="0in" fo:border="0.5pt solid #000001"/>
    </style:style>
    <style:style style:name="Table14.B3" style:family="table-cell">
      <style:table-cell-properties style:vertical-align="middle" fo:padding-left="0.0375in" fo:padding-right="0.0375in" fo:padding-top="0in" fo:padding-bottom="0in" fo:border="0.5pt solid #000001"/>
    </style:style>
    <style:style style:name="Table14.C3" style:family="table-cell">
      <style:table-cell-properties style:vertical-align="middle" fo:padding-left="0.0375in" fo:padding-right="0.0375in" fo:padding-top="0in" fo:padding-bottom="0in" fo:border="0.5pt solid #000001"/>
    </style:style>
    <style:style style:name="Table14.A4" style:family="table-cell">
      <style:table-cell-properties style:vertical-align="middle" fo:padding-left="0.0375in" fo:padding-right="0.0375in" fo:padding-top="0in" fo:padding-bottom="0in" fo:border="0.5pt solid #000001"/>
    </style:style>
    <style:style style:name="Table14.B4" style:family="table-cell">
      <style:table-cell-properties style:vertical-align="middle" fo:padding-left="0.0375in" fo:padding-right="0.0375in" fo:padding-top="0in" fo:padding-bottom="0in" fo:border="0.5pt solid #000001"/>
    </style:style>
    <style:style style:name="Table14.C4" style:family="table-cell">
      <style:table-cell-properties style:vertical-align="middle" fo:padding-left="0.0375in" fo:padding-right="0.0375in" fo:padding-top="0in" fo:padding-bottom="0in" fo:border="0.5pt solid #000001"/>
    </style:style>
    <style:style style:name="Table14.A5" style:family="table-cell">
      <style:table-cell-properties style:vertical-align="middle" fo:padding-left="0.0375in" fo:padding-right="0.0375in" fo:padding-top="0in" fo:padding-bottom="0in" fo:border="0.5pt solid #000001"/>
    </style:style>
    <style:style style:name="Table14.B5" style:family="table-cell">
      <style:table-cell-properties style:vertical-align="middle" fo:padding-left="0.0375in" fo:padding-right="0.0375in" fo:padding-top="0in" fo:padding-bottom="0in" fo:border="0.5pt solid #000001"/>
    </style:style>
    <style:style style:name="Table14.C5" style:family="table-cell">
      <style:table-cell-properties style:vertical-align="middle" fo:padding-left="0.0375in" fo:padding-right="0.0375in" fo:padding-top="0in" fo:padding-bottom="0in" fo:border="0.5pt solid #000001"/>
    </style:style>
    <style:style style:name="Table14.A6" style:family="table-cell">
      <style:table-cell-properties style:vertical-align="middle" fo:padding-left="0.0375in" fo:padding-right="0.0375in" fo:padding-top="0in" fo:padding-bottom="0in" fo:border="0.5pt solid #000001"/>
    </style:style>
    <style:style style:name="Table14.B6" style:family="table-cell">
      <style:table-cell-properties style:vertical-align="middle" fo:padding-left="0.0375in" fo:padding-right="0.0375in" fo:padding-top="0in" fo:padding-bottom="0in" fo:border="0.5pt solid #000001"/>
    </style:style>
    <style:style style:name="Table14.C6" style:family="table-cell">
      <style:table-cell-properties style:vertical-align="middle" fo:padding-left="0.0375in" fo:padding-right="0.0375in" fo:padding-top="0in" fo:padding-bottom="0in" fo:border="0.5pt solid #000001"/>
    </style:style>
    <style:style style:name="Table14.A7" style:family="table-cell">
      <style:table-cell-properties style:vertical-align="middle" fo:padding-left="0.0375in" fo:padding-right="0.0375in" fo:padding-top="0in" fo:padding-bottom="0in" fo:border="0.5pt solid #000001"/>
    </style:style>
    <style:style style:name="Table14.B7" style:family="table-cell">
      <style:table-cell-properties style:vertical-align="middle" fo:padding-left="0.0375in" fo:padding-right="0.0375in" fo:padding-top="0in" fo:padding-bottom="0in" fo:border="0.5pt solid #000001"/>
    </style:style>
    <style:style style:name="Table14.C7"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 fo:padding-left="0.0389in" fo:padding-right="0.0389in" fo:padding-top="0in" fo:padding-bottom="0in" fo:border="0.5pt solid #000001"/>
    </style:style>
    <style:style style:name="Table18.C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 fo:padding-left="0.0389in" fo:padding-right="0.0389in" fo:padding-top="0in" fo:padding-bottom="0in" fo:border="0.5pt solid #000001"/>
    </style:style>
    <style:style style:name="Table18.C5" style:family="table-cell">
      <style:table-cell-properties style:vertical-align="middle" fo:padding-left="0.0389in" fo:padding-right="0.0389in" fo:padding-top="0in" fo:padding-bottom="0in" fo:border="0.5pt solid #000001"/>
    </style:style>
    <style:style style:name="Table18.A6" style:family="table-cell">
      <style:table-cell-properties style:vertical-align="" fo:padding-left="0.0389in" fo:padding-right="0.0389in" fo:padding-top="0in" fo:padding-bottom="0in" fo:border="0.5pt solid #000001"/>
    </style:style>
    <style:style style:name="Table18.B6" style:family="table-cell">
      <style:table-cell-properties style:vertical-align="" fo:padding-left="0.0389in" fo:padding-right="0.0389in" fo:padding-top="0in" fo:padding-bottom="0in" fo:border="0.5pt solid #000001"/>
    </style:style>
    <style:style style:name="Table18.C6" style:family="table-cell">
      <style:table-cell-properties style:vertical-align="middle" fo:padding-left="0.0389in" fo:padding-right="0.0389in" fo:padding-top="0in" fo:padding-bottom="0in" fo:border="0.5pt solid #000001"/>
    </style:style>
    <style:style style:name="Table18.A7" style:family="table-cell">
      <style:table-cell-properties style:vertical-align="" fo:padding-left="0.0389in" fo:padding-right="0.0389in" fo:padding-top="0in" fo:padding-bottom="0in" fo:border="0.5pt solid #000001"/>
    </style:style>
    <style:style style:name="Table18.B7" style:family="table-cell">
      <style:table-cell-properties style:vertical-align="" fo:padding-left="0.0389in" fo:padding-right="0.0389in" fo:padding-top="0in" fo:padding-bottom="0in" fo:border="0.5pt solid #000001"/>
    </style:style>
    <style:style style:name="Table18.C7" style:family="table-cell">
      <style:table-cell-properties style:vertical-align="middle" fo:padding-left="0.0389in" fo:padding-right="0.0389in" fo:padding-top="0in" fo:padding-bottom="0in" fo:border="0.5pt solid #000001"/>
    </style:style>
    <style:style style:name="Table18.A8" style:family="table-cell">
      <style:table-cell-properties style:vertical-align="" fo:padding-left="0.0389in" fo:padding-right="0.0389in" fo:padding-top="0in" fo:padding-bottom="0in" fo:border="0.5pt solid #000001"/>
    </style:style>
    <style:style style:name="Table18.B8" style:family="table-cell">
      <style:table-cell-properties style:vertical-align="" fo:padding-left="0.0389in" fo:padding-right="0.0389in" fo:padding-top="0in" fo:padding-bottom="0in" fo:border="0.5pt solid #000001"/>
    </style:style>
    <style:style style:name="Table18.C8" style:family="table-cell">
      <style:table-cell-properties style:vertical-align="middle" fo:padding-left="0.0389in" fo:padding-right="0.0389in" fo:padding-top="0in" fo:padding-bottom="0in" fo:border="0.5pt solid #000001"/>
    </style:style>
    <style:style style:name="Table18.A9" style:family="table-cell">
      <style:table-cell-properties style:vertical-align="" fo:padding-left="0.0389in" fo:padding-right="0.0389in" fo:padding-top="0in" fo:padding-bottom="0in" fo:border="0.5pt solid #000001"/>
    </style:style>
    <style:style style:name="Table18.B9" style:family="table-cell">
      <style:table-cell-properties style:vertical-align="" fo:padding-left="0.0389in" fo:padding-right="0.0389in" fo:padding-top="0in" fo:padding-bottom="0in" fo:border="0.5pt solid #000001"/>
    </style:style>
    <style:style style:name="Table18.C9" style:family="table-cell">
      <style:table-cell-properties style:vertical-align="middle" fo:padding-left="0.0389in" fo:padding-right="0.0389in" fo:padding-top="0in" fo:padding-bottom="0in" fo:border="0.5pt solid #000001"/>
    </style:style>
    <style:style style:name="Table18.A10" style:family="table-cell">
      <style:table-cell-properties style:vertical-align="" fo:padding-left="0.0389in" fo:padding-right="0.0389in" fo:padding-top="0in" fo:padding-bottom="0in" fo:border="0.5pt solid #000001"/>
    </style:style>
    <style:style style:name="Table18.B10" style:family="table-cell">
      <style:table-cell-properties style:vertical-align="" fo:padding-left="0.0389in" fo:padding-right="0.0389in" fo:padding-top="0in" fo:padding-bottom="0in" fo:border="0.5pt solid #000001"/>
    </style:style>
    <style:style style:name="Table18.C10" style:family="table-cell">
      <style:table-cell-properties style:vertical-align="middle" fo:padding-left="0.0389in" fo:padding-right="0.0389in" fo:padding-top="0in" fo:padding-bottom="0in" fo:border="0.5pt solid #000001"/>
    </style:style>
    <style:style style:name="Table18.A11" style:family="table-cell">
      <style:table-cell-properties style:vertical-align="" fo:padding-left="0.0389in" fo:padding-right="0.0389in" fo:padding-top="0in" fo:padding-bottom="0in" fo:border="0.5pt solid #000001"/>
    </style:style>
    <style:style style:name="Table18.B11" style:family="table-cell">
      <style:table-cell-properties style:vertical-align="" fo:padding-left="0.0389in" fo:padding-right="0.0389in" fo:padding-top="0in" fo:padding-bottom="0in" fo:border="0.5pt solid #000001"/>
    </style:style>
    <style:style style:name="Table18.C11" style:family="table-cell">
      <style:table-cell-properties style:vertical-align="middle" fo:padding-left="0.0389in" fo:padding-right="0.0389in" fo:padding-top="0in" fo:padding-bottom="0in" fo:border="0.5pt solid #000001"/>
    </style:style>
    <style:style style:name="Table18.A12" style:family="table-cell">
      <style:table-cell-properties style:vertical-align="" fo:padding-left="0.0389in" fo:padding-right="0.0389in" fo:padding-top="0in" fo:padding-bottom="0in" fo:border="0.5pt solid #000001"/>
    </style:style>
    <style:style style:name="Table18.B12" style:family="table-cell">
      <style:table-cell-properties style:vertical-align="" fo:padding-left="0.0389in" fo:padding-right="0.0389in" fo:padding-top="0in" fo:padding-bottom="0in" fo:border="0.5pt solid #000001"/>
    </style:style>
    <style:style style:name="Table18.C12" style:family="table-cell">
      <style:table-cell-properties style:vertical-align="middle" fo:padding-left="0.0389in" fo:padding-right="0.0389in" fo:padding-top="0in" fo:padding-bottom="0in" fo:border="0.5pt solid #000001"/>
    </style:style>
    <style:style style:name="Table18.A13" style:family="table-cell">
      <style:table-cell-properties style:vertical-align="" fo:padding-left="0.0389in" fo:padding-right="0.0389in" fo:padding-top="0in" fo:padding-bottom="0in" fo:border="0.5pt solid #000001"/>
    </style:style>
    <style:style style:name="Table18.B13" style:family="table-cell">
      <style:table-cell-properties style:vertical-align="" fo:padding-left="0.0389in" fo:padding-right="0.0389in" fo:padding-top="0in" fo:padding-bottom="0in" fo:border="0.5pt solid #000001"/>
    </style:style>
    <style:style style:name="Table18.C13" style:family="table-cell">
      <style:table-cell-properties style:vertical-align="middle" fo:padding-left="0.0389in" fo:padding-right="0.0389in" fo:padding-top="0in" fo:padding-bottom="0in" fo:border="0.5pt solid #000001"/>
    </style:style>
    <style:style style:name="Table18.A14" style:family="table-cell">
      <style:table-cell-properties style:vertical-align="" fo:padding-left="0.0389in" fo:padding-right="0.0389in" fo:padding-top="0in" fo:padding-bottom="0in" fo:border="0.5pt solid #000001"/>
    </style:style>
    <style:style style:name="Table18.B14" style:family="table-cell">
      <style:table-cell-properties style:vertical-align="" fo:padding-left="0.0389in" fo:padding-right="0.0389in" fo:padding-top="0in" fo:padding-bottom="0in" fo:border="0.5pt solid #000001"/>
    </style:style>
    <style:style style:name="Table18.C14" style:family="table-cell">
      <style:table-cell-properties style:vertical-align="middle" fo:padding-left="0.0389in" fo:padding-right="0.0389in" fo:padding-top="0in" fo:padding-bottom="0in" fo:border="0.5pt solid #000001"/>
    </style:style>
    <style:style style:name="Table18.A15" style:family="table-cell">
      <style:table-cell-properties style:vertical-align="" fo:padding-left="0.0389in" fo:padding-right="0.0389in" fo:padding-top="0in" fo:padding-bottom="0in" fo:border="0.5pt solid #000001"/>
    </style:style>
    <style:style style:name="Table18.B15" style:family="table-cell">
      <style:table-cell-properties style:vertical-align="" fo:padding-left="0.0389in" fo:padding-right="0.0389in" fo:padding-top="0in" fo:padding-bottom="0in" fo:border="0.5pt solid #000001"/>
    </style:style>
    <style:style style:name="Table18.C15" style:family="table-cell">
      <style:table-cell-properties style:vertical-align="middle" fo:padding-left="0.0389in" fo:padding-right="0.0389in" fo:padding-top="0in" fo:padding-bottom="0in" fo:border="0.5pt solid #000001"/>
    </style:style>
    <style:style style:name="Table18.A16" style:family="table-cell">
      <style:table-cell-properties style:vertical-align="" fo:padding-left="0.0389in" fo:padding-right="0.0389in" fo:padding-top="0in" fo:padding-bottom="0in" fo:border="0.5pt solid #000001"/>
    </style:style>
    <style:style style:name="Table18.B16" style:family="table-cell">
      <style:table-cell-properties style:vertical-align="" fo:padding-left="0.0389in" fo:padding-right="0.0389in" fo:padding-top="0in" fo:padding-bottom="0in" fo:border="0.5pt solid #000001"/>
    </style:style>
    <style:style style:name="Table18.C1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2.A4" style:family="table-cell">
      <style:table-cell-properties style:vertical-align="" fo:padding-left="0.0389in" fo:padding-right="0.0389in" fo:padding-top="0in" fo:padding-bottom="0in" fo:border="0.5pt solid #000001"/>
    </style:style>
    <style:style style:name="Table22.B4" style:family="table-cell">
      <style:table-cell-properties style:vertical-align="" fo:padding-left="0.0389in" fo:padding-right="0.0389in" fo:padding-top="0in" fo:padding-bottom="0in" fo:border="0.5pt solid #000001"/>
    </style:style>
    <style:style style:name="Table22.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3.A3" style:family="table-cell">
      <style:table-cell-properties style:vertical-align="" fo:padding-left="0.0389in" fo:padding-right="0.0389in" fo:padding-top="0in" fo:padding-bottom="0in" fo:border="0.5pt solid #000001"/>
    </style:style>
    <style:style style:name="Table23.B3" style:family="table-cell">
      <style:table-cell-properties style:vertical-align="" fo:padding-left="0.0389in" fo:padding-right="0.0389in" fo:padding-top="0in" fo:padding-bottom="0in" fo:border="0.5pt solid #000001"/>
    </style:style>
    <style:style style:name="Table23.C3" style:family="table-cell">
      <style:table-cell-properties style:vertical-align="middle" fo:padding-left="0.0389in" fo:padding-right="0.0389in" fo:padding-top="0in" fo:padding-bottom="0in" fo:border="0.5pt solid #000001"/>
    </style:style>
    <style:style style:name="Table23.A4" style:family="table-cell">
      <style:table-cell-properties style:vertical-align="" fo:padding-left="0.0389in" fo:padding-right="0.0389in" fo:padding-top="0in" fo:padding-bottom="0in" fo:border="0.5pt solid #000001"/>
    </style:style>
    <style:style style:name="Table23.B4" style:family="table-cell">
      <style:table-cell-properties style:vertical-align="" fo:padding-left="0.0389in" fo:padding-right="0.0389in" fo:padding-top="0in" fo:padding-bottom="0in" fo:border="0.5pt solid #000001"/>
    </style:style>
    <style:style style:name="Table23.C4" style:family="table-cell">
      <style:table-cell-properties style:vertical-align="middle" fo:padding-left="0.0389in" fo:padding-right="0.0389in" fo:padding-top="0in" fo:padding-bottom="0in" fo:border="0.5pt solid #000001"/>
    </style:style>
    <style:style style:name="Table23.A5" style:family="table-cell">
      <style:table-cell-properties style:vertical-align="" fo:padding-left="0.0389in" fo:padding-right="0.0389in" fo:padding-top="0in" fo:padding-bottom="0in" fo:border="0.5pt solid #000001"/>
    </style:style>
    <style:style style:name="Table23.B5" style:family="table-cell">
      <style:table-cell-properties style:vertical-align="" fo:padding-left="0.0389in" fo:padding-right="0.0389in" fo:padding-top="0in" fo:padding-bottom="0in" fo:border="0.5pt solid #000001"/>
    </style:style>
    <style:style style:name="Table23.C5" style:family="table-cell">
      <style:table-cell-properties style:vertical-align="middle" fo:padding-left="0.0389in" fo:padding-right="0.0389in" fo:padding-top="0in" fo:padding-bottom="0in" fo:border="0.5pt solid #000001"/>
    </style:style>
    <style:style style:name="Table23.A6" style:family="table-cell">
      <style:table-cell-properties style:vertical-align="" fo:padding-left="0.0389in" fo:padding-right="0.0389in" fo:padding-top="0in" fo:padding-bottom="0in" fo:border="0.5pt solid #000001"/>
    </style:style>
    <style:style style:name="Table23.B6" style:family="table-cell">
      <style:table-cell-properties style:vertical-align="" fo:padding-left="0.0389in" fo:padding-right="0.0389in" fo:padding-top="0in" fo:padding-bottom="0in" fo:border="0.5pt solid #000001"/>
    </style:style>
    <style:style style:name="Table23.C6" style:family="table-cell">
      <style:table-cell-properties style:vertical-align="middle" fo:padding-left="0.0389in" fo:padding-right="0.0389in" fo:padding-top="0in" fo:padding-bottom="0in" fo:border="0.5pt solid #000001"/>
    </style:style>
    <style:style style:name="Table23.A7" style:family="table-cell">
      <style:table-cell-properties style:vertical-align="" fo:padding-left="0.0389in" fo:padding-right="0.0389in" fo:padding-top="0in" fo:padding-bottom="0in" fo:border="0.5pt solid #000001"/>
    </style:style>
    <style:style style:name="Table23.B7" style:family="table-cell">
      <style:table-cell-properties style:vertical-align="" fo:padding-left="0.0389in" fo:padding-right="0.0389in" fo:padding-top="0in" fo:padding-bottom="0in" fo:border="0.5pt solid #000001"/>
    </style:style>
    <style:style style:name="Table23.C7" style:family="table-cell">
      <style:table-cell-properties style:vertical-align="middle" fo:padding-left="0.0389in" fo:padding-right="0.0389in" fo:padding-top="0in" fo:padding-bottom="0in" fo:border="0.5pt solid #000001"/>
    </style:style>
    <style:style style:name="Table23.A8" style:family="table-cell">
      <style:table-cell-properties style:vertical-align="" fo:padding-left="0.0389in" fo:padding-right="0.0389in" fo:padding-top="0in" fo:padding-bottom="0in" fo:border="0.5pt solid #000001"/>
    </style:style>
    <style:style style:name="Table23.B8" style:family="table-cell">
      <style:table-cell-properties style:vertical-align="" fo:padding-left="0.0389in" fo:padding-right="0.0389in" fo:padding-top="0in" fo:padding-bottom="0in" fo:border="0.5pt solid #000001"/>
    </style:style>
    <style:style style:name="Table23.C8" style:family="table-cell">
      <style:table-cell-properties style:vertical-align="middle" fo:padding-left="0.0389in" fo:padding-right="0.0389in" fo:padding-top="0in" fo:padding-bottom="0in" fo:border="0.5pt solid #000001"/>
    </style:style>
    <style:style style:name="Table23.A9" style:family="table-cell">
      <style:table-cell-properties style:vertical-align="" fo:padding-left="0.0389in" fo:padding-right="0.0389in" fo:padding-top="0in" fo:padding-bottom="0in" fo:border="0.5pt solid #000001"/>
    </style:style>
    <style:style style:name="Table23.B9" style:family="table-cell">
      <style:table-cell-properties style:vertical-align="" fo:padding-left="0.0389in" fo:padding-right="0.0389in" fo:padding-top="0in" fo:padding-bottom="0in" fo:border="0.5pt solid #000001"/>
    </style:style>
    <style:style style:name="Table23.C9" style:family="table-cell">
      <style:table-cell-properties style:vertical-align="middle" fo:padding-left="0.0389in" fo:padding-right="0.0389in" fo:padding-top="0in" fo:padding-bottom="0in" fo:border="0.5pt solid #000001"/>
    </style:style>
    <style:style style:name="Table23.A10" style:family="table-cell">
      <style:table-cell-properties style:vertical-align="" fo:padding-left="0.0389in" fo:padding-right="0.0389in" fo:padding-top="0in" fo:padding-bottom="0in" fo:border="0.5pt solid #000001"/>
    </style:style>
    <style:style style:name="Table23.B10" style:family="table-cell">
      <style:table-cell-properties style:vertical-align="" fo:padding-left="0.0389in" fo:padding-right="0.0389in" fo:padding-top="0in" fo:padding-bottom="0in" fo:border="0.5pt solid #000001"/>
    </style:style>
    <style:style style:name="Table23.C10" style:family="table-cell">
      <style:table-cell-properties style:vertical-align="middle" fo:padding-left="0.0389in" fo:padding-right="0.0389in" fo:padding-top="0in" fo:padding-bottom="0in" fo:border="0.5pt solid #000001"/>
    </style:style>
    <style:style style:name="Table23.A11" style:family="table-cell">
      <style:table-cell-properties style:vertical-align="" fo:padding-left="0.0389in" fo:padding-right="0.0389in" fo:padding-top="0in" fo:padding-bottom="0in" fo:border="0.5pt solid #000001"/>
    </style:style>
    <style:style style:name="Table23.B11" style:family="table-cell">
      <style:table-cell-properties style:vertical-align="" fo:padding-left="0.0389in" fo:padding-right="0.0389in" fo:padding-top="0in" fo:padding-bottom="0in" fo:border="0.5pt solid #000001"/>
    </style:style>
    <style:style style:name="Table23.C11" style:family="table-cell">
      <style:table-cell-properties style:vertical-align="middle" fo:padding-left="0.0389in" fo:padding-right="0.0389in" fo:padding-top="0in" fo:padding-bottom="0in" fo:border="0.5pt solid #000001"/>
    </style:style>
    <style:style style:name="Table23.A12" style:family="table-cell">
      <style:table-cell-properties style:vertical-align="" fo:padding-left="0.0389in" fo:padding-right="0.0389in" fo:padding-top="0in" fo:padding-bottom="0in" fo:border="0.5pt solid #000001"/>
    </style:style>
    <style:style style:name="Table23.B12" style:family="table-cell">
      <style:table-cell-properties style:vertical-align="" fo:padding-left="0.0389in" fo:padding-right="0.0389in" fo:padding-top="0in" fo:padding-bottom="0in" fo:border="0.5pt solid #000001"/>
    </style:style>
    <style:style style:name="Table23.C12" style:family="table-cell">
      <style:table-cell-properties style:vertical-align="middle" fo:padding-left="0.0389in" fo:padding-right="0.0389in" fo:padding-top="0in" fo:padding-bottom="0in" fo:border="0.5pt solid #000001"/>
    </style:style>
    <style:style style:name="Table23.A13" style:family="table-cell">
      <style:table-cell-properties style:vertical-align="" fo:padding-left="0.0389in" fo:padding-right="0.0389in" fo:padding-top="0in" fo:padding-bottom="0in" fo:border="0.5pt solid #000001"/>
    </style:style>
    <style:style style:name="Table23.B13" style:family="table-cell">
      <style:table-cell-properties style:vertical-align="" fo:padding-left="0.0389in" fo:padding-right="0.0389in" fo:padding-top="0in" fo:padding-bottom="0in" fo:border="0.5pt solid #000001"/>
    </style:style>
    <style:style style:name="Table23.C13" style:family="table-cell">
      <style:table-cell-properties style:vertical-align="middle" fo:padding-left="0.0389in" fo:padding-right="0.0389in" fo:padding-top="0in" fo:padding-bottom="0in" fo:border="0.5pt solid #000001"/>
    </style:style>
    <style:style style:name="Table23.A14" style:family="table-cell">
      <style:table-cell-properties style:vertical-align="" fo:padding-left="0.0389in" fo:padding-right="0.0389in" fo:padding-top="0in" fo:padding-bottom="0in" fo:border="0.5pt solid #000001"/>
    </style:style>
    <style:style style:name="Table23.B14" style:family="table-cell">
      <style:table-cell-properties style:vertical-align="" fo:padding-left="0.0389in" fo:padding-right="0.0389in" fo:padding-top="0in" fo:padding-bottom="0in" fo:border="0.5pt solid #000001"/>
    </style:style>
    <style:style style:name="Table23.C14" style:family="table-cell">
      <style:table-cell-properties style:vertical-align="middle" fo:padding-left="0.0389in" fo:padding-right="0.0389in" fo:padding-top="0in" fo:padding-bottom="0in" fo:border="0.5pt solid #000001"/>
    </style:style>
    <style:style style:name="Table23.A15" style:family="table-cell">
      <style:table-cell-properties style:vertical-align="" fo:padding-left="0.0389in" fo:padding-right="0.0389in" fo:padding-top="0in" fo:padding-bottom="0in" fo:border="0.5pt solid #000001"/>
    </style:style>
    <style:style style:name="Table23.B15" style:family="table-cell">
      <style:table-cell-properties style:vertical-align="" fo:padding-left="0.0389in" fo:padding-right="0.0389in" fo:padding-top="0in" fo:padding-bottom="0in" fo:border="0.5pt solid #000001"/>
    </style:style>
    <style:style style:name="Table23.C15"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middle" fo:padding-left="0.0389in" fo:padding-right="0.0389in" fo:padding-top="0in" fo:padding-bottom="0in" fo:border="0.5pt solid #000001"/>
    </style:style>
    <style:style style:name="Table24.A5" style:family="table-cell">
      <style:table-cell-properties style:vertical-align="" fo:padding-left="0.0389in" fo:padding-right="0.0389in" fo:padding-top="0in" fo:padding-bottom="0in" fo:border="0.5pt solid #000001"/>
    </style:style>
    <style:style style:name="Table24.B5"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0.A2" style:family="table-cell">
      <style:table-cell-properties style:vertical-align="" fo:padding-left="0.0389in" fo:padding-right="0.0389in" fo:padding-top="0in" fo:padding-bottom="0in" fo:border="0.5pt solid #000001"/>
    </style:style>
    <style:style style:name="Table30.B2" style:family="table-cell">
      <style:table-cell-properties style:vertical-align="middle" fo:padding-left="0.0389in" fo:padding-right="0.0389in" fo:padding-top="0in" fo:padding-bottom="0in" fo:border="0.5pt solid #000001"/>
    </style:style>
    <style:style style:name="Table30.A3" style:family="table-cell">
      <style:table-cell-properties style:vertical-align="" fo:padding-left="0.0389in" fo:padding-right="0.0389in" fo:padding-top="0in" fo:padding-bottom="0in" fo:border="0.5pt solid #000001"/>
    </style:style>
    <style:style style:name="Table30.B3" style:family="table-cell">
      <style:table-cell-properties style:vertical-align="middle" fo:padding-left="0.0389in" fo:padding-right="0.0389in" fo:padding-top="0in" fo:padding-bottom="0in" fo:border="0.5pt solid #000001"/>
    </style:style>
    <style:style style:name="Table30.A4" style:family="table-cell">
      <style:table-cell-properties style:vertical-align="" fo:padding-left="0.0389in" fo:padding-right="0.0389in" fo:padding-top="0in" fo:padding-bottom="0in" fo:border="0.5pt solid #000001"/>
    </style:style>
    <style:style style:name="Table30.B4"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1.A3" style:family="table-cell">
      <style:table-cell-properties style:vertical-align="" fo:padding-left="0.0389in" fo:padding-right="0.0389in" fo:padding-top="0in" fo:padding-bottom="0in" fo:border="0.5pt solid #000001"/>
    </style:style>
    <style:style style:name="Table31.B3" style:family="table-cell">
      <style:table-cell-properties style:vertical-align="" fo:padding-left="0.0389in" fo:padding-right="0.0389in" fo:padding-top="0in" fo:padding-bottom="0in" fo:border="0.5pt solid #000001"/>
    </style:style>
    <style:style style:name="Table31.C3" style:family="table-cell">
      <style:table-cell-properties style:vertical-align="middle" fo:padding-left="0.0389in" fo:padding-right="0.0389in" fo:padding-top="0in" fo:padding-bottom="0in" fo:border="0.5pt solid #000001"/>
    </style:style>
    <style:style style:name="Table31.A4" style:family="table-cell">
      <style:table-cell-properties style:vertical-align="" fo:padding-left="0.0389in" fo:padding-right="0.0389in" fo:padding-top="0in" fo:padding-bottom="0in" fo:border="0.5pt solid #000001"/>
    </style:style>
    <style:style style:name="Table31.B4" style:family="table-cell">
      <style:table-cell-properties style:vertical-align="" fo:padding-left="0.0389in" fo:padding-right="0.0389in" fo:padding-top="0in" fo:padding-bottom="0in" fo:border="0.5pt solid #000001"/>
    </style:style>
    <style:style style:name="Table31.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2.A4" style:family="table-cell">
      <style:table-cell-properties style:vertical-align="" fo:padding-left="0.0389in" fo:padding-right="0.0389in" fo:padding-top="0in" fo:padding-bottom="0in" fo:border="0.5pt solid #000001"/>
    </style:style>
    <style:style style:name="Table32.B4" style:family="table-cell">
      <style:table-cell-properties style:vertical-align="middle" fo:padding-left="0.0389in" fo:padding-right="0.0389in" fo:padding-top="0in" fo:padding-bottom="0in" fo:border="0.5pt solid #000001"/>
    </style:style>
    <style:style style:name="Table32.A5" style:family="table-cell">
      <style:table-cell-properties style:vertical-align="" fo:padding-left="0.0389in" fo:padding-right="0.0389in" fo:padding-top="0in" fo:padding-bottom="0in" fo:border="0.5pt solid #000001"/>
    </style:style>
    <style:style style:name="Table32.B5"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75in" fo:margin-top="0in" fo:margin-bottom="0in" table:align="left" style:writing-mode="lr-tb"/>
    </style:style>
    <style:style style:name="Table34.A" style:family="table-column">
      <style:table-column-properties style:column-width="1.0847in"/>
    </style:style>
    <style:style style:name="Table34.B" style:family="table-column">
      <style:table-column-properties style:column-width="5.6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4.A2" style:family="table-cell">
      <style:table-cell-properties style:vertical-align="middle" fo:padding-left="0.0375in" fo:padding-right="0.0375in" fo:padding-top="0in" fo:padding-bottom="0in" fo:border="0.5pt solid #000001"/>
    </style:style>
    <style:style style:name="Table34.B2" style:family="table-cell">
      <style:table-cell-properties style:vertical-align="middle" fo:padding-left="0.0375in" fo:padding-right="0.0375in" fo:padding-top="0in" fo:padding-bottom="0in" fo:border="0.5pt solid #000001"/>
    </style:style>
    <style:style style:name="Table34.C2" style:family="table-cell">
      <style:table-cell-properties style:vertical-align="middle" fo:padding-left="0.0375in" fo:padding-right="0.0375in" fo:padding-top="0in" fo:padding-bottom="0in" fo:border="0.5pt solid #000001"/>
    </style:style>
    <style:style style:name="Table34.A3" style:family="table-cell">
      <style:table-cell-properties style:vertical-align="middle" fo:padding-left="0.0375in" fo:padding-right="0.0375in" fo:padding-top="0in" fo:padding-bottom="0in" fo:border="0.5pt solid #000001"/>
    </style:style>
    <style:style style:name="Table34.B3" style:family="table-cell">
      <style:table-cell-properties style:vertical-align="middle" fo:padding-left="0.0375in" fo:padding-right="0.0375in" fo:padding-top="0in" fo:padding-bottom="0in" fo:border="0.5pt solid #000001"/>
    </style:style>
    <style:style style:name="Table34.C3" style:family="table-cell">
      <style:table-cell-properties style:vertical-align="middle" fo:padding-left="0.0375in" fo:padding-right="0.0375in" fo:padding-top="0in" fo:padding-bottom="0in" fo:border="0.5pt solid #000001"/>
    </style:style>
    <style:style style:name="Table34.A4" style:family="table-cell">
      <style:table-cell-properties style:vertical-align="middle" fo:padding-left="0.0375in" fo:padding-right="0.0375in" fo:padding-top="0in" fo:padding-bottom="0in" fo:border="0.5pt solid #000001"/>
    </style:style>
    <style:style style:name="Table34.B4" style:family="table-cell">
      <style:table-cell-properties style:vertical-align="middle" fo:padding-left="0.0375in" fo:padding-right="0.0375in" fo:padding-top="0in" fo:padding-bottom="0in" fo:border="0.5pt solid #000001"/>
    </style:style>
    <style:style style:name="Table34.C4" style:family="table-cell">
      <style:table-cell-properties style:vertical-align="middle" fo:padding-left="0.0375in" fo:padding-right="0.0375in" fo:padding-top="0in" fo:padding-bottom="0in" fo:border="0.5pt solid #000001"/>
    </style:style>
    <style:style style:name="Table34.A5" style:family="table-cell">
      <style:table-cell-properties style:vertical-align="middle" fo:padding-left="0.0375in" fo:padding-right="0.0375in" fo:padding-top="0in" fo:padding-bottom="0in" fo:border="0.5pt solid #000001"/>
    </style:style>
    <style:style style:name="Table34.B5" style:family="table-cell">
      <style:table-cell-properties style:vertical-align="middle" fo:padding-left="0.0375in" fo:padding-right="0.0375in" fo:padding-top="0in" fo:padding-bottom="0in" fo:border="0.5pt solid #000001"/>
    </style:style>
    <style:style style:name="Table34.C5" style:family="table-cell">
      <style:table-cell-properties style:vertical-align="middle" fo:padding-left="0.0375in" fo:padding-right="0.0375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6" style:family="table">
      <style:table-properties style:width="7.0896in" fo:margin-left="-0.0389in" fo:margin-top="0in" fo:margin-bottom="0in" table:align="left" style:writing-mode="lr-tb"/>
    </style:style>
    <style:style style:name="Table36.A" style:family="table-column">
      <style:table-column-properties style:column-width="0.6701in"/>
    </style:style>
    <style:style style:name="Table36.B" style:family="table-column">
      <style:table-column-properties style:column-width="6.0465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6.A2" style:family="table-cell">
      <style:table-cell-properties style:vertical-align="" fo:padding-left="0.0389in" fo:padding-right="0.0389in" fo:padding-top="0in" fo:padding-bottom="0in" fo:border="0.5pt solid #000001"/>
    </style:style>
    <style:style style:name="Table36.B2" style:family="table-cell">
      <style:table-cell-properties style:vertical-align="" fo:padding-left="0.0389in" fo:padding-right="0.0389in" fo:padding-top="0in" fo:padding-bottom="0in" fo:border="0.5pt solid #000001"/>
    </style:style>
    <style:style style:name="Table36.C2"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8.A2" style:family="table-cell">
      <style:table-cell-properties style:vertical-align="" fo:padding-left="0.0389in" fo:padding-right="0.0389in" fo:padding-top="0in" fo:padding-bottom="0in" fo:border="0.5pt solid #000001"/>
    </style:style>
    <style:style style:name="Table38.B2" style:family="table-cell">
      <style:table-cell-properties style:vertical-align="" fo:padding-left="0.0389in" fo:padding-right="0.0389in" fo:padding-top="0in" fo:padding-bottom="0in" fo:border="0.5pt solid #000001"/>
    </style:style>
    <style:style style:name="Table38.C2" style:family="table-cell">
      <style:table-cell-properties style:vertical-align="middle" fo:padding-left="0.0389in" fo:padding-right="0.0389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1278in"/>
    </style:style>
    <style:style style:name="Table39.B" style:family="table-column">
      <style:table-column-properties style:column-width="5.5569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0.A3" style:family="table-cell">
      <style:table-cell-properties style:vertical-align="" fo:padding-left="0.0389in" fo:padding-right="0.0389in" fo:padding-top="0in" fo:padding-bottom="0in" fo:border="0.5pt solid #000001"/>
    </style:style>
    <style:style style:name="Table40.B3" style:family="table-cell">
      <style:table-cell-properties style:vertical-align="" fo:padding-left="0.0389in" fo:padding-right="0.0389in" fo:padding-top="0in" fo:padding-bottom="0in" fo:border="0.5pt solid #000001"/>
    </style:style>
    <style:style style:name="Table40.C3" style:family="table-cell">
      <style:table-cell-properties style:vertical-align="middle" fo:padding-left="0.0389in" fo:padding-right="0.0389in" fo:padding-top="0in" fo:padding-bottom="0in" fo:border="0.5pt solid #000001"/>
    </style:style>
    <style:style style:name="Table40.A4" style:family="table-cell">
      <style:table-cell-properties style:vertical-align="" fo:padding-left="0.0389in" fo:padding-right="0.0389in" fo:padding-top="0in" fo:padding-bottom="0in" fo:border="0.5pt solid #000001"/>
    </style:style>
    <style:style style:name="Table40.B4" style:family="table-cell">
      <style:table-cell-properties style:vertical-align="" fo:padding-left="0.0389in" fo:padding-right="0.0389in" fo:padding-top="0in" fo:padding-bottom="0in" fo:border="0.5pt solid #000001"/>
    </style:style>
    <style:style style:name="Table40.C4" style:family="table-cell">
      <style:table-cell-properties style:vertical-align="middle" fo:padding-left="0.0389in" fo:padding-right="0.0389in" fo:padding-top="0in" fo:padding-bottom="0in" fo:border="0.5pt solid #000001"/>
    </style:style>
    <style:style style:name="Table40.A5" style:family="table-cell">
      <style:table-cell-properties style:vertical-align="" fo:padding-left="0.0389in" fo:padding-right="0.0389in" fo:padding-top="0in" fo:padding-bottom="0in" fo:border="0.5pt solid #000001"/>
    </style:style>
    <style:style style:name="Table40.B5" style:family="table-cell">
      <style:table-cell-properties style:vertical-align="" fo:padding-left="0.0389in" fo:padding-right="0.0389in" fo:padding-top="0in" fo:padding-bottom="0in" fo:border="0.5pt solid #000001"/>
    </style:style>
    <style:style style:name="Table40.C5" style:family="table-cell">
      <style:table-cell-properties style:vertical-align="middle" fo:padding-left="0.0389in" fo:padding-right="0.0389in" fo:padding-top="0in" fo:padding-bottom="0in" fo:border="0.5pt solid #000001"/>
    </style:style>
    <style:style style:name="Table40.A6" style:family="table-cell">
      <style:table-cell-properties style:vertical-align="" fo:padding-left="0.0389in" fo:padding-right="0.0389in" fo:padding-top="0in" fo:padding-bottom="0in" fo:border="0.5pt solid #000001"/>
    </style:style>
    <style:style style:name="Table40.B6" style:family="table-cell">
      <style:table-cell-properties style:vertical-align="" fo:padding-left="0.0389in" fo:padding-right="0.0389in" fo:padding-top="0in" fo:padding-bottom="0in" fo:border="0.5pt solid #000001"/>
    </style:style>
    <style:style style:name="Table40.C6" style:family="table-cell">
      <style:table-cell-properties style:vertical-align="middle" fo:padding-left="0.0389in" fo:padding-right="0.0389in" fo:padding-top="0in" fo:padding-bottom="0in" fo:border="0.5pt solid #000001"/>
    </style:style>
    <style:style style:name="Table40.A7" style:family="table-cell">
      <style:table-cell-properties style:vertical-align="" fo:padding-left="0.0389in" fo:padding-right="0.0389in" fo:padding-top="0in" fo:padding-bottom="0in" fo:border="0.5pt solid #000001"/>
    </style:style>
    <style:style style:name="Table40.B7" style:family="table-cell">
      <style:table-cell-properties style:vertical-align="" fo:padding-left="0.0389in" fo:padding-right="0.0389in" fo:padding-top="0in" fo:padding-bottom="0in" fo:border="0.5pt solid #000001"/>
    </style:style>
    <style:style style:name="Table40.C7"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75in" fo:margin-top="0in" fo:margin-bottom="0in" table:align="left" style:writing-mode="lr-tb"/>
    </style:style>
    <style:style style:name="Table41.A" style:family="table-column">
      <style:table-column-properties style:column-width="1.0847in"/>
    </style:style>
    <style:style style:name="Table41.B" style:family="table-column">
      <style:table-column-properties style:column-width="5.6in"/>
    </style:style>
    <style:style style:name="Table41.C" style:family="table-column">
      <style:table-column-properties style:column-width="0.4049in"/>
    </style:style>
    <style:style style:name="Table41.1" style:family="table-row">
      <style:table-row-properties fo:keep-together="always"/>
    </style:style>
    <style:style style:name="Table41.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1.A2" style:family="table-cell">
      <style:table-cell-properties style:vertical-align="middle" fo:padding-left="0.0375in" fo:padding-right="0.0375in" fo:padding-top="0in" fo:padding-bottom="0in" fo:border="0.5pt solid #000001"/>
    </style:style>
    <style:style style:name="Table41.B2" style:family="table-cell">
      <style:table-cell-properties style:vertical-align="middle" fo:padding-left="0.0375in" fo:padding-right="0.0375in" fo:padding-top="0in" fo:padding-bottom="0in" fo:border="0.5pt solid #000001"/>
    </style:style>
    <style:style style:name="Table41.C2" style:family="table-cell">
      <style:table-cell-properties style:vertical-align="middle" fo:padding-left="0.0375in" fo:padding-right="0.0375in" fo:padding-top="0in" fo:padding-bottom="0in" fo:border="0.5pt solid #000001"/>
    </style:style>
    <style:style style:name="Table41.A3" style:family="table-cell">
      <style:table-cell-properties style:vertical-align="middle" fo:padding-left="0.0375in" fo:padding-right="0.0375in" fo:padding-top="0in" fo:padding-bottom="0in" fo:border="0.5pt solid #000001"/>
    </style:style>
    <style:style style:name="Table41.B3" style:family="table-cell">
      <style:table-cell-properties style:vertical-align="middle" fo:padding-left="0.0375in" fo:padding-right="0.0375in" fo:padding-top="0in" fo:padding-bottom="0in" fo:border="0.5pt solid #000001"/>
    </style:style>
    <style:style style:name="Table41.C3" style:family="table-cell">
      <style:table-cell-properties style:vertical-align="middle" fo:padding-left="0.0375in" fo:padding-right="0.0375in" fo:padding-top="0in" fo:padding-bottom="0in" fo:border="0.5pt solid #000001"/>
    </style:style>
    <style:style style:name="Table41.A4" style:family="table-cell">
      <style:table-cell-properties style:vertical-align="middle" fo:padding-left="0.0375in" fo:padding-right="0.0375in" fo:padding-top="0in" fo:padding-bottom="0in" fo:border="0.5pt solid #000001"/>
    </style:style>
    <style:style style:name="Table41.B4" style:family="table-cell">
      <style:table-cell-properties style:vertical-align="middle" fo:padding-left="0.0375in" fo:padding-right="0.0375in" fo:padding-top="0in" fo:padding-bottom="0in" fo:border="0.5pt solid #000001"/>
    </style:style>
    <style:style style:name="Table41.C4" style:family="table-cell">
      <style:table-cell-properties style:vertical-align="middle" fo:padding-left="0.0375in" fo:padding-right="0.0375in" fo:padding-top="0in" fo:padding-bottom="0in" fo:border="0.5pt solid #000001"/>
    </style:style>
    <style:style style:name="Table41.A5" style:family="table-cell">
      <style:table-cell-properties style:vertical-align="middle" fo:padding-left="0.0375in" fo:padding-right="0.0375in" fo:padding-top="0in" fo:padding-bottom="0in" fo:border="0.5pt solid #000001"/>
    </style:style>
    <style:style style:name="Table41.B5" style:family="table-cell">
      <style:table-cell-properties style:vertical-align="middle" fo:padding-left="0.0375in" fo:padding-right="0.0375in" fo:padding-top="0in" fo:padding-bottom="0in" fo:border="0.5pt solid #000001"/>
    </style:style>
    <style:style style:name="Table41.C5" style:family="table-cell">
      <style:table-cell-properties style:vertical-align="middle" fo:padding-left="0.0375in" fo:padding-right="0.0375in" fo:padding-top="0in" fo:padding-bottom="0in" fo:border="0.5pt solid #000001"/>
    </style:style>
    <style:style style:name="Table41.A6" style:family="table-cell">
      <style:table-cell-properties style:vertical-align="middle" fo:padding-left="0.0375in" fo:padding-right="0.0375in" fo:padding-top="0in" fo:padding-bottom="0in" fo:border="0.5pt solid #000001"/>
    </style:style>
    <style:style style:name="Table41.B6" style:family="table-cell">
      <style:table-cell-properties style:vertical-align="middle" fo:padding-left="0.0375in" fo:padding-right="0.0375in" fo:padding-top="0in" fo:padding-bottom="0in" fo:border="0.5pt solid #000001"/>
    </style:style>
    <style:style style:name="Table41.C6" style:family="table-cell">
      <style:table-cell-properties style:vertical-align="middle" fo:padding-left="0.0375in" fo:padding-right="0.0375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 fo:padding-left="0.0389in" fo:padding-right="0.0389in" fo:padding-top="0in" fo:padding-bottom="0in" fo:border="0.5pt solid #000001"/>
    </style:style>
    <style:style style:name="Table42.C2" style:family="table-cell">
      <style:table-cell-properties style:vertical-align="middle" fo:padding-left="0.0389in" fo:padding-right="0.0389in" fo:padding-top="0in" fo:padding-bottom="0in" fo:border="0.5pt solid #000001"/>
    </style:style>
    <style:style style:name="Table42.A3" style:family="table-cell">
      <style:table-cell-properties style:vertical-align="" fo:padding-left="0.0389in" fo:padding-right="0.0389in" fo:padding-top="0in" fo:padding-bottom="0in" fo:border="0.5pt solid #000001"/>
    </style:style>
    <style:style style:name="Table42.B3" style:family="table-cell">
      <style:table-cell-properties style:vertical-align="" fo:padding-left="0.0389in" fo:padding-right="0.0389in" fo:padding-top="0in" fo:padding-bottom="0in" fo:border="0.5pt solid #000001"/>
    </style:style>
    <style:style style:name="Table42.C3" style:family="table-cell">
      <style:table-cell-properties style:vertical-align="middle" fo:padding-left="0.0389in" fo:padding-right="0.0389in" fo:padding-top="0in" fo:padding-bottom="0in" fo:border="0.5pt solid #000001"/>
    </style:style>
    <style:style style:name="Table42.A4" style:family="table-cell">
      <style:table-cell-properties style:vertical-align="" fo:padding-left="0.0389in" fo:padding-right="0.0389in" fo:padding-top="0in" fo:padding-bottom="0in" fo:border="0.5pt solid #000001"/>
    </style:style>
    <style:style style:name="Table42.B4" style:family="table-cell">
      <style:table-cell-properties style:vertical-align="" fo:padding-left="0.0389in" fo:padding-right="0.0389in" fo:padding-top="0in" fo:padding-bottom="0in" fo:border="0.5pt solid #000001"/>
    </style:style>
    <style:style style:name="Table42.C4" style:family="table-cell">
      <style:table-cell-properties style:vertical-align="middle" fo:padding-left="0.0389in" fo:padding-right="0.0389in" fo:padding-top="0in" fo:padding-bottom="0in" fo:border="0.5pt solid #000001"/>
    </style:style>
    <style:style style:name="Table42.A5" style:family="table-cell">
      <style:table-cell-properties style:vertical-align="" fo:padding-left="0.0389in" fo:padding-right="0.0389in" fo:padding-top="0in" fo:padding-bottom="0in" fo:border="0.5pt solid #000001"/>
    </style:style>
    <style:style style:name="Table42.B5" style:family="table-cell">
      <style:table-cell-properties style:vertical-align="" fo:padding-left="0.0389in" fo:padding-right="0.0389in" fo:padding-top="0in" fo:padding-bottom="0in" fo:border="0.5pt solid #000001"/>
    </style:style>
    <style:style style:name="Table42.C5" style:family="table-cell">
      <style:table-cell-properties style:vertical-align="middle" fo:padding-left="0.0389in" fo:padding-right="0.0389in" fo:padding-top="0in" fo:padding-bottom="0in" fo:border="0.5pt solid #000001"/>
    </style:style>
    <style:style style:name="Table42.A6" style:family="table-cell">
      <style:table-cell-properties style:vertical-align="" fo:padding-left="0.0389in" fo:padding-right="0.0389in" fo:padding-top="0in" fo:padding-bottom="0in" fo:border="0.5pt solid #000001"/>
    </style:style>
    <style:style style:name="Table42.B6" style:family="table-cell">
      <style:table-cell-properties style:vertical-align="" fo:padding-left="0.0389in" fo:padding-right="0.0389in" fo:padding-top="0in" fo:padding-bottom="0in" fo:border="0.5pt solid #000001"/>
    </style:style>
    <style:style style:name="Table42.C6" style:family="table-cell">
      <style:table-cell-properties style:vertical-align="middle" fo:padding-left="0.0389in" fo:padding-right="0.0389in" fo:padding-top="0in" fo:padding-bottom="0in" fo:border="0.5pt solid #000001"/>
    </style:style>
    <style:style style:name="Table42.A7" style:family="table-cell">
      <style:table-cell-properties style:vertical-align="" fo:padding-left="0.0389in" fo:padding-right="0.0389in" fo:padding-top="0in" fo:padding-bottom="0in" fo:border="0.5pt solid #000001"/>
    </style:style>
    <style:style style:name="Table42.B7" style:family="table-cell">
      <style:table-cell-properties style:vertical-align="" fo:padding-left="0.0389in" fo:padding-right="0.0389in" fo:padding-top="0in" fo:padding-bottom="0in" fo:border="0.5pt solid #000001"/>
    </style:style>
    <style:style style:name="Table42.C7" style:family="table-cell">
      <style:table-cell-properties style:vertical-align="middle" fo:padding-left="0.0389in" fo:padding-right="0.0389in" fo:padding-top="0in" fo:padding-bottom="0in" fo:border="0.5pt solid #000001"/>
    </style:style>
    <style:style style:name="Table42.A8" style:family="table-cell">
      <style:table-cell-properties style:vertical-align="" fo:padding-left="0.0389in" fo:padding-right="0.0389in" fo:padding-top="0in" fo:padding-bottom="0in" fo:border="0.5pt solid #000001"/>
    </style:style>
    <style:style style:name="Table42.B8" style:family="table-cell">
      <style:table-cell-properties style:vertical-align="" fo:padding-left="0.0389in" fo:padding-right="0.0389in" fo:padding-top="0in" fo:padding-bottom="0in" fo:border="0.5pt solid #000001"/>
    </style:style>
    <style:style style:name="Table42.C8" style:family="table-cell">
      <style:table-cell-properties style:vertical-align="middle" fo:padding-left="0.0389in" fo:padding-right="0.0389in" fo:padding-top="0in" fo:padding-bottom="0in" fo:border="0.5pt solid #000001"/>
    </style:style>
    <style:style style:name="Table42.A9" style:family="table-cell">
      <style:table-cell-properties style:vertical-align="" fo:padding-left="0.0389in" fo:padding-right="0.0389in" fo:padding-top="0in" fo:padding-bottom="0in" fo:border="0.5pt solid #000001"/>
    </style:style>
    <style:style style:name="Table42.B9" style:family="table-cell">
      <style:table-cell-properties style:vertical-align="" fo:padding-left="0.0389in" fo:padding-right="0.0389in" fo:padding-top="0in" fo:padding-bottom="0in" fo:border="0.5pt solid #000001"/>
    </style:style>
    <style:style style:name="Table42.C9" style:family="table-cell">
      <style:table-cell-properties style:vertical-align="middle" fo:padding-left="0.0389in" fo:padding-right="0.0389in" fo:padding-top="0in" fo:padding-bottom="0in" fo:border="0.5pt solid #000001"/>
    </style:style>
    <style:style style:name="Table42.A10" style:family="table-cell">
      <style:table-cell-properties style:vertical-align="" fo:padding-left="0.0389in" fo:padding-right="0.0389in" fo:padding-top="0in" fo:padding-bottom="0in" fo:border="0.5pt solid #000001"/>
    </style:style>
    <style:style style:name="Table42.B10" style:family="table-cell">
      <style:table-cell-properties style:vertical-align="" fo:padding-left="0.0389in" fo:padding-right="0.0389in" fo:padding-top="0in" fo:padding-bottom="0in" fo:border="0.5pt solid #000001"/>
    </style:style>
    <style:style style:name="Table42.C10" style:family="table-cell">
      <style:table-cell-properties style:vertical-align="middle" fo:padding-left="0.0389in" fo:padding-right="0.0389in" fo:padding-top="0in" fo:padding-bottom="0in" fo:border="0.5pt solid #000001"/>
    </style:style>
    <style:style style:name="Table42.A11" style:family="table-cell">
      <style:table-cell-properties style:vertical-align="" fo:padding-left="0.0389in" fo:padding-right="0.0389in" fo:padding-top="0in" fo:padding-bottom="0in" fo:border="0.5pt solid #000001"/>
    </style:style>
    <style:style style:name="Table42.B11" style:family="table-cell">
      <style:table-cell-properties style:vertical-align="" fo:padding-left="0.0389in" fo:padding-right="0.0389in" fo:padding-top="0in" fo:padding-bottom="0in" fo:border="0.5pt solid #000001"/>
    </style:style>
    <style:style style:name="Table42.C11"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6.7167in"/>
    </style:style>
    <style:style style:name="Table43.B" style:family="table-column">
      <style:table-column-properties style:column-width="0.3722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middle" fo:padding-left="0.0389in" fo:padding-right="0.0389in" fo:padding-top="0in" fo:padding-bottom="0in" fo:border="0.5pt solid #000001"/>
    </style:style>
    <style:style style:name="Table44" style:family="table">
      <style:table-properties style:width="7.0896in" fo:margin-left="-0.0375in" fo:margin-top="0in" fo:margin-bottom="0in" table:align="left" style:writing-mode="lr-tb"/>
    </style:style>
    <style:style style:name="Table44.A" style:family="table-column">
      <style:table-column-properties style:column-width="7.0896in"/>
    </style:style>
    <style:style style:name="Table44.1" style:family="table-row">
      <style:table-row-properties fo:keep-together="always"/>
    </style:style>
    <style:style style:name="Table44.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375in" fo:padding-right="0.0375in" fo:padding-top="0in" fo:padding-bottom="0in" fo:border="0.5pt solid #000001"/>
    </style:style>
    <style:style style:name="Table45" style:family="table">
      <style:table-properties style:width="7.0896in" fo:margin-left="-0.0389in" fo:margin-top="0in" fo:margin-bottom="0in" table:align="left" style:writing-mode="lr-tb"/>
    </style:style>
    <style:style style:name="Table45.A" style:family="table-column">
      <style:table-column-properties style:column-width="0.6701in"/>
    </style:style>
    <style:style style:name="Table45.B" style:family="table-column">
      <style:table-column-properties style:column-width="6.0465in"/>
    </style:style>
    <style:style style:name="Table45.C" style:family="table-column">
      <style:table-column-properties style:column-width="0.3729in"/>
    </style:style>
    <style:style style:name="Table45.1" style:family="table-row">
      <style:table-row-properties fo:keep-together="always"/>
    </style:style>
    <style:style style:name="Table4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5.A2" style:family="table-cell">
      <style:table-cell-properties style:vertical-align="" fo:padding-left="0.0389in" fo:padding-right="0.0389in" fo:padding-top="0in" fo:padding-bottom="0in" fo:border="0.5pt solid #000001"/>
    </style:style>
    <style:style style:name="Table45.B2" style:family="table-cell">
      <style:table-cell-properties style:vertical-align="" fo:padding-left="0.0389in" fo:padding-right="0.0389in" fo:padding-top="0in" fo:padding-bottom="0in" fo:border="0.5pt solid #000001"/>
    </style:style>
    <style:style style:name="Table45.C2" style:family="table-cell">
      <style:table-cell-properties style:vertical-align="middle" fo:padding-left="0.0389in" fo:padding-right="0.0389in" fo:padding-top="0in" fo:padding-bottom="0in" fo:border="0.5pt solid #000001"/>
    </style:style>
    <style:style style:name="Table45.A3" style:family="table-cell">
      <style:table-cell-properties style:vertical-align="" fo:padding-left="0.0389in" fo:padding-right="0.0389in" fo:padding-top="0in" fo:padding-bottom="0in" fo:border="0.5pt solid #000001"/>
    </style:style>
    <style:style style:name="Table45.B3" style:family="table-cell">
      <style:table-cell-properties style:vertical-align="" fo:padding-left="0.0389in" fo:padding-right="0.0389in" fo:padding-top="0in" fo:padding-bottom="0in" fo:border="0.5pt solid #000001"/>
    </style:style>
    <style:style style:name="Table45.C3" style:family="table-cell">
      <style:table-cell-properties style:vertical-align="middle" fo:padding-left="0.0389in" fo:padding-right="0.0389in" fo:padding-top="0in" fo:padding-bottom="0in" fo:border="0.5pt solid #000001"/>
    </style:style>
    <style:style style:name="Table45.A4" style:family="table-cell">
      <style:table-cell-properties style:vertical-align="" fo:padding-left="0.0389in" fo:padding-right="0.0389in" fo:padding-top="0in" fo:padding-bottom="0in" fo:border="0.5pt solid #000001"/>
    </style:style>
    <style:style style:name="Table45.B4" style:family="table-cell">
      <style:table-cell-properties style:vertical-align="" fo:padding-left="0.0389in" fo:padding-right="0.0389in" fo:padding-top="0in" fo:padding-bottom="0in" fo:border="0.5pt solid #000001"/>
    </style:style>
    <style:style style:name="Table45.C4" style:family="table-cell">
      <style:table-cell-properties style:vertical-align="middle" fo:padding-left="0.0389in" fo:padding-right="0.0389in" fo:padding-top="0in" fo:padding-bottom="0in" fo:border="0.5pt solid #000001"/>
    </style:style>
    <style:style style:name="Table45.A5" style:family="table-cell">
      <style:table-cell-properties style:vertical-align="" fo:padding-left="0.0389in" fo:padding-right="0.0389in" fo:padding-top="0in" fo:padding-bottom="0in" fo:border="0.5pt solid #000001"/>
    </style:style>
    <style:style style:name="Table45.B5" style:family="table-cell">
      <style:table-cell-properties style:vertical-align="" fo:padding-left="0.0389in" fo:padding-right="0.0389in" fo:padding-top="0in" fo:padding-bottom="0in" fo:border="0.5pt solid #000001"/>
    </style:style>
    <style:style style:name="Table45.C5" style:family="table-cell">
      <style:table-cell-properties style:vertical-align="middle" fo:padding-left="0.0389in" fo:padding-right="0.0389in" fo:padding-top="0in" fo:padding-bottom="0in" fo:border="0.5pt solid #000001"/>
    </style:style>
    <style:style style:name="Table45.A6" style:family="table-cell">
      <style:table-cell-properties style:vertical-align="" fo:padding-left="0.0389in" fo:padding-right="0.0389in" fo:padding-top="0in" fo:padding-bottom="0in" fo:border="0.5pt solid #000001"/>
    </style:style>
    <style:style style:name="Table45.B6" style:family="table-cell">
      <style:table-cell-properties style:vertical-align="" fo:padding-left="0.0389in" fo:padding-right="0.0389in" fo:padding-top="0in" fo:padding-bottom="0in" fo:border="0.5pt solid #000001"/>
    </style:style>
    <style:style style:name="Table45.C6" style:family="table-cell">
      <style:table-cell-properties style:vertical-align="middle" fo:padding-left="0.0389in" fo:padding-right="0.0389in" fo:padding-top="0in" fo:padding-bottom="0in" fo:border="0.5pt solid #000001"/>
    </style:style>
    <style:style style:name="Table45.A7" style:family="table-cell">
      <style:table-cell-properties style:vertical-align="" fo:padding-left="0.0389in" fo:padding-right="0.0389in" fo:padding-top="0in" fo:padding-bottom="0in" fo:border="0.5pt solid #000001"/>
    </style:style>
    <style:style style:name="Table45.B7" style:family="table-cell">
      <style:table-cell-properties style:vertical-align="" fo:padding-left="0.0389in" fo:padding-right="0.0389in" fo:padding-top="0in" fo:padding-bottom="0in" fo:border="0.5pt solid #000001"/>
    </style:style>
    <style:style style:name="Table45.C7" style:family="table-cell">
      <style:table-cell-properties style:vertical-align="middle" fo:padding-left="0.0389in" fo:padding-right="0.0389in" fo:padding-top="0in" fo:padding-bottom="0in" fo:border="0.5pt solid #000001"/>
    </style:style>
    <style:style style:name="Table45.A8" style:family="table-cell">
      <style:table-cell-properties style:vertical-align="" fo:padding-left="0.0389in" fo:padding-right="0.0389in" fo:padding-top="0in" fo:padding-bottom="0in" fo:border="0.5pt solid #000001"/>
    </style:style>
    <style:style style:name="Table45.B8" style:family="table-cell">
      <style:table-cell-properties style:vertical-align="" fo:padding-left="0.0389in" fo:padding-right="0.0389in" fo:padding-top="0in" fo:padding-bottom="0in" fo:border="0.5pt solid #000001"/>
    </style:style>
    <style:style style:name="Table45.C8" style:family="table-cell">
      <style:table-cell-properties style:vertical-align="middle" fo:padding-left="0.0389in" fo:padding-right="0.0389in" fo:padding-top="0in" fo:padding-bottom="0in" fo:border="0.5pt solid #000001"/>
    </style:style>
    <style:style style:name="Table45.A9" style:family="table-cell">
      <style:table-cell-properties style:vertical-align="" fo:padding-left="0.0389in" fo:padding-right="0.0389in" fo:padding-top="0in" fo:padding-bottom="0in" fo:border="0.5pt solid #000001"/>
    </style:style>
    <style:style style:name="Table45.B9" style:family="table-cell">
      <style:table-cell-properties style:vertical-align="" fo:padding-left="0.0389in" fo:padding-right="0.0389in" fo:padding-top="0in" fo:padding-bottom="0in" fo:border="0.5pt solid #000001"/>
    </style:style>
    <style:style style:name="Table45.C9" style:family="table-cell">
      <style:table-cell-properties style:vertical-align="middle" fo:padding-left="0.0389in" fo:padding-right="0.0389in" fo:padding-top="0in" fo:padding-bottom="0in" fo:border="0.5pt solid #000001"/>
    </style:style>
    <style:style style:name="Table45.A10" style:family="table-cell">
      <style:table-cell-properties style:vertical-align="" fo:padding-left="0.0389in" fo:padding-right="0.0389in" fo:padding-top="0in" fo:padding-bottom="0in" fo:border="0.5pt solid #000001"/>
    </style:style>
    <style:style style:name="Table45.B10" style:family="table-cell">
      <style:table-cell-properties style:vertical-align="" fo:padding-left="0.0389in" fo:padding-right="0.0389in" fo:padding-top="0in" fo:padding-bottom="0in" fo:border="0.5pt solid #000001"/>
    </style:style>
    <style:style style:name="Table45.C10" style:family="table-cell">
      <style:table-cell-properties style:vertical-align="middle" fo:padding-left="0.0389in" fo:padding-right="0.0389in" fo:padding-top="0in" fo:padding-bottom="0in" fo:border="0.5pt solid #000001"/>
    </style:style>
    <style:style style:name="Table45.A11" style:family="table-cell">
      <style:table-cell-properties style:vertical-align="" fo:padding-left="0.0389in" fo:padding-right="0.0389in" fo:padding-top="0in" fo:padding-bottom="0in" fo:border="0.5pt solid #000001"/>
    </style:style>
    <style:style style:name="Table45.B11" style:family="table-cell">
      <style:table-cell-properties style:vertical-align="" fo:padding-left="0.0389in" fo:padding-right="0.0389in" fo:padding-top="0in" fo:padding-bottom="0in" fo:border="0.5pt solid #000001"/>
    </style:style>
    <style:style style:name="Table45.C11" style:family="table-cell">
      <style:table-cell-properties style:vertical-align="middle" fo:padding-left="0.0389in" fo:padding-right="0.0389in" fo:padding-top="0in" fo:padding-bottom="0in" fo:border="0.5pt solid #000001"/>
    </style:style>
    <style:style style:name="Table45.A12" style:family="table-cell">
      <style:table-cell-properties style:vertical-align="" fo:padding-left="0.0389in" fo:padding-right="0.0389in" fo:padding-top="0in" fo:padding-bottom="0in" fo:border="0.5pt solid #000001"/>
    </style:style>
    <style:style style:name="Table45.B12" style:family="table-cell">
      <style:table-cell-properties style:vertical-align="" fo:padding-left="0.0389in" fo:padding-right="0.0389in" fo:padding-top="0in" fo:padding-bottom="0in" fo:border="0.5pt solid #000001"/>
    </style:style>
    <style:style style:name="Table45.C12" style:family="table-cell">
      <style:table-cell-properties style:vertical-align="middle" fo:padding-left="0.0389in" fo:padding-right="0.0389in" fo:padding-top="0in" fo:padding-bottom="0in" fo:border="0.5pt solid #000001"/>
    </style:style>
    <style:style style:name="Table45.A13" style:family="table-cell">
      <style:table-cell-properties style:vertical-align="" fo:padding-left="0.0389in" fo:padding-right="0.0389in" fo:padding-top="0in" fo:padding-bottom="0in" fo:border="0.5pt solid #000001"/>
    </style:style>
    <style:style style:name="Table45.B13" style:family="table-cell">
      <style:table-cell-properties style:vertical-align="" fo:padding-left="0.0389in" fo:padding-right="0.0389in" fo:padding-top="0in" fo:padding-bottom="0in" fo:border="0.5pt solid #000001"/>
    </style:style>
    <style:style style:name="Table45.C13" style:family="table-cell">
      <style:table-cell-properties style:vertical-align="middle" fo:padding-left="0.0389in" fo:padding-right="0.0389in" fo:padding-top="0in" fo:padding-bottom="0in" fo:border="0.5pt solid #000001"/>
    </style:style>
    <style:style style:name="Table45.A14" style:family="table-cell">
      <style:table-cell-properties style:vertical-align="" fo:padding-left="0.0389in" fo:padding-right="0.0389in" fo:padding-top="0in" fo:padding-bottom="0in" fo:border="0.5pt solid #000001"/>
    </style:style>
    <style:style style:name="Table45.B14" style:family="table-cell">
      <style:table-cell-properties style:vertical-align="" fo:padding-left="0.0389in" fo:padding-right="0.0389in" fo:padding-top="0in" fo:padding-bottom="0in" fo:border="0.5pt solid #000001"/>
    </style:style>
    <style:style style:name="Table45.C14" style:family="table-cell">
      <style:table-cell-properties style:vertical-align="middle" fo:padding-left="0.0389in" fo:padding-right="0.0389in" fo:padding-top="0in" fo:padding-bottom="0in" fo:border="0.5pt solid #000001"/>
    </style:style>
    <style:style style:name="Table45.A15" style:family="table-cell">
      <style:table-cell-properties style:vertical-align="" fo:padding-left="0.0389in" fo:padding-right="0.0389in" fo:padding-top="0in" fo:padding-bottom="0in" fo:border="0.5pt solid #000001"/>
    </style:style>
    <style:style style:name="Table45.B15" style:family="table-cell">
      <style:table-cell-properties style:vertical-align="" fo:padding-left="0.0389in" fo:padding-right="0.0389in" fo:padding-top="0in" fo:padding-bottom="0in" fo:border="0.5pt solid #000001"/>
    </style:style>
    <style:style style:name="Table45.C15" style:family="table-cell">
      <style:table-cell-properties style:vertical-align="middle" fo:padding-left="0.0389in" fo:padding-right="0.0389in" fo:padding-top="0in" fo:padding-bottom="0in" fo:border="0.5pt solid #000001"/>
    </style:style>
    <style:style style:name="Table45.A16" style:family="table-cell">
      <style:table-cell-properties style:vertical-align="" fo:padding-left="0.0389in" fo:padding-right="0.0389in" fo:padding-top="0in" fo:padding-bottom="0in" fo:border="0.5pt solid #000001"/>
    </style:style>
    <style:style style:name="Table45.B16" style:family="table-cell">
      <style:table-cell-properties style:vertical-align="" fo:padding-left="0.0389in" fo:padding-right="0.0389in" fo:padding-top="0in" fo:padding-bottom="0in" fo:border="0.5pt solid #000001"/>
    </style:style>
    <style:style style:name="Table45.C16" style:family="table-cell">
      <style:table-cell-properties style:vertical-align="middle" fo:padding-left="0.0389in" fo:padding-right="0.0389in" fo:padding-top="0in" fo:padding-bottom="0in" fo:border="0.5pt solid #000001"/>
    </style:style>
    <style:style style:name="Table45.A17" style:family="table-cell">
      <style:table-cell-properties style:vertical-align="" fo:padding-left="0.0389in" fo:padding-right="0.0389in" fo:padding-top="0in" fo:padding-bottom="0in" fo:border="0.5pt solid #000001"/>
    </style:style>
    <style:style style:name="Table45.B17" style:family="table-cell">
      <style:table-cell-properties style:vertical-align="" fo:padding-left="0.0389in" fo:padding-right="0.0389in" fo:padding-top="0in" fo:padding-bottom="0in" fo:border="0.5pt solid #000001"/>
    </style:style>
    <style:style style:name="Table45.C17" style:family="table-cell">
      <style:table-cell-properties style:vertical-align="middle" fo:padding-left="0.0389in" fo:padding-right="0.0389in" fo:padding-top="0in" fo:padding-bottom="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6.7167in"/>
    </style:style>
    <style:style style:name="Table46.B" style:family="table-column">
      <style:table-column-properties style:column-width="0.3722in"/>
    </style:style>
    <style:style style:name="Table46.1" style:family="table-row">
      <style:table-row-properties fo:keep-together="always"/>
    </style:style>
    <style:style style:name="Table4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6.A2" style:family="table-cell">
      <style:table-cell-properties style:vertical-align="" fo:padding-left="0.0389in" fo:padding-right="0.0389in" fo:padding-top="0in" fo:padding-bottom="0in" fo:border="0.5pt solid #000001"/>
    </style:style>
    <style:style style:name="Table46.B2" style:family="table-cell">
      <style:table-cell-properties style:vertical-align="middle" fo:padding-left="0.0389in" fo:padding-right="0.0389in" fo:padding-top="0in" fo:padding-bottom="0in" fo:border="0.5pt solid #000001"/>
    </style:style>
    <style:style style:name="Table47" style:family="table">
      <style:table-properties style:width="7.0896in" fo:margin-left="-0.0375in" fo:margin-top="0in" fo:margin-bottom="0in" table:align="left" style:writing-mode="lr-tb"/>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375in" fo:padding-right="0.0375in" fo:padding-top="0in" fo:padding-bottom="0in" fo:border="0.5pt solid #000001"/>
    </style:style>
    <style:style style:name="Table48" style:family="table">
      <style:table-properties style:width="7.0896in" fo:margin-left="-0.0389in" fo:margin-top="0in" fo:margin-bottom="0in" table:align="left" style:writing-mode="lr-tb"/>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8.A2" style:family="table-cell">
      <style:table-cell-properties style:vertical-align="" fo:padding-left="0.0389in" fo:padding-right="0.0389in" fo:padding-top="0in" fo:padding-bottom="0in" fo:border="0.5pt solid #000001"/>
    </style:style>
    <style:style style:name="Table48.B2" style:family="table-cell">
      <style:table-cell-properties style:vertical-align="" fo:padding-left="0.0389in" fo:padding-right="0.0389in" fo:padding-top="0in" fo:padding-bottom="0in" fo:border="0.5pt solid #000001"/>
    </style:style>
    <style:style style:name="Table48.C2" style:family="table-cell">
      <style:table-cell-properties style:vertical-align="middle" fo:padding-left="0.0389in" fo:padding-right="0.0389in" fo:padding-top="0in" fo:padding-bottom="0in" fo:border="0.5pt solid #000001"/>
    </style:style>
    <style:style style:name="Table48.A3" style:family="table-cell">
      <style:table-cell-properties style:vertical-align="" fo:padding-left="0.0389in" fo:padding-right="0.0389in" fo:padding-top="0in" fo:padding-bottom="0in" fo:border="0.5pt solid #000001"/>
    </style:style>
    <style:style style:name="Table48.B3" style:family="table-cell">
      <style:table-cell-properties style:vertical-align="" fo:padding-left="0.0389in" fo:padding-right="0.0389in" fo:padding-top="0in" fo:padding-bottom="0in" fo:border="0.5pt solid #000001"/>
    </style:style>
    <style:style style:name="Table48.C3" style:family="table-cell">
      <style:table-cell-properties style:vertical-align="middle" fo:padding-left="0.0389in" fo:padding-right="0.0389in" fo:padding-top="0in" fo:padding-bottom="0in" fo:border="0.5pt solid #000001"/>
    </style:style>
    <style:style style:name="Table48.A4" style:family="table-cell">
      <style:table-cell-properties style:vertical-align="" fo:padding-left="0.0389in" fo:padding-right="0.0389in" fo:padding-top="0in" fo:padding-bottom="0in" fo:border="0.5pt solid #000001"/>
    </style:style>
    <style:style style:name="Table48.B4" style:family="table-cell">
      <style:table-cell-properties style:vertical-align="" fo:padding-left="0.0389in" fo:padding-right="0.0389in" fo:padding-top="0in" fo:padding-bottom="0in" fo:border="0.5pt solid #000001"/>
    </style:style>
    <style:style style:name="Table48.C4" style:family="table-cell">
      <style:table-cell-properties style:vertical-align="middle" fo:padding-left="0.0389in" fo:padding-right="0.0389in" fo:padding-top="0in" fo:padding-bottom="0in" fo:border="0.5pt solid #000001"/>
    </style:style>
    <style:style style:name="Table48.A5" style:family="table-cell">
      <style:table-cell-properties style:vertical-align="" fo:padding-left="0.0389in" fo:padding-right="0.0389in" fo:padding-top="0in" fo:padding-bottom="0in" fo:border="0.5pt solid #000001"/>
    </style:style>
    <style:style style:name="Table48.B5" style:family="table-cell">
      <style:table-cell-properties style:vertical-align="" fo:padding-left="0.0389in" fo:padding-right="0.0389in" fo:padding-top="0in" fo:padding-bottom="0in" fo:border="0.5pt solid #000001"/>
    </style:style>
    <style:style style:name="Table48.C5" style:family="table-cell">
      <style:table-cell-properties style:vertical-align="middle" fo:padding-left="0.0389in" fo:padding-right="0.0389in" fo:padding-top="0in" fo:padding-bottom="0in" fo:border="0.5pt solid #000001"/>
    </style:style>
    <style:style style:name="Table48.A6" style:family="table-cell">
      <style:table-cell-properties style:vertical-align="" fo:padding-left="0.0389in" fo:padding-right="0.0389in" fo:padding-top="0in" fo:padding-bottom="0in" fo:border="0.5pt solid #000001"/>
    </style:style>
    <style:style style:name="Table48.B6" style:family="table-cell">
      <style:table-cell-properties style:vertical-align="" fo:padding-left="0.0389in" fo:padding-right="0.0389in" fo:padding-top="0in" fo:padding-bottom="0in" fo:border="0.5pt solid #000001"/>
    </style:style>
    <style:style style:name="Table48.C6" style:family="table-cell">
      <style:table-cell-properties style:vertical-align="middle" fo:padding-left="0.0389in" fo:padding-right="0.0389in" fo:padding-top="0in" fo:padding-bottom="0in" fo:border="0.5pt solid #000001"/>
    </style:style>
    <style:style style:name="Table48.A7" style:family="table-cell">
      <style:table-cell-properties style:vertical-align="" fo:padding-left="0.0389in" fo:padding-right="0.0389in" fo:padding-top="0in" fo:padding-bottom="0in" fo:border="0.5pt solid #000001"/>
    </style:style>
    <style:style style:name="Table48.B7" style:family="table-cell">
      <style:table-cell-properties style:vertical-align="" fo:padding-left="0.0389in" fo:padding-right="0.0389in" fo:padding-top="0in" fo:padding-bottom="0in" fo:border="0.5pt solid #000001"/>
    </style:style>
    <style:style style:name="Table48.C7" style:family="table-cell">
      <style:table-cell-properties style:vertical-align="middle" fo:padding-left="0.0389in" fo:padding-right="0.0389in" fo:padding-top="0in" fo:padding-bottom="0in" fo:border="0.5pt solid #000001"/>
    </style:style>
    <style:style style:name="Table48.A8" style:family="table-cell">
      <style:table-cell-properties style:vertical-align="" fo:padding-left="0.0389in" fo:padding-right="0.0389in" fo:padding-top="0in" fo:padding-bottom="0in" fo:border="0.5pt solid #000001"/>
    </style:style>
    <style:style style:name="Table48.B8" style:family="table-cell">
      <style:table-cell-properties style:vertical-align="" fo:padding-left="0.0389in" fo:padding-right="0.0389in" fo:padding-top="0in" fo:padding-bottom="0in" fo:border="0.5pt solid #000001"/>
    </style:style>
    <style:style style:name="Table48.C8" style:family="table-cell">
      <style:table-cell-properties style:vertical-align="middle" fo:padding-left="0.0389in" fo:padding-right="0.0389in" fo:padding-top="0in" fo:padding-bottom="0in" fo:border="0.5pt solid #000001"/>
    </style:style>
    <style:style style:name="Table48.A9" style:family="table-cell">
      <style:table-cell-properties style:vertical-align="" fo:padding-left="0.0389in" fo:padding-right="0.0389in" fo:padding-top="0in" fo:padding-bottom="0in" fo:border="0.5pt solid #000001"/>
    </style:style>
    <style:style style:name="Table48.B9" style:family="table-cell">
      <style:table-cell-properties style:vertical-align="" fo:padding-left="0.0389in" fo:padding-right="0.0389in" fo:padding-top="0in" fo:padding-bottom="0in" fo:border="0.5pt solid #000001"/>
    </style:style>
    <style:style style:name="Table48.C9" style:family="table-cell">
      <style:table-cell-properties style:vertical-align="middle" fo:padding-left="0.0389in" fo:padding-right="0.0389in" fo:padding-top="0in" fo:padding-bottom="0in" fo:border="0.5pt solid #000001"/>
    </style:style>
    <style:style style:name="Table48.A10" style:family="table-cell">
      <style:table-cell-properties style:vertical-align="" fo:padding-left="0.0389in" fo:padding-right="0.0389in" fo:padding-top="0in" fo:padding-bottom="0in" fo:border="0.5pt solid #000001"/>
    </style:style>
    <style:style style:name="Table48.B10" style:family="table-cell">
      <style:table-cell-properties style:vertical-align="" fo:padding-left="0.0389in" fo:padding-right="0.0389in" fo:padding-top="0in" fo:padding-bottom="0in" fo:border="0.5pt solid #000001"/>
    </style:style>
    <style:style style:name="Table48.C10" style:family="table-cell">
      <style:table-cell-properties style:vertical-align="middle" fo:padding-left="0.0389in" fo:padding-right="0.0389in" fo:padding-top="0in" fo:padding-bottom="0in" fo:border="0.5pt solid #000001"/>
    </style:style>
    <style:style style:name="Table48.A11" style:family="table-cell">
      <style:table-cell-properties style:vertical-align="" fo:padding-left="0.0389in" fo:padding-right="0.0389in" fo:padding-top="0in" fo:padding-bottom="0in" fo:border="0.5pt solid #000001"/>
    </style:style>
    <style:style style:name="Table48.B11" style:family="table-cell">
      <style:table-cell-properties style:vertical-align="" fo:padding-left="0.0389in" fo:padding-right="0.0389in" fo:padding-top="0in" fo:padding-bottom="0in" fo:border="0.5pt solid #000001"/>
    </style:style>
    <style:style style:name="Table48.C11" style:family="table-cell">
      <style:table-cell-properties style:vertical-align="middle" fo:padding-left="0.0389in" fo:padding-right="0.0389in" fo:padding-top="0in" fo:padding-bottom="0in" fo:border="0.5pt solid #000001"/>
    </style:style>
    <style:style style:name="Table48.A12" style:family="table-cell">
      <style:table-cell-properties style:vertical-align="" fo:padding-left="0.0389in" fo:padding-right="0.0389in" fo:padding-top="0in" fo:padding-bottom="0in" fo:border="0.5pt solid #000001"/>
    </style:style>
    <style:style style:name="Table48.B12" style:family="table-cell">
      <style:table-cell-properties style:vertical-align="" fo:padding-left="0.0389in" fo:padding-right="0.0389in" fo:padding-top="0in" fo:padding-bottom="0in" fo:border="0.5pt solid #000001"/>
    </style:style>
    <style:style style:name="Table48.C12" style:family="table-cell">
      <style:table-cell-properties style:vertical-align="middle" fo:padding-left="0.0389in" fo:padding-right="0.0389in" fo:padding-top="0in" fo:padding-bottom="0in" fo:border="0.5pt solid #000001"/>
    </style:style>
    <style:style style:name="Table48.A13" style:family="table-cell">
      <style:table-cell-properties style:vertical-align="" fo:padding-left="0.0389in" fo:padding-right="0.0389in" fo:padding-top="0in" fo:padding-bottom="0in" fo:border="0.5pt solid #000001"/>
    </style:style>
    <style:style style:name="Table48.B13" style:family="table-cell">
      <style:table-cell-properties style:vertical-align="" fo:padding-left="0.0389in" fo:padding-right="0.0389in" fo:padding-top="0in" fo:padding-bottom="0in" fo:border="0.5pt solid #000001"/>
    </style:style>
    <style:style style:name="Table48.C13" style:family="table-cell">
      <style:table-cell-properties style:vertical-align="middle" fo:padding-left="0.0389in" fo:padding-right="0.0389in" fo:padding-top="0in" fo:padding-bottom="0in" fo:border="0.5pt solid #000001"/>
    </style:style>
    <style:style style:name="Table48.A14" style:family="table-cell">
      <style:table-cell-properties style:vertical-align="" fo:padding-left="0.0389in" fo:padding-right="0.0389in" fo:padding-top="0in" fo:padding-bottom="0in" fo:border="0.5pt solid #000001"/>
    </style:style>
    <style:style style:name="Table48.B14" style:family="table-cell">
      <style:table-cell-properties style:vertical-align="" fo:padding-left="0.0389in" fo:padding-right="0.0389in" fo:padding-top="0in" fo:padding-bottom="0in" fo:border="0.5pt solid #000001"/>
    </style:style>
    <style:style style:name="Table48.C14" style:family="table-cell">
      <style:table-cell-properties style:vertical-align="middle" fo:padding-left="0.0389in" fo:padding-right="0.0389in" fo:padding-top="0in" fo:padding-bottom="0in" fo:border="0.5pt solid #000001"/>
    </style:style>
    <style:style style:name="Table48.A15" style:family="table-cell">
      <style:table-cell-properties style:vertical-align="" fo:padding-left="0.0389in" fo:padding-right="0.0389in" fo:padding-top="0in" fo:padding-bottom="0in" fo:border="0.5pt solid #000001"/>
    </style:style>
    <style:style style:name="Table48.B15" style:family="table-cell">
      <style:table-cell-properties style:vertical-align="" fo:padding-left="0.0389in" fo:padding-right="0.0389in" fo:padding-top="0in" fo:padding-bottom="0in" fo:border="0.5pt solid #000001"/>
    </style:style>
    <style:style style:name="Table48.C15" style:family="table-cell">
      <style:table-cell-properties style:vertical-align="middle" fo:padding-left="0.0389in" fo:padding-right="0.0389in" fo:padding-top="0in" fo:padding-bottom="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6.7167in"/>
    </style:style>
    <style:style style:name="Table49.B" style:family="table-column">
      <style:table-column-properties style:column-width="0.3722in"/>
    </style:style>
    <style:style style:name="Table49.1" style:family="table-row">
      <style:table-row-properties fo:keep-together="always"/>
    </style:style>
    <style:style style:name="Table4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9.A2" style:family="table-cell">
      <style:table-cell-properties style:vertical-align="" fo:padding-left="0.0389in" fo:padding-right="0.0389in" fo:padding-top="0in" fo:padding-bottom="0in" fo:border="0.5pt solid #000001"/>
    </style:style>
    <style:style style:name="Table49.B2" style:family="table-cell">
      <style:table-cell-properties style:vertical-align="middle" fo:padding-left="0.0389in" fo:padding-right="0.0389in" fo:padding-top="0in" fo:padding-bottom="0in" fo:border="0.5pt solid #000001"/>
    </style:style>
    <style:style style:name="Table50" style:family="table">
      <style:table-properties style:width="7.0896in" fo:margin-left="-0.0375in" fo:margin-top="0in" fo:margin-bottom="0in" table:align="left" style:writing-mode="lr-tb"/>
    </style:style>
    <style:style style:name="Table50.A" style:family="table-column">
      <style:table-column-properties style:column-width="7.0896in"/>
    </style:style>
    <style:style style:name="Table50.1" style:family="table-row">
      <style:table-row-properties fo:keep-together="always"/>
    </style:style>
    <style:style style:name="Table5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375in" fo:padding-right="0.0375in" fo:padding-top="0in" fo:padding-bottom="0in" fo:border="0.5pt solid #000001"/>
    </style:style>
    <style:style style:name="Table51" style:family="table">
      <style:table-properties style:width="7.0896in" fo:margin-left="-0.0389in" fo:margin-top="0in" fo:margin-bottom="0in" table:align="left" style:writing-mode="lr-tb"/>
    </style:style>
    <style:style style:name="Table51.A" style:family="table-column">
      <style:table-column-properties style:column-width="0.6701in"/>
    </style:style>
    <style:style style:name="Table51.B" style:family="table-column">
      <style:table-column-properties style:column-width="6.0465in"/>
    </style:style>
    <style:style style:name="Table51.C"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1.A2" style:family="table-cell">
      <style:table-cell-properties style:vertical-align="" fo:padding-left="0.0389in" fo:padding-right="0.0389in" fo:padding-top="0in" fo:padding-bottom="0in" fo:border="0.5pt solid #000001"/>
    </style:style>
    <style:style style:name="Table51.B2" style:family="table-cell">
      <style:table-cell-properties style:vertical-align="" fo:padding-left="0.0389in" fo:padding-right="0.0389in" fo:padding-top="0in" fo:padding-bottom="0in" fo:border="0.5pt solid #000001"/>
    </style:style>
    <style:style style:name="Table51.C2" style:family="table-cell">
      <style:table-cell-properties style:vertical-align="middle" fo:padding-left="0.0389in" fo:padding-right="0.0389in" fo:padding-top="0in" fo:padding-bottom="0in" fo:border="0.5pt solid #000001"/>
    </style:style>
    <style:style style:name="Table51.A3" style:family="table-cell">
      <style:table-cell-properties style:vertical-align="" fo:padding-left="0.0389in" fo:padding-right="0.0389in" fo:padding-top="0in" fo:padding-bottom="0in" fo:border="0.5pt solid #000001"/>
    </style:style>
    <style:style style:name="Table51.B3" style:family="table-cell">
      <style:table-cell-properties style:vertical-align="" fo:padding-left="0.0389in" fo:padding-right="0.0389in" fo:padding-top="0in" fo:padding-bottom="0in" fo:border="0.5pt solid #000001"/>
    </style:style>
    <style:style style:name="Table51.C3" style:family="table-cell">
      <style:table-cell-properties style:vertical-align="middle" fo:padding-left="0.0389in" fo:padding-right="0.0389in" fo:padding-top="0in" fo:padding-bottom="0in" fo:border="0.5pt solid #000001"/>
    </style:style>
    <style:style style:name="Table51.A4" style:family="table-cell">
      <style:table-cell-properties style:vertical-align="" fo:padding-left="0.0389in" fo:padding-right="0.0389in" fo:padding-top="0in" fo:padding-bottom="0in" fo:border="0.5pt solid #000001"/>
    </style:style>
    <style:style style:name="Table51.B4" style:family="table-cell">
      <style:table-cell-properties style:vertical-align="" fo:padding-left="0.0389in" fo:padding-right="0.0389in" fo:padding-top="0in" fo:padding-bottom="0in" fo:border="0.5pt solid #000001"/>
    </style:style>
    <style:style style:name="Table51.C4" style:family="table-cell">
      <style:table-cell-properties style:vertical-align="middle" fo:padding-left="0.0389in" fo:padding-right="0.0389in" fo:padding-top="0in" fo:padding-bottom="0in" fo:border="0.5pt solid #000001"/>
    </style:style>
    <style:style style:name="Table52" style:family="table">
      <style:table-properties style:width="7.0896in" fo:margin-left="-0.0389in" fo:margin-top="0in" fo:margin-bottom="0in" table:align="left" style:writing-mode="lr-tb"/>
    </style:style>
    <style:style style:name="Table52.A" style:family="table-column">
      <style:table-column-properties style:column-width="6.7167in"/>
    </style:style>
    <style:style style:name="Table52.B" style:family="table-column">
      <style:table-column-properties style:column-width="0.3722in"/>
    </style:style>
    <style:style style:name="Table52.1" style:family="table-row">
      <style:table-row-properties fo:keep-together="always"/>
    </style:style>
    <style:style style:name="Table5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2.A2" style:family="table-cell">
      <style:table-cell-properties style:vertical-align="" fo:padding-left="0.0389in" fo:padding-right="0.0389in" fo:padding-top="0in" fo:padding-bottom="0in" fo:border="0.5pt solid #000001"/>
    </style:style>
    <style:style style:name="Table52.B2" style:family="table-cell">
      <style:table-cell-properties style:vertical-align="middle" fo:padding-left="0.0389in" fo:padding-right="0.0389in" fo:padding-top="0in" fo:padding-bottom="0in" fo:border="0.5pt solid #000001"/>
    </style:style>
    <style:style style:name="Table53" style:family="table">
      <style:table-properties style:width="7.0896in" fo:margin-left="-0.0375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375in" fo:padding-right="0.0375in" fo:padding-top="0in" fo:padding-bottom="0in" fo:border="0.5pt solid #000001"/>
    </style:style>
    <style:style style:name="Table54" style:family="table">
      <style:table-properties style:width="7.0896in" fo:margin-left="-0.0389in" fo:margin-top="0in" fo:margin-bottom="0in" table:align="left" style:writing-mode="lr-tb"/>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4.A2" style:family="table-cell">
      <style:table-cell-properties style:vertical-align="" fo:padding-left="0.0389in" fo:padding-right="0.0389in" fo:padding-top="0in" fo:padding-bottom="0in" fo:border="0.5pt solid #000001"/>
    </style:style>
    <style:style style:name="Table54.B2" style:family="table-cell">
      <style:table-cell-properties style:vertical-align="" fo:padding-left="0.0389in" fo:padding-right="0.0389in" fo:padding-top="0in" fo:padding-bottom="0in" fo:border="0.5pt solid #000001"/>
    </style:style>
    <style:style style:name="Table54.C2" style:family="table-cell">
      <style:table-cell-properties style:vertical-align="middle" fo:padding-left="0.0389in" fo:padding-right="0.0389in" fo:padding-top="0in" fo:padding-bottom="0in" fo:border="0.5pt solid #000001"/>
    </style:style>
    <style:style style:name="Table54.A3" style:family="table-cell">
      <style:table-cell-properties style:vertical-align="" fo:padding-left="0.0389in" fo:padding-right="0.0389in" fo:padding-top="0in" fo:padding-bottom="0in" fo:border="0.5pt solid #000001"/>
    </style:style>
    <style:style style:name="Table54.B3" style:family="table-cell">
      <style:table-cell-properties style:vertical-align="" fo:padding-left="0.0389in" fo:padding-right="0.0389in" fo:padding-top="0in" fo:padding-bottom="0in" fo:border="0.5pt solid #000001"/>
    </style:style>
    <style:style style:name="Table54.C3" style:family="table-cell">
      <style:table-cell-properties style:vertical-align="middle" fo:padding-left="0.0389in" fo:padding-right="0.0389in" fo:padding-top="0in" fo:padding-bottom="0in" fo:border="0.5pt solid #000001"/>
    </style:style>
    <style:style style:name="Table54.A4" style:family="table-cell">
      <style:table-cell-properties style:vertical-align="" fo:padding-left="0.0389in" fo:padding-right="0.0389in" fo:padding-top="0in" fo:padding-bottom="0in" fo:border="0.5pt solid #000001"/>
    </style:style>
    <style:style style:name="Table54.B4" style:family="table-cell">
      <style:table-cell-properties style:vertical-align="" fo:padding-left="0.0389in" fo:padding-right="0.0389in" fo:padding-top="0in" fo:padding-bottom="0in" fo:border="0.5pt solid #000001"/>
    </style:style>
    <style:style style:name="Table54.C4" style:family="table-cell">
      <style:table-cell-properties style:vertical-align="middle" fo:padding-left="0.0389in" fo:padding-right="0.0389in" fo:padding-top="0in" fo:padding-bottom="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6.7167in"/>
    </style:style>
    <style:style style:name="Table55.B" style:family="table-column">
      <style:table-column-properties style:column-width="0.3722in"/>
    </style:style>
    <style:style style:name="Table55.1" style:family="table-row">
      <style:table-row-properties fo:keep-together="always"/>
    </style:style>
    <style:style style:name="Table5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5.A2" style:family="table-cell">
      <style:table-cell-properties style:vertical-align="" fo:padding-left="0.0389in" fo:padding-right="0.0389in" fo:padding-top="0in" fo:padding-bottom="0in" fo:border="0.5pt solid #000001"/>
    </style:style>
    <style:style style:name="Table55.B2" style:family="table-cell">
      <style:table-cell-properties style:vertical-align="middle" fo:padding-left="0.0389in" fo:padding-right="0.0389in" fo:padding-top="0in" fo:padding-bottom="0in" fo:border="0.5pt solid #000001"/>
    </style:style>
    <style:style style:name="Table56" style:family="table">
      <style:table-properties style:width="7.0896in" fo:margin-left="-0.0375in" fo:margin-top="0in" fo:margin-bottom="0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375in" fo:padding-right="0.0375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fo:language="en" fo:country="US" style:language-complex="ar" style:country-complex="SA"/>
    </style:style>
    <style:style style:name="P4" style:family="paragraph" style:parent-style-name="Body">
      <style:text-properties fo:language="en" fo:country="US" officeooo:rsid="0017b0bb" style:language-complex="ar" style:country-complex="SA"/>
    </style:style>
    <style:style style:name="P5" style:family="paragraph" style:parent-style-name="Body">
      <style:text-properties fo:language="en" fo:country="US" officeooo:rsid="0017b0bb" officeooo:paragraph-rsid="0017b0bb" style:language-complex="ar" style:country-complex="SA"/>
    </style:style>
    <style:style style:name="P6" style:family="paragraph" style:parent-style-name="Body">
      <style:text-properties fo:language="en" fo:country="US" officeooo:rsid="00181fec" officeooo:paragraph-rsid="00181fec" style:language-complex="ar" style:country-complex="SA"/>
    </style:style>
    <style:style style:name="P7" style:family="paragraph" style:parent-style-name="Body">
      <style:text-properties fo:language="en" fo:country="US" officeooo:rsid="001f5c0d" officeooo:paragraph-rsid="0025b638" style:language-complex="ar" style:country-complex="SA"/>
    </style:style>
    <style:style style:name="P8" style:family="paragraph" style:parent-style-name="Body">
      <style:text-properties fo:language="en" fo:country="US" officeooo:rsid="002d4d37" officeooo:paragraph-rsid="002d4d37" style:language-complex="ar" style:country-complex="SA"/>
    </style:style>
    <style:style style:name="P9"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0" style:family="paragraph" style:parent-style-name="Body">
      <style:text-properties fo:language="en" fo:country="US" officeooo:rsid="00304ff2" style:language-complex="ar" style:country-complex="SA"/>
    </style:style>
    <style:style style:name="P11" style:family="paragraph" style:parent-style-name="Body">
      <style:text-properties fo:language="en" fo:country="US" officeooo:rsid="005373c1" style:language-complex="ar" style:country-complex="SA"/>
    </style:style>
    <style:style style:name="P12" style:family="paragraph" style:parent-style-name="Body">
      <style:text-properties fo:language="en" fo:country="US" officeooo:rsid="00546db7" officeooo:paragraph-rsid="0055a73e" style:language-complex="ar" style:country-complex="SA"/>
    </style:style>
    <style:style style:name="P13" style:family="paragraph" style:parent-style-name="Body">
      <style:text-properties fo:language="en" fo:country="US" officeooo:rsid="0055a73e" officeooo:paragraph-rsid="0055a73e" style:language-complex="ar" style:country-complex="SA"/>
    </style:style>
    <style:style style:name="P14" style:family="paragraph" style:parent-style-name="Body">
      <style:text-properties officeooo:rsid="0039913a" officeooo:paragraph-rsid="0039913a"/>
    </style:style>
    <style:style style:name="P15" style:family="paragraph" style:parent-style-name="Body">
      <style:text-properties officeooo:rsid="0039913a" officeooo:paragraph-rsid="0049abd4"/>
    </style:style>
    <style:style style:name="P16" style:family="paragraph" style:parent-style-name="Body">
      <style:text-properties officeooo:rsid="0039913a" officeooo:paragraph-rsid="003b547b"/>
    </style:style>
    <style:style style:name="P17" style:family="paragraph" style:parent-style-name="Body">
      <style:text-properties fo:color="#000000" fo:language="en" fo:country="US" fo:font-style="normal" style:font-style-asian="normal" style:language-complex="ar" style:country-complex="SA" style:font-style-complex="normal"/>
    </style:style>
    <style:style style:name="P18"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19" style:family="paragraph" style:parent-style-name="Body">
      <style:text-properties officeooo:rsid="00286c3f" officeooo:paragraph-rsid="00286c3f"/>
    </style:style>
    <style:style style:name="P20" style:family="paragraph" style:parent-style-name="Body">
      <style:text-properties officeooo:rsid="001c0a7f" officeooo:paragraph-rsid="0025b638"/>
    </style:style>
    <style:style style:name="P21" style:family="paragraph" style:parent-style-name="Body">
      <style:text-properties officeooo:rsid="001d9190" officeooo:paragraph-rsid="0025b638"/>
    </style:style>
    <style:style style:name="P22" style:family="paragraph" style:parent-style-name="Body">
      <style:text-properties officeooo:rsid="0023c3f3" officeooo:paragraph-rsid="0025b638"/>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officeooo:rsid="0026e814" officeooo:paragraph-rsid="0026e814"/>
    </style:style>
    <style:style style:name="P25" style:family="paragraph" style:parent-style-name="Body">
      <style:text-properties officeooo:rsid="00319d1f" officeooo:paragraph-rsid="00319d1f"/>
    </style:style>
    <style:style style:name="P26" style:family="paragraph" style:parent-style-name="Body">
      <style:text-properties officeooo:rsid="0037b14d" officeooo:paragraph-rsid="0037b14d"/>
    </style:style>
    <style:style style:name="P27" style:family="paragraph" style:parent-style-name="Body">
      <style:text-properties officeooo:rsid="0038f9cd" officeooo:paragraph-rsid="0038f9cd"/>
    </style:style>
    <style:style style:name="P28" style:family="paragraph" style:parent-style-name="Body">
      <style:text-properties officeooo:rsid="0041a048" officeooo:paragraph-rsid="0041a048"/>
    </style:style>
    <style:style style:name="P29" style:family="paragraph" style:parent-style-name="Body">
      <style:text-properties officeooo:rsid="0041a048" officeooo:paragraph-rsid="0049abd4"/>
    </style:style>
    <style:style style:name="P30" style:family="paragraph" style:parent-style-name="Body">
      <style:text-properties officeooo:rsid="00408baa" officeooo:paragraph-rsid="00408baa"/>
    </style:style>
    <style:style style:name="P31" style:family="paragraph" style:parent-style-name="Body">
      <style:text-properties officeooo:rsid="00470c54" officeooo:paragraph-rsid="00470c54"/>
    </style:style>
    <style:style style:name="P32" style:family="paragraph" style:parent-style-name="Body">
      <style:text-properties officeooo:rsid="0049abd4" officeooo:paragraph-rsid="0049abd4"/>
    </style:style>
    <style:style style:name="P33" style:family="paragraph" style:parent-style-name="Body">
      <style:text-properties officeooo:rsid="0031faa5" officeooo:paragraph-rsid="0031faa5"/>
    </style:style>
    <style:style style:name="P34" style:family="paragraph" style:parent-style-name="Body">
      <style:text-properties officeooo:rsid="005064d8" officeooo:paragraph-rsid="005064d8"/>
    </style:style>
    <style:style style:name="P35" style:family="paragraph" style:parent-style-name="Body">
      <style:text-properties officeooo:rsid="0056085a" officeooo:paragraph-rsid="0056085a"/>
    </style:style>
    <style:style style:name="P36" style:family="paragraph" style:parent-style-name="Code_20_Snipet">
      <style:paragraph-properties fo:margin-left="0.5in" fo:margin-right="0in" fo:text-indent="0in" style:auto-text-indent="false"/>
    </style:style>
    <style:style style:name="P37" style:family="paragraph" style:parent-style-name="Code_20_Snipet">
      <style:paragraph-properties fo:margin-left="0.5in" fo:margin-right="0in" fo:text-indent="0in" style:auto-text-indent="false"/>
      <style:text-properties officeooo:paragraph-rsid="0049abd4"/>
    </style:style>
    <style:style style:name="P38"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39" style:family="paragraph" style:parent-style-name="Code_20_Snipet">
      <style:paragraph-properties fo:margin-left="0.5in" fo:margin-right="0in" fo:text-indent="0in" style:auto-text-indent="false"/>
      <style:text-properties officeooo:rsid="0042da18" officeooo:paragraph-rsid="004aa013"/>
    </style:style>
    <style:style style:name="P40"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text-properties officeooo:rsid="004aa013" officeooo:paragraph-rsid="004aa013"/>
    </style:style>
    <style:style style:name="P41" style:family="paragraph" style:parent-style-name="Code_20_Snipet">
      <style:paragraph-properties fo:margin-left="0.5in" fo:margin-right="0in" fo:text-indent="0in" style:auto-text-indent="false"/>
      <style:text-properties officeooo:paragraph-rsid="004aa013"/>
    </style:style>
    <style:style style:name="P42" style:family="paragraph" style:parent-style-name="Code_20_Snipet">
      <style:paragraph-properties fo:margin-left="0.5in" fo:margin-right="0in" fo:text-indent="0in" style:auto-text-indent="false"/>
      <style:text-properties officeooo:paragraph-rsid="004b9eb3"/>
    </style:style>
    <style:style style:name="P43"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44"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45" style:family="paragraph" style:parent-style-name="Standard">
      <style:paragraph-properties fo:margin-left="0in" fo:margin-right="0in" fo:text-align="start" style:justify-single-word="false" fo:text-indent="0in" style:auto-text-indent="false"/>
    </style:style>
    <style:style style:name="P46"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47"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48"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49"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50"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51"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52" style:family="paragraph" style:parent-style-name="Body">
      <style:paragraph-properties style:writing-mode="lr-tb"/>
      <style:text-properties fo:language="en" fo:country="US" style:language-complex="ar" style:country-complex="SA"/>
    </style:style>
    <style:style style:name="P53" style:family="paragraph" style:parent-style-name="Body">
      <style:paragraph-properties style:writing-mode="lr-tb"/>
      <style:text-properties fo:language="en" fo:country="US" officeooo:rsid="00304ff2" officeooo:paragraph-rsid="00304ff2" style:language-complex="ar" style:country-complex="SA"/>
    </style:style>
    <style:style style:name="P54" style:family="paragraph" style:parent-style-name="Body">
      <style:paragraph-properties style:writing-mode="lr-tb"/>
      <style:text-properties fo:language="en" fo:country="US" officeooo:rsid="005a5aad" officeooo:paragraph-rsid="005a5aad" style:language-complex="ar" style:country-complex="SA"/>
    </style:style>
    <style:style style:name="P55" style:family="paragraph" style:parent-style-name="Standard">
      <style:text-properties style:font-name="Arial" fo:font-size="9pt" fo:language="en" fo:country="US" style:font-size-asian="9pt" style:font-size-complex="9pt" style:language-complex="ar" style:country-complex="SA"/>
    </style:style>
    <style:style style:name="P56" style:family="paragraph" style:parent-style-name="Standard">
      <style:text-properties style:font-name="Arial" fo:language="en" fo:country="US" style:language-complex="ar" style:country-complex="SA"/>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fo:color="#3f7f5f" style:font-name="Monaco" fo:font-size="11pt" style:font-size-asian="11pt"/>
    </style:style>
    <style:style style:name="P59" style:family="paragraph" style:parent-style-name="Preformatted_20_Text">
      <style:text-properties fo:color="#000000" fo:language="en" fo:country="US" fo:font-style="normal" style:font-style-asian="normal" style:language-complex="ar" style:country-complex="SA" style:font-style-complex="normal"/>
    </style:style>
    <style:style style:name="P6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1" style:family="paragraph" style:parent-style-name="CellBody">
      <style:paragraph-properties fo:keep-with-next="always" style:snap-to-layout-grid="false"/>
      <style:text-properties fo:language="en" fo:country="US" style:language-complex="ar" style:country-complex="SA"/>
    </style:style>
    <style:style style:name="P62" style:family="paragraph" style:parent-style-name="Abstract">
      <style:text-properties fo:font-size="16pt" fo:language="en" fo:country="US" fo:font-weight="bold" style:font-size-asian="16pt" style:font-weight-asian="bold" style:language-complex="ar" style:country-complex="SA"/>
    </style:style>
    <style:style style:name="P63" style:family="paragraph" style:parent-style-name="Abstract">
      <style:text-properties fo:language="en" fo:country="US" style:language-complex="ar" style:country-complex="SA"/>
    </style:style>
    <style:style style:name="P64" style:family="paragraph" style:parent-style-name="CellBody">
      <style:text-properties fo:language="en" fo:country="US" style:language-complex="ar" style:country-complex="SA"/>
    </style:style>
    <style:style style:name="P65" style:family="paragraph" style:parent-style-name="CellBody">
      <style:paragraph-properties style:snap-to-layout-grid="false"/>
      <style:text-properties fo:language="en" fo:country="US" style:language-complex="ar" style:country-complex="SA"/>
    </style:style>
    <style:style style:name="P66" style:family="paragraph" style:parent-style-name="CellBody">
      <style:paragraph-properties style:snap-to-layout-grid="false"/>
      <style:text-properties fo:language="en" fo:country="US" officeooo:rsid="0009c6ce" officeooo:paragraph-rsid="0009c6ce" style:language-complex="ar" style:country-complex="SA"/>
    </style:style>
    <style:style style:name="P67" style:family="paragraph" style:parent-style-name="CellBody">
      <style:text-properties fo:language="en" fo:country="US" officeooo:rsid="0009c6ce" officeooo:paragraph-rsid="0009c6ce" style:language-complex="ar" style:country-complex="SA"/>
    </style:style>
    <style:style style:name="P68" style:family="paragraph" style:parent-style-name="CellBody">
      <style:text-properties fo:language="en" fo:country="US" officeooo:rsid="001d2df5" officeooo:paragraph-rsid="0009c6ce" style:language-complex="ar" style:country-complex="SA"/>
    </style:style>
    <style:style style:name="P69" style:family="paragraph" style:parent-style-name="CellBody">
      <style:text-properties fo:language="en" fo:country="US" officeooo:rsid="000dba0c" officeooo:paragraph-rsid="000dba0c" style:language-complex="ar" style:country-complex="SA"/>
    </style:style>
    <style:style style:name="P70" style:family="paragraph" style:parent-style-name="CellBody">
      <style:paragraph-properties style:snap-to-layout-grid="false"/>
      <style:text-properties fo:language="en" fo:country="US" officeooo:rsid="00191db0" officeooo:paragraph-rsid="00191db0" style:language-complex="ar" style:country-complex="SA"/>
    </style:style>
    <style:style style:name="P71" style:family="paragraph" style:parent-style-name="CellBody">
      <style:text-properties fo:language="en" fo:country="US" officeooo:rsid="00191db0" officeooo:paragraph-rsid="00191db0" style:language-complex="ar" style:country-complex="SA"/>
    </style:style>
    <style:style style:name="P72" style:family="paragraph" style:parent-style-name="CellBody">
      <style:paragraph-properties style:snap-to-layout-grid="false"/>
      <style:text-properties fo:language="en" fo:country="US" officeooo:rsid="0025b638" officeooo:paragraph-rsid="00191db0" style:language-complex="ar" style:country-complex="SA"/>
    </style:style>
    <style:style style:name="P73" style:family="paragraph" style:parent-style-name="CellBody">
      <style:text-properties fo:language="en" fo:country="US" officeooo:rsid="0025b638" officeooo:paragraph-rsid="0025b638" style:language-complex="ar" style:country-complex="SA"/>
    </style:style>
    <style:style style:name="P74" style:family="paragraph" style:parent-style-name="CellBody">
      <style:paragraph-properties style:snap-to-layout-grid="false"/>
      <style:text-properties fo:language="en" fo:country="US" officeooo:rsid="0037b14d" officeooo:paragraph-rsid="0037b14d" style:language-complex="ar" style:country-complex="SA"/>
    </style:style>
    <style:style style:name="P75" style:family="paragraph" style:parent-style-name="CellBody">
      <style:text-properties fo:language="en" fo:country="US" officeooo:rsid="0037b14d" officeooo:paragraph-rsid="0037b14d" style:language-complex="ar" style:country-complex="SA"/>
    </style:style>
    <style:style style:name="P76" style:family="paragraph" style:parent-style-name="CellBody">
      <style:paragraph-properties style:snap-to-layout-grid="false"/>
      <style:text-properties fo:language="en" fo:country="US" officeooo:rsid="0049abd4" officeooo:paragraph-rsid="0049abd4" style:language-complex="ar" style:country-complex="SA"/>
    </style:style>
    <style:style style:name="P77" style:family="paragraph" style:parent-style-name="CellBody">
      <style:text-properties fo:language="en" fo:country="US" officeooo:rsid="0049abd4" officeooo:paragraph-rsid="0049abd4" style:language-complex="ar" style:country-complex="SA"/>
    </style:style>
    <style:style style:name="P78" style:family="paragraph" style:parent-style-name="CellBody">
      <style:paragraph-properties style:snap-to-layout-grid="false"/>
      <style:text-properties fo:language="en" fo:country="US" officeooo:rsid="0052612a" officeooo:paragraph-rsid="0052612a" style:language-complex="ar" style:country-complex="SA"/>
    </style:style>
    <style:style style:name="P79" style:family="paragraph" style:parent-style-name="CellBody">
      <style:text-properties fo:language="en" fo:country="US" officeooo:rsid="0052612a" officeooo:paragraph-rsid="0052612a" style:language-complex="ar" style:country-complex="SA"/>
    </style:style>
    <style:style style:name="P80" style:family="paragraph" style:parent-style-name="CellBody">
      <style:text-properties fo:language="en" fo:country="US" officeooo:rsid="00568e64" officeooo:paragraph-rsid="00568e64" style:language-complex="ar" style:country-complex="SA"/>
    </style:style>
    <style:style style:name="P81" style:family="paragraph" style:parent-style-name="Document_20_Title">
      <style:text-properties fo:language="en" fo:country="US" style:language-complex="ar" style:country-complex="SA"/>
    </style:style>
    <style:style style:name="P82" style:family="paragraph" style:parent-style-name="Preformatted_20_Text">
      <style:paragraph-properties fo:margin-top="0in" fo:margin-bottom="0.1965in" loext:contextual-spacing="false"/>
    </style:style>
    <style:style style:name="P83" style:family="paragraph" style:parent-style-name="Code_20_Snipet">
      <style:paragraph-properties fo:margin-top="0.0028in" fo:margin-bottom="0.0028in" loext:contextual-spacing="false" fo:line-height="100%" fo:text-align="start" style:justify-single-word="false"/>
    </style:style>
    <style:style style:name="P84"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85" style:family="paragraph" style:parent-style-name="Code_20_Snipet">
      <style:paragraph-properties>
        <style:tab-stops>
          <style:tab-stop style:position="0.5in"/>
          <style:tab-stop style:position="1in"/>
          <style:tab-stop style:position="1.4772in"/>
          <style:tab-stop style:position="3.9374in"/>
        </style:tab-stops>
      </style:paragraph-properties>
    </style:style>
    <style:style style:name="P86" style:family="paragraph" style:parent-style-name="Code_20_Snipet">
      <style:text-properties officeooo:paragraph-rsid="0055a73e"/>
    </style:style>
    <style:style style:name="P87" style:family="paragraph" style:parent-style-name="Standard">
      <style:paragraph-properties fo:line-height="0.1945in"/>
      <style:text-properties style:font-name="Arial1"/>
    </style:style>
    <style:style style:name="P88" style:family="paragraph" style:parent-style-name="Standard">
      <style:paragraph-properties fo:line-height="0.1846in"/>
      <style:text-properties style:font-name="Arial1"/>
    </style:style>
    <style:style style:name="P89" style:family="paragraph" style:parent-style-name="Standard">
      <style:paragraph-properties fo:text-align="start" style:justify-single-word="false" fo:orphans="2" fo:widows="2"/>
    </style:style>
    <style:style style:name="P90" style:family="paragraph" style:parent-style-name="Standard">
      <style:paragraph-properties fo:text-align="start" style:justify-single-word="false" fo:keep-together="always" fo:orphans="2" fo:widows="2"/>
    </style:style>
    <style:style style:name="P91" style:family="paragraph" style:parent-style-name="Standard">
      <style:paragraph-properties fo:margin-top="0in" fo:margin-bottom="0.1945in" loext:contextual-spacing="false" fo:text-align="start" style:justify-single-word="false" fo:orphans="2" fo:widows="2"/>
    </style:style>
    <style:style style:name="P92" style:family="paragraph" style:parent-style-name="Standard">
      <style:paragraph-properties fo:margin-top="0in" fo:margin-bottom="0.1945in" loext:contextual-spacing="false" fo:text-align="start" style:justify-single-word="false" fo:keep-together="always" fo:orphans="2" fo:widows="2"/>
    </style:style>
    <style:style style:name="P93" style:family="paragraph" style:parent-style-name="Standard">
      <style:paragraph-properties fo:margin-top="0in" fo:margin-bottom="0.1945in" loext:contextual-spacing="false" fo:text-align="start" style:justify-single-word="false" fo:orphans="2" fo:widows="2" fo:keep-with-next="always"/>
    </style:style>
    <style:style style:name="P94" style:family="paragraph" style:parent-style-name="Standard">
      <style:paragraph-properties fo:margin-top="0.0374in" fo:margin-bottom="0.0374in" loext:contextual-spacing="false" fo:text-align="start" style:justify-single-word="false" fo:orphans="2" fo:widows="2"/>
    </style:style>
    <style:style style:name="P95"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6" style:family="paragraph" style:parent-style-name="Standard">
      <style:paragraph-properties fo:margin-top="0.0374in" fo:margin-bottom="0.0374in" loext:contextual-spacing="false" fo:text-align="center" style:justify-single-word="false" fo:orphans="2" fo:widows="2"/>
    </style:style>
    <style:style style:name="P97"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8" style:family="paragraph" style:parent-style-name="Standard">
      <style:paragraph-properties fo:margin-top="0.1945in" fo:margin-bottom="0in" loext:contextual-spacing="false" fo:text-align="start" style:justify-single-word="false" fo:orphans="2" fo:widows="2"/>
    </style:style>
    <style:style style:name="P99"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0"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1" style:family="paragraph" style:parent-style-name="Standard">
      <style:paragraph-properties fo:margin-top="0.1945in" fo:margin-bottom="0.1945in" loext:contextual-spacing="false" fo:text-align="start" style:justify-single-word="false" fo:orphans="2" fo:widows="2"/>
    </style:style>
    <style:style style:name="P102" style:family="paragraph" style:parent-style-name="Standard">
      <style:paragraph-properties fo:margin-top="0in" fo:margin-bottom="0.1665in" loext:contextual-spacing="false" fo:text-align="start" style:justify-single-word="false" fo:orphans="2" fo:widows="2"/>
    </style:style>
    <style:style style:name="P103" style:family="paragraph" style:parent-style-name="Standard">
      <style:paragraph-properties fo:text-align="start" style:justify-single-word="false" fo:orphans="2" fo:widows="2" fo:keep-with-next="always"/>
    </style:style>
    <style:style style:name="P104" style:family="paragraph" style:parent-style-name="Standard">
      <style:paragraph-properties fo:text-align="start" style:justify-single-word="false" fo:keep-together="always" fo:orphans="2" fo:widows="2" fo:keep-with-next="always"/>
    </style:style>
    <style:style style:name="P105"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6"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7" style:family="paragraph" style:parent-style-name="Standard">
      <style:paragraph-properties fo:margin-left="0.5in" fo:margin-right="0in" fo:text-align="start" style:justify-single-word="false" fo:orphans="2" fo:widows="2" fo:text-indent="0in" style:auto-text-indent="false" fo:keep-with-next="always"/>
    </style:style>
    <style:style style:name="P108" style:family="paragraph" style:parent-style-name="Standard">
      <style:paragraph-properties fo:margin-left="0.5in" fo:margin-right="0in" fo:text-align="start" style:justify-single-word="false" fo:orphans="2" fo:widows="2" fo:text-indent="0in" style:auto-text-indent="false"/>
    </style:style>
    <style:style style:name="P109" style:family="paragraph" style:parent-style-name="Standard">
      <style:paragraph-properties fo:margin-top="0.1736in" fo:margin-bottom="0.1945in" loext:contextual-spacing="false" fo:text-align="start" style:justify-single-word="false" fo:keep-together="always" fo:orphans="2" fo:widows="2"/>
    </style:style>
    <style:style style:name="P110"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11" style:family="paragraph" style:parent-style-name="Standard">
      <style:paragraph-properties fo:margin-top="0.0319in" fo:margin-bottom="0.0319in" loext:contextual-spacing="false" fo:text-align="start" style:justify-single-word="false" fo:orphans="2" fo:widows="2"/>
    </style:style>
    <style:style style:name="P112"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3" style:family="paragraph" style:parent-style-name="Standard">
      <style:paragraph-properties fo:margin-top="0.0319in" fo:margin-bottom="0.0319in" loext:contextual-spacing="false" fo:text-align="center" style:justify-single-word="false" fo:orphans="2" fo:widows="2"/>
    </style:style>
    <style:style style:name="P114"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5" style:family="paragraph" style:parent-style-name="Standard">
      <style:paragraph-properties fo:margin-top="0.0319in" fo:margin-bottom="0.0319in" loext:contextual-spacing="false" fo:text-align="end" style:justify-single-word="false" fo:orphans="2" fo:widows="2"/>
    </style:style>
    <style:style style:name="P116"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7" style:family="paragraph" style:parent-style-name="Standard">
      <style:paragraph-properties fo:margin-top="0.0319in" fo:margin-bottom="0in" loext:contextual-spacing="false" fo:text-align="start" style:justify-single-word="false" fo:orphans="2" fo:widows="2"/>
    </style:style>
    <style:style style:name="P118"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9"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0"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1"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22" style:family="paragraph" style:parent-style-name="Standard">
      <style:paragraph-properties fo:margin-left="1in" fo:margin-right="0in" fo:text-align="start" style:justify-single-word="false" fo:orphans="2" fo:widows="2" fo:text-indent="0in" style:auto-text-indent="false"/>
    </style:style>
    <style:style style:name="P123"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4"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5"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7">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8">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9">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10">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1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1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5" style:family="paragraph" style:parent-style-name="Standard" style:list-style-name="WWNum1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6" style:family="paragraph" style:parent-style-name="Standard">
      <style:paragraph-properties fo:margin-left="1in" fo:margin-right="0in" fo:text-align="start" style:justify-single-word="false" fo:orphans="2" fo:widows="2" fo:text-indent="0in" style:auto-text-indent="false" fo:keep-with-next="always"/>
    </style:style>
    <style:style style:name="P137"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8"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9"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0"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1"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3" style:family="paragraph" style:parent-style-name="Standard" style:list-style-name="WWNum1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4" style:family="paragraph" style:parent-style-name="Standard" style:list-style-name="WWNum1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5" style:family="paragraph" style:parent-style-name="Standard" style:list-style-name="WWNum7">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6"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7"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8"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9" style:family="paragraph" style:parent-style-name="Standard" style:list-style-name="WWNum1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0"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51"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52"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53" style:family="paragraph" style:parent-style-name="Heading_20_2">
      <style:text-properties fo:language="en" fo:country="US" style:language-complex="ar" style:country-complex="SA"/>
    </style:style>
    <style:style style:name="P154" style:family="paragraph" style:parent-style-name="Heading_20_2">
      <style:text-properties officeooo:paragraph-rsid="0037b14d"/>
    </style:style>
    <style:style style:name="P155" style:family="paragraph" style:parent-style-name="Heading_20_2">
      <style:text-properties officeooo:rsid="00319d1f"/>
    </style:style>
    <style:style style:name="P156" style:family="paragraph" style:parent-style-name="Heading_20_2">
      <style:text-properties officeooo:rsid="00286c3f" officeooo:paragraph-rsid="00286c3f"/>
    </style:style>
    <style:style style:name="P157" style:family="paragraph" style:parent-style-name="Heading_20_2">
      <style:text-properties officeooo:rsid="001c0a7f" officeooo:paragraph-rsid="0025b638"/>
    </style:style>
    <style:style style:name="P158" style:family="paragraph" style:parent-style-name="Heading_20_1">
      <style:text-properties fo:language="en" fo:country="US" style:language-complex="ar" style:country-complex="SA"/>
    </style:style>
    <style:style style:name="P159" style:family="paragraph" style:parent-style-name="Heading_20_1">
      <style:paragraph-properties fo:break-before="page"/>
      <style:text-properties fo:language="en" fo:country="US" style:language-complex="ar" style:country-complex="SA"/>
    </style:style>
    <style:style style:name="P160" style:family="paragraph" style:parent-style-name="Body" style:list-style-name="L1">
      <style:text-properties fo:language="en" fo:country="US" style:language-complex="ar" style:country-complex="SA"/>
    </style:style>
    <style:style style:name="P161" style:family="paragraph" style:parent-style-name="Body" style:list-style-name="L2">
      <style:paragraph-properties fo:text-align="start" style:justify-single-word="false"/>
      <style:text-properties fo:language="en" fo:country="US" officeooo:rsid="002d4d37" officeooo:paragraph-rsid="002d4d37" style:language-complex="ar" style:country-complex="SA"/>
    </style:style>
    <style:style style:name="P162" style:family="paragraph" style:parent-style-name="Body" style:list-style-name="L2">
      <style:paragraph-properties fo:text-align="start" style:justify-single-word="false"/>
      <style:text-properties fo:language="en" fo:country="US" officeooo:rsid="002d4d37" officeooo:paragraph-rsid="002e8456" style:language-complex="ar" style:country-complex="SA"/>
    </style:style>
    <style:style style:name="P163" style:family="paragraph" style:parent-style-name="Body" style:list-style-name="L2">
      <style:paragraph-properties fo:text-align="start" style:justify-single-word="false"/>
      <style:text-properties fo:language="en" fo:country="US" officeooo:rsid="002d4d37" officeooo:paragraph-rsid="002df52e" style:language-complex="ar" style:country-complex="SA"/>
    </style:style>
    <style:style style:name="P164" style:family="paragraph" style:parent-style-name="Body" style:list-style-name="L3">
      <style:text-properties fo:language="en" fo:country="US" style:language-complex="ar" style:country-complex="SA"/>
    </style:style>
    <style:style style:name="P165" style:family="paragraph" style:parent-style-name="Body" style:list-style-name="L4">
      <style:paragraph-properties fo:text-align="start" style:justify-single-word="false"/>
      <style:text-properties fo:language="en" fo:country="US" style:language-complex="ar" style:country-complex="SA"/>
    </style:style>
    <style:style style:name="P166" style:family="paragraph" style:parent-style-name="Body" style:list-style-name="L5">
      <style:paragraph-properties fo:text-align="start" style:justify-single-word="false"/>
    </style:style>
    <style:style style:name="P167" style:family="paragraph" style:parent-style-name="Body" style:list-style-name="L6">
      <style:text-properties officeooo:rsid="001c0a7f" officeooo:paragraph-rsid="0025b638"/>
    </style:style>
    <style:style style:name="P16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6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7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1" style:family="paragraph" style:parent-style-name="Definition_20_Term">
      <style:text-properties fo:language="en" fo:country="US" style:language-complex="ar" style:country-complex="SA"/>
    </style:style>
    <style:style style:name="P172"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7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74"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5" style:family="paragraph" style:parent-style-name="Package_20_Heading" style:master-page-name="Converted2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6" style:family="paragraph" style:parent-style-name="Package_20_Heading" style:master-page-name="Converted2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7" style:family="paragraph" style:parent-style-name="Package_20_Heading" style:master-page-name="Converted30">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8"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79" style:family="paragraph" style:parent-style-name="Class_20_Heading" style:master-page-name="Converted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0" style:family="paragraph" style:parent-style-name="Class_20_Heading" style:master-page-name="Converted2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1" style:family="paragraph" style:parent-style-name="Class_20_Heading" style:master-page-name="Converted2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2" style:family="paragraph" style:parent-style-name="Class_20_Heading" style:master-page-name="Converted31">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3" style:family="paragraph" style:parent-style-name="Class_20_Heading" style:master-page-name="Converted3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4" style:family="paragraph" style:parent-style-name="Class_20_Heading" style:master-page-name="Converted3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5" style:family="paragraph" style:parent-style-name="Class_20_Heading" style:master-page-name="Converted3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6" style:family="paragraph" style:parent-style-name="Class_20_Heading" style:master-page-name="Converted35">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7"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8"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9"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0"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1"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2"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3"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4" style:family="paragraph" style:parent-style-name="Class_20_Heading" style:master-page-name="Converted1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5" style:family="paragraph" style:parent-style-name="Class_20_Heading" style:master-page-name="Converted1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6" style:family="paragraph" style:parent-style-name="Class_20_Heading" style:master-page-name="Converted1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7"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8"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9"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0" style:family="paragraph" style:parent-style-name="Class_20_Heading" style:master-page-name="Converted2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1" style:family="paragraph" style:parent-style-name="Class_20_Heading" style:master-page-name="Converted2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2" style:family="paragraph" style:parent-style-name="Class_20_Heading" style:master-page-name="Converted2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3" style:family="paragraph" style:parent-style-name="Class_20_Heading" style:master-page-name="Converted2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4" style:family="paragraph" style:parent-style-name="Class_20_Heading" style:master-page-name="Converted10">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5" style:family="paragraph" style:parent-style-name="Class_20_Heading" style:master-page-name="Converted13">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6" style:family="paragraph" style:parent-style-name="Class_20_Heading" style:master-page-name="Converted15">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7" style:family="paragraph" style:parent-style-name="Class_20_Heading" style:master-page-name="Converted17">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8"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09"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10"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11"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2"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3"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14"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fo:font-style="italic" fo:font-weight="normal" style:font-size-asian="10pt" style:font-style-asian="italic" style:font-weight-asian="normal"/>
    </style:style>
    <style:style style:name="T4" style:family="text">
      <style:text-properties style:font-name="Arial1" fo:font-size="10pt" fo:font-style="italic" style:text-underline-style="none" style:font-size-asian="10pt" style:font-style-asian="italic"/>
    </style:style>
    <style:style style:name="T5" style:family="text">
      <style:text-properties style:font-name="Arial1" fo:font-size="10pt" style:font-size-asian="10pt"/>
    </style:style>
    <style:style style:name="T6" style:family="text">
      <style:text-properties style:font-name="Arial1" fo:font-size="10pt" fo:font-weight="bold" style:font-size-asian="10pt" style:font-weight-asian="bold"/>
    </style:style>
    <style:style style:name="T7" style:family="text">
      <style:text-properties style:font-name="Arial1" fo:font-size="10pt" style:text-underline-style="none" style:font-size-asian="10pt"/>
    </style:style>
    <style:style style:name="T8" style:family="text">
      <style:text-properties style:font-name="Arial1" fo:font-size="10pt" fo:font-weight="normal" style:font-size-asian="10pt" style:font-weight-asian="normal"/>
    </style:style>
    <style:style style:name="T9" style:family="text">
      <style:text-properties style:font-name="Arial1" fo:font-size="10pt" fo:font-style="normal" style:font-size-asian="10pt" style:font-style-asian="normal"/>
    </style:style>
    <style:style style:name="T10" style:family="text">
      <style:text-properties style:font-name="Arial1" fo:font-size="9pt" style:font-size-asian="9pt"/>
    </style:style>
    <style:style style:name="T11" style:family="text">
      <style:text-properties style:font-name="Arial1" fo:font-size="9pt" fo:font-weight="bold" style:font-size-asian="9pt" style:font-weight-asian="bold"/>
    </style:style>
    <style:style style:name="T12" style:family="text">
      <style:text-properties style:font-name="Arial1" fo:font-size="12pt" fo:font-weight="bold" style:font-size-asian="12pt" style:font-weight-asian="bold"/>
    </style:style>
    <style:style style:name="T13" style:family="text">
      <style:text-properties style:font-name="Arial1" fo:font-weight="bold" style:font-weight-asian="bold"/>
    </style:style>
    <style:style style:name="T14" style:family="text">
      <style:text-properties style:font-name="Arial1" fo:font-size="16pt" fo:font-weight="bold" style:font-size-asian="16pt" style:font-weight-asian="bold"/>
    </style:style>
    <style:style style:name="T15" style:family="text">
      <style:text-properties officeooo:rsid="0041a048"/>
    </style:style>
    <style:style style:name="T16" style:family="text">
      <style:text-properties officeooo:rsid="0039913a"/>
    </style:style>
    <style:style style:name="T17" style:family="text">
      <style:text-properties fo:color="#3f7f5f" style:font-name="Monaco" fo:font-size="11pt" style:text-underline-style="solid" style:text-underline-width="auto" style:text-underline-color="font-color" style:font-size-asian="11pt"/>
    </style:style>
    <style:style style:name="T18" style:family="text">
      <style:text-properties fo:color="#3f7f5f" style:font-name="Monaco" fo:font-size="11pt" style:font-size-asian="11pt"/>
    </style:style>
    <style:style style:name="T19" style:family="text">
      <style:text-properties fo:color="#3f7f5f" style:font-name="Monaco" fo:font-size="11pt" officeooo:rsid="00181fec" style:font-size-asian="11pt"/>
    </style:style>
    <style:style style:name="T20" style:family="text">
      <style:text-properties fo:color="#3f7f5f" style:font-name="Monaco" fo:font-size="11pt" officeooo:rsid="001a52b0" style:font-size-asian="11pt"/>
    </style:style>
    <style:style style:name="T21" style:family="text">
      <style:text-properties fo:color="#3f7f5f" style:font-name="Monaco" fo:font-size="11pt" officeooo:rsid="002b80ba" style:font-size-asian="11pt"/>
    </style:style>
    <style:style style:name="T22" style:family="text">
      <style:text-properties fo:color="#000000" style:font-name="Monaco" fo:font-size="11pt" style:font-size-asian="11pt"/>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style:font-name-asian="Times New Roman" style:font-size-asian="10pt" style:font-name-complex="Times New Roman" style:font-size-complex="10pt"/>
    </style:style>
    <style:style style:name="T25" style:family="text">
      <style:text-properties fo:color="#000000" style:font-name="Arial1" fo:font-size="10pt" style:font-size-asian="10pt"/>
    </style:style>
    <style:style style:name="T26" style:family="text">
      <style:text-properties fo:color="#000000" style:font-name="Arial1"/>
    </style:style>
    <style:style style:name="T27" style:family="text">
      <style:text-properties officeooo:rsid="001d9190"/>
    </style:style>
    <style:style style:name="T28" style:family="text">
      <style:text-properties officeooo:rsid="0022c160"/>
    </style:style>
    <style:style style:name="T29" style:family="text">
      <style:text-properties officeooo:rsid="0023c3f3"/>
    </style:style>
    <style:style style:name="T30" style:family="text">
      <style:text-properties officeooo:rsid="001f5c0d"/>
    </style:style>
    <style:style style:name="T31" style:family="text">
      <style:text-properties fo:language="en" fo:country="US" style:language-complex="ar" style:country-complex="SA"/>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style>
    <style:style style:name="T34" style:family="text">
      <style:text-properties style:font-name="Courier New3"/>
    </style:style>
    <style:style style:name="T35" style:family="text">
      <style:text-properties style:font-name="Courier New3" fo:language="en" fo:country="US" style:language-complex="ar" style:country-complex="SA"/>
    </style:style>
    <style:style style:name="T36" style:family="text">
      <style:text-properties fo:font-size="14pt" fo:font-weight="normal" style:font-size-asian="14pt" style:font-weight-asian="normal"/>
    </style:style>
    <style:style style:name="T37" style:family="text">
      <style:text-properties style:font-name="Courier New"/>
    </style:style>
    <style:style style:name="T38" style:family="text">
      <style:text-properties style:font-name="Proforma" fo:font-size="9pt" fo:language="en" fo:country="US" style:language-complex="ar" style:country-complex="SA"/>
    </style:style>
    <style:style style:name="T39" style:family="text">
      <style:text-properties style:text-position="super 58%"/>
    </style:style>
    <style:style style:name="T40" style:family="text">
      <style:text-properties fo:color="#646464" style:font-name="Monaco" fo:font-size="11pt" style:font-size-asian="11pt"/>
    </style:style>
    <style:style style:name="T41" style:family="text">
      <style:text-properties fo:color="#2a00ff" style:font-name="Monaco" fo:font-size="11pt" style:font-size-asian="11pt"/>
    </style:style>
    <style:style style:name="T42" style:family="text">
      <style:text-properties fo:color="#7f0055" style:font-name="Monaco" fo:font-size="11pt" fo:font-weight="bold" style:font-size-asian="11pt" style:font-weight-asian="bold"/>
    </style:style>
    <style:style style:name="T43" style:family="text">
      <style:text-properties fo:color="#0000c0" style:font-name="Monaco" fo:font-size="11pt" style:text-underline-style="solid" style:text-underline-width="auto" style:text-underline-color="font-color" style:font-size-asian="11pt"/>
    </style:style>
    <style:style style:name="T44" style:family="text">
      <style:text-properties fo:color="#0000c0" style:font-name="Monaco" fo:font-size="11pt" style:font-size-asian="11pt"/>
    </style:style>
    <style:style style:name="T45" style:family="text">
      <style:text-properties fo:color="#0000c0" style:font-name="Monaco" fo:font-size="11pt" fo:font-style="italic" fo:font-weight="bold" style:font-size-asian="11pt" style:font-style-asian="italic" style:font-weight-asian="bold"/>
    </style:style>
    <style:style style:name="T46" style:family="text">
      <style:text-properties fo:color="#6a3e3e" style:font-name="Monaco" fo:font-size="11pt" style:font-size-asian="11pt"/>
    </style:style>
    <style:style style:name="T47" style:family="text">
      <style:text-properties fo:color="#3f5fbf" style:font-name="Monaco" fo:font-size="11pt" style:font-size-asian="11pt"/>
    </style:style>
    <style:style style:name="T48" style:family="text">
      <style:text-properties officeooo:rsid="00181fec"/>
    </style:style>
    <style:style style:name="T49" style:family="text">
      <style:text-properties officeooo:rsid="0019cec4"/>
    </style:style>
    <style:style style:name="T50" style:family="text">
      <style:text-properties officeooo:rsid="0025b638"/>
    </style:style>
    <style:style style:name="T51" style:family="text">
      <style:text-properties officeooo:rsid="00286c3f"/>
    </style:style>
    <style:style style:name="T52" style:family="text">
      <style:text-properties officeooo:rsid="002a2cef"/>
    </style:style>
    <style:style style:name="T53" style:family="text">
      <style:text-properties officeooo:rsid="002df52e"/>
    </style:style>
    <style:style style:name="T54" style:family="text">
      <style:text-properties officeooo:rsid="00319d1f"/>
    </style:style>
    <style:style style:name="T55" style:family="text">
      <style:text-properties officeooo:rsid="0031faa5"/>
    </style:style>
    <style:style style:name="T56" style:family="text">
      <style:text-properties fo:color="#0000ff" style:font-name="Arial1" fo:font-size="10pt" style:text-underline-style="solid" style:text-underline-width="auto" style:text-underline-color="font-color" fo:font-weight="bold" style:font-size-asian="10pt" style:font-weight-asian="bold"/>
    </style:style>
    <style:style style:name="T57" style:family="text">
      <style:text-properties fo:color="#0000ff" style:font-name="Courier New2" style:text-underline-style="solid" style:text-underline-width="auto" style:text-underline-color="font-color" fo:font-weight="bold" style:font-weight-asian="bold"/>
    </style:style>
    <style:style style:name="T58" style:family="text">
      <style:text-properties fo:color="#0000ff" style:font-name="Courier New2" style:text-underline-style="solid" style:text-underline-width="auto" style:text-underline-color="font-color" fo:font-weight="normal" style:font-weight-asian="normal"/>
    </style:style>
    <style:style style:name="T59" style:family="text">
      <style:text-properties fo:color="#0000ff" style:font-name="Courier New2" style:text-underline-style="solid" style:text-underline-width="auto" style:text-underline-color="font-color"/>
    </style:style>
    <style:style style:name="T60" style:family="text">
      <style:text-properties fo:color="#0000ff" style:font-name="Courier New2" fo:font-size="7pt" style:text-underline-style="solid" style:text-underline-width="auto" style:text-underline-color="font-color" style:font-size-asian="7pt"/>
    </style:style>
    <style:style style:name="T61" style:family="text">
      <style:text-properties fo:color="#0000ff" fo:font-size="8pt" style:text-underline-style="solid" style:text-underline-width="auto" style:text-underline-color="font-color" style:font-size-asian="8pt"/>
    </style:style>
    <style:style style:name="T62" style:family="text">
      <style:text-properties style:font-name="Courier New2"/>
    </style:style>
    <style:style style:name="T63" style:family="text">
      <style:text-properties style:font-name="Courier New2" fo:font-size="7pt" style:font-size-asian="7pt"/>
    </style:style>
    <style:style style:name="T64" style:family="text">
      <style:text-properties style:font-name="Courier New2" fo:font-size="7pt" style:text-underline-style="none" style:font-size-asian="7pt"/>
    </style:style>
    <style:style style:name="T65" style:family="text">
      <style:text-properties style:font-name="Courier New2" fo:font-size="9pt" style:font-size-asian="9pt"/>
    </style:style>
    <style:style style:name="T66" style:family="text">
      <style:text-properties style:font-name="Courier New2" fo:font-size="9pt" fo:font-weight="normal" style:font-size-asian="9pt" style:font-weight-asian="normal"/>
    </style:style>
    <style:style style:name="T67" style:family="text">
      <style:text-properties style:font-name="Courier New2" fo:font-size="9pt" fo:font-style="italic" style:font-size-asian="9pt" style:font-style-asian="italic"/>
    </style:style>
    <style:style style:name="T68" style:family="text">
      <style:text-properties style:font-name="Courier New2" style:text-underline-style="none" fo:font-weight="normal" style:font-weight-asian="normal"/>
    </style:style>
    <style:style style:name="T69" style:family="text">
      <style:text-properties fo:font-weight="bold" style:font-weight-asian="bold"/>
    </style:style>
    <style:style style:name="T70" style:family="text">
      <style:text-properties fo:font-weight="normal" style:font-weight-asian="normal"/>
    </style:style>
    <style:style style:name="T71" style:family="text">
      <style:text-properties style:text-underline-style="none"/>
    </style:style>
    <style:style style:name="T72" style:family="text">
      <style:text-properties style:text-underline-style="none" fo:font-weight="bold" style:font-weight-asian="bold"/>
    </style:style>
    <style:style style:name="T73" style:family="text">
      <style:text-properties style:text-underline-style="none" fo:font-weight="normal" style:font-weight-asian="normal"/>
    </style:style>
    <style:style style:name="T74" style:family="text">
      <style:text-properties fo:color="#808080" style:font-name="Verdana" fo:font-size="7pt" style:font-size-asian="7pt"/>
    </style:style>
    <style:style style:name="T75" style:family="text">
      <style:text-properties fo:color="#808080" style:font-name="Verdana" fo:font-size="7pt" style:text-underline-style="none" style:font-size-asian="7pt"/>
    </style:style>
    <style:style style:name="T76" style:family="text">
      <style:text-properties style:font-name="Verdana" fo:font-size="7pt" style:font-size-asian="7pt"/>
    </style:style>
    <style:style style:name="T77" style:family="text">
      <style:text-properties officeooo:rsid="00356fb4"/>
    </style:style>
    <style:style style:name="T78" style:family="text">
      <style:text-properties officeooo:rsid="0037b14d"/>
    </style:style>
    <style:style style:name="T79" style:family="text">
      <style:text-properties officeooo:rsid="0038f9cd"/>
    </style:style>
    <style:style style:name="T80" style:family="text">
      <style:text-properties officeooo:rsid="0042da18"/>
    </style:style>
    <style:style style:name="T81" style:family="text">
      <style:text-properties officeooo:rsid="004aa013"/>
    </style:style>
    <style:style style:name="T82" style:family="text">
      <style:text-properties officeooo:rsid="004ded7b"/>
    </style:style>
    <style:style style:name="T83" style:family="text">
      <style:text-properties officeooo:rsid="00546db7"/>
    </style:style>
    <style:style style:name="T84" style:family="text">
      <style:text-properties style:font-name="Courier New4"/>
    </style:style>
    <style:style style:name="T85" style:family="text">
      <style:text-properties style:font-name="Courier New4" officeooo:rsid="00546db7"/>
    </style:style>
    <style:style style:name="T86" style:family="text">
      <style:text-properties officeooo:rsid="0055a73e"/>
    </style:style>
    <style:style style:name="T87" style:family="text">
      <style:text-properties officeooo:rsid="00568e64"/>
    </style:style>
    <style:style style:name="T88" style:family="text">
      <style:text-properties officeooo:rsid="00601acc"/>
    </style:style>
    <style:style style:name="T89" style:family="text">
      <style:text-properties officeooo:rsid="006146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06102888513664" text:id="ct106102888513664">
          <text:insertion>
            <office:change-info>
              <dc:creator>BJ Hargrave</dc:creator>
              <dc:date>2016-11-04T17:30:00</dc:date>
            </office:change-info>
          </text:insertion>
        </text:changed-region>
        <text:changed-region xml:id="ct106102888523968" text:id="ct106102888523968">
          <text:insertion>
            <office:change-info>
              <dc:creator>BJ Hargrave</dc:creator>
              <dc:date>2016-11-04T17:30:00</dc:date>
            </office:change-info>
          </text:insertion>
        </text:changed-region>
        <text:changed-region xml:id="ct106102888524192" text:id="ct106102888524192">
          <text:insertion>
            <office:change-info>
              <dc:creator>BJ Hargrave</dc:creator>
              <dc:date>2016-11-04T17:30:00</dc:date>
            </office:change-info>
          </text:insertion>
        </text:changed-region>
        <text:changed-region xml:id="ct106102888513216" text:id="ct106102888513216">
          <text:insertion>
            <office:change-info>
              <dc:creator>BJ Hargrave</dc:creator>
              <dc:date>2016-11-04T17:31:00</dc:date>
            </office:change-info>
          </text:insertion>
        </text:changed-region>
        <text:changed-region xml:id="ct106102888513440" text:id="ct106102888513440">
          <text:insertion>
            <office:change-info>
              <dc:creator>BJ Hargrave</dc:creator>
              <dc:date>2016-11-08T14:57:00</dc:date>
            </office:change-info>
          </text:insertion>
        </text:changed-region>
        <text:changed-region xml:id="ct106102888514560" text:id="ct106102888514560">
          <text:insertion>
            <office:change-info>
              <dc:creator>BJ Hargrave</dc:creator>
              <dc:date>2016-11-08T14:58:00</dc:date>
            </office:change-info>
          </text:insertion>
        </text:changed-region>
        <text:changed-region xml:id="ct106102888514784" text:id="ct106102888514784">
          <text:insertion>
            <office:change-info>
              <dc:creator>BJ Hargrave</dc:creator>
              <dc:date>2016-11-07T17:00:00</dc:date>
            </office:change-info>
          </text:insertion>
        </text:changed-region>
        <text:changed-region xml:id="ct106102888524416" text:id="ct106102888524416">
          <text:insertion>
            <office:change-info>
              <dc:creator>BJ Hargrave</dc:creator>
              <dc:date>2016-11-08T14:49:00</dc:date>
            </office:change-info>
          </text:insertion>
        </text:changed-region>
        <text:changed-region xml:id="ct106102888524640" text:id="ct106102888524640">
          <text:insertion>
            <office:change-info>
              <dc:creator>BJ Hargrave</dc:creator>
              <dc:date>2016-11-08T14:58:00</dc:date>
            </office:change-info>
          </text:insertion>
        </text:changed-region>
        <text:changed-region xml:id="ct106102888466848" text:id="ct106102888466848">
          <text:insertion>
            <office:change-info>
              <dc:creator>BJ Hargrave</dc:creator>
              <dc:date>2016-11-08T14:50:00</dc:date>
            </office:change-info>
          </text:insertion>
        </text:changed-region>
        <text:changed-region xml:id="ct106102888467072" text:id="ct106102888467072">
          <text:insertion>
            <office:change-info>
              <dc:creator>BJ Hargrave</dc:creator>
              <dc:date>2016-11-08T14:51:00</dc:date>
            </office:change-info>
          </text:insertion>
        </text:changed-region>
        <text:changed-region xml:id="ct106102888521056" text:id="ct106102888521056">
          <text:insertion>
            <office:change-info>
              <dc:creator>BJ Hargrave</dc:creator>
              <dc:date>2016-11-08T14:52:00</dc:date>
            </office:change-info>
          </text:insertion>
        </text:changed-region>
        <text:changed-region xml:id="ct106102888521504" text:id="ct106102888521504">
          <text:insertion>
            <office:change-info>
              <dc:creator>BJ Hargrave</dc:creator>
              <dc:date>2016-11-08T15:08:00</dc:date>
            </office:change-info>
          </text:insertion>
        </text:changed-region>
        <text:changed-region xml:id="ct106102888521280" text:id="ct106102888521280">
          <text:insertion>
            <office:change-info>
              <dc:creator>BJ Hargrave</dc:creator>
              <dc:date>2016-11-08T15:09:00</dc:date>
            </office:change-info>
          </text:insertion>
        </text:changed-region>
        <text:changed-region xml:id="ct106102888516128" text:id="ct106102888516128">
          <text:insertion>
            <office:change-info>
              <dc:creator>BJ Hargrave</dc:creator>
              <dc:date>2016-11-08T15:10:00</dc:date>
            </office:change-info>
          </text:insertion>
        </text:changed-region>
        <text:changed-region xml:id="ct107202400106720" text:id="ct107202400106720">
          <text:insertion>
            <office:change-info>
              <dc:creator>BJ Hargrave</dc:creator>
              <dc:date>2016-11-04T17:26:00</dc:date>
            </office:change-info>
          </text:insertion>
        </text:changed-region>
        <text:changed-region xml:id="ct107202402189536" text:id="ct107202402189536">
          <text:insertion>
            <office:change-info>
              <dc:creator>BJ Hargrave</dc:creator>
              <dc:date>2016-11-04T17:27:00</dc:date>
            </office:change-info>
          </text:insertion>
        </text:changed-region>
        <text:changed-region xml:id="ct107202402189760" text:id="ct107202402189760">
          <text:insertion>
            <office:change-info>
              <dc:creator>BJ Hargrave</dc:creator>
              <dc:date>2016-11-04T17:28:00</dc:date>
            </office:change-info>
          </text:insertion>
        </text:changed-region>
        <text:changed-region xml:id="ct106652644297984" text:id="ct106652644297984">
          <text:insertion>
            <office:change-info>
              <dc:creator>BJ Hargrave</dc:creator>
              <dc:date>2016-11-08T15:19:00</dc:date>
            </office:change-info>
          </text:insertion>
        </text:changed-region>
        <text:changed-region xml:id="ct106652644295968" text:id="ct106652644295968">
          <text:insertion>
            <office:change-info>
              <dc:creator>BJ Hargrave</dc:creator>
              <dc:date>2016-11-08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2" draw:name="graphics3" text:anchor-type="paragraph" svg:width="7in" svg:height="3.1075in" draw:z-index="0"><draw:image xlink:href="Pictures/1000020100000427000001D80231D6ACC263EE0A.png" xlink:type="simple" xlink:show="embed" xlink:actuate="onLoad"/></draw:frame></text:p>
      <text:p text:style-name="P81"><text:user-defined style:data-style-name="N0" text:name="RFC Title">RFC 222: Declarative Services Updates</text:user-defined></text:p>
      <text:p text:style-name="P81"><text:span text:style-name="T36">Draft<text:line-break/><text:line-break/></text:span><text:span text:style-name="T36"><text:page-count style:num-format="1">95</text:page-count></text:span><text:span text:style-name="T36"> Pages</text:span></text:p>
      <text:p text:style-name="P62">Abstract</text:p>
      <text:p text:style-name="P63">Updates to Declarative Services for Release 7.</text:p>
      <text:p text:style-name="P3"/>
      <text:h text:style-name="P159" text:outline-level="1" text:restart-numbering="true" text:start-value="-1">Document Information</text:h>
      <text:h text:style-name="P153" text:outline-level="2">License</text:h>
      <text:p text:style-name="P23">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6">I HEREBY ACKNOWLEDGE AND AGREE TO THE TERMS AND CONDITIONS DELINEATED ABOVE.</text:p>
      <text:h text:style-name="P153"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3"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osgi.org/bugzilla/.</text:span></text:p>
      <text:h text:style-name="P1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8">0 Document Information<text:tab/>2</text:p>
          <text:p text:style-name="P169">0.1 License<text:tab/>2</text:p>
          <text:p text:style-name="P169">0.2 Trademarks<text:tab/>3</text:p>
          <text:p text:style-name="P169">0.3 Feedback<text:tab/>3</text:p>
          <text:p text:style-name="P169">0.4 Table of Contents<text:tab/>3</text:p>
          <text:p text:style-name="P169">0.5 Terminology and Document Conventions<text:tab/>4</text:p>
          <text:p text:style-name="P169">0.6 Revision History<text:tab/>4</text:p>
          <text:p text:style-name="P168">1 Introduction<text:tab/>5</text:p>
          <text:p text:style-name="P168">2 Application Domain<text:tab/>6</text:p>
          <text:p text:style-name="P168">3 Problem Description<text:tab/>6</text:p>
          <text:p text:style-name="P169">3.1 Factory Properties (Bug 2800)<text:tab/>6</text:p>
          <text:p text:style-name="P169">3.2 Component Reclamation (Bug 2801)<text:tab/>6</text:p>
          <text:p text:style-name="P169">3.3 Constructor Injection (Bug 2790, Public Bug 179)<text:tab/>7</text:p>
          <text:p text:style-name="P169">3.4 Mapped Field Injection (Bug 2940)<text:tab/>7</text:p>
          <text:p text:style-name="P169">3.5 Field injection of component activation objects (Bug 2902)<text:tab/>7</text:p>
          <text:p text:style-name="P169">3.6 Logger Support<text:tab/>7</text:p>
          <text:p text:style-name="P169">3.7 Specifying component properties via annotations (Bug 2952)<text:tab/>8</text:p>
          <text:p text:style-name="P168">4 Requirements<text:tab/>8</text:p>
          <text:p text:style-name="P168">5 Technical Solution<text:tab/>9</text:p>
          <text:p text:style-name="P169">5.1 Version Increases<text:tab/>9</text:p>
          <text:p text:style-name="P169">5.2 Factory Properties<text:tab/>9</text:p>
          <text:p text:style-name="P169"><text:soft-page-break/>5.3 Component Reclamation<text:tab/>10</text:p>
          <text:p text:style-name="P169">5.4 Constructor Injection<text:tab/>10</text:p>
          <text:p text:style-name="P169">5.5 Reference annotation support for specifying field-collection-type<text:tab/>12</text:p>
          <text:p text:style-name="P169">5.6 Field injection of component activation objects<text:tab/>12</text:p>
          <text:p text:style-name="P169">5.7 Logger Support<text:tab/>13</text:p>
          <text:p text:style-name="P169">5.8 Improved ConfigurationPlugin Support<text:tab/>13</text:p>
          <text:p text:style-name="P169">5.9 Converter<text:tab/>13</text:p>
          <text:p text:style-name="P169">5.10 Using Component Property Types as annotations on Components<text:tab/>14</text:p>
          <text:p text:style-name="P168">6 Data Transfer Objects<text:tab/>15</text:p>
          <text:p text:style-name="P168">7 Javadoc<text:tab/>15</text:p>
          <text:p text:style-name="P168">8 Considered Alternatives<text:tab/>93</text:p>
          <text:p text:style-name="P169">8.1 Field injection of component activation objects<text:tab/>93</text:p>
          <text:p text:style-name="P169">8.2 Component Reclamation<text:tab/>93</text:p>
          <text:p text:style-name="P169">8.3 Partitioned Map Field Type<text:tab/>94</text:p>
          <text:p text:style-name="P168">9 Security Considerations<text:tab/>95</text:p>
          <text:p text:style-name="P168">10 Document Support<text:tab/>95</text:p>
          <text:p text:style-name="P169">10.1 References<text:tab/>95</text:p>
          <text:p text:style-name="P169">10.2 Author’s Address<text:tab/>95</text:p>
          <text:p text:style-name="P169">10.3 Acronyms and Abbreviations<text:tab/>95</text:p>
          <text:p text:style-name="P169">10.4 End of Document<text:tab/>95</text:p>
        </text:index-body>
      </text:table-of-content>
      <text:p text:style-name="P3"/>
      <text:h text:style-name="P153"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text:span text:style-name="T37">Source code is shown in this typeface</text:span>.</text:p>
      <text:h text:style-name="P153"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60">Date</text:p>
            </table:table-cell>
            <table:table-cell table:style-name="Table1.C1" office:value-type="string">
              <text:p text:style-name="P60">Comments</text:p>
            </table:table-cell>
          </table:table-row>
        </table:table-header-rows>
        <table:table-row table:style-name="Table1.2">
          <table:table-cell table:style-name="Table1.A1" office:value-type="string">
            <text:p text:style-name="P65">Initial</text:p>
          </table:table-cell>
          <table:table-cell table:style-name="Table1.B2" office:value-type="date" office:date-value="2016-04-13">
            <text:p text:style-name="P64">04/13/2016</text:p>
          </table:table-cell>
          <table:table-cell table:style-name="Table1.C1" office:value-type="string">
            <text:p text:style-name="P64">Initial draft</text:p>
            <text:p text:style-name="P64">BJ Hargrave, IBM</text:p>
          </table:table-cell>
        </table:table-row>
        <table:table-row table:style-name="Table1.2">
          <table:table-cell table:style-name="Table1.A4" office:value-type="string">
            <text:p text:style-name="P65">2<text:span text:style-name="T39">nd</text:span> draft</text:p>
          </table:table-cell>
          <table:table-cell table:style-name="Table1.B3" office:value-type="date" office:date-value="2016-04-14">
            <text:p text:style-name="P64">04/14/2016</text:p>
          </table:table-cell>
          <table:table-cell table:style-name="Table1.C4" office:value-type="string">
            <text:p text:style-name="P64">Add design for component reclamation and field injection of component activation objects.</text:p>
            <text:p text:style-name="P64">BJ Hargrave IBM</text:p>
          </table:table-cell>
        </table:table-row>
        <text:soft-page-break/>
        <table:table-row table:style-name="Table1.2">
          <table:table-cell table:style-name="Table1.A4" office:value-type="string">
            <text:p text:style-name="P65">3<text:span text:style-name="T39">rd</text:span> draft</text:p>
          </table:table-cell>
          <table:table-cell table:style-name="Table1.B3" office:value-type="date" office:date-value="2016-04-19">
            <text:p text:style-name="P64">04/19/2016</text:p>
          </table:table-cell>
          <table:table-cell table:style-name="Table1.C4" office:value-type="string">
            <text:p text:style-name="P64">After review at CPEG meeting. Updated design for component reclamation and field injection of component activation objects. Added use case for constructor injections. Added Logger support from RFC 219.</text:p>
            <text:p text:style-name="P64">BJ Hargrave, IBM</text:p>
          </table:table-cell>
        </table:table-row>
        <table:table-row table:style-name="Table1.2">
          <table:table-cell table:style-name="Table1.A5" office:value-type="string">
            <text:p text:style-name="P66">4<text:span text:style-name="T39">th</text:span> draft</text:p>
          </table:table-cell>
          <table:table-cell table:style-name="Table1.B3" office:value-type="date" office:date-value="2016-06-27">
            <text:p text:style-name="P67">06/27/2016</text:p>
          </table:table-cell>
          <table:table-cell table:style-name="Table1.C5" office:value-type="string">
            <text:p text:style-name="P68">Add design for Mapped Field Injection based on RFP-178.</text:p>
            <text:p text:style-name="P68">Carlos Sierra, Liferay</text:p>
            <text:p text:style-name="P69">Raymond Augé, Liferay</text:p>
          </table:table-cell>
        </table:table-row>
        <table:table-row table:style-name="Table1.2">
          <table:table-cell table:style-name="Table1.A6" office:value-type="string">
            <text:p text:style-name="P70">5<text:span text:style-name="T39">th</text:span> draft</text:p>
          </table:table-cell>
          <table:table-cell table:style-name="Table1.B6" office:value-type="string">
            <text:p text:style-name="P71">5 Sep 2016</text:p>
          </table:table-cell>
          <table:table-cell table:style-name="Table1.C6" office:value-type="string">
            <text:p text:style-name="P71">Added initial proposal for constructor injection design. <text:span text:style-name="T29">Replaced the design for partitioned maps.</text:span></text:p>
            <text:p text:style-name="P71">BJ Hargrave, IBM</text:p>
          </table:table-cell>
        </table:table-row>
        <table:table-row table:style-name="Table1.2">
          <table:table-cell table:style-name="Table1.A7" office:value-type="string">
            <text:p text:style-name="P72">6<text:span text:style-name="T39">th</text:span> draft</text:p>
          </table:table-cell>
          <table:table-cell table:style-name="Table1.B7" office:value-type="string">
            <text:p text:style-name="P73">19 Sep 2016</text:p>
          </table:table-cell>
          <table:table-cell table:style-name="Table1.C7" office:value-type="string">
            <text:p text:style-name="P73">Comments from CPEG f2f meeting in San Jose. <text:span text:style-name="T77">Added section for ConfigurationPlugin support changes, Converter package usage. Removed section on partitioned maps. Added updated to DTOs and Javadoc.</text:span></text:p>
            <text:p text:style-name="P73">BJ Hargrave, IBM</text:p>
          </table:table-cell>
        </table:table-row>
        <table:table-row table:style-name="Table1.2">
          <table:table-cell table:style-name="Table1.A8" office:value-type="string">
            <text:p text:style-name="P74">7<text:span text:style-name="T39">th</text:span> draft</text:p>
          </table:table-cell>
          <table:table-cell table:style-name="Table1.B8" office:value-type="string">
            <text:p text:style-name="P75">19 Oct 2016</text:p>
          </table:table-cell>
          <table:table-cell table:style-name="Table1.C8" office:value-type="string">
            <text:p text:style-name="P75">Add ComponentPropertyType annotation as suggested by Bug 2952</text:p>
            <text:p text:style-name="P75">BJ Hargrave, IBM</text:p>
          </table:table-cell>
        </table:table-row>
        <table:table-row table:style-name="Table1.2">
          <table:table-cell table:style-name="Table1.A9" office:value-type="string">
            <text:p text:style-name="P76">8<text:span text:style-name="T39">th</text:span> draft</text:p>
          </table:table-cell>
          <table:table-cell table:style-name="Table1.B9" office:value-type="string">
            <text:p text:style-name="P77">20 Oct 2016</text:p>
          </table:table-cell>
          <table:table-cell table:style-name="Table1.C9" office:value-type="string">
            <text:p text:style-name="P77">Added a set of standard component property types for the user settable service properties in the framework Constants type. <text:span text:style-name="T82">The example is updated to use some of those standard component properly types.</text:span></text:p>
            <text:p text:style-name="P77">BJ Hargrave, IBM</text:p>
          </table:table-cell>
        </table:table-row>
        <table:table-row table:style-name="Table1.2">
          <table:table-cell table:style-name="Table1.A10" office:value-type="string">
            <text:p text:style-name="P78"><text:change-start text:change-id="ct106102888513664"/>9<text:span text:style-name="T39">th</text:span> draft<text:change-end text:change-id="ct106102888513664"/></text:p>
          </table:table-cell>
          <table:table-cell table:style-name="Table1.B10" office:value-type="string">
            <text:p text:style-name="P79"><text:change-start text:change-id="ct106102888523968"/>0<text:span text:style-name="T87">8</text:span> Nov 2016<text:change-end text:change-id="ct106102888523968"/></text:p>
          </table:table-cell>
          <table:table-cell table:style-name="Table1.C10" office:value-type="string">
            <text:p text:style-name="P79"><text:change-start text:change-id="ct106102888524192"/>Added conversion rule for <text:span text:style-name="T24">String→Class</text:span> since the Converter package does not include that in the default conversions.</text:p>
            <text:p text:style-name="P80">Added design for factory properties.</text:p>
            <text:p text:style-name="P79">BJ <text:change-end text:change-id="ct106102888524192"/><text:change-start text:change-id="ct106102888513216"/>Hargrave, IBM<text:change-end text:change-id="ct106102888513216"/></text:p>
          </table:table-cell>
        </table:table-row>
      </table:table>
      <text:p text:style-name="P3"/>
      <text:h text:style-name="P158" text:outline-level="1">Introduction</text:h>
      <text:p text:style-name="P3">This RFC collects a numbers of requested enhancements to Declarative Services that were suggested after Release 6 design work was completed. </text:p>
      <text:h text:style-name="P158" text:outline-level="1"><text:soft-page-break/>Application Domain</text:h>
      <text:p text:style-name="P3">Declarative Services (DS) was first released in 2005 as part of Release 4. From the Version 1.0 spec:</text:p>
      <text:p text:style-name="P43"><text:span text:style-name="T31">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38"> </text:span></text:p>
      <text:p text:style-name="P3">DS has proven a popular and useful way of developing for OSGi. There have been 3 updates to the spec resulting in the current Version 1.3 in Release 6.</text:p>
      <text:h text:style-name="P158" text:outline-level="1">Problem Description</text:h>
      <text:h text:style-name="Heading_20_2" text:outline-level="2">Factory Properties (Bug 2800)</text:h>
      <text:p text:style-name="P3">Currently factory components can only have 2 service properties, component.name and component.factory. See 112.2.4 Factory Component.</text:p>
      <text:p text:style-name="P3">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3">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3">There are at least two consequences of the lazy behavior:</text:p>
      <text:list xml:id="list5478272704851862377" text:style-name="L1">
        <text:list-item>
          <text:p text:style-name="P160">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60">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3">For use case like the above mentioned, immediate works but comes with the penalty that the service is activated as soon as possible, even if it is not used. For example, if there is no EventAdmin the EventHandler is activated nevertheless.</text:p>
      <text:p text:style-name="P3"><text:soft-page-break/>Therefore it would be nice to have an option in between immediate and lazy: the service is activated like it is lazy but deactivated like it is immediate.</text:p>
      <text:h text:style-name="Heading_20_2" text:outline-level="2">Constructor Injection (Bug 2790, Public Bug 179)</text:h>
      <text:p text:style-name="P3">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3">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span text:style-name="T51">Bug 2940</text:span>)</text:h>
      <text:p text:style-name="P17">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17">For example using the good old method injection:</text:p>
      <text:p text:style-name="P59"><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82"><text:s text:c="5"/>}</text:p>
      <text:p text:style-name="P18">Field injection using a custom list or collection of Map.Entry can be used, but the Reference annotation does not allow specifying the field-collection-type meaning xml authoring of the component description is needed.</text:p>
      <text:h text:style-name="Heading_20_2" text:outline-level="2">Field injection of component activation objects (Bug 2902)</text:h>
      <text:p text:style-name="P3">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3">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1">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154" text:outline-level="2"><text:soft-page-break/><text:span text:style-name="T78">Specifying component properties via annotations</text:span> <text:span text:style-name="T78">(Bug 2952)</text:span></text:h>
      <text:p text:style-name="P26">The DS 1.3 spec introduced the concept of Component Property Types as a type safe way to access component properties as well as to specify default values for component properties. Component Property Types could be used as parameter types in component lifecycle methods. At runtime, SCR must pass objects of those types as arguments whose <text:span text:style-name="T79">methods return values based upon the component properties. During tool time, the component property types used as parameter types in the lifecycle methods are processed so that any default values specified in the annotation declaration are mapped into property elements in the generated component description XML.</text:span></text:p>
      <text:p text:style-name="P26"/>
      <text:p text:style-name="P27">However, there is no way to use the component property types to specific configuration property values other than the default values. This is not useful when multiple component implementation may which to use the same component property types but specify different component property values. In this case, the Component annotation would have to specify property values in String form <text:span text:style-name="T23">which</text:span> loses the type safety of the component property types.</text:p>
      <text:h text:style-name="P158"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span text:style-name="T50">support</text:span> a map of keyed services.</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P14">DS-0070 – Provide a means to use component property types to specify component property values for a component which are different then the default values.</text:p>
      <text:p text:style-name="Body">DS-1000 – All solutions must provide a way to utilize the <text:span text:style-name="T16">solution</text:span> via Annotations as well as via the component description xml.</text:p>
      <text:p text:style-name="P3"/>
      <text:h text:style-name="P158" text:outline-level="1"><text:soft-page-break/>Technical Solution</text:h>
      <text:h text:style-name="P155" text:outline-level="2">Version Increases</text:h>
      <text:p text:style-name="Body">The XML schema namespace is updated to <text:span text:style-name="T34">http://www.osgi.org/xmlns/scr/v1.4.0</text:span> for the new features being added below. <text:span text:style-name="T54">The package versions are updated to 1.4 also.</text:span></text:p>
      <text:p text:style-name="P31">A constant is added to ComponentConstants to act as a compile time constant holding the specification version, 1.4, for use in annotations such as Version and Requirement.</text:p>
      <text:p text:style-name="P31">Utilizing the new Requirement annotation from RFC 220, the Component annotation is annotated with</text:p>
      <text:p text:style-name="P85">@Requirement(namespace = ExtenderNamespace.EXTENDER_NAMESPACE,</text:p>
      <text:p text:style-name="P85"><text:tab/>name = ComponentConstants.COMPONENT_CAPABILITY_NAME,</text:p>
      <text:p text:style-name="P85"><text:tab/>version = ComponentConstants.COMPONENT_SPECIFICATION_VERSION)</text:p>
      <text:p text:style-name="P31">At tool time, a bundle using the Component annotation will have a Require-Capability for SCR added to its manifest.</text:p>
      <text:h text:style-name="Heading_20_2" text:outline-level="2">Factory Properties</text:h>
      <text:p text:style-name="P11"><text:change-start text:change-id="ct106102888513440"/><text:span text:style-name="T83">To allow the developer to specify service properties for the </text:span><text:span text:style-name="T85">ComponentFactory</text:span><text:span text:style-name="T83"> service, </text:span><text:change-end text:change-id="ct106102888513440"/><text:change-start text:change-id="ct106102888514560"/><text:span text:style-name="T83">t</text:span><text:change-end text:change-id="ct106102888514560"/><text:change-start text:change-id="ct106102888514784"/>wo new elements are <text:change-end text:change-id="ct106102888514784"/><text:change-start text:change-id="ct106102888524416"/><text:span text:style-name="T83">added to the component description schema</text:span><text:change-end text:change-id="ct106102888524416"/><text:change-start text:change-id="ct106102888524640"/><text:span text:style-name="T83"> as child elements of the </text:span><text:span text:style-name="T85">component</text:span><text:span text:style-name="T83"> element</text:span><text:change-end text:change-id="ct106102888524640"/><text:change-start text:change-id="ct106102888466848"/><text:span text:style-name="T83">:</text:span></text:p>
      <text:p text:style-name="P86"><text:s text:c="4"/>&lt;choice minOccurs="0" maxOccurs="unbounded"&gt;</text:p>
      <text:p text:style-name="P86"><text:s text:c="8"/>&lt;element name="factoryProperty" type="scr:Tproperty" /&gt;</text:p>
      <text:p text:style-name="P86"><text:s text:c="8"/>&lt;element name="factoryProperties" type="scr:Tproperties" /&gt;</text:p>
      <text:p text:style-name="P86"><text:s text:c="4"/>&lt;/choice&gt;</text:p>
      <text:p text:style-name="P11"/>
      <text:p text:style-name="P12">These elements can be used, when <text:span text:style-name="T86">the</text:span> <text:span text:style-name="T84">factory</text:span> attribute of the <text:span text:style-name="T84">component</text:span> element is specified. If the <text:span text:style-name="T84">factory</text:span> attribute of the <text:span text:style-name="T84">component</text:span> element is not specified, the component is not a factory component and the <text:span text:style-name="T84">factoryProperty</text:span> and <text:span text:style-name="T84">factoryProperties</text:span> elements are ignored <text:span text:style-name="T88">if specified.</text:span> If the <text:span text:style-name="T84">factory</text:span> attribute of the <text:span text:style-name="T84">component</text:span> element is specified, <text:span text:style-name="T86">the</text:span> <text:span text:style-name="T84">factoryProperty</text:span> and <text:span text:style-name="T84">factoryProperties</text:span> elements <text:change-end text:change-id="ct106102888466848"/><text:change-start text:change-id="ct106102888467072"/>supply factory <text:s/>properties which are <text:span text:style-name="T86">used as service properties for</text:span> the <text:span text:style-name="T84">ComponentFactory</text:span> service in addition to the existing <text:span text:style-name="T84">component.name</text:span> and <text:span text:style-name="T84">component.factory</text:span><text:change-end text:change-id="ct106102888467072"/><text:change-start text:change-id="ct106102888521056"/> factory properties <text:span text:style-name="T86">which are always set and cannot be overridden</text:span>.</text:p>
      <text:p text:style-name="P12">Factory properties <text:span text:style-name="T86">are separate from component properties and are </text:span>only <text:span text:style-name="T86">specified in</text:span> the component description. Factory properties are not component properties and are not passed to the component instance and are only used as service properties for the <text:span text:style-name="T84">ComponentFactory</text:span> service.</text:p>
      <text:p text:style-name="P13">To enable factory properties to be specified via annotations, two new elements are added to the <text:span text:style-name="T84">Component</text:span> annotation:</text:p>
      <text:p text:style-name="Code_20_Snipet"><text:s text:c="4"/>String[] factoryProperty() default {};</text:p>
      <text:p text:style-name="Code_20_Snipet"><text:s text:c="4"/>String[] factoryProperties() default {};</text:p>
      <text:p text:style-name="P35"><text:change-end text:change-id="ct106102888521056"/><text:change-start text:change-id="ct106102888521504"/>If either of these elements is specified, then the <text:span text:style-name="T84">factory</text:span> <text:change-end text:change-id="ct106102888521504"/><text:change-start text:change-id="ct106102888521280"/>element must also be specified to mark the component as a factory component. The values of these elements have the same syntax as the values of the <text:span text:style-name="T84">property</text:span> and <text:span text:style-name="T84">properties</text:span> elements<text:change-end text:change-id="ct106102888521280"/><text:change-start text:change-id="ct106102888516128"/>, respectively.<text:change-end text:change-id="ct106102888516128"/></text:p>
      <text:h text:style-name="Heading_20_2" text:outline-level="2"><text:soft-page-break/>Component Reclamation</text:h>
      <text:p text:style-name="P3">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3">Section 112.5.4 Delayed Component is updated to replace:</text:p>
      <text:p text:style-name="P44">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3">with</text:p>
      <text:p text:style-name="P44">If the service has the <text:span text:style-name="T34">scope</text:span> attribute set to <text:span text:style-name="T34">prototype</text:span>, SCR must deactivate a component configuration when it stops being used as a service object since the component configuration must not be reused as a service object. If the service has the <text:span text:style-name="T34">scope</text:span> attribute set to <text:span text:style-name="T34">singleton</text:span> or <text:span text:style-name="T34">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3"/>
      <text:h text:style-name="Heading_20_2" text:outline-level="2">Constructor Injection</text:h>
      <text:p text:style-name="P4">The spec is updated to allow a constructor as an activate method. By specifying the activate method name as “-init-”, SCR must use a constructor declared on the implementation class as the activate method.</text:p>
      <text:p text:style-name="P5">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48">zero-based</text:span> position of the parameter in the method declaration. Activate method parameters which do not have a corresponding &lt;reference&gt; element are normal activate method arguments. <text:span text:style-name="T49">The rules for locating the activate method will be amended to include &lt;reference&gt; elements using the parameter attribute.</text:span></text:p>
      <text:p text:style-name="P5">&lt;reference&gt; elements with the parameter attribute must have policy=STATIC since the activate method is only called once per component instance activation.</text:p>
      <text:p text:style-name="P8">During component activation, the following steps are taken:</text:p>
      <text:list xml:id="list8988244482157073554" text:style-name="L2">
        <text:list-item>
          <text:p text:style-name="P161">Load the component implementation class.</text:p>
        </text:list-item>
        <text:list-item>
          <text:p text:style-name="P161">Create the component context.</text:p>
        </text:list-item>
        <text:list-item>
          <text:p text:style-name="P162">If <text:span text:style-name="T53">there is no activate method or </text:span>the activat<text:span text:style-name="T53">e</text:span> method is not a constructor, call the default constructor to create the component instance. Otherwise, <text:span text:style-name="T53">i</text:span>f <text:span text:style-name="T53">there is an activate method and </text:span>the activat<text:span text:style-name="T53">e</text:span> method is a constructor, <text:span text:style-name="T53">bind the target services referenced by the activate constructor and </text:span>call <text:span text:style-name="T53">the activate</text:span> constructor to create the component instance.</text:p>
        </text:list-item>
        <text:list-item>
          <text:p text:style-name="P161">Bind the target services <text:span text:style-name="T53">not reference by the activate constructor, if any</text:span>.</text:p>
        </text:list-item>
        <text:list-item>
          <text:p text:style-name="P163">If <text:span text:style-name="T53">there is an activate method and </text:span>the activat<text:span text:style-name="T53">e</text:span> method is not a constructor, <text:span text:style-name="T53">c</text:span>all the activate method.</text:p>
        </text:list-item>
      </text:list>
      <text:p text:style-name="P9">For constructor parameters with optional and unary references, if there is no bound service, then null will be passed as the parameter value.</text:p>
      <text:p text:style-name="P6">See the following example code which uses annotations to declare a constructor as the activate method with references services as arguments.</text:p>
      <text:p text:style-name="P58"><text:soft-page-break/></text:p>
      <text:p text:style-name="P47">@Component</text:p>
      <text:p text:style-name="P45"><text:span text:style-name="T42">public</text:span><text:span text:style-name="T22"> </text:span><text:span text:style-name="T42">class</text:span><text:span text:style-name="T22"> ConstructorInjection {</text:span></text:p>
      <text:p text:style-name="P45"><text:span text:style-name="T22"><text:tab/></text:span><text:span text:style-name="T42">@interface</text:span><text:span text:style-name="T22"> </text:span><text:span text:style-name="T40">Config</text:span><text:span text:style-name="T22"> {</text:span></text:p>
      <text:p text:style-name="P45"><text:span text:style-name="T22"><text:tab/><text:tab/></text:span><text:span text:style-name="T42">int</text:span><text:span text:style-name="T22"> port() </text:span><text:span text:style-name="T42">default</text:span><text:span text:style-name="T22"> 80;</text:span></text:p>
      <text:p text:style-name="P48"><text:tab/>}</text:p>
      <text:p text:style-name="P46"/>
      <text:p text:style-name="P45"><text:span text:style-name="T22"><text:tab/></text:span><text:span text:style-name="T42">private</text:span><text:span text:style-name="T22"> </text:span><text:span text:style-name="T42">final</text:span><text:span text:style-name="T22"> LogService<text:tab/><text:tab/></text:span><text:span text:style-name="T43">log</text:span><text:span text:style-name="T22">;</text:span></text:p>
      <text:p text:style-name="P45"><text:span text:style-name="T22"><text:tab/></text:span><text:span text:style-name="T42">private</text:span><text:span text:style-name="T22"> </text:span><text:span text:style-name="T42">final</text:span><text:span text:style-name="T22"> </text:span><text:span text:style-name="T40">Config</text:span><text:span text:style-name="T22"><text:tab/><text:tab/><text:tab/></text:span><text:span text:style-name="T43">config</text:span><text:span text:style-name="T22">;</text:span></text:p>
      <text:p text:style-name="P45"><text:span text:style-name="T22"><text:tab/></text:span><text:span text:style-name="T42">private</text:span><text:span text:style-name="T22"> </text:span><text:span text:style-name="T42">final</text:span><text:span text:style-name="T22"> ComponentContext<text:tab/></text:span><text:span text:style-name="T43">cc</text:span><text:span text:style-name="T22">;</text:span></text:p>
      <text:p text:style-name="P45"><text:span text:style-name="T22"><text:tab/></text:span><text:span text:style-name="T42">private</text:span><text:span text:style-name="T22"> </text:span><text:span text:style-name="T42">final</text:span><text:span text:style-name="T22"> List&lt;EventListener&gt;<text:tab/></text:span><text:span text:style-name="T43">listeners</text:span><text:span text:style-name="T22">;</text:span></text:p>
      <text:p text:style-name="P46"/>
      <text:p text:style-name="P45"><text:span text:style-name="T22"><text:tab/></text:span><text:span text:style-name="T18">// Update @Activate so it can be applied to a CONSTRUCTOR</text:span></text:p>
      <text:p text:style-name="P45"><text:span text:style-name="T22"><text:tab/></text:span><text:span text:style-name="T18">// Only one method or constructor can be marked @Activate</text:span></text:p>
      <text:p text:style-name="P45"><text:span text:style-name="T22"><text:tab/></text:span><text:span text:style-name="T18">// Allow activation methods to have @Reference annotated parameters too</text:span></text:p>
      <text:p text:style-name="P45"><text:span text:style-name="T22"><text:tab/></text:span><text:span text:style-name="T18">/*</text:span></text:p>
      <text:p text:style-name="P45"><text:span text:style-name="T18"><text:tab/> * &lt;scr:component xmlns:scr="http://www.osgi.org/xmlns/scr/v1.</text:span><text:span text:style-name="T20">4</text:span><text:span text:style-name="T18">.0"</text:span></text:p>
      <text:p text:style-name="P45"><text:span text:style-name="T18"><text:tab/> * name="testConstructorInjection" activate="-</text:span><text:span text:style-name="T21">init-</text:span><text:span text:style-name="T18">"</text:span></text:p>
      <text:p text:style-name="P49"><text:tab/> * deactivate="deactivate"&gt;</text:p>
      <text:p text:style-name="P49"><text:tab/> */</text:p>
      <text:p text:style-name="P45"><text:span text:style-name="T22"><text:tab/></text:span><text:span text:style-name="T40">@Activate</text:span></text:p>
      <text:p text:style-name="P45"><text:span text:style-name="T22"><text:tab/></text:span><text:span text:style-name="T42">public</text:span><text:span text:style-name="T22"> ConstructorInjection( </text:span><text:span text:style-name="T18">//</text:span></text:p>
      <text:p text:style-name="P45"><text:span text:style-name="T22"><text:tab/><text:tab/><text:tab/></text:span><text:span text:style-name="T18">// Update @Reference so it can be applied to a PARAMETER;</text:span></text:p>
      <text:p text:style-name="P45"><text:span text:style-name="T22"><text:tab/><text:tab/><text:tab/></text:span><text:span text:style-name="T18">// policy=STATIC</text:span></text:p>
      <text:p text:style-name="P45"><text:span text:style-name="T22"><text:tab/><text:tab/><text:tab/></text:span><text:span text:style-name="T18">/*</text:span></text:p>
      <text:p text:style-name="P50"><text:tab/><text:tab/><text:tab/> * &lt;reference name="log"</text:p>
      <text:p text:style-name="P50"><text:tab/><text:tab/><text:tab/> * interface="org.osgi.service.log.LogService"</text:p>
      <text:p text:style-name="P45"><text:span text:style-name="T18"><text:tab/><text:tab/><text:tab/> * parameter=</text:span><text:span text:style-name="T19">0</text:span><text:span text:style-name="T18">/&gt;</text:span></text:p>
      <text:p text:style-name="P49"><text:tab/><text:tab/><text:tab/> */</text:p>
      <text:p text:style-name="P45"><text:span text:style-name="T22"><text:tab/><text:tab/><text:tab/></text:span><text:span text:style-name="T40">@Reference</text:span><text:span text:style-name="T22"> LogService </text:span><text:span text:style-name="T46">log</text:span><text:span text:style-name="T22">, </text:span><text:span text:style-name="T18">//</text:span></text:p>
      <text:p text:style-name="P46"/>
      <text:p text:style-name="P45"><text:span text:style-name="T22"><text:tab/><text:tab/><text:tab/></text:span><text:span text:style-name="T18">// Non-@Reference annotated parameters are activate method </text:span><text:span text:style-name="T17">args</text:span></text:p>
      <text:p text:style-name="P45"><text:span text:style-name="T22"><text:tab/><text:tab/><text:tab/></text:span><text:span text:style-name="T40">Config</text:span><text:span text:style-name="T22"> </text:span><text:span text:style-name="T46">config</text:span><text:span text:style-name="T22">, </text:span><text:span text:style-name="T18">//</text:span></text:p>
      <text:p text:style-name="P45"><text:span text:style-name="T22"><text:tab/><text:tab/><text:tab/>ComponentContext </text:span><text:span text:style-name="T46">cc</text:span><text:span text:style-name="T22">, </text:span><text:span text:style-name="T18">//</text:span></text:p>
      <text:p text:style-name="P46"/>
      <text:p text:style-name="P45"><text:span text:style-name="T22"><text:tab/><text:tab/><text:tab/></text:span><text:span text:style-name="T18">/*</text:span></text:p>
      <text:p text:style-name="P49"><text:tab/><text:tab/><text:tab/> * &lt;reference name="listeners" cardinality="0..n"</text:p>
      <text:p text:style-name="P45"><text:span text:style-name="T18"><text:tab/><text:tab/><text:tab/> * interface="java.util.EventListener" parameter=</text:span><text:span text:style-name="T19">3</text:span></text:p>
      <text:p text:style-name="P49"><text:tab/><text:tab/><text:tab/> * field-collection-type="service"/&gt;</text:p>
      <text:p text:style-name="P49"><text:tab/><text:tab/><text:tab/> */</text:p>
      <text:p text:style-name="P45"><text:span text:style-name="T22"><text:tab/><text:tab/><text:tab/></text:span><text:span text:style-name="T40">@Reference</text:span><text:span text:style-name="T22"> List&lt;EventListener&gt; </text:span><text:span text:style-name="T46">listeners</text:span><text:span text:style-name="T22"> </text:span><text:span text:style-name="T18">//</text:span></text:p>
      <text:p text:style-name="P48"><text:soft-page-break/><text:tab/>) {</text:p>
      <text:p text:style-name="P45"><text:span text:style-name="T22"><text:tab/><text:tab/></text:span><text:span text:style-name="T42">this</text:span><text:span text:style-name="T22">.</text:span><text:span text:style-name="T44">log</text:span><text:span text:style-name="T22"> = </text:span><text:span text:style-name="T46">log</text:span><text:span text:style-name="T22">;</text:span></text:p>
      <text:p text:style-name="P45"><text:span text:style-name="T22"><text:tab/><text:tab/></text:span><text:span text:style-name="T42">this</text:span><text:span text:style-name="T22">.</text:span><text:span text:style-name="T44">config</text:span><text:span text:style-name="T22"> = </text:span><text:span text:style-name="T46">config</text:span><text:span text:style-name="T22">;</text:span></text:p>
      <text:p text:style-name="P45"><text:span text:style-name="T22"><text:tab/><text:tab/></text:span><text:span text:style-name="T42">this</text:span><text:span text:style-name="T22">.</text:span><text:span text:style-name="T44">cc</text:span><text:span text:style-name="T22"> = </text:span><text:span text:style-name="T46">cc</text:span><text:span text:style-name="T22">;</text:span></text:p>
      <text:p text:style-name="P45"><text:span text:style-name="T22"><text:tab/><text:tab/></text:span><text:span text:style-name="T42">this</text:span><text:span text:style-name="T22">.</text:span><text:span text:style-name="T44">listeners</text:span><text:span text:style-name="T22"> = </text:span><text:span text:style-name="T46">listeners</text:span><text:span text:style-name="T22">;</text:span></text:p>
      <text:p text:style-name="P45"><text:span text:style-name="T22"><text:tab/><text:tab/>System.</text:span><text:span text:style-name="T45">out</text:span><text:span text:style-name="T22">.println(</text:span><text:span text:style-name="T41">"Hello World!"</text:span><text:span text:style-name="T22">);</text:span></text:p>
      <text:p text:style-name="P48"><text:tab/>}</text:p>
      <text:p text:style-name="P46"/>
      <text:p text:style-name="P45"><text:span text:style-name="T22"><text:tab/></text:span><text:span text:style-name="T47">/**</text:span></text:p>
      <text:p text:style-name="P51"><text:tab/> */</text:p>
      <text:p text:style-name="P45"><text:span text:style-name="T22"><text:tab/></text:span><text:span text:style-name="T40">@Deactivate</text:span></text:p>
      <text:p text:style-name="P45"><text:span text:style-name="T22"><text:tab/></text:span><text:span text:style-name="T42">private</text:span><text:span text:style-name="T22"> </text:span><text:span text:style-name="T42">void</text:span><text:span text:style-name="T22"> deactivate() {</text:span></text:p>
      <text:p text:style-name="P45"><text:span text:style-name="T22"><text:tab/><text:tab/>System.</text:span><text:span text:style-name="T45">out</text:span><text:span text:style-name="T22">.println(</text:span><text:span text:style-name="T41">"Goodbye World!"</text:span><text:span text:style-name="T22">);</text:span></text:p>
      <text:p text:style-name="P48"><text:tab/>}</text:p>
      <text:p text:style-name="P48">}</text:p>
      <text:p text:style-name="P57"/>
      <text:h text:style-name="P156" text:outline-level="2">Reference annotation support for specifying field-collection-type</text:h>
      <text:p text:style-name="P19">Using a custom implementation of list or collection of Map.Entry with field-option=update can be used to support partitioning multiple services based upon any criteria. The add and remove methods of the custom implementation will be called with the service properties and the service object for each service added or removed from the custom implementation. The implementation can then partition the services in any desired way such as by the value of a specific service property.</text:p>
      <text:p text:style-name="P19">A change to the Reference annotation is needed to allow the programmer to specify the field-collection-type rather than it being only inferred by <text:span text:style-name="T23">the tool processing the</text:span> annotation. <text:span text:style-name="T52">A new fieldCollectionType element is added to the Reference annotation to allow the field-collection-type to be specified. </text:span></text:p>
      <text:h text:style-name="Heading_20_2" text:outline-level="2">Field injection of component activation objects</text:h>
      <text:p text:style-name="P3">A new <text:span text:style-name="T34">activation-fields</text:span> attribute is defined for the <text:span text:style-name="T34">&lt;component&gt;</text:span> element which names the instance fields in the component implementation class which are to be injected with component activation objects. This attribute must contain a whitespace separated list of field names. </text:p>
      <text:p text:style-name="P3">An activation field must be one of the following types:</text:p>
      <text:list xml:id="list1348468641311886055" text:style-name="L3">
        <text:list-item>
          <text:p text:style-name="P164"><text:span text:style-name="T34">ComponentContext</text:span> - The field will be set to the Component Context for the component configuration.</text:p>
        </text:list-item>
        <text:list-item>
          <text:p text:style-name="P164"><text:span text:style-name="T34">BundleContext</text:span> - The field will be set the Bundle Context of the component's bundle.</text:p>
        </text:list-item>
        <text:list-item>
          <text:p text:style-name="P164"><text:span text:style-name="T34">Map</text:span> - The field will be set with an unmodifiable Map containing the component properties.</text:p>
        </text:list-item>
        <text:list-item>
          <text:p text:style-name="P164">A component property type - The field will be set with an instance of the component property type which allows type safe access to component properties defined by the component property type.</text:p>
        </text:list-item>
      </text:list>
      <text:p text:style-name="P3">Only non-final instance fields of the field types above are supported. If an activation field is declared with the <text:span text:style-name="T34">static</text:span> modifier, the <text:span text:style-name="T34">final</text:span> modifier, or has a type other than one of the above, SCR must log an error message with the Log Service, if present, and the field must not be modified.</text:p>
      <text:p text:style-name="P3">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32">happens-before</text:span> relationship between the fields being set and any method being called on the fully constructed component instance.</text:p>
      <text:p text:style-name="P3"><text:soft-page-break/>A modified method must be specified if the component requires notification of component property modification. A deactivate method must be specified if the component requires notification of deactivation.</text:p>
      <text:p text:style-name="P3">Fields can be declared private in the component class but are only looked up in the inheritance chain when they are protected, public, or have default access.</text:p>
      <text:p text:style-name="P3">The <text:span text:style-name="T34">Activate</text:span> annotation is modified to allow it to be applied to fields. Applying the <text:span text:style-name="T34">Activate</text:span> annotation to a field will add that field to the <text:span text:style-name="T34">activation-field</text:span> attribute of the <text:span text:style-name="T34">&lt;component&gt;</text:span> element. Multiple fields can be annotated with <text:span text:style-name="T34">Activate</text:span> as well as an activate method.</text:p>
      <text:h text:style-name="Heading_20_2" text:outline-level="2">Logger Support</text:h>
      <text:p text:style-name="Body">DS must add special support for injecting <text:span text:style-name="T34">Logger</text:span> and <text:span text:style-name="T34">FormatterLogger</text:span> objects even though they themselves are not services. When a component references the <text:span text:style-name="T34">Logger</text:span> or <text:span text:style-name="T34">FormatterLogger</text:span> types, SCR must get first get the <text:span text:style-name="T34">LoggerFactory</text:span> service matching the reference and then call the <text:span text:style-name="T34">getLogger(String, Class)</text:span> <text:s/>method passing the component implementation class name as the first argument and the <text:span text:style-name="T34">Logger</text:span> type as the second argument. The returned <text:span text:style-name="T34">Logger</text:span> object is then injected for the reference, rather than the <text:span text:style-name="T34">LoggerFactory</text:span> service used to create the Logger.</text:p>
      <text:p text:style-name="Body">A DS example using Logger:</text:p>
      <text:p text:style-name="P83">@Component</text:p>
      <text:p text:style-name="P83">public class MyComponent {</text:p>
      <text:p text:style-name="P83"><text:s text:c="2"/>@Reference</text:p>
      <text:p text:style-name="P83"><text:s text:c="2"/>private Logger logger;</text:p>
      <text:p text:style-name="P83"><text:s text:c="2"/>@Activate</text:p>
      <text:p text:style-name="P83"><text:s text:c="2"/>void activate(ComponentContext context) {</text:p>
      <text:p text:style-name="P83"><text:s text:c="4"/>logger.trace(“activating component id {}”,</text:p>
      <text:p text:style-name="P83"><text:s text:c="6"/>context.getProperties().get(“component.id”));</text:p>
      <text:p text:style-name="P83"><text:s text:c="2"/>}</text:p>
      <text:p text:style-name="P84">}</text:p>
      <text:h text:style-name="Heading_20_2" text:outline-level="2">Improved <text:span text:style-name="T54">ConfigurationPlugin Support</text:span></text:h>
      <text:p text:style-name="P25">RFC 227 include several enhancements to Configuration Admin. Of particular note for DS is the improvements to ConfigurationPlugin support which will allow SCR to get Configurations after ConfigurationPlugins have been able to mutate the configuration data.</text:p>
      <text:p text:style-name="P25">The DS spec will be updated to require SCR to obtain the configuration data from the new Configuration.getModifiedProperties method. SCR must already use the component’s BundleContext to obtain the configuration. The use the new getModifiedProperties method, SCR must supply a ServiceReference for a ManagedService or ManagedServiceFactory. So SCR must register <text:span text:style-name="T55">the</text:span> ManagedService or ManageServiceFactory service using the component’s BundleContext so the ServiceReference for that service can be used as the argument for the getModifiedProperties method. <text:span text:style-name="T55">SCR</text:span> should <text:span text:style-name="T55">register these services without a service.pid service property if the SCR implementation will obtain the Configuration object through other means such as a method on the ConfigurationAdmin service so that the service is not called by ConfigurationAdmin.</text:span></text:p>
      <text:h text:style-name="Heading_20_2" text:outline-level="2">Converter</text:h>
      <text:p text:style-name="P33">The DS specification is to be updated to replace the rules for component property mapping and coercing property values to use the new Converter package from RFC 215 instead. Care must be taken to ensure backward compatibility is preserved with DS 1.3 spec.<text:change-start text:change-id="ct107202400106720"/></text:p>
      <text:p text:style-name="P34">Beyond the standard conversions supplied by the Converter package, <text:change-end text:change-id="ct107202400106720"/><text:change-start text:change-id="ct107202402189536"/>SCR will need to add an additional conversion rule.</text:p>
      <text:p text:style-name="P34">SCR must add a rule to convert from a String to a Class using the component’s bundle to load the class named by the String<text:change-end text:change-id="ct107202402189536"/><text:change-start text:change-id="ct107202402189760"/> using Bundle.loadClass(String).<text:change-end text:change-id="ct107202402189760"/></text:p>
      <text:h text:style-name="Heading_20_2" text:outline-level="2"><text:soft-page-break/>Using Component Property Types as annotations on Components</text:h>
      <text:p text:style-name="P14">A new ComponentPropertyType meta-annotation is defined which can be applied to component property types. This meta-annotation will then allow component property types to be applied to the implementation class of the component (along side the Component annotation) to declare component property values. When the Component annotation is processed at tool time, any annotations also applied to the implementation class of the component which are meta-annotated with ComponentPropertyType are processed for component property values using either the value specified in the annotation use or the default value.</text:p>
      <text:p text:style-name="P30">If an element of a component property type specifies a value of an empty array, then the element is not used to generate a property value in generated component description. If the type of an an element of a component property type is an annotation or array of annotations, then the element is not used to generate a property value in generated component description.</text:p>
      <text:p text:style-name="P15">Section 112.8.2 will be updated to specify this additional method to specifying component property values. </text:p>
      <text:p text:style-name="P15">Section 112.8.3 will be updated to add a step between the current steps 1 and 2 for the use of component property types as annotations on the implementation class of the component. These annotations must processed in the order they appear in the class file. However, the order of the RuntimeVisibleAnnotations and RuntimeInvisibleAnnotations attributes in the class file is unspecified.</text:p>
      <text:p text:style-name="P32">Also, a new org.osgi.service.component.propertytypes package is added which defines a set of component property types for user settable service properties from the framework Constants type. This includes ServiceRanking, ServiceDescription, ServiceVendor and ExportedService. The latter includes the set of service properties which can be used when marking a service for export by a remote services implementation.</text:p>
      <text:p text:style-name="P29">In the following example, the ServiceRanking and ServiceDescription component property types are used to <text:s/>annotate the implementation class of the component and the user defined Config component property type is used as a parameter type of a life cycle method.</text:p>
      <text:p text:style-name="P37"/>
      <text:p text:style-name="P36">@interface Config {</text:p>
      <text:p text:style-name="P38"><text:tab/>boolean enabled() default true;</text:p>
      <text:p text:style-name="P38"><text:tab/>String[] names() default {"a", "b"};</text:p>
      <text:p text:style-name="P38"><text:tab/>String topic() default "default/topic";</text:p>
      <text:p text:style-name="P38">}</text:p>
      <text:p text:style-name="P38">@Component</text:p>
      <text:p text:style-name="P38">@<text:span text:style-name="T81">ServiceRanking</text:span>(<text:span text:style-name="T81">service_ranking=100</text:span>)</text:p>
      <text:p text:style-name="P40">@ServiceDescription(service_description=”My Acme Service implementation”)</text:p>
      <text:p text:style-name="P38">public class <text:span text:style-name="T15">MyComponent</text:span> <text:span text:style-name="T81">implements AcmeService </text:span>{</text:p>
      <text:p text:style-name="P38"><text:tab/>@Activate</text:p>
      <text:p text:style-name="P38"><text:tab/>void activate(Config config) {</text:p>
      <text:p text:style-name="P38"><text:tab/><text:tab/>if (config.enabled()) {</text:p>
      <text:p text:style-name="P38"><text:tab/><text:tab/><text:tab/>// do something</text:p>
      <text:p text:style-name="P38"><text:tab/><text:tab/>}</text:p>
      <text:p text:style-name="P38"><text:tab/><text:tab/>for (String name : config.names()) {</text:p>
      <text:p text:style-name="P38"><text:tab/><text:tab/><text:tab/>// do something with each name</text:p>
      <text:p text:style-name="P38"><text:tab/><text:tab/>}</text:p>
      <text:p text:style-name="P38"><text:soft-page-break/><text:tab/>}</text:p>
      <text:p text:style-name="P38">}</text:p>
      <text:p text:style-name="P28">When process at tool time, the generated component description XML will contain property declarations like:</text:p>
      <text:p text:style-name="P41">&lt;property name=”<text:span text:style-name="T81">service.ranking</text:span>” <text:span text:style-name="T80">type=”Integer” </text:span>value=”<text:span text:style-name="T81">100</text:span>”/&gt;</text:p>
      <text:p text:style-name="P42">&lt;property name=”<text:span text:style-name="T81">service.description</text:span>” value=”<text:span text:style-name="T81">My Acme Service implementation</text:span>”/&gt;</text:p>
      <text:p text:style-name="P42">&lt;property name=”enabled” <text:span text:style-name="T80">type=”Boolean” </text:span>value=”true”/&gt;</text:p>
      <text:p text:style-name="P39">&lt;property name=”names”&gt;<text:span text:style-name="T81">a</text:span></text:p>
      <text:p text:style-name="P39"><text:span text:style-name="T81">b</text:span>&lt;/property&gt;</text:p>
      <text:p text:style-name="P39">&lt;property name=”topic” value=”default/topic”/&gt;</text:p>
      <text:p text:style-name="P16"/>
      <text:h text:style-name="P158" text:outline-level="1">Data Transfer Objects</text:h>
      <text:p text:style-name="P53">The ReferenceDTO is updated to add 2 new fields: parameter and collectionType for the new parameter attribute and the existing field-collection-type attribute which can now be explicitly set via the Reference annotation.</text:p>
      <text:p text:style-name="P54"><text:change-start text:change-id="ct106652644297984"/>The ComponentDescriptionDTO is updated to add a factoryProperties field. If the component is a factory comp<text:change-end text:change-id="ct106652644297984"/><text:change-start text:change-id="ct106652644295968"/>onent, this field <text:span text:style-name="T89">must</text:span> be non-null and contain any factory properties declared in the component description.<text:change-end text:change-id="ct106652644295968"/></text:p>
      <text:h text:style-name="P158" text:outline-level="1">Javadoc</text:h>
      <text:section text:style-name="Sect1" text:name="Section1" text:protected="true">
        <text:section-source xlink:href="../javadoc.rtf" text:filter-name="Rich Text Format"/>
        <text:p text:style-name="P172"><text:span text:style-name="T1">OSGi Javadoc</text:span></text:p>
        <text:p text:style-name="P91"><text:span text:style-name="T10">11/8/16 3:30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5"><text:span text:style-name="Summary_20_Heading_20_Font"><text:span text:style-name="T12">Package Summary</text:span></text:span></text:p>
            </table:table-cell>
            <table:covered-table-cell/>
            <table:table-cell table:style-name="Table3.A1" office:value-type="string">
              <text:p text:style-name="P97"><text:span text:style-name="Page_20_Reference_20_Font"><text:span text:style-name="T13">Page</text:span></text:span></text:p>
            </table:table-cell>
          </table:table-row>
          <table:table-row table:style-name="Table3.1">
            <table:table-cell table:style-name="Table3.A2" office:value-type="string">
              <text:p text:style-name="P95"><text:a xlink:type="simple" xlink:href="file:///l%22r3" text:style-name="Internet_20_link" text:visited-style-name="Visited_20_Internet_20_Link"><text:span text:style-name="T56">org.osgi.service.component</text:span></text:a></text:p>
            </table:table-cell>
            <table:table-cell table:style-name="Table3.B2" office:value-type="string">
              <text:p text:style-name="P95"><text:span text:style-name="T5">Service Component Package Version 1.4.</text:span></text:p>
            </table:table-cell>
            <table:table-cell table:style-name="Table3.C2" office:value-type="string">
              <text:p text:style-name="P97"><text:bookmark-ref text:reference-format="page" text:ref-name="r3">17</text:bookmark-ref></text:p>
            </table:table-cell>
          </table:table-row>
          <table:table-row table:style-name="Table3.1">
            <table:table-cell table:style-name="Table3.A3" office:value-type="string">
              <text:p text:style-name="P94"><text:a xlink:type="simple" xlink:href="file:///l%22r48" text:style-name="Internet_20_link" text:visited-style-name="Visited_20_Internet_20_Link"><text:span text:style-name="T56">org.osgi.service.component.annotations</text:span></text:a></text:p>
            </table:table-cell>
            <table:table-cell table:style-name="Table3.B3" office:value-type="string">
              <text:p text:style-name="P94"><text:span text:style-name="T5">Service Component Annotations Package Version 1.4.</text:span></text:p>
            </table:table-cell>
            <table:table-cell table:style-name="Table3.C3" office:value-type="string">
              <text:p text:style-name="P96"><text:bookmark-ref text:reference-format="page" text:ref-name="r48">32</text:bookmark-ref></text:p>
            </table:table-cell>
          </table:table-row>
          <table:table-row table:style-name="Table3.1">
            <table:table-cell table:style-name="Table3.A4" office:value-type="string">
              <text:p text:style-name="P94"><text:a xlink:type="simple" xlink:href="file:///l%22r143" text:style-name="Internet_20_link" text:visited-style-name="Visited_20_Internet_20_Link"><text:span text:style-name="T56">org.osgi.service.component.propertytypes</text:span></text:a></text:p>
            </table:table-cell>
            <table:table-cell table:style-name="Table3.B4" office:value-type="string">
              <text:p text:style-name="P94"><text:span text:style-name="T5">Component Property Types Package Version 1.4.</text:span></text:p>
            </table:table-cell>
            <table:table-cell table:style-name="Table3.C4" office:value-type="string">
              <text:p text:style-name="P96"><text:bookmark-ref text:reference-format="page" text:ref-name="r143">67</text:bookmark-ref></text:p>
            </table:table-cell>
          </table:table-row>
          <table:table-row table:style-name="Table3.1">
            <table:table-cell table:style-name="Table3.A5" office:value-type="string">
              <text:p text:style-name="P94"><text:a xlink:type="simple" xlink:href="file:///l%22r157" text:style-name="Internet_20_link" text:visited-style-name="Visited_20_Internet_20_Link"><text:span text:style-name="T56">org.osgi.service.component.runtime</text:span></text:a></text:p>
            </table:table-cell>
            <table:table-cell table:style-name="Table3.B5" office:value-type="string">
              <text:p text:style-name="P94"><text:span text:style-name="T5">Service Component Runtime Package Version 1.4.</text:span></text:p>
            </table:table-cell>
            <table:table-cell table:style-name="Table3.C5" office:value-type="string">
              <text:p text:style-name="P96"><text:bookmark-ref text:reference-format="page" text:ref-name="r157">74</text:bookmark-ref></text:p>
            </table:table-cell>
          </table:table-row>
          <table:table-row table:style-name="Table3.1">
            <table:table-cell table:style-name="Table3.A6" office:value-type="string">
              <text:p text:style-name="P94"><text:a xlink:type="simple" xlink:href="file:///l%22r166" text:style-name="Internet_20_link" text:visited-style-name="Visited_20_Internet_20_Link"><text:span text:style-name="T56">org.osgi.service.component.runtime.dto</text:span></text:a></text:p>
            </table:table-cell>
            <table:table-cell table:style-name="Table3.B6" office:value-type="string">
              <text:p text:style-name="P94"><text:span text:style-name="T5">Service Component Runtime Data Transfer Objects Package Version 1.4.</text:span></text:p>
            </table:table-cell>
            <table:table-cell table:style-name="Table3.C6" office:value-type="string">
              <text:p text:style-name="P96"><text:bookmark-ref text:reference-format="page" text:ref-name="r166">78</text:bookmark-ref></text:p>
            </table:table-cell>
          </table:table-row>
        </table:table>
        <text:p text:style-name="P173"><text:bookmark text:name="r3"/><text:span text:style-name="T26">Package org.osgi.service.component</text:span></text:p>
        <text:p text:style-name="P98"><text:span text:style-name="Code_20_Small">@org.osgi.annotation.versioning.Version(value="1.4.0")</text:span></text:p>
        <text:p text:style-name="P98"><text:span text:style-name="T5">Service Component Package Version 1.4.</text:span></text:p>
        <text:p text:style-name="P98"><text:span text:style-name="T6">See:</text:span></text:p>
        <text:p text:style-name="P105"><text:a xlink:type="simple" xlink:href="file:///l%22r2" text:style-name="Internet_20_link" text:visited-style-name="Visited_20_Internet_20_Link"><text:span text:style-name="T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5"><text:span text:style-name="Summary_20_Heading_20_Font1"><text:span text:style-name="T12">Interface Summary</text:span></text:span></text:p>
            </table:table-cell>
            <table:covered-table-cell/>
            <table:table-cell table:style-name="Table4.A1" office:value-type="string">
              <text:p text:style-name="P97"><text:span text:style-name="Page_20_Reference_20_Font"><text:span text:style-name="T13">Page</text:span></text:span></text:p>
            </table:table-cell>
          </table:table-row>
          <table:table-row table:style-name="Table4.1">
            <table:table-cell table:style-name="Table4.A2" office:value-type="string">
              <text:p text:style-name="P95"><text:a xlink:type="simple" xlink:href="file:///l%22r18" text:style-name="Internet_20_link" text:visited-style-name="Visited_20_Internet_20_Link"><text:span text:style-name="T56">ComponentConstants</text:span></text:a></text:p>
            </table:table-cell>
            <table:table-cell table:style-name="Table4.B2" office:value-type="string">
              <text:p text:style-name="P95"><text:span text:style-name="T5">Defines standard names for Service Component constants.</text:span></text:p>
            </table:table-cell>
            <table:table-cell table:style-name="Table4.C2" office:value-type="string">
              <text:p text:style-name="P97"><text:bookmark-ref text:reference-format="page" text:ref-name="r18">18</text:bookmark-ref></text:p>
            </table:table-cell>
          </table:table-row>
          <table:table-row table:style-name="Table4.1">
            <table:table-cell table:style-name="Table4.A3" office:value-type="string">
              <text:p text:style-name="P94"><text:a xlink:type="simple" xlink:href="file:///l%22r30" text:style-name="Internet_20_link" text:visited-style-name="Visited_20_Internet_20_Link"><text:span text:style-name="T56">ComponentContext</text:span></text:a></text:p>
            </table:table-cell>
            <table:table-cell table:style-name="Table4.B3" office:value-type="string">
              <text:p text:style-name="P94"><text:span text:style-name="T5">A Component Context object is used by a component instance to interact with its execution context including locating services by reference name.</text:span></text:p>
            </table:table-cell>
            <table:table-cell table:style-name="Table4.C3" office:value-type="string">
              <text:p text:style-name="P96"><text:bookmark-ref text:reference-format="page" text:ref-name="r30">22</text:bookmark-ref></text:p>
            </table:table-cell>
          </table:table-row>
          <table:table-row table:style-name="Table4.1">
            <table:table-cell table:style-name="Table4.A4" office:value-type="string">
              <text:p text:style-name="P94"><text:a xlink:type="simple" xlink:href="file:///l%22r38" text:style-name="Internet_20_link" text:visited-style-name="Visited_20_Internet_20_Link"><text:span text:style-name="T56">ComponentFactory</text:span></text:a></text:p>
            </table:table-cell>
            <table:table-cell table:style-name="Table4.B4" office:value-type="string">
              <text:p text:style-name="P94"><text:span text:style-name="T5">When a component is declared with the </text:span><text:span text:style-name="Code1"><text:span text:style-name="T62">factory</text:span></text:span><text:span text:style-name="T5"> attribute on its </text:span><text:span text:style-name="Code1"><text:span text:style-name="T62">component</text:span></text:span><text:span text:style-name="T5">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96"><text:bookmark-ref text:reference-format="page" text:ref-name="r38">28</text:bookmark-ref></text:p>
            </table:table-cell>
          </table:table-row>
          <table:table-row table:style-name="Table4.1">
            <table:table-cell table:style-name="Table4.A5" office:value-type="string">
              <text:p text:style-name="P94"><text:a xlink:type="simple" xlink:href="file:///l%22r41" text:style-name="Internet_20_link" text:visited-style-name="Visited_20_Internet_20_Link"><text:span text:style-name="T56">ComponentInstance</text:span></text:a></text:p>
            </table:table-cell>
            <table:table-cell table:style-name="Table4.B5" office:value-type="string">
              <text:p text:style-name="P94"><text:span text:style-name="T5">A ComponentInstance encapsulates a component instance of an activated component configuration.</text:span></text:p>
            </table:table-cell>
            <table:table-cell table:style-name="Table4.C5" office:value-type="string">
              <text:p text:style-name="P96"><text:bookmark-ref text:reference-format="page" text:ref-name="r41">29</text:bookmark-ref></text:p>
            </table:table-cell>
          </table:table-row>
          <table:table-row table:style-name="Table4.1">
            <table:table-cell table:style-name="Table4.A6" office:value-type="string">
              <text:p text:style-name="P94"><text:a xlink:type="simple" xlink:href="file:///l%22r46" text:style-name="Internet_20_link" text:visited-style-name="Visited_20_Internet_20_Link"><text:span text:style-name="T56">ComponentServiceObjects</text:span></text:a></text:p>
            </table:table-cell>
            <table:table-cell table:style-name="Table4.B6" office:value-type="string">
              <text:p text:style-name="P94"><text:span text:style-name="T5">Allows multiple service objects for a service to be obtained.</text:span></text:p>
            </table:table-cell>
            <table:table-cell table:style-name="Table4.C6" office:value-type="string">
              <text:p text:style-name="P96"><text:bookmark-ref text:reference-format="page" text:ref-name="r46">30</text:bookmark-ref></text:p>
            </table:table-cell>
          </table:table-row>
        </table:table>
        <text:p text:style-name="P8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5"><text:span text:style-name="Summary_20_Heading_20_Font1"><text:span text:style-name="T12">Exception Summary</text:span></text:span></text:p>
            </table:table-cell>
            <table:covered-table-cell/>
            <table:table-cell table:style-name="Table5.A1" office:value-type="string">
              <text:p text:style-name="P97"><text:span text:style-name="Page_20_Reference_20_Font"><text:span text:style-name="T13">Page</text:span></text:span></text:p>
            </table:table-cell>
          </table:table-row>
          <table:table-row table:style-name="Table5.1">
            <table:table-cell table:style-name="Table5.A2" office:value-type="string">
              <text:p text:style-name="P95"><text:a xlink:type="simple" xlink:href="file:///l%22r36" text:style-name="Internet_20_link" text:visited-style-name="Visited_20_Internet_20_Link"><text:span text:style-name="T56">ComponentException</text:span></text:a></text:p>
            </table:table-cell>
            <table:table-cell table:style-name="Table5.B2" office:value-type="string">
              <text:p text:style-name="P95"><text:span text:style-name="T5">Unchecked exception which may be thrown by Service Component Runtime.</text:span></text:p>
            </table:table-cell>
            <table:table-cell table:style-name="Table5.C2" office:value-type="string">
              <text:p text:style-name="P97"><text:bookmark-ref text:reference-format="page" text:ref-name="r36">26</text:bookmark-ref></text:p>
            </table:table-cell>
          </table:table-row>
        </table:table>
        <text:p text:style-name="P101"><text:bookmark text:name="r2"/><text:span text:style-name="T14">Package org.osgi.service.component Description</text:span></text:p>
        <text:p text:style-name="P102"><text:span text:style-name="T5">Service Component Package Version 1.4.</text:span></text:p>
        <text:p text:style-name="P102"><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2"><text:span text:style-name="T5">Example import for consumers using the API in this package:</text:span></text:p>
        <text:p text:style-name="P102"><text:span text:style-name="Code1">Import-Package: org.osgi.service.component; version="[1.4,2.0)"</text:span></text:p>
        <text:p text:style-name="P102"><text:span text:style-name="T5">Example import for providers implementing the API in this package:</text:span></text:p>
        <text:p text:style-name="P89"><text:span text:style-name="Code1">Import-Package: org.osgi.service.component; version="[1.4,1.5)"</text:span></text:p>
        <text:p text:style-name="P178"><text:bookmark text:name="r18"/><text:span text:style-name="T26">Interface ComponentConstants</text:span></text:p>
        <text:p text:style-name="P103"><text:a xlink:type="simple" xlink:href="file:///l%22r3" text:style-name="Internet_20_link" text:visited-style-name="Visited_20_Internet_20_Link"><text:span text:style-name="T11">org.osgi.service.component</text:span></text:a></text:p>
        <text:p text:style-name="P99"/>
        <text:p text:style-name="P109"><text:span text:style-name="Code_20_Small1">@org.osgi.annotation.versioning.ProviderType</text:span><text:line-break/><text:span text:style-name="Code2">public interface </text:span><text:span text:style-name="Code2"><text:span text:style-name="T69">ComponentConstants</text:span></text:span></text:p>
        <text:p text:style-name="P89"><text:span text:style-name="T5">Defines standard names for Service Component constants.</text:span></text:p>
        <text:p text:style-name="P11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2"><text:span text:style-name="Summary_20_Heading_20_Font2"><text:span text:style-name="T12">Field Summary</text:span></text:span></text:p>
            </table:table-cell>
            <table:covered-table-cell/>
            <table:table-cell table:style-name="Table6.A1" office:value-type="string">
              <text:p text:style-name="P114"><text:span text:style-name="Page_20_Reference_20_Font"><text:span text:style-name="T13">Page</text:span></text:span></text:p>
            </table:table-cell>
          </table:table-row>
          <table:table-row table:style-name="Table6.1">
            <table:table-cell table:style-name="Table6.A2" office:value-type="string">
              <text:p text:style-name="P116"><text:span text:style-name="Code_20_Small1"><text:span text:style-name="T63">String</text:span></text:span></text:p>
            </table:table-cell>
            <table:table-cell table:style-name="Table6.B2" office:value-type="string">
              <text:p text:style-name="P118"><text:a xlink:type="simple" xlink:href="file:///l%22r16" text:style-name="Internet_20_link" text:visited-style-name="Visited_20_Internet_20_Link"><text:span text:style-name="T57">COMPONENT_CAPABILITY_NAME</text:span></text:a></text:p>
              <text:p text:style-name="P120"><text:span text:style-name="T5">Capability name for Service Component Runtime.</text:span></text:p>
            </table:table-cell>
            <table:table-cell table:style-name="Table6.C2" office:value-type="string">
              <text:p text:style-name="P114"><text:bookmark-ref text:reference-format="page" text:ref-name="r16">20</text:bookmark-ref></text:p>
            </table:table-cell>
          </table:table-row>
          <table:table-row table:style-name="Table6.1">
            <table:table-cell table:style-name="Table6.A3" office:value-type="string">
              <text:p text:style-name="P115"><text:span text:style-name="Code_20_Small1"><text:span text:style-name="T63">String</text:span></text:span></text:p>
            </table:table-cell>
            <table:table-cell table:style-name="Table6.B3" office:value-type="string">
              <text:p text:style-name="P117"><text:a xlink:type="simple" xlink:href="file:///l%22r7" text:style-name="Internet_20_link" text:visited-style-name="Visited_20_Internet_20_Link"><text:span text:style-name="T57">COMPONENT_FACTORY</text:span></text:a></text:p>
              <text:p text:style-name="P119"><text:span text:style-name="T5">A service registration property for a Component Factory that contains the value of the </text:span><text:span text:style-name="Code2"><text:span text:style-name="T62">factory</text:span></text:span><text:span text:style-name="T5"> attribute.</text:span></text:p>
            </table:table-cell>
            <table:table-cell table:style-name="Table6.C3" office:value-type="string">
              <text:p text:style-name="P113"><text:bookmark-ref text:reference-format="page" text:ref-name="r7">19</text:bookmark-ref></text:p>
            </table:table-cell>
          </table:table-row>
          <table:table-row table:style-name="Table6.1">
            <table:table-cell table:style-name="Table6.A4" office:value-type="string">
              <text:p text:style-name="P115"><text:span text:style-name="Code_20_Small1"><text:span text:style-name="T63">String</text:span></text:span></text:p>
            </table:table-cell>
            <table:table-cell table:style-name="Table6.B4" office:value-type="string">
              <text:p text:style-name="P117"><text:a xlink:type="simple" xlink:href="file:///l%22r6" text:style-name="Internet_20_link" text:visited-style-name="Visited_20_Internet_20_Link"><text:span text:style-name="T57">COMPONENT_ID</text:span></text:a></text:p>
              <text:p text:style-name="P119"><text:span text:style-name="T5">A component property that contains the generated id for a component configuration.</text:span></text:p>
            </table:table-cell>
            <table:table-cell table:style-name="Table6.C4" office:value-type="string">
              <text:p text:style-name="P113"><text:bookmark-ref text:reference-format="page" text:ref-name="r6">19</text:bookmark-ref></text:p>
            </table:table-cell>
          </table:table-row>
          <table:table-row table:style-name="Table6.1">
            <table:table-cell table:style-name="Table6.A5" office:value-type="string">
              <text:p text:style-name="P115"><text:span text:style-name="Code_20_Small1"><text:span text:style-name="T63">String</text:span></text:span></text:p>
            </table:table-cell>
            <table:table-cell table:style-name="Table6.B5" office:value-type="string">
              <text:p text:style-name="P117"><text:a xlink:type="simple" xlink:href="file:///l%22r5" text:style-name="Internet_20_link" text:visited-style-name="Visited_20_Internet_20_Link"><text:span text:style-name="T57">COMPONENT_NAME</text:span></text:a></text:p>
              <text:p text:style-name="P119"><text:span text:style-name="T5">A component property for a component configuration that contains the name of the component as specified in the </text:span><text:span text:style-name="Code2"><text:span text:style-name="T62">name</text:span></text:span><text:span text:style-name="T5"> attribute of the </text:span><text:span text:style-name="Code2"><text:span text:style-name="T62">component</text:span></text:span><text:span text:style-name="T5"> element.</text:span></text:p>
            </table:table-cell>
            <table:table-cell table:style-name="Table6.C5" office:value-type="string">
              <text:p text:style-name="P113"><text:bookmark-ref text:reference-format="page" text:ref-name="r5">19</text:bookmark-ref></text:p>
            </table:table-cell>
          </table:table-row>
          <table:table-row table:style-name="Table6.1">
            <table:table-cell table:style-name="Table6.A6" office:value-type="string">
              <text:p text:style-name="P115"><text:span text:style-name="Code_20_Small1"><text:span text:style-name="T63">String</text:span></text:span></text:p>
            </table:table-cell>
            <table:table-cell table:style-name="Table6.B6" office:value-type="string">
              <text:p text:style-name="P117"><text:a xlink:type="simple" xlink:href="file:///l%22r17" text:style-name="Internet_20_link" text:visited-style-name="Visited_20_Internet_20_Link"><text:span text:style-name="T57">COMPONENT_SPECIFICATION_VERSION</text:span></text:a></text:p>
              <text:p text:style-name="P119"><text:span text:style-name="T5">Compile time constant for the Specification Version of Declarative Services.</text:span></text:p>
            </table:table-cell>
            <table:table-cell table:style-name="Table6.C6" office:value-type="string">
              <text:p text:style-name="P113"><text:bookmark-ref text:reference-format="page" text:ref-name="r17">21</text:bookmark-ref></text:p>
            </table:table-cell>
          </table:table-row>
          <table:table-row table:style-name="Table6.1">
            <table:table-cell table:style-name="Table6.A7" office:value-type="string">
              <text:p text:style-name="P115"><text:span text:style-name="Code_20_Small1"><text:span text:style-name="T63">int</text:span></text:span></text:p>
            </table:table-cell>
            <table:table-cell table:style-name="Table6.B7" office:value-type="string">
              <text:p text:style-name="P117"><text:a xlink:type="simple" xlink:href="file:///l%22r15" text:style-name="Internet_20_link" text:visited-style-name="Visited_20_Internet_20_Link"><text:span text:style-name="T57">DEACTIVATION_REASON_BUNDLE_STOPPED</text:span></text:a></text:p>
              <text:p text:style-name="P119"><text:span text:style-name="T5">The component configuration was deactivated because the bundle was stopped.</text:span></text:p>
            </table:table-cell>
            <table:table-cell table:style-name="Table6.C7" office:value-type="string">
              <text:p text:style-name="P113"><text:bookmark-ref text:reference-format="page" text:ref-name="r15">20</text:bookmark-ref></text:p>
            </table:table-cell>
          </table:table-row>
          <table:table-row table:style-name="Table6.1">
            <table:table-cell table:style-name="Table6.A8" office:value-type="string">
              <text:p text:style-name="P115"><text:span text:style-name="Code_20_Small1"><text:span text:style-name="T63">int</text:span></text:span></text:p>
            </table:table-cell>
            <table:table-cell table:style-name="Table6.B8" office:value-type="string">
              <text:p text:style-name="P117"><text:a xlink:type="simple" xlink:href="file:///l%22r13" text:style-name="Internet_20_link" text:visited-style-name="Visited_20_Internet_20_Link"><text:span text:style-name="T57">DEACTIVATION_REASON_CONFIGURATION_DELETED</text:span></text:a></text:p>
              <text:p text:style-name="P119"><text:span text:style-name="T5">The component configuration was deactivated because its configuration was deleted.</text:span></text:p>
            </table:table-cell>
            <table:table-cell table:style-name="Table6.C8" office:value-type="string">
              <text:p text:style-name="P113"><text:bookmark-ref text:reference-format="page" text:ref-name="r13">20</text:bookmark-ref></text:p>
            </table:table-cell>
          </table:table-row>
          <table:table-row table:style-name="Table6.1">
            <table:table-cell table:style-name="Table6.A9" office:value-type="string">
              <text:p text:style-name="P115"><text:span text:style-name="Code_20_Small1"><text:span text:style-name="T63">int</text:span></text:span></text:p>
            </table:table-cell>
            <table:table-cell table:style-name="Table6.B9" office:value-type="string">
              <text:p text:style-name="P117"><text:a xlink:type="simple" xlink:href="file:///l%22r12" text:style-name="Internet_20_link" text:visited-style-name="Visited_20_Internet_20_Link"><text:span text:style-name="T57">DEACTIVATION_REASON_CONFIGURATION_MODIFIED</text:span></text:a></text:p>
              <text:p text:style-name="P119"><text:span text:style-name="T5">The component configuration was deactivated because its configuration was changed.</text:span></text:p>
            </table:table-cell>
            <table:table-cell table:style-name="Table6.C9" office:value-type="string">
              <text:p text:style-name="P113"><text:bookmark-ref text:reference-format="page" text:ref-name="r12">20</text:bookmark-ref></text:p>
            </table:table-cell>
          </table:table-row>
          <table:table-row table:style-name="Table6.1">
            <table:table-cell table:style-name="Table6.A10" office:value-type="string">
              <text:p text:style-name="P115"><text:span text:style-name="Code_20_Small1"><text:span text:style-name="T63">int</text:span></text:span></text:p>
            </table:table-cell>
            <table:table-cell table:style-name="Table6.B10" office:value-type="string">
              <text:p text:style-name="P117"><text:a xlink:type="simple" xlink:href="file:///l%22r10" text:style-name="Internet_20_link" text:visited-style-name="Visited_20_Internet_20_Link"><text:span text:style-name="T57">DEACTIVATION_REASON_DISABLED</text:span></text:a></text:p>
              <text:p text:style-name="P119"><text:span text:style-name="T5">The component configuration was deactivated because the component was disabled.</text:span></text:p>
            </table:table-cell>
            <table:table-cell table:style-name="Table6.C10" office:value-type="string">
              <text:p text:style-name="P113"><text:bookmark-ref text:reference-format="page" text:ref-name="r10">19</text:bookmark-ref></text:p>
            </table:table-cell>
          </table:table-row>
          <table:table-row table:style-name="Table6.1">
            <table:table-cell table:style-name="Table6.A11" office:value-type="string">
              <text:p text:style-name="P115"><text:span text:style-name="Code_20_Small1"><text:span text:style-name="T63">int</text:span></text:span></text:p>
            </table:table-cell>
            <table:table-cell table:style-name="Table6.B11" office:value-type="string">
              <text:p text:style-name="P117"><text:a xlink:type="simple" xlink:href="file:///l%22r14" text:style-name="Internet_20_link" text:visited-style-name="Visited_20_Internet_20_Link"><text:span text:style-name="T57">DEACTIVATION_REASON_DISPOSED</text:span></text:a></text:p>
              <text:p text:style-name="P119"><text:span text:style-name="T5">The component configuration was deactivated because the component was disposed.</text:span></text:p>
            </table:table-cell>
            <table:table-cell table:style-name="Table6.C11" office:value-type="string">
              <text:p text:style-name="P113"><text:bookmark-ref text:reference-format="page" text:ref-name="r14">20</text:bookmark-ref></text:p>
            </table:table-cell>
          </table:table-row>
          <table:table-row table:style-name="Table6.1">
            <table:table-cell table:style-name="Table6.A12" office:value-type="string">
              <text:p text:style-name="P115"><text:span text:style-name="Code_20_Small1"><text:span text:style-name="T63">int</text:span></text:span></text:p>
            </table:table-cell>
            <table:table-cell table:style-name="Table6.B12" office:value-type="string">
              <text:p text:style-name="P117"><text:a xlink:type="simple" xlink:href="file:///l%22r11" text:style-name="Internet_20_link" text:visited-style-name="Visited_20_Internet_20_Link"><text:span text:style-name="T57">DEACTIVATION_REASON_REFERENCE</text:span></text:a></text:p>
              <text:p text:style-name="P119"><text:span text:style-name="T5">The component configuration was deactivated because a reference became unsatisfied.</text:span></text:p>
            </table:table-cell>
            <table:table-cell table:style-name="Table6.C12" office:value-type="string">
              <text:p text:style-name="P113"><text:bookmark-ref text:reference-format="page" text:ref-name="r11">19</text:bookmark-ref></text:p>
            </table:table-cell>
          </table:table-row>
          <table:table-row table:style-name="Table6.1">
            <table:table-cell table:style-name="Table6.A13" office:value-type="string">
              <text:p text:style-name="P115"><text:span text:style-name="Code_20_Small1"><text:span text:style-name="T63">int</text:span></text:span></text:p>
            </table:table-cell>
            <table:table-cell table:style-name="Table6.B13" office:value-type="string">
              <text:p text:style-name="P117"><text:a xlink:type="simple" xlink:href="file:///l%22r9" text:style-name="Internet_20_link" text:visited-style-name="Visited_20_Internet_20_Link"><text:span text:style-name="T57">DEACTIVATION_REASON_UNSPECIFIED</text:span></text:a></text:p>
              <text:p text:style-name="P119"><text:span text:style-name="T5">The reason the component configuration was deactivated is unspecified.</text:span></text:p>
            </table:table-cell>
            <table:table-cell table:style-name="Table6.C13" office:value-type="string">
              <text:p text:style-name="P113"><text:bookmark-ref text:reference-format="page" text:ref-name="r9">19</text:bookmark-ref></text:p>
            </table:table-cell>
          </table:table-row>
          <table:table-row table:style-name="Table6.1">
            <table:table-cell table:style-name="Table6.A14" office:value-type="string">
              <text:p text:style-name="P115"><text:span text:style-name="Code_20_Small1"><text:span text:style-name="T63">String</text:span></text:span></text:p>
            </table:table-cell>
            <table:table-cell table:style-name="Table6.B14" office:value-type="string">
              <text:p text:style-name="P117"><text:a xlink:type="simple" xlink:href="file:///l%22r8" text:style-name="Internet_20_link" text:visited-style-name="Visited_20_Internet_20_Link"><text:span text:style-name="T57">REFERENCE_TARGET_SUFFIX</text:span></text:a></text:p>
              <text:p text:style-name="P119"><text:span text:style-name="T5">The suffix for reference target properties.</text:span></text:p>
            </table:table-cell>
            <table:table-cell table:style-name="Table6.C14" office:value-type="string">
              <text:p text:style-name="P113"><text:bookmark-ref text:reference-format="page" text:ref-name="r8">19</text:bookmark-ref></text:p>
            </table:table-cell>
          </table:table-row>
          <table:table-row table:style-name="Table6.1">
            <table:table-cell table:style-name="Table6.A15" office:value-type="string">
              <text:p text:style-name="P115"><text:span text:style-name="Code_20_Small1"><text:span text:style-name="T63">String</text:span></text:span></text:p>
            </table:table-cell>
            <table:table-cell table:style-name="Table6.B15" office:value-type="string">
              <text:p text:style-name="P117"><text:a xlink:type="simple" xlink:href="file:///l%22r4" text:style-name="Internet_20_link" text:visited-style-name="Visited_20_Internet_20_Link"><text:span text:style-name="T57">SERVICE_COMPONENT</text:span></text:a></text:p>
              <text:p text:style-name="P119"><text:span text:style-name="T5">Manifest header specifying the XML documents within a bundle that contain the bundle's Service Component descriptions.</text:span></text:p>
            </table:table-cell>
            <table:table-cell table:style-name="Table6.C15" office:value-type="string">
              <text:p text:style-name="P113"><text:bookmark-ref text:reference-format="page" text:ref-name="r4">18</text:bookmark-ref></text:p>
            </table:table-cell>
          </table:table-row>
        </table:table>
        <text:p text:style-name="P208"><text:span text:style-name="T26">Field Detail</text:span></text:p>
        <text:p text:style-name="P210"><text:bookmark text:name="r4"/><text:span text:style-name="T26">SERVICE_COMPONENT</text:span></text:p>
        <text:p text:style-name="P92"><text:span text:style-name="Code2">public static final String </text:span><text:span text:style-name="Code2"><text:span text:style-name="T69">SERVICE_COMPONENT</text:span></text:span><text:span text:style-name="Code2"><text:span text:style-name="T70"> = "Service-Component"</text:span></text:span></text:p>
        <text:p text:style-name="P106"><text:soft-page-break/><text:span text:style-name="T5">Manifest header specifying the XML documents within a bundle that contain the bundle's Service Component descriptions.</text:span></text:p>
        <text:p text:style-name="P105"><text:span text:style-name="T5">The attribute value may be retrieved from the </text:span><text:span text:style-name="Code2">Dictionary</text:span><text:span text:style-name="T5"> object returned by the </text:span><text:span text:style-name="Code2">Bundle.getHeaders</text:span><text:span text:style-name="T5"> method.</text:span></text:p>
        <text:p text:style-name="P121"/>
        <text:p text:style-name="P211"><text:bookmark text:name="r5"/><text:span text:style-name="T26">COMPONENT_NAME</text:span></text:p>
        <text:p text:style-name="P92"><text:span text:style-name="Code2">public static final String </text:span><text:span text:style-name="Code2"><text:span text:style-name="T69">COMPONENT_NAME</text:span></text:span><text:span text:style-name="Code2"><text:span text:style-name="T70"> = "component.name"</text:span></text:span></text:p>
        <text:p text:style-name="P105"><text:span text:style-name="T5">A component property for a component configuration that contains the name of the component as specified in the </text:span><text:span text:style-name="Code2">name</text:span><text:span text:style-name="T5"> attribute of the </text:span><text:span text:style-name="Code2">component</text:span><text:span text:style-name="T5"> element. The value of this property must be of type </text:span><text:span text:style-name="Code2">String</text:span><text:span text:style-name="T5">.</text:span></text:p>
        <text:p text:style-name="P121"/>
        <text:p text:style-name="P211"><text:bookmark text:name="r6"/><text:span text:style-name="T26">COMPONENT_ID</text:span></text:p>
        <text:p text:style-name="P92"><text:span text:style-name="Code2">public static final String </text:span><text:span text:style-name="Code2"><text:span text:style-name="T69">COMPONENT_ID</text:span></text:span><text:span text:style-name="Code2"><text:span text:style-name="T70"> = "component.id"</text:span></text:span></text:p>
        <text:p text:style-name="P106"><text:span text:style-name="T5">A component property that contains the generated id for a component configuration. The value of this property must be of type </text:span><text:span text:style-name="Code2">Long</text:span><text:span text:style-name="T5">.</text:span></text:p>
        <text:p text:style-name="P105"><text:span text:style-name="T5">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21"/>
        <text:p text:style-name="P211"><text:bookmark text:name="r7"/><text:span text:style-name="T26">COMPONENT_FACTORY</text:span></text:p>
        <text:p text:style-name="P92"><text:span text:style-name="Code2">public static final String </text:span><text:span text:style-name="Code2"><text:span text:style-name="T69">COMPONENT_FACTORY</text:span></text:span><text:span text:style-name="Code2"><text:span text:style-name="T70"> = "component.factory"</text:span></text:span></text:p>
        <text:p text:style-name="P105"><text:span text:style-name="T5">A service registration property for a Component Factory that contains the value of the </text:span><text:span text:style-name="Code2">factory</text:span><text:span text:style-name="T5"> attribute. The value of this property must be of type </text:span><text:span text:style-name="Code2">String</text:span><text:span text:style-name="T5">.</text:span></text:p>
        <text:p text:style-name="P121"/>
        <text:p text:style-name="P211"><text:bookmark text:name="r8"/><text:span text:style-name="T26">REFERENCE_TARGET_SUFFIX</text:span></text:p>
        <text:p text:style-name="P92"><text:span text:style-name="Code2">public static final String </text:span><text:span text:style-name="Code2"><text:span text:style-name="T69">REFERENCE_TARGET_SUFFIX</text:span></text:span><text:span text:style-name="Code2"><text:span text:style-name="T70"> = ".target"</text:span></text:span></text:p>
        <text:p text:style-name="P105"><text:span text:style-name="T5">The suffix for reference target properties. These properties contain the filter to select the target services for a reference. The value of this property must be of type </text:span><text:span text:style-name="Code2">String</text:span><text:span text:style-name="T5">.</text:span></text:p>
        <text:p text:style-name="P121"/>
        <text:p text:style-name="P211"><text:bookmark text:name="r9"/><text:span text:style-name="T26">DEACTIVATION_REASON_UNSPECIFIED</text:span></text:p>
        <text:p text:style-name="P92"><text:span text:style-name="Code2">public static final int </text:span><text:span text:style-name="Code2"><text:span text:style-name="T69">DEACTIVATION_REASON_UNSPECIFIED</text:span></text:span><text:span text:style-name="Code2"><text:span text:style-name="T70"> = 0</text:span></text:span></text:p>
        <text:p text:style-name="P105"><text:span text:style-name="T5">The reason the component configuration was deactivated is unspecified.</text:span></text:p>
        <text:p text:style-name="P107"><text:span text:style-name="T6">Since:</text:span></text:p>
        <text:p text:style-name="P122"><text:span text:style-name="T5">1.1</text:span></text:p>
        <text:p text:style-name="P150"/>
        <text:p text:style-name="P212"><text:bookmark text:name="r10"/><text:span text:style-name="T26">DEACTIVATION_REASON_DISABLED</text:span></text:p>
        <text:p text:style-name="P92"><text:span text:style-name="Code2">public static final int </text:span><text:span text:style-name="Code2"><text:span text:style-name="T69">DEACTIVATION_REASON_DISABLED</text:span></text:span><text:span text:style-name="Code2"><text:span text:style-name="T70"> = 1</text:span></text:span></text:p>
        <text:p text:style-name="P105"><text:span text:style-name="T5">The component configuration was deactivated because the component was disabled.</text:span></text:p>
        <text:p text:style-name="P107"><text:span text:style-name="T6">Since:</text:span></text:p>
        <text:p text:style-name="P122"><text:span text:style-name="T5">1.1</text:span></text:p>
        <text:p text:style-name="P150"/>
        <text:p text:style-name="P212"><text:bookmark text:name="r11"/><text:span text:style-name="T26">DEACTIVATION_REASON_REFERENCE</text:span></text:p>
        <text:p text:style-name="P92"><text:span text:style-name="Code2">public static final int </text:span><text:span text:style-name="Code2"><text:span text:style-name="T69">DEACTIVATION_REASON_REFERENCE</text:span></text:span><text:span text:style-name="Code2"><text:span text:style-name="T70"> = 2</text:span></text:span></text:p>
        <text:p text:style-name="P105"><text:soft-page-break/><text:span text:style-name="T5">The component configuration was deactivated because a reference became unsatisfied.</text:span></text:p>
        <text:p text:style-name="P107"><text:span text:style-name="T6">Since:</text:span></text:p>
        <text:p text:style-name="P122"><text:span text:style-name="T5">1.1</text:span></text:p>
        <text:p text:style-name="P150"/>
        <text:p text:style-name="P212"><text:bookmark text:name="r12"/><text:span text:style-name="T26">DEACTIVATION_REASON_CONFIGURATION_MODIFIED</text:span></text:p>
        <text:p text:style-name="P92"><text:span text:style-name="Code2">public static final int </text:span><text:span text:style-name="Code2"><text:span text:style-name="T69">DEACTIVATION_REASON_CONFIGURATION_MODIFIED</text:span></text:span><text:span text:style-name="Code2"><text:span text:style-name="T70"> = 3</text:span></text:span></text:p>
        <text:p text:style-name="P105"><text:span text:style-name="T5">The component configuration was deactivated because its configuration was changed.</text:span></text:p>
        <text:p text:style-name="P107"><text:span text:style-name="T6">Since:</text:span></text:p>
        <text:p text:style-name="P122"><text:span text:style-name="T5">1.1</text:span></text:p>
        <text:p text:style-name="P150"/>
        <text:p text:style-name="P212"><text:bookmark text:name="r13"/><text:span text:style-name="T26">DEACTIVATION_REASON_CONFIGURATION_DELETED</text:span></text:p>
        <text:p text:style-name="P92"><text:span text:style-name="Code2">public static final int </text:span><text:span text:style-name="Code2"><text:span text:style-name="T69">DEACTIVATION_REASON_CONFIGURATION_DELETED</text:span></text:span><text:span text:style-name="Code2"><text:span text:style-name="T70"> = 4</text:span></text:span></text:p>
        <text:p text:style-name="P105"><text:span text:style-name="T5">The component configuration was deactivated because its configuration was deleted.</text:span></text:p>
        <text:p text:style-name="P107"><text:span text:style-name="T6">Since:</text:span></text:p>
        <text:p text:style-name="P122"><text:span text:style-name="T5">1.1</text:span></text:p>
        <text:p text:style-name="P150"/>
        <text:p text:style-name="P212"><text:bookmark text:name="r14"/><text:span text:style-name="T26">DEACTIVATION_REASON_DISPOSED</text:span></text:p>
        <text:p text:style-name="P92"><text:span text:style-name="Code2">public static final int </text:span><text:span text:style-name="Code2"><text:span text:style-name="T69">DEACTIVATION_REASON_DISPOSED</text:span></text:span><text:span text:style-name="Code2"><text:span text:style-name="T70"> = 5</text:span></text:span></text:p>
        <text:p text:style-name="P105"><text:span text:style-name="T5">The component configuration was deactivated because the component was disposed.</text:span></text:p>
        <text:p text:style-name="P107"><text:span text:style-name="T6">Since:</text:span></text:p>
        <text:p text:style-name="P122"><text:span text:style-name="T5">1.1</text:span></text:p>
        <text:p text:style-name="P150"/>
        <text:p text:style-name="P212"><text:bookmark text:name="r15"/><text:span text:style-name="T26">DEACTIVATION_REASON_BUNDLE_STOPPED</text:span></text:p>
        <text:p text:style-name="P92"><text:span text:style-name="Code2">public static final int </text:span><text:span text:style-name="Code2"><text:span text:style-name="T69">DEACTIVATION_REASON_BUNDLE_STOPPED</text:span></text:span><text:span text:style-name="Code2"><text:span text:style-name="T70"> = 6</text:span></text:span></text:p>
        <text:p text:style-name="P105"><text:span text:style-name="T5">The component configuration was deactivated because the bundle was stopped.</text:span></text:p>
        <text:p text:style-name="P107"><text:span text:style-name="T6">Since:</text:span></text:p>
        <text:p text:style-name="P122"><text:span text:style-name="T5">1.1</text:span></text:p>
        <text:p text:style-name="P150"/>
        <text:p text:style-name="P212"><text:bookmark text:name="r16"/><text:span text:style-name="T26">COMPONENT_CAPABILITY_NAME</text:span></text:p>
        <text:p text:style-name="P92"><text:span text:style-name="Code2">public static final String </text:span><text:span text:style-name="Code2"><text:span text:style-name="T69">COMPONENT_CAPABILITY_NAME</text:span></text:span><text:span text:style-name="Code2"><text:span text:style-name="T70"> = "osgi.component"</text:span></text:span></text:p>
        <text:p text:style-name="P106"><text:span text:style-name="T5">Capability name for Service Component Runtime.</text:span></text:p>
        <text:p text:style-name="P106"><text:span text:style-name="T5">Used in </text:span><text:span text:style-name="Code2">Provide-Capability</text:span><text:span text:style-name="T5"> and </text:span><text:span text:style-name="Code2">Require-Capability</text:span><text:span text:style-name="T5"> manifest headers with the </text:span><text:span text:style-name="Code2">osgi.extender</text:span><text:span text:style-name="T5"> namespace. For example:</text:span></text:p>
        <text:p text:style-name="P105"><text:span text:style-name="T65"> Require-Capability: osgi.extender;</text:span><text:line-break/><text:span text:style-name="T65">  filter:="(&amp;(osgi.extender=osgi.component)(version&gt;=1.3)(!(version&gt;=2.0)))"</text:span></text:p>
        <text:p text:style-name="P107"><text:span text:style-name="T6">Since:</text:span></text:p>
        <text:p text:style-name="P122"><text:span text:style-name="T5">1.3</text:span></text:p>
        <text:p text:style-name="P150"><text:soft-page-break/></text:p>
        <text:p text:style-name="P212"><text:bookmark text:name="r17"/><text:span text:style-name="T26">COMPONENT_SPECIFICATION_VERSION</text:span></text:p>
        <text:p text:style-name="P92"><text:span text:style-name="Code2">public static final String </text:span><text:span text:style-name="Code2"><text:span text:style-name="T69">COMPONENT_SPECIFICATION_VERSION</text:span></text:span><text:span text:style-name="Code2"><text:span text:style-name="T70"> = "1.4.0"</text:span></text:span></text:p>
        <text:p text:style-name="P106"><text:span text:style-name="T5">Compile time constant for the Specification Version of Declarative Services.</text:span></text:p>
        <text:p text:style-name="P105"><text:span text:style-name="T5">Used in </text:span><text:span text:style-name="Code2">Version</text:span><text:span text:style-name="T5"> and </text:span><text:span text:style-name="Code2">Requirement</text:span><text:span text:style-name="T5"> annotations. The value of this compile time constant will change when the specification version of Declarative Services is updated.</text:span></text:p>
        <text:p text:style-name="P107"><text:span text:style-name="T6">Since:</text:span></text:p>
        <text:p text:style-name="P122"><text:span text:style-name="T5">1.4</text:span></text:p>
        <text:p text:style-name="P187"><text:bookmark text:name="r30"/><text:span text:style-name="T26">Interface ComponentContext</text:span></text:p>
        <text:p text:style-name="P103"><text:a xlink:type="simple" xlink:href="file:///l%22r3" text:style-name="Internet_20_link" text:visited-style-name="Visited_20_Internet_20_Link"><text:span text:style-name="T11">org.osgi.service.component</text:span></text:a></text:p>
        <text:p text:style-name="P99"/>
        <text:p text:style-name="P109"><text:span text:style-name="Code_20_Small1">@org.osgi.annotation.versioning.ProviderType</text:span><text:line-break/><text:span text:style-name="Code2">public interface </text:span><text:span text:style-name="Code2"><text:span text:style-name="T69">ComponentContext</text:span></text:span></text:p>
        <text:p text:style-name="P102"><text:span text:style-name="T5">A Component Context object is used by a component instance to interact with its execution context including locating services by reference name. Each component instance has a unique Component Context.</text:span></text:p>
        <text:p text:style-name="P91"><text:span text:style-name="T5">A component instance may obtain its Component Context object through its activate, modified, and deactivate methods.</text:span></text:p>
        <text:p text:style-name="P103"><text:span text:style-name="T6">ThreadSafe</text:span></text:p>
        <text:p text:style-name="P11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2"><text:span text:style-name="Summary_20_Heading_20_Font2"><text:span text:style-name="T12">Method Summary</text:span></text:span></text:p>
            </table:table-cell>
            <table:covered-table-cell/>
            <table:table-cell table:style-name="Table7.A1" office:value-type="string">
              <text:p text:style-name="P114"><text:span text:style-name="Page_20_Reference_20_Font"><text:span text:style-name="T13">Page</text:span></text:span></text:p>
            </table:table-cell>
          </table:table-row>
          <table:table-row table:style-name="Table7.1">
            <table:table-cell table:style-name="Table7.A2" office:value-type="string">
              <text:p text:style-name="P116"><text:span text:style-name="Code_20_Small1"><text:span text:style-name="T63">void</text:span></text:span></text:p>
            </table:table-cell>
            <table:table-cell table:style-name="Table7.B2" office:value-type="string">
              <text:p text:style-name="P118"><text:a xlink:type="simple" xlink:href="file:///l%22r28" text:style-name="Internet_20_link" text:visited-style-name="Visited_20_Internet_20_Link"><text:span text:style-name="T57">disableComponent</text:span></text:a><text:span text:style-name="Code2"><text:span text:style-name="T68">(String name)</text:span></text:span></text:p>
              <text:p text:style-name="P120"><text:span text:style-name="T5">Disables the specified component name.</text:span></text:p>
            </table:table-cell>
            <table:table-cell table:style-name="Table7.C2" office:value-type="string">
              <text:p text:style-name="P114"><text:bookmark-ref text:reference-format="page" text:ref-name="r28">25</text:bookmark-ref></text:p>
            </table:table-cell>
          </table:table-row>
          <table:table-row table:style-name="Table7.1">
            <table:table-cell table:style-name="Table7.A3" office:value-type="string">
              <text:p text:style-name="P115"><text:span text:style-name="Code_20_Small1"><text:span text:style-name="T63">void</text:span></text:span></text:p>
            </table:table-cell>
            <table:table-cell table:style-name="Table7.B3" office:value-type="string">
              <text:p text:style-name="P117"><text:a xlink:type="simple" xlink:href="file:///l%22r27" text:style-name="Internet_20_link" text:visited-style-name="Visited_20_Internet_20_Link"><text:span text:style-name="T57">enableComponent</text:span></text:a><text:span text:style-name="Code2"><text:span text:style-name="T68">(String name)</text:span></text:span></text:p>
              <text:p text:style-name="P119"><text:span text:style-name="T5">Enables the specified component name.</text:span></text:p>
            </table:table-cell>
            <table:table-cell table:style-name="Table7.C3" office:value-type="string">
              <text:p text:style-name="P113"><text:bookmark-ref text:reference-format="page" text:ref-name="r27">24</text:bookmark-ref></text:p>
            </table:table-cell>
          </table:table-row>
          <table:table-row table:style-name="Table7.1">
            <table:table-cell table:style-name="Table7.A4" office:value-type="string">
              <text:p text:style-name="P115"><text:span text:style-name="Code_20_Small1"><text:span text:style-name="T63">org.osgi.framework.BundleContext</text:span></text:span></text:p>
            </table:table-cell>
            <table:table-cell table:style-name="Table7.B4" office:value-type="string">
              <text:p text:style-name="P117"><text:a xlink:type="simple" xlink:href="file:///l%22r24" text:style-name="Internet_20_link" text:visited-style-name="Visited_20_Internet_20_Link"><text:span text:style-name="T57">getBundleContext</text:span></text:a><text:span text:style-name="Code2"><text:span text:style-name="T68">()</text:span></text:span></text:p>
              <text:p text:style-name="P119"><text:span text:style-name="T5">Returns the </text:span><text:span text:style-name="Code2"><text:span text:style-name="T62">BundleContext</text:span></text:span><text:span text:style-name="T5"> of the bundle which contains this component.</text:span></text:p>
            </table:table-cell>
            <table:table-cell table:style-name="Table7.C4" office:value-type="string">
              <text:p text:style-name="P113"><text:bookmark-ref text:reference-format="page" text:ref-name="r24">24</text:bookmark-ref></text:p>
            </table:table-cell>
          </table:table-row>
          <table:table-row table:style-name="Table7.1">
            <table:table-cell table:style-name="Table7.A5" office:value-type="string">
              <text:p text:style-name="P115"><text:a xlink:type="simple" xlink:href="file:///l%22r41" text:style-name="Internet_20_link" text:visited-style-name="Visited_20_Internet_20_Link"><text:span text:style-name="T60">ComponentInstance</text:span></text:a></text:p>
            </table:table-cell>
            <table:table-cell table:style-name="Table7.B5" office:value-type="string">
              <text:p text:style-name="P117"><text:a xlink:type="simple" xlink:href="file:///l%22r26" text:style-name="Internet_20_link" text:visited-style-name="Visited_20_Internet_20_Link"><text:span text:style-name="T57">getComponentInstance</text:span></text:a><text:span text:style-name="Code2"><text:span text:style-name="T68">()</text:span></text:span></text:p>
              <text:p text:style-name="P119"><text:span text:style-name="T5">Returns the Component Instance object for the component instance associated with this Component Context.</text:span></text:p>
            </table:table-cell>
            <table:table-cell table:style-name="Table7.C5" office:value-type="string">
              <text:p text:style-name="P113"><text:bookmark-ref text:reference-format="page" text:ref-name="r26">24</text:bookmark-ref></text:p>
            </table:table-cell>
          </table:table-row>
          <table:table-row table:style-name="Table7.1">
            <table:table-cell table:style-name="Table7.A6" office:value-type="string">
              <text:p text:style-name="P115"><text:span text:style-name="Code_20_Small1"><text:span text:style-name="T63">Dictionary&lt;String,Object&gt;</text:span></text:span></text:p>
            </table:table-cell>
            <table:table-cell table:style-name="Table7.B6" office:value-type="string">
              <text:p text:style-name="P117"><text:a xlink:type="simple" xlink:href="file:///l%22r19" text:style-name="Internet_20_link" text:visited-style-name="Visited_20_Internet_20_Link"><text:span text:style-name="T57">getProperties</text:span></text:a><text:span text:style-name="Code2"><text:span text:style-name="T68">()</text:span></text:span></text:p>
              <text:p text:style-name="P119"><text:span text:style-name="T5">Returns the component properties for this Component Context.</text:span></text:p>
            </table:table-cell>
            <table:table-cell table:style-name="Table7.C6" office:value-type="string">
              <text:p text:style-name="P113"><text:bookmark-ref text:reference-format="page" text:ref-name="r19">22</text:bookmark-ref></text:p>
            </table:table-cell>
          </table:table-row>
          <table:table-row table:style-name="Table7.1">
            <table:table-cell table:style-name="Table7.A7" office:value-type="string">
              <text:p text:style-name="P115"><text:span text:style-name="Code_20_Small1"><text:span text:style-name="T63">org.osgi.framework.ServiceReference&lt;?&gt;</text:span></text:span></text:p>
            </table:table-cell>
            <table:table-cell table:style-name="Table7.B7" office:value-type="string">
              <text:p text:style-name="P117"><text:a xlink:type="simple" xlink:href="file:///l%22r29" text:style-name="Internet_20_link" text:visited-style-name="Visited_20_Internet_20_Link"><text:span text:style-name="T57">getServiceReference</text:span></text:a><text:span text:style-name="Code2"><text:span text:style-name="T68">()</text:span></text:span></text:p>
              <text:p text:style-name="P119"><text:span text:style-name="T5">If the component instance is registered as a service using the </text:span><text:span text:style-name="Code2"><text:span text:style-name="T62">service</text:span></text:span><text:span text:style-name="T5"> element, then this method returns the service reference of the service provided by this component instance.</text:span></text:p>
            </table:table-cell>
            <table:table-cell table:style-name="Table7.C7" office:value-type="string">
              <text:p text:style-name="P113"><text:bookmark-ref text:reference-format="page" text:ref-name="r29">25</text:bookmark-ref></text:p>
            </table:table-cell>
          </table:table-row>
          <table:table-row table:style-name="Table7.1">
            <table:table-cell table:style-name="Table7.A8" office:value-type="string">
              <text:p text:style-name="P115"><text:span text:style-name="Code_20_Small1"><text:span text:style-name="T63">org.osgi.framework.Bundle</text:span></text:span></text:p>
            </table:table-cell>
            <table:table-cell table:style-name="Table7.B8" office:value-type="string">
              <text:p text:style-name="P117"><text:a xlink:type="simple" xlink:href="file:///l%22r25" text:style-name="Internet_20_link" text:visited-style-name="Visited_20_Internet_20_Link"><text:span text:style-name="T57">getUsingBundle</text:span></text:a><text:span text:style-name="Code2"><text:span text:style-name="T68">()</text:span></text:span></text:p>
              <text:p text:style-name="P119"><text:span text:style-name="T5">If the component instance is registered as a service using the </text:span><text:span text:style-name="Code2"><text:span text:style-name="T62">servicescope="bundle"</text:span></text:span><text:span text:style-name="T5"> or </text:span><text:span text:style-name="Code2"><text:span text:style-name="T62">servicescope="prototype"</text:span></text:span><text:span text:style-name="T5"> attribute, then this method returns the bundle using the service provided by the component instance.</text:span></text:p>
            </table:table-cell>
            <table:table-cell table:style-name="Table7.C8" office:value-type="string">
              <text:p text:style-name="P113"><text:bookmark-ref text:reference-format="page" text:ref-name="r25">24</text:bookmark-ref></text:p>
            </table:table-cell>
          </table:table-row>
          <table:table-row table:style-name="Table7.1">
            <table:table-cell table:style-name="Table7.A9" office:value-type="string">
              <text:p text:style-name="P115"><text:span text:style-name="Code_20_Small1"><text:span text:style-name="T63">Object</text:span></text:span></text:p>
            </table:table-cell>
            <table:table-cell table:style-name="Table7.B9" office:value-type="string">
              <text:p text:style-name="P117"><text:a xlink:type="simple" xlink:href="file:///l%22r20" text:style-name="Internet_20_link" text:visited-style-name="Visited_20_Internet_20_Link"><text:span text:style-name="T57">locateService</text:span></text:a><text:span text:style-name="Code2"><text:span text:style-name="T68">(String name)</text:span></text:span></text:p>
              <text:p text:style-name="P119"><text:span text:style-name="T5">Returns the service object for the specified reference name.</text:span></text:p>
            </table:table-cell>
            <table:table-cell table:style-name="Table7.C9" office:value-type="string">
              <text:p text:style-name="P113"><text:bookmark-ref text:reference-format="page" text:ref-name="r20">23</text:bookmark-ref></text:p>
            </table:table-cell>
          </table:table-row>
          <table:table-row table:style-name="Table7.1">
            <table:table-cell table:style-name="Table7.A10" office:value-type="string">
              <text:p text:style-name="P115"><text:span text:style-name="Code_20_Small1"><text:span text:style-name="T63">S</text:span></text:span></text:p>
            </table:table-cell>
            <table:table-cell table:style-name="Table7.B10" office:value-type="string">
              <text:p text:style-name="P117"><text:a xlink:type="simple" xlink:href="file:///l%22r21" text:style-name="Internet_20_link" text:visited-style-name="Visited_20_Internet_20_Link"><text:span text:style-name="T57">locateService</text:span></text:a><text:span text:style-name="Code2"><text:span text:style-name="T68">(String name, org.osgi.framework.ServiceReference&lt;S&gt; reference)</text:span></text:span></text:p>
              <text:p text:style-name="P119"><text:span text:style-name="T5">Returns the service object for the specified reference name and </text:span><text:span text:style-name="Code2"><text:span text:style-name="T62">ServiceReference</text:span></text:span><text:span text:style-name="T5">.</text:span></text:p>
            </table:table-cell>
            <table:table-cell table:style-name="Table7.C10" office:value-type="string">
              <text:p text:style-name="P113"><text:bookmark-ref text:reference-format="page" text:ref-name="r21">23</text:bookmark-ref></text:p>
            </table:table-cell>
          </table:table-row>
          <table:table-row table:style-name="Table7.1">
            <table:table-cell table:style-name="Table7.A11" office:value-type="string">
              <text:p text:style-name="P115"><text:span text:style-name="Code_20_Small1"><text:span text:style-name="T63">Object[]</text:span></text:span></text:p>
            </table:table-cell>
            <table:table-cell table:style-name="Table7.B11" office:value-type="string">
              <text:p text:style-name="P117"><text:a xlink:type="simple" xlink:href="file:///l%22r23" text:style-name="Internet_20_link" text:visited-style-name="Visited_20_Internet_20_Link"><text:span text:style-name="T57">locateServices</text:span></text:a><text:span text:style-name="Code2"><text:span text:style-name="T68">(String name)</text:span></text:span></text:p>
              <text:p text:style-name="P119"><text:span text:style-name="T5">Returns the service objects for the specified reference name.</text:span></text:p>
            </table:table-cell>
            <table:table-cell table:style-name="Table7.C11" office:value-type="string">
              <text:p text:style-name="P113"><text:bookmark-ref text:reference-format="page" text:ref-name="r23">23</text:bookmark-ref></text:p>
            </table:table-cell>
          </table:table-row>
        </table:table>
        <text:p text:style-name="P208"><text:span text:style-name="T26">Method Detail</text:span></text:p>
        <text:p text:style-name="P210"><text:bookmark text:name="r19"/><text:span text:style-name="T26">getProperties</text:span></text:p>
        <text:p text:style-name="P92"><text:span text:style-name="Code2">Dictionary&lt;String,Object&gt; </text:span><text:span text:style-name="Code2"><text:span text:style-name="T69">getProperties</text:span></text:span><text:span text:style-name="Code2"><text:span text:style-name="T70">()</text:span></text:span></text:p>
        <text:p text:style-name="P105"><text:span text:style-name="T5">Returns the component properties for this Component Context.</text:span></text:p>
        <text:p text:style-name="P107"><text:soft-page-break/><text:span text:style-name="T6">Returns:</text:span></text:p>
        <text:p text:style-name="P122"><text:span text:style-name="T5">The properties for this Component Context. The Dictionary is read only and cannot be modified.</text:span></text:p>
        <text:p text:style-name="P150"/>
        <text:p text:style-name="P212"><text:bookmark text:name="r20"/><text:span text:style-name="T26">locateService</text:span></text:p>
        <text:p text:style-name="P92"><text:span text:style-name="Code2">Object </text:span><text:span text:style-name="Code2"><text:span text:style-name="T69">locateService</text:span></text:span><text:span text:style-name="Code2"><text:span text:style-name="T70">(String name)</text:span></text:span></text:p>
        <text:p text:style-name="P106"><text:span text:style-name="T5">Returns the service object for the specified reference name.</text:span></text:p>
        <text:p text:style-name="P105"><text:span text:style-name="T5">If the cardinality of the reference is </text:span><text:span text:style-name="Code2">0..n</text:span><text:span text:style-name="T5"> or </text:span><text:span text:style-name="Code2">1..n</text:span><text:span text:style-name="T5"> and multiple services are bound to the reference, the service with the highest ranking (as specified in its </text:span><text:span text:style-name="Code2">Constants.SERVICE_RANKING</text:span><text:span text:style-name="T5"> property) is returned. If there is a tie in ranking, the service with the lowest service id (as specified in its </text:span><text:span text:style-name="Code2">Constants.SERVICE_ID</text:span><text:span text:style-name="T5"> property); that is, the service that was registered first is returned.</text:span></text:p>
        <text:p text:style-name="P107"><text:span text:style-name="T6">Parameters:</text:span></text:p>
        <text:p text:style-name="P122"><text:span text:style-name="Code2">name</text:span><text:span text:style-name="T5"> - The name of a reference as specified in a </text:span><text:span text:style-name="Code2">reference</text:span><text:span text:style-name="T5"> element in this component's description.</text:span></text:p>
        <text:p text:style-name="P107"><text:span text:style-name="T6">Returns:</text:span></text:p>
        <text:p text:style-name="P122"><text:span text:style-name="T5">A service object for the referenced service or </text:span><text:span text:style-name="Code2">null</text:span><text:span text:style-name="T5"> if the reference cardinality is </text:span><text:span text:style-name="Code2">0..1</text:span><text:span text:style-name="T5"> or </text:span><text:span text:style-name="Code2">0..n</text:span><text:span text:style-name="T5"> and no bound service is available.</text:span></text:p>
        <text:p text:style-name="P107"><text:span text:style-name="T6">Throws:</text:span></text:p>
        <text:p text:style-name="P122"><text:a xlink:type="simple" xlink:href="file:///l%22r36" text:style-name="Internet_20_link" text:visited-style-name="Visited_20_Internet_20_Link"><text:span text:style-name="T65">ComponentException</text:span></text:a><text:span text:style-name="T7"> - If Service Component Runtime catches an exception while activating the bound service.</text:span></text:p>
        <text:p text:style-name="P150"/>
        <text:p text:style-name="P212"><text:bookmark text:name="r21"/><text:span text:style-name="T26">locateService</text:span></text:p>
        <text:p text:style-name="P92"><text:span text:style-name="Code2">S </text:span><text:span text:style-name="Code2"><text:span text:style-name="T69">locateService</text:span></text:span><text:span text:style-name="Code2"><text:span text:style-name="T70">(String name,</text:span></text:span><text:line-break/><text:span text:style-name="Code2"><text:span text:style-name="T70">                org.osgi.framework.ServiceReference&lt;S&gt; reference)</text:span></text:span></text:p>
        <text:p text:style-name="P105"><text:span text:style-name="T5">Returns the service object for the specified reference name and </text:span><text:span text:style-name="Code2">ServiceReference</text:span><text:span text:style-name="T5">.</text:span></text:p>
        <text:p text:style-name="P107"><text:span text:style-name="T6">Type Parameters:</text:span></text:p>
        <text:p text:style-name="P136"><text:bookmark text:name="r22"/><text:span text:style-name="Code2">S</text:span><text:span text:style-name="T5"> - Type of Service.</text:span></text:p>
        <text:p text:style-name="P107"><text:span text:style-name="T6">Parameters:</text:span></text:p>
        <text:p text:style-name="P122"><text:span text:style-name="Code2">name</text:span><text:span text:style-name="T5"> - The name of a reference as specified in a </text:span><text:span text:style-name="Code2">reference</text:span><text:span text:style-name="T5"> element in this component's description.</text:span></text:p>
        <text:p text:style-name="P122"><text:span text:style-name="Code2">reference</text:span><text:span text:style-name="T5"> - The </text:span><text:span text:style-name="Code2">ServiceReference</text:span><text:span text:style-name="T5"> to a bound service. This must be a </text:span><text:span text:style-name="Code2">ServiceReference</text:span><text:span text:style-name="T5"> provided to the component via the bind or unbind method for the specified reference name.</text:span></text:p>
        <text:p text:style-name="P107"><text:span text:style-name="T6">Returns:</text:span></text:p>
        <text:p text:style-name="P122"><text:span text:style-name="T5">A service object for the referenced service or </text:span><text:span text:style-name="Code2">null</text:span><text:span text:style-name="T5"> if the specified </text:span><text:span text:style-name="Code2">ServiceReference</text:span><text:span text:style-name="T5"> is not a bound service for the specified reference name.</text:span></text:p>
        <text:p text:style-name="P107"><text:span text:style-name="T6">Throws:</text:span></text:p>
        <text:p text:style-name="P122"><text:a xlink:type="simple" xlink:href="file:///l%22r36" text:style-name="Internet_20_link" text:visited-style-name="Visited_20_Internet_20_Link"><text:span text:style-name="T65">ComponentException</text:span></text:a><text:span text:style-name="T7"> - If Service Component Runtime catches an exception while activating the bound service.</text:span></text:p>
        <text:p text:style-name="P150"/>
        <text:p text:style-name="P212"><text:bookmark text:name="r23"/><text:span text:style-name="T26">locateServices</text:span></text:p>
        <text:p text:style-name="P92"><text:span text:style-name="Code2">Object[] </text:span><text:span text:style-name="Code2"><text:span text:style-name="T69">locateServices</text:span></text:span><text:span text:style-name="Code2"><text:span text:style-name="T70">(String name)</text:span></text:span></text:p>
        <text:p text:style-name="P105"><text:span text:style-name="T5">Returns the service objects for the specified reference name.</text:span></text:p>
        <text:p text:style-name="P107"><text:span text:style-name="T6">Parameters:</text:span></text:p>
        <text:p text:style-name="P122"><text:span text:style-name="Code2">name</text:span><text:span text:style-name="T5"> - The name of a reference as specified in a </text:span><text:span text:style-name="Code2">reference</text:span><text:span text:style-name="T5"> element in this component's description.</text:span></text:p>
        <text:p text:style-name="P107"><text:span text:style-name="T6">Returns:</text:span></text:p>
        <text:p text:style-name="P122"><text:span text:style-name="T5">An array of service objects for the referenced service or </text:span><text:span text:style-name="Code2">null</text:span><text:span text:style-name="T5"> if the reference cardinality is </text:span><text:span text:style-name="Code2">0..1</text:span><text:span text:style-name="T5"> or </text:span><text:span text:style-name="Code2">0..n</text:span><text:span text:style-name="T5"> and no bound service is available. If the reference cardinality is </text:span><text:span text:style-name="Code2">0..1</text:span><text:span text:style-name="T5"> or </text:span><text:span text:style-name="Code2">1..1</text:span><text:span text:style-name="T5"> and a bound service is available, the array will have exactly one element.</text:span></text:p>
        <text:p text:style-name="P107"><text:soft-page-break/><text:span text:style-name="T6">Throws:</text:span></text:p>
        <text:p text:style-name="P122"><text:a xlink:type="simple" xlink:href="file:///l%22r36" text:style-name="Internet_20_link" text:visited-style-name="Visited_20_Internet_20_Link"><text:span text:style-name="T65">ComponentException</text:span></text:a><text:span text:style-name="T7"> - If Service Component Runtime catches an exception while activating a bound service.</text:span></text:p>
        <text:p text:style-name="P150"/>
        <text:p text:style-name="P212"><text:bookmark text:name="r24"/><text:span text:style-name="T26">getBundleContext</text:span></text:p>
        <text:p text:style-name="P92"><text:span text:style-name="Code2">org.osgi.framework.BundleContext </text:span><text:span text:style-name="Code2"><text:span text:style-name="T69">getBundleContext</text:span></text:span><text:span text:style-name="Code2"><text:span text:style-name="T70">()</text:span></text:span></text:p>
        <text:p text:style-name="P105"><text:span text:style-name="T5">Returns the </text:span><text:span text:style-name="Code2">BundleContext</text:span><text:span text:style-name="T5"> of the bundle which contains this component.</text:span></text:p>
        <text:p text:style-name="P107"><text:span text:style-name="T6">Returns:</text:span></text:p>
        <text:p text:style-name="P122"><text:span text:style-name="T5">The </text:span><text:span text:style-name="Code2">BundleContext</text:span><text:span text:style-name="T5"> of the bundle containing this component.</text:span></text:p>
        <text:p text:style-name="P150"/>
        <text:p text:style-name="P212"><text:bookmark text:name="r25"/><text:span text:style-name="T26">getUsingBundle</text:span></text:p>
        <text:p text:style-name="P92"><text:span text:style-name="Code2">org.osgi.framework.Bundle </text:span><text:span text:style-name="Code2"><text:span text:style-name="T69">getUsingBundle</text:span></text:span><text:span text:style-name="Code2"><text:span text:style-name="T70">()</text:span></text:span></text:p>
        <text:p text:style-name="P106"><text:span text:style-name="T5">If the component instance is registered as a service using the </text:span><text:span text:style-name="Code2">servicescope="bundle"</text:span><text:span text:style-name="T5"> or </text:span><text:span text:style-name="Code2">servicescope="prototype"</text:span><text:span text:style-name="T5"> attribute, then this method returns the bundle using the service provided by the component instance.</text:span></text:p>
        <text:p text:style-name="P106"><text:span text:style-name="T5">This method will return </text:span><text:span text:style-name="Code2">null</text:span><text:span text:style-name="T5"> if:</text:span></text:p>
        <text:list xml:id="list702242378082672729" text:style-name="WWNum1">
          <text:list-item>
            <text:p text:style-name="P123"><text:span text:style-name="T5">The component instance is not a service, then no bundle can be using it as a service.</text:span></text:p>
          </text:list-item>
          <text:list-item>
            <text:p text:style-name="P123"><text:span text:style-name="T5">The component instance is a service but did not specify the </text:span><text:span text:style-name="Code2">servicescope="bundle"</text:span><text:span text:style-name="T5"> or </text:span><text:span text:style-name="Code2">servicescope="prototype"</text:span><text:span text:style-name="T5"> attribute, then all bundles using the service provided by the component instance will share the same component instance.</text:span></text:p>
          </text:list-item>
          <text:list-item>
            <text:p text:style-name="P137"><text:span text:style-name="T5">The service provided by the component instance is not currently being used by any bundle.</text:span></text:p>
          </text:list-item>
        </text:list>
        <text:p text:style-name="P107"><text:span text:style-name="T6">Returns:</text:span></text:p>
        <text:p text:style-name="P122"><text:span text:style-name="T5">The bundle using the component instance as a service or </text:span><text:span text:style-name="Code2">null</text:span><text:span text:style-name="T5">.</text:span></text:p>
        <text:p text:style-name="P150"/>
        <text:p text:style-name="P212"><text:bookmark text:name="r26"/><text:span text:style-name="T26">getComponentInstance</text:span></text:p>
        <text:p text:style-name="P92"><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getComponentInstance</text:span></text:span><text:span text:style-name="Code2"><text:span text:style-name="T73">()</text:span></text:span></text:p>
        <text:p text:style-name="P105"><text:span text:style-name="T5">Returns the Component Instance object for the component instance associated with this Component Context.</text:span></text:p>
        <text:p text:style-name="P107"><text:span text:style-name="T6">Returns:</text:span></text:p>
        <text:p text:style-name="P122"><text:span text:style-name="T5">The Component Instance object for the component instance.</text:span></text:p>
        <text:p text:style-name="P150"/>
        <text:p text:style-name="P212"><text:bookmark text:name="r27"/><text:span text:style-name="T26">enableComponent</text:span></text:p>
        <text:p text:style-name="P92"><text:span text:style-name="Code2">void </text:span><text:span text:style-name="Code2"><text:span text:style-name="T69">enableComponent</text:span></text:span><text:span text:style-name="Code2"><text:span text:style-name="T70">(String name)</text:span></text:span></text:p>
        <text:p text:style-name="P106"><text:span text:style-name="T5">Enables the specified component name. The specified component name must be in the same bundle as this component.</text:span></text:p>
        <text:p text:style-name="P105"><text:span text:style-name="T5">This method must return after changing the enabled state of the specified component name. Any actions that result from this, such as activating or deactivating a component configuration, must occur asynchronously to this method call.</text:span></text:p>
        <text:p text:style-name="P107"><text:span text:style-name="T6">Parameters:</text:span></text:p>
        <text:p text:style-name="P122"><text:span text:style-name="Code2">name</text:span><text:span text:style-name="T5"> - The name of a component or </text:span><text:span text:style-name="Code2">null</text:span><text:span text:style-name="T5"> to indicate all components in the bundle.</text:span></text:p>
        <text:p text:style-name="P150"><text:soft-page-break/></text:p>
        <text:p text:style-name="P212"><text:bookmark text:name="r28"/><text:span text:style-name="T26">disableComponent</text:span></text:p>
        <text:p text:style-name="P92"><text:span text:style-name="Code2">void </text:span><text:span text:style-name="Code2"><text:span text:style-name="T69">disableComponent</text:span></text:span><text:span text:style-name="Code2"><text:span text:style-name="T70">(String name)</text:span></text:span></text:p>
        <text:p text:style-name="P106"><text:span text:style-name="T5">Disables the specified component name. The specified component name must be in the same bundle as this component.</text:span></text:p>
        <text:p text:style-name="P105"><text:span text:style-name="T5">This method must return after changing the enabled state of the specified component name. Any actions that result from this, such as activating or deactivating a component configuration, must occur asynchronously to this method call.</text:span></text:p>
        <text:p text:style-name="P107"><text:span text:style-name="T6">Parameters:</text:span></text:p>
        <text:p text:style-name="P122"><text:span text:style-name="Code2">name</text:span><text:span text:style-name="T5"> - The name of a component.</text:span></text:p>
        <text:p text:style-name="P150"/>
        <text:p text:style-name="P212"><text:bookmark text:name="r29"/><text:span text:style-name="T26">getServiceReference</text:span></text:p>
        <text:p text:style-name="P92"><text:span text:style-name="Code2">org.osgi.framework.ServiceReference&lt;?&gt; </text:span><text:span text:style-name="Code2"><text:span text:style-name="T69">getServiceReference</text:span></text:span><text:span text:style-name="Code2"><text:span text:style-name="T70">()</text:span></text:span></text:p>
        <text:p text:style-name="P106"><text:span text:style-name="T5">If the component instance is registered as a service using the </text:span><text:span text:style-name="Code2">service</text:span><text:span text:style-name="T5"> element, then this method returns the service reference of the service provided by this component instance.</text:span></text:p>
        <text:p text:style-name="P105"><text:span text:style-name="T5">This method will return </text:span><text:span text:style-name="Code2">null</text:span><text:span text:style-name="T5"> if the component instance is not registered as a service.</text:span></text:p>
        <text:p text:style-name="P107"><text:span text:style-name="T6">Returns:</text:span></text:p>
        <text:p text:style-name="P122"><text:span text:style-name="T5">The </text:span><text:span text:style-name="Code2">ServiceReference</text:span><text:span text:style-name="T5"> object for the component instance or </text:span><text:span text:style-name="Code2">null</text:span><text:span text:style-name="T5"> if the component instance is not registered as a service.</text:span></text:p>
        <text:p text:style-name="P188"><text:bookmark text:name="r36"/><text:span text:style-name="T26">Class ComponentException</text:span></text:p>
        <text:p text:style-name="P103"><text:a xlink:type="simple" xlink:href="file:///l%22r3" text:style-name="Internet_20_link" text:visited-style-name="Visited_20_Internet_20_Link"><text:span text:style-name="T11">org.osgi.service.component</text:span></text:a></text:p>
        <text:p text:style-name="P100"><text:span text:style-name="Code2">java.lang.Object</text:span></text:p>
        <text:p text:style-name="P104"><text:span text:style-name="Code2">  </text:span><text:span text:style-name="Code2"><draw:frame draw:style-name="fr3" draw:name="Image1" text:anchor-type="as-char" svg:width="0.1563in" svg:height="0.1457in" draw:z-index="16"><draw:image xlink:href="Pictures/100002000000000F0000000ED3A4069C610A9F54.png" xlink:type="simple" xlink:show="embed" xlink:actuate="onLoad"/></draw:frame></text:span><text:span text:style-name="Code2">java.lang.Throwable</text:span></text:p>
        <text:p text:style-name="P104"><text:span text:style-name="Code2">      </text:span><text:span text:style-name="Code2"><draw:frame draw:style-name="fr3" draw:name="Image2" text:anchor-type="as-char" svg:width="0.1563in" svg:height="0.1457in" draw:z-index="17"><draw:image xlink:href="Pictures/100002000000000F0000000ED3A4069C610A9F54.png" xlink:type="simple" xlink:show="embed" xlink:actuate="onLoad"/></draw:frame></text:span><text:span text:style-name="Code2">java.lang.Exception</text:span></text:p>
        <text:p text:style-name="P104"><text:span text:style-name="Code2">          </text:span><text:span text:style-name="Code2"><draw:frame draw:style-name="fr3" draw:name="Image3" text:anchor-type="as-char" svg:width="0.1563in" svg:height="0.1457in" draw:z-index="18"><draw:image xlink:href="Pictures/100002000000000F0000000ED3A4069C610A9F54.png" xlink:type="simple" xlink:show="embed" xlink:actuate="onLoad"/></draw:frame></text:span><text:span text:style-name="Code2">java.lang.RuntimeException</text:span></text:p>
        <text:p text:style-name="P90"><text:span text:style-name="Code2">              </text:span><text:span text:style-name="Code2"><draw:frame draw:style-name="fr3" draw:name="Image4" text:anchor-type="as-char" svg:width="0.1563in" svg:height="0.1457in" draw:z-index="19"><draw:image xlink:href="Pictures/100002000000000F0000000ED3A4069C610A9F54.png" xlink:type="simple" xlink:show="embed" xlink:actuate="onLoad"/></draw:frame></text:span><text:span text:style-name="Code2"><text:span text:style-name="T69">org.osgi.service.component.ComponentException</text:span></text:span></text:p>
        <text:p text:style-name="P214"><text:span text:style-name="T25">All Implemented Interfaces:</text:span></text:p>
        <text:p text:style-name="P108"><text:span text:style-name="T5">Serializable</text:span></text:p>
        <text:p text:style-name="P99"/>
        <text:p text:style-name="P151"><text:span text:style-name="Code2">public class </text:span><text:span text:style-name="Code2"><text:span text:style-name="T69">ComponentException</text:span></text:span></text:p>
        <text:p text:style-name="P92"><text:span text:style-name="Code2">extends RuntimeException</text:span></text:p>
        <text:p text:style-name="P89"><text:span text:style-name="T5">Unchecked exception which may be thrown by Service Component Runtime.</text:span></text:p>
        <text:p text:style-name="P110"/>
        <table:table table:name="Table8" table:style-name="Table8">
          <table:table-column table:style-name="Table8.A"/>
          <table:table-column table:style-name="Table8.B"/>
          <table:table-row table:style-name="Table8.1">
            <table:table-cell table:style-name="Table8.A1" office:value-type="string">
              <text:p text:style-name="P112"><text:span text:style-name="Summary_20_Heading_20_Font2"><text:span text:style-name="T12">Constructor Summary</text:span></text:span></text:p>
            </table:table-cell>
            <table:table-cell table:style-name="Table8.A1" office:value-type="string">
              <text:p text:style-name="P114"><text:span text:style-name="Page_20_Reference_20_Font"><text:span text:style-name="T13">Page</text:span></text:span></text:p>
            </table:table-cell>
          </table:table-row>
          <table:table-row table:style-name="Table8.1">
            <table:table-cell table:style-name="Table8.A2" office:value-type="string">
              <text:p text:style-name="P118"><text:a xlink:type="simple" xlink:href="file:///l%22r32" text:style-name="Internet_20_link" text:visited-style-name="Visited_20_Internet_20_Link"><text:span text:style-name="T57">ComponentException</text:span></text:a><text:span text:style-name="Code2"><text:span text:style-name="T68">(String message)</text:span></text:span></text:p>
              <text:p text:style-name="P120"><text:span text:style-name="T5">Construct a new ComponentException with the specified message.</text:span></text:p>
            </table:table-cell>
            <table:table-cell table:style-name="Table8.B2" office:value-type="string">
              <text:p text:style-name="P114"><text:bookmark-ref text:reference-format="page" text:ref-name="r32">26</text:bookmark-ref></text:p>
            </table:table-cell>
          </table:table-row>
          <table:table-row table:style-name="Table8.1">
            <table:table-cell table:style-name="Table8.A3" office:value-type="string">
              <text:p text:style-name="P117"><text:a xlink:type="simple" xlink:href="file:///l%22r31" text:style-name="Internet_20_link" text:visited-style-name="Visited_20_Internet_20_Link"><text:span text:style-name="T57">ComponentException</text:span></text:a><text:span text:style-name="Code2"><text:span text:style-name="T68">(String message, Throwable cause)</text:span></text:span></text:p>
              <text:p text:style-name="P119"><text:span text:style-name="T5">Construct a new ComponentException with the specified message and cause.</text:span></text:p>
            </table:table-cell>
            <table:table-cell table:style-name="Table8.B3" office:value-type="string">
              <text:p text:style-name="P113"><text:bookmark-ref text:reference-format="page" text:ref-name="r31">26</text:bookmark-ref></text:p>
            </table:table-cell>
          </table:table-row>
          <table:table-row table:style-name="Table8.1">
            <table:table-cell table:style-name="Table8.A4" office:value-type="string">
              <text:p text:style-name="P117"><text:a xlink:type="simple" xlink:href="file:///l%22r33" text:style-name="Internet_20_link" text:visited-style-name="Visited_20_Internet_20_Link"><text:span text:style-name="T57">ComponentException</text:span></text:a><text:span text:style-name="Code2"><text:span text:style-name="T68">(Throwable cause)</text:span></text:span></text:p>
              <text:p text:style-name="P119"><text:span text:style-name="T5">Construct a new ComponentException with the specified cause.</text:span></text:p>
            </table:table-cell>
            <table:table-cell table:style-name="Table8.B4" office:value-type="string">
              <text:p text:style-name="P113"><text:bookmark-ref text:reference-format="page" text:ref-name="r33">27</text:bookmark-ref></text:p>
            </table:table-cell>
          </table:table-row>
        </table:table>
        <text:p text:style-name="P8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2"><text:span text:style-name="Summary_20_Heading_20_Font2"><text:span text:style-name="T12">Method Summary</text:span></text:span></text:p>
            </table:table-cell>
            <table:covered-table-cell/>
            <table:table-cell table:style-name="Table9.A1" office:value-type="string">
              <text:p text:style-name="P114"><text:span text:style-name="Page_20_Reference_20_Font"><text:span text:style-name="T13">Page</text:span></text:span></text:p>
            </table:table-cell>
          </table:table-row>
          <table:table-row table:style-name="Table9.1">
            <table:table-cell table:style-name="Table9.A2" office:value-type="string">
              <text:p text:style-name="P116"><text:span text:style-name="Code_20_Small1"><text:span text:style-name="T63">Throwable</text:span></text:span></text:p>
            </table:table-cell>
            <table:table-cell table:style-name="Table9.B2" office:value-type="string">
              <text:p text:style-name="P118"><text:a xlink:type="simple" xlink:href="file:///l%22r34" text:style-name="Internet_20_link" text:visited-style-name="Visited_20_Internet_20_Link"><text:span text:style-name="T57">getCause</text:span></text:a><text:span text:style-name="Code2"><text:span text:style-name="T68">()</text:span></text:span></text:p>
              <text:p text:style-name="P120"><text:span text:style-name="T5">Returns the cause of this exception or </text:span><text:span text:style-name="Code2"><text:span text:style-name="T62">null</text:span></text:span><text:span text:style-name="T5"> if no cause was set.</text:span></text:p>
            </table:table-cell>
            <table:table-cell table:style-name="Table9.C2" office:value-type="string">
              <text:p text:style-name="P114"><text:bookmark-ref text:reference-format="page" text:ref-name="r34">27</text:bookmark-ref></text:p>
            </table:table-cell>
          </table:table-row>
          <table:table-row table:style-name="Table9.1">
            <table:table-cell table:style-name="Table9.A3" office:value-type="string">
              <text:p text:style-name="P115"><text:span text:style-name="Code_20_Small1"><text:span text:style-name="T63">Throwable</text:span></text:span></text:p>
            </table:table-cell>
            <table:table-cell table:style-name="Table9.B3" office:value-type="string">
              <text:p text:style-name="P117"><text:a xlink:type="simple" xlink:href="file:///l%22r35" text:style-name="Internet_20_link" text:visited-style-name="Visited_20_Internet_20_Link"><text:span text:style-name="T57">initCause</text:span></text:a><text:span text:style-name="Code2"><text:span text:style-name="T68">(Throwable cause)</text:span></text:span></text:p>
              <text:p text:style-name="P119"><text:span text:style-name="T5">Initializes the cause of this exception to the specified value.</text:span></text:p>
            </table:table-cell>
            <table:table-cell table:style-name="Table9.C3" office:value-type="string">
              <text:p text:style-name="P113"><text:bookmark-ref text:reference-format="page" text:ref-name="r35">27</text:bookmark-ref></text:p>
            </table:table-cell>
          </table:table-row>
        </table:table>
        <text:p text:style-name="P208"><text:span text:style-name="T26">Constructor Detail</text:span></text:p>
        <text:p text:style-name="P210"><text:bookmark text:name="r31"/><text:span text:style-name="T26">ComponentException</text:span></text:p>
        <text:p text:style-name="P92"><text:span text:style-name="Code2">public </text:span><text:span text:style-name="Code2"><text:span text:style-name="T69">ComponentException</text:span></text:span><text:span text:style-name="Code2"><text:span text:style-name="T70">(String message,</text:span></text:span><text:line-break/><text:span text:style-name="Code2"><text:span text:style-name="T70">                          Throwable cause)</text:span></text:span></text:p>
        <text:p text:style-name="P105"><text:span text:style-name="T5">Construct a new ComponentException with the specified message and cause.</text:span></text:p>
        <text:p text:style-name="P107"><text:span text:style-name="T6">Parameters:</text:span></text:p>
        <text:p text:style-name="P122"><text:span text:style-name="Code2">message</text:span><text:span text:style-name="T5"> - The message for the exception.</text:span></text:p>
        <text:p text:style-name="P122"><text:span text:style-name="Code2">cause</text:span><text:span text:style-name="T5"> - The cause of the exception. May be </text:span><text:span text:style-name="Code2">null</text:span><text:span text:style-name="T5">.</text:span></text:p>
        <text:p text:style-name="P150"/>
        <text:p text:style-name="P212"><text:bookmark text:name="r32"/><text:span text:style-name="T26">ComponentException</text:span></text:p>
        <text:p text:style-name="P92"><text:span text:style-name="Code2">public </text:span><text:span text:style-name="Code2"><text:span text:style-name="T69">ComponentException</text:span></text:span><text:span text:style-name="Code2"><text:span text:style-name="T70">(String message)</text:span></text:span></text:p>
        <text:p text:style-name="P105"><text:span text:style-name="T5">Construct a new ComponentException with the specified message.</text:span></text:p>
        <text:p text:style-name="P107"><text:soft-page-break/><text:span text:style-name="T6">Parameters:</text:span></text:p>
        <text:p text:style-name="P122"><text:span text:style-name="Code2">message</text:span><text:span text:style-name="T5"> - The message for the exception.</text:span></text:p>
        <text:p text:style-name="P150"/>
        <text:p text:style-name="P212"><text:bookmark text:name="r33"/><text:span text:style-name="T26">ComponentException</text:span></text:p>
        <text:p text:style-name="P92"><text:span text:style-name="Code2">public </text:span><text:span text:style-name="Code2"><text:span text:style-name="T69">ComponentException</text:span></text:span><text:span text:style-name="Code2"><text:span text:style-name="T70">(Throwable cause)</text:span></text:span></text:p>
        <text:p text:style-name="P105"><text:span text:style-name="T5">Construct a new ComponentException with the specified cause.</text:span></text:p>
        <text:p text:style-name="P107"><text:span text:style-name="T6">Parameters:</text:span></text:p>
        <text:p text:style-name="P122"><text:span text:style-name="Code2">cause</text:span><text:span text:style-name="T5"> - The cause of the exception. May be </text:span><text:span text:style-name="Code2">null</text:span><text:span text:style-name="T5">.</text:span></text:p>
        <text:p text:style-name="P208"><text:span text:style-name="T26">Method Detail</text:span></text:p>
        <text:p text:style-name="P210"><text:bookmark text:name="r34"/><text:span text:style-name="T26">getCause</text:span></text:p>
        <text:p text:style-name="P92"><text:span text:style-name="Code2">public Throwable </text:span><text:span text:style-name="Code2"><text:span text:style-name="T69">getCause</text:span></text:span><text:span text:style-name="Code2"><text:span text:style-name="T70">()</text:span></text:span></text:p>
        <text:p text:style-name="P105"><text:span text:style-name="T5">Returns the cause of this exception or </text:span><text:span text:style-name="Code2">null</text:span><text:span text:style-name="T5"> if no cause was set.</text:span></text:p>
        <text:p text:style-name="P107"><text:span text:style-name="T6">Overrides:</text:span></text:p>
        <text:p text:style-name="P122"><text:span text:style-name="Code2">getCause</text:span><text:span text:style-name="T5"> in class </text:span><text:span text:style-name="Code2">Throwable</text:span></text:p>
        <text:p text:style-name="P107"><text:span text:style-name="T6">Returns:</text:span></text:p>
        <text:p text:style-name="P122"><text:span text:style-name="T5">The cause of this exception or </text:span><text:span text:style-name="Code2">null</text:span><text:span text:style-name="T5"> if no cause was set.</text:span></text:p>
        <text:p text:style-name="P150"/>
        <text:p text:style-name="P212"><text:bookmark text:name="r35"/><text:span text:style-name="T26">initCause</text:span></text:p>
        <text:p text:style-name="P92"><text:span text:style-name="Code2">public Throwable </text:span><text:span text:style-name="Code2"><text:span text:style-name="T69">initCause</text:span></text:span><text:span text:style-name="Code2"><text:span text:style-name="T70">(Throwable cause)</text:span></text:span></text:p>
        <text:p text:style-name="P105"><text:span text:style-name="T5">Initializes the cause of this exception to the specified value.</text:span></text:p>
        <text:p text:style-name="P107"><text:span text:style-name="T6">Overrides:</text:span></text:p>
        <text:p text:style-name="P122"><text:span text:style-name="Code2">initCause</text:span><text:span text:style-name="T5"> in class </text:span><text:span text:style-name="Code2">Throwable</text:span></text:p>
        <text:p text:style-name="P107"><text:span text:style-name="T6">Parameters:</text:span></text:p>
        <text:p text:style-name="P122"><text:span text:style-name="Code2">cause</text:span><text:span text:style-name="T5"> - The cause of this exception.</text:span></text:p>
        <text:p text:style-name="P107"><text:span text:style-name="T6">Returns:</text:span></text:p>
        <text:p text:style-name="P122"><text:span text:style-name="T5">This exception.</text:span></text:p>
        <text:p text:style-name="P107"><text:span text:style-name="T6">Throws:</text:span></text:p>
        <text:p text:style-name="P122"><text:span text:style-name="Code2">IllegalArgumentException</text:span><text:span text:style-name="T5"> - If the specified cause is this exception.</text:span></text:p>
        <text:p text:style-name="P122"><text:span text:style-name="Code2">IllegalStateException</text:span><text:span text:style-name="T5"> - If the cause of this exception has already been set.</text:span></text:p>
        <text:p text:style-name="P189"><text:bookmark text:name="r38"/><text:span text:style-name="T26">Interface ComponentFactory</text:span></text:p>
        <text:p text:style-name="P103"><text:a xlink:type="simple" xlink:href="file:///l%22r3" text:style-name="Internet_20_link" text:visited-style-name="Visited_20_Internet_20_Link"><text:span text:style-name="T11">org.osgi.service.component</text:span></text:a></text:p>
        <text:p text:style-name="P99"/>
        <text:p text:style-name="P109"><text:span text:style-name="Code_20_Small1">@org.osgi.annotation.versioning.ProviderType</text:span><text:line-break/><text:span text:style-name="Code2">public interface </text:span><text:span text:style-name="Code2"><text:span text:style-name="T69">ComponentFactory</text:span></text:span></text:p>
        <text:p text:style-name="P91"><text:span text:style-name="T5">When a component is declared with the </text:span><text:span text:style-name="Code2">factory</text:span><text:span text:style-name="T5"> attribute on its </text:span><text:span text:style-name="Code2">component</text:span><text:span text:style-name="T5"> element, Service Component Runtime will register a Component Factory service to allow new component configurations to be created and activated rather than automatically creating and activating component configuration as necessary.</text:span></text:p>
        <text:p text:style-name="P103"><text:span text:style-name="T6">ThreadSafe</text:span></text:p>
        <text:p text:style-name="P11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2"><text:span text:style-name="Summary_20_Heading_20_Font2"><text:span text:style-name="T12">Method Summary</text:span></text:span></text:p>
            </table:table-cell>
            <table:covered-table-cell/>
            <table:table-cell table:style-name="Table10.A1" office:value-type="string">
              <text:p text:style-name="P114"><text:span text:style-name="Page_20_Reference_20_Font"><text:span text:style-name="T13">Page</text:span></text:span></text:p>
            </table:table-cell>
          </table:table-row>
          <table:table-row table:style-name="Table10.1">
            <table:table-cell table:style-name="Table10.A2" office:value-type="string">
              <text:p text:style-name="P116"><text:a xlink:type="simple" xlink:href="file:///l%22r41" text:style-name="Internet_20_link" text:visited-style-name="Visited_20_Internet_20_Link"><text:span text:style-name="T60">ComponentInstance</text:span></text:a></text:p>
            </table:table-cell>
            <table:table-cell table:style-name="Table10.B2" office:value-type="string">
              <text:p text:style-name="P118"><text:a xlink:type="simple" xlink:href="file:///l%22r37" text:style-name="Internet_20_link" text:visited-style-name="Visited_20_Internet_20_Link"><text:span text:style-name="T57">newInstance</text:span></text:a><text:span text:style-name="Code2"><text:span text:style-name="T68">(Dictionary&lt;String,?&gt; properties)</text:span></text:span></text:p>
              <text:p text:style-name="P120"><text:span text:style-name="T5">Create and activate a new component configuration.</text:span></text:p>
            </table:table-cell>
            <table:table-cell table:style-name="Table10.C2" office:value-type="string">
              <text:p text:style-name="P114"><text:bookmark-ref text:reference-format="page" text:ref-name="r37">28</text:bookmark-ref></text:p>
            </table:table-cell>
          </table:table-row>
        </table:table>
        <text:p text:style-name="P208"><text:span text:style-name="T26">Method Detail</text:span></text:p>
        <text:p text:style-name="P210"><text:bookmark text:name="r37"/><text:span text:style-name="T26">newInstance</text:span></text:p>
        <text:p text:style-name="P92"><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newInstance</text:span></text:span><text:span text:style-name="Code2"><text:span text:style-name="T73">(Dictionary&lt;String,?&gt; properties)</text:span></text:span></text:p>
        <text:p text:style-name="P105"><text:span text:style-name="T5">Create and activate a new component configuration. Additional properties may be provided for the component configuration.</text:span></text:p>
        <text:p text:style-name="P107"><text:span text:style-name="T6">Parameters:</text:span></text:p>
        <text:p text:style-name="P122"><text:span text:style-name="Code2">properties</text:span><text:span text:style-name="T5"> - Additional properties for the component configuration or </text:span><text:span text:style-name="Code2">null</text:span><text:span text:style-name="T5"> if there are no additional properties.</text:span></text:p>
        <text:p text:style-name="P107"><text:span text:style-name="T6">Returns:</text:span></text:p>
        <text:p text:style-name="P122"><text:span text:style-name="T5">A </text:span><text:span text:style-name="Code2">ComponentInstance</text:span><text:span text:style-name="T5"> object encapsulating the component instance of the component configuration. The component configuration has been activated and, if the component specifies a </text:span><text:span text:style-name="Code2">service</text:span><text:span text:style-name="T5"> element, the component instance has been registered as a service.</text:span></text:p>
        <text:p text:style-name="P107"><text:span text:style-name="T6">Throws:</text:span></text:p>
        <text:p text:style-name="P122"><text:a xlink:type="simple" xlink:href="file:///l%22r36" text:style-name="Internet_20_link" text:visited-style-name="Visited_20_Internet_20_Link"><text:span text:style-name="T65">ComponentException</text:span></text:a><text:span text:style-name="T7"> - If Service Component Runtime is unable to activate the component configuration.</text:span></text:p>
        <text:p text:style-name="P190"><text:bookmark text:name="r41"/><text:span text:style-name="T26">Interface ComponentInstance</text:span></text:p>
        <text:p text:style-name="P103"><text:a xlink:type="simple" xlink:href="file:///l%22r3" text:style-name="Internet_20_link" text:visited-style-name="Visited_20_Internet_20_Link"><text:span text:style-name="T11">org.osgi.service.component</text:span></text:a></text:p>
        <text:p text:style-name="P99"/>
        <text:p text:style-name="P109"><text:span text:style-name="Code_20_Small1">@org.osgi.annotation.versioning.ProviderType</text:span><text:line-break/><text:span text:style-name="Code2">public interface </text:span><text:span text:style-name="Code2"><text:span text:style-name="T69">ComponentInstance</text:span></text:span></text:p>
        <text:p text:style-name="P102"><text:span text:style-name="T5">A ComponentInstance encapsulates a component instance of an activated component configuration. ComponentInstances are created whenever a component configuration is activated.</text:span></text:p>
        <text:p text:style-name="P91"><text:span text:style-name="T5">ComponentInstances are never reused. A new ComponentInstance object will be created when the component configuration is activated again.</text:span></text:p>
        <text:p text:style-name="P103"><text:span text:style-name="T6">ThreadSafe</text:span></text:p>
        <text:p text:style-name="P11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2"><text:span text:style-name="Summary_20_Heading_20_Font2"><text:span text:style-name="T12">Method Summary</text:span></text:span></text:p>
            </table:table-cell>
            <table:covered-table-cell/>
            <table:table-cell table:style-name="Table11.A1" office:value-type="string">
              <text:p text:style-name="P114"><text:span text:style-name="Page_20_Reference_20_Font"><text:span text:style-name="T13">Page</text:span></text:span></text:p>
            </table:table-cell>
          </table:table-row>
          <table:table-row table:style-name="Table11.1">
            <table:table-cell table:style-name="Table11.A2" office:value-type="string">
              <text:p text:style-name="P116"><text:span text:style-name="Code_20_Small1"><text:span text:style-name="T63">void</text:span></text:span></text:p>
            </table:table-cell>
            <table:table-cell table:style-name="Table11.B2" office:value-type="string">
              <text:p text:style-name="P118"><text:a xlink:type="simple" xlink:href="file:///l%22r39" text:style-name="Internet_20_link" text:visited-style-name="Visited_20_Internet_20_Link"><text:span text:style-name="T57">dispose</text:span></text:a><text:span text:style-name="Code2"><text:span text:style-name="T68">()</text:span></text:span></text:p>
              <text:p text:style-name="P120"><text:span text:style-name="T5">Dispose of the component configuration for this component instance.</text:span></text:p>
            </table:table-cell>
            <table:table-cell table:style-name="Table11.C2" office:value-type="string">
              <text:p text:style-name="P114"><text:bookmark-ref text:reference-format="page" text:ref-name="r39">29</text:bookmark-ref></text:p>
            </table:table-cell>
          </table:table-row>
          <table:table-row table:style-name="Table11.1">
            <table:table-cell table:style-name="Table11.A3" office:value-type="string">
              <text:p text:style-name="P115"><text:span text:style-name="Code_20_Small1"><text:span text:style-name="T63">Object</text:span></text:span></text:p>
            </table:table-cell>
            <table:table-cell table:style-name="Table11.B3" office:value-type="string">
              <text:p text:style-name="P117"><text:a xlink:type="simple" xlink:href="file:///l%22r40" text:style-name="Internet_20_link" text:visited-style-name="Visited_20_Internet_20_Link"><text:span text:style-name="T57">getInstance</text:span></text:a><text:span text:style-name="Code2"><text:span text:style-name="T68">()</text:span></text:span></text:p>
              <text:p text:style-name="P119"><text:span text:style-name="T5">Returns the component instance of the activated component configuration.</text:span></text:p>
            </table:table-cell>
            <table:table-cell table:style-name="Table11.C3" office:value-type="string">
              <text:p text:style-name="P113"><text:bookmark-ref text:reference-format="page" text:ref-name="r40">29</text:bookmark-ref></text:p>
            </table:table-cell>
          </table:table-row>
        </table:table>
        <text:p text:style-name="P208"><text:span text:style-name="T26">Method Detail</text:span></text:p>
        <text:p text:style-name="P210"><text:bookmark text:name="r39"/><text:span text:style-name="T26">dispose</text:span></text:p>
        <text:p text:style-name="P92"><text:span text:style-name="Code2">void </text:span><text:span text:style-name="Code2"><text:span text:style-name="T69">dispose</text:span></text:span><text:span text:style-name="Code2"><text:span text:style-name="T70">()</text:span></text:span></text:p>
        <text:p text:style-name="P105"><text:span text:style-name="T5">Dispose of the component configuration for this component instance. The component configuration will be deactivated. If the component configuration has already been deactivated, this method does nothing.</text:span></text:p>
        <text:p text:style-name="P121"/>
        <text:p text:style-name="P211"><text:bookmark text:name="r40"/><text:span text:style-name="T26">getInstance</text:span></text:p>
        <text:p text:style-name="P92"><text:span text:style-name="Code2">Object </text:span><text:span text:style-name="Code2"><text:span text:style-name="T69">getInstance</text:span></text:span><text:span text:style-name="Code2"><text:span text:style-name="T70">()</text:span></text:span></text:p>
        <text:p text:style-name="P105"><text:span text:style-name="T5">Returns the component instance of the activated component configuration.</text:span></text:p>
        <text:p text:style-name="P107"><text:span text:style-name="T6">Returns:</text:span></text:p>
        <text:p text:style-name="P122"><text:span text:style-name="T5">The component instance or </text:span><text:span text:style-name="Code2">null</text:span><text:span text:style-name="T5"> if the component configuration has been deactivated.</text:span></text:p>
        <text:p text:style-name="P191"><text:bookmark text:name="r46"/><text:span text:style-name="T26">Interface ComponentServiceObjects</text:span></text:p>
        <text:p text:style-name="P93"><text:a xlink:type="simple" xlink:href="file:///l%22r3" text:style-name="Internet_20_link" text:visited-style-name="Visited_20_Internet_20_Link"><text:span text:style-name="T11">org.osgi.service.component</text:span></text:a></text:p>
        <text:p text:style-name="P103"><text:span text:style-name="T6">Type Parameters:</text:span></text:p>
        <text:p text:style-name="P107"><text:bookmark text:name="r42"/><text:span text:style-name="Code2">S</text:span><text:span text:style-name="T5"> - Type of Service</text:span></text:p>
        <text:p text:style-name="P99"/>
        <text:p text:style-name="P109"><text:span text:style-name="Code_20_Small1">@org.osgi.annotation.versioning.ProviderType</text:span><text:line-break/><text:span text:style-name="Code2">public interface </text:span><text:span text:style-name="Code2"><text:span text:style-name="T69">ComponentServiceObjects</text:span></text:span></text:p>
        <text:p text:style-name="P102"><text:span text:style-name="T5">Allows multiple service objects for a service to be obtained.</text:span></text:p>
        <text:p text:style-name="P102"><text:span text:style-name="T5">A component instance can receive a </text:span><text:span text:style-name="Code2">ComponentServiceObjects</text:span><text:span text:style-name="T5"> object via a reference that is typed </text:span><text:span text:style-name="Code2">ComponentServiceObjects</text:span><text:span text:style-name="T5">.</text:span></text:p>
        <text:p text:style-name="P102"><text:span text:style-name="T5">For services with </text:span><text:span text:style-name="Code2">prototype</text:span><text:span text:style-name="T5"> scope, multiple service objects for the service can be obtained. For services with </text:span><text:span text:style-name="Code2">singleton</text:span><text:span text:style-name="T5"> or </text:span><text:span text:style-name="Code2">bundle</text:span><text:span text:style-name="T5"> scope, only one, use-counted service object is available.</text:span></text:p>
        <text:p text:style-name="P91"><text:span text:style-name="T5">Any unreleased service objects obtained from this </text:span><text:span text:style-name="Code2">ComponentServiceObjects</text:span><text:span text:style-name="T5"> object are automatically released by Service Component Runtime when the service becomes unbound.</text:span></text:p>
        <text:p text:style-name="P103"><text:span text:style-name="T6">Since:</text:span></text:p>
        <text:p text:style-name="P108"><text:span text:style-name="T5">1.3</text:span></text:p>
        <text:p text:style-name="P103"><text:span text:style-name="T6">See Also:</text:span></text:p>
        <text:p text:style-name="P108"><text:span text:style-name="Code2">org.osgi.framework.ServiceObjects</text:span></text:p>
        <text:p text:style-name="P103"><text:span text:style-name="T6">ThreadSafe</text:span></text:p>
        <text:p text:style-name="P11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2"><text:span text:style-name="Summary_20_Heading_20_Font2"><text:span text:style-name="T12">Method Summary</text:span></text:span></text:p>
            </table:table-cell>
            <table:covered-table-cell/>
            <table:table-cell table:style-name="Table12.A1" office:value-type="string">
              <text:p text:style-name="P114"><text:span text:style-name="Page_20_Reference_20_Font"><text:span text:style-name="T13">Page</text:span></text:span></text:p>
            </table:table-cell>
          </table:table-row>
          <table:table-row table:style-name="Table12.1">
            <table:table-cell table:style-name="Table12.A2" office:value-type="string">
              <text:p text:style-name="P116"><text:a xlink:type="simple" xlink:href="file:///l%22r42" text:style-name="Internet_20_link" text:visited-style-name="Visited_20_Internet_20_Link"><text:span text:style-name="T60">S</text:span></text:a></text:p>
            </table:table-cell>
            <table:table-cell table:style-name="Table12.B2" office:value-type="string">
              <text:p text:style-name="P118"><text:a xlink:type="simple" xlink:href="file:///l%22r43" text:style-name="Internet_20_link" text:visited-style-name="Visited_20_Internet_20_Link"><text:span text:style-name="T57">getService</text:span></text:a><text:span text:style-name="Code2"><text:span text:style-name="T68">()</text:span></text:span></text:p>
              <text:p text:style-name="P120"><text:span text:style-name="T5">Returns a service object for the </text:span><text:a xlink:type="simple" xlink:href="file:///l%22r45" text:style-name="Internet_20_link" text:visited-style-name="Visited_20_Internet_20_Link"><text:span text:style-name="T59">associated</text:span></text:a><text:span text:style-name="T7"> service.</text:span></text:p>
            </table:table-cell>
            <table:table-cell table:style-name="Table12.C2" office:value-type="string">
              <text:p text:style-name="P114"><text:bookmark-ref text:reference-format="page" text:ref-name="r43">30</text:bookmark-ref></text:p>
            </table:table-cell>
          </table:table-row>
          <table:table-row table:style-name="Table12.1">
            <table:table-cell table:style-name="Table12.A3" office:value-type="string">
              <text:p text:style-name="P115"><text:span text:style-name="Code_20_Small1"><text:span text:style-name="T63">org.osgi.framework.ServiceReference&lt;</text:span></text:span><text:a xlink:type="simple" xlink:href="file:///l%22r42" text:style-name="Internet_20_link" text:visited-style-name="Visited_20_Internet_20_Link"><text:span text:style-name="T60">S</text:span></text:a><text:span text:style-name="Code_20_Small1"><text:span text:style-name="T64">&gt;</text:span></text:span></text:p>
            </table:table-cell>
            <table:table-cell table:style-name="Table12.B3" office:value-type="string">
              <text:p text:style-name="P117"><text:a xlink:type="simple" xlink:href="file:///l%22r45" text:style-name="Internet_20_link" text:visited-style-name="Visited_20_Internet_20_Link"><text:span text:style-name="T57">getServiceReference</text:span></text:a><text:span text:style-name="Code2"><text:span text:style-name="T68">()</text:span></text:span></text:p>
              <text:p text:style-name="P119"><text:span text:style-name="T5">Returns the </text:span><text:span text:style-name="Code2"><text:span text:style-name="T62">org.osgi.framework.ServiceReference</text:span></text:span><text:span text:style-name="T5"> for the service associated with this </text:span><text:span text:style-name="Code2"><text:span text:style-name="T62">ComponentServiceObjects</text:span></text:span><text:span text:style-name="T5"> object.</text:span></text:p>
            </table:table-cell>
            <table:table-cell table:style-name="Table12.C3" office:value-type="string">
              <text:p text:style-name="P113"><text:bookmark-ref text:reference-format="page" text:ref-name="r45">31</text:bookmark-ref></text:p>
            </table:table-cell>
          </table:table-row>
          <table:table-row table:style-name="Table12.1">
            <table:table-cell table:style-name="Table12.A4" office:value-type="string">
              <text:p text:style-name="P115"><text:span text:style-name="Code_20_Small1"><text:span text:style-name="T63">void</text:span></text:span></text:p>
            </table:table-cell>
            <table:table-cell table:style-name="Table12.B4" office:value-type="string">
              <text:p text:style-name="P117"><text:a xlink:type="simple" xlink:href="file:///l%22r44" text:style-name="Internet_20_link" text:visited-style-name="Visited_20_Internet_20_Link"><text:span text:style-name="T57">ungetService</text:span></text:a><text:span text:style-name="Code2"><text:span text:style-name="T68">(</text:span></text:span><text:a xlink:type="simple" xlink:href="file:///l%22r42" text:style-name="Internet_20_link" text:visited-style-name="Visited_20_Internet_20_Link"><text:span text:style-name="T58">S</text:span></text:a><text:span text:style-name="Code2"><text:span text:style-name="T68"> service)</text:span></text:span></text:p>
              <text:p text:style-name="P119"><text:span text:style-name="T5">Releases a service object for the </text:span><text:a xlink:type="simple" xlink:href="file:///l%22r45" text:style-name="Internet_20_link" text:visited-style-name="Visited_20_Internet_20_Link"><text:span text:style-name="T59">associated</text:span></text:a><text:span text:style-name="T7"> service.</text:span></text:p>
            </table:table-cell>
            <table:table-cell table:style-name="Table12.C4" office:value-type="string">
              <text:p text:style-name="P113"><text:bookmark-ref text:reference-format="page" text:ref-name="r44">31</text:bookmark-ref></text:p>
            </table:table-cell>
          </table:table-row>
        </table:table>
        <text:p text:style-name="P208"><text:span text:style-name="T26">Method Detail</text:span></text:p>
        <text:p text:style-name="P210"><text:bookmark text:name="r43"/><text:span text:style-name="T26">getService</text:span></text:p>
        <text:p text:style-name="P92"><text:a xlink:type="simple" xlink:href="file:///l%22r42" text:style-name="Internet_20_link" text:visited-style-name="Visited_20_Internet_20_Link"><text:span text:style-name="T65">S</text:span></text:a><text:span text:style-name="Code2"><text:span text:style-name="T71"> </text:span></text:span><text:span text:style-name="Code2"><text:span text:style-name="T72">getService</text:span></text:span><text:span text:style-name="Code2"><text:span text:style-name="T73">()</text:span></text:span></text:p>
        <text:p text:style-name="P106"><text:span text:style-name="T5">Returns a service object for the </text:span><text:a xlink:type="simple" xlink:href="file:///l%22r45" text:style-name="Internet_20_link" text:visited-style-name="Visited_20_Internet_20_Link"><text:span text:style-name="T65">associated</text:span></text:a><text:span text:style-name="T7"> service.</text:span></text:p>
        <text:p text:style-name="P105"><text:span text:style-name="T5">This method will always return </text:span><text:span text:style-name="Code2">null</text:span><text:span text:style-name="T5"> when the associated service has been become unbound.</text:span></text:p>
        <text:p text:style-name="P107"><text:span text:style-name="T6">Returns:</text:span></text:p>
        <text:p text:style-name="P122"><text:span text:style-name="T5">A service object for the associated service or </text:span><text:span text:style-name="Code2">null</text:span><text:span text:style-name="T5"> if the service is unbound, the customized service object returned by a </text:span><text:span text:style-name="Code2">ServiceFactory</text:span><text:span text:style-name="T5"> does not implement the classes under which it was registered or the </text:span><text:span text:style-name="Code2">ServiceFactory</text:span><text:span text:style-name="T5"> threw an exception.</text:span></text:p>
        <text:p text:style-name="P107"><text:span text:style-name="T6">Throws:</text:span></text:p>
        <text:p text:style-name="P122"><text:span text:style-name="Code2">IllegalStateException</text:span><text:span text:style-name="T5"> - If the component instance that received this </text:span><text:span text:style-name="Code2">ComponentServiceObjects</text:span><text:span text:style-name="T5"> object has been deactivated.</text:span></text:p>
        <text:p text:style-name="P107"><text:soft-page-break/><text:span text:style-name="T6">See Also:</text:span></text:p>
        <text:p text:style-name="P122"><text:a xlink:type="simple" xlink:href="file:///l%22r44" text:style-name="Internet_20_link" text:visited-style-name="Visited_20_Internet_20_Link"><text:span text:style-name="T65">ungetService(Object)</text:span></text:a></text:p>
        <text:p text:style-name="P150"/>
        <text:p text:style-name="P212"><text:bookmark text:name="r44"/><text:span text:style-name="T26">ungetService</text:span></text:p>
        <text:p text:style-name="P92"><text:span text:style-name="Code2">void </text:span><text:span text:style-name="Code2"><text:span text:style-name="T69">ungetService</text:span></text:span><text:span text:style-name="Code2"><text:span text:style-name="T70">(</text:span></text:span><text:a xlink:type="simple" xlink:href="file:///l%22r42" text:style-name="Internet_20_link" text:visited-style-name="Visited_20_Internet_20_Link"><text:span text:style-name="T66">S</text:span></text:a><text:span text:style-name="Code2"><text:span text:style-name="T73"> service)</text:span></text:span></text:p>
        <text:p text:style-name="P106"><text:span text:style-name="T5">Releases a service object for the </text:span><text:a xlink:type="simple" xlink:href="file:///l%22r45" text:style-name="Internet_20_link" text:visited-style-name="Visited_20_Internet_20_Link"><text:span text:style-name="T65">associated</text:span></text:a><text:span text:style-name="T7"> service.</text:span></text:p>
        <text:p text:style-name="P105"><text:span text:style-name="T5">The specified service object must no longer be used and all references to it should be destroyed after calling this method.</text:span></text:p>
        <text:p text:style-name="P107"><text:span text:style-name="T6">Parameters:</text:span></text:p>
        <text:p text:style-name="P122"><text:span text:style-name="Code2">service</text:span><text:span text:style-name="T5"> - A service object previously provided by this </text:span><text:span text:style-name="Code2">ComponentServiceObjects</text:span><text:span text:style-name="T5"> object.</text:span></text:p>
        <text:p text:style-name="P107"><text:span text:style-name="T6">Throws:</text:span></text:p>
        <text:p text:style-name="P122"><text:span text:style-name="Code2">IllegalStateException</text:span><text:span text:style-name="T5"> - If the component instance that received this </text:span><text:span text:style-name="Code2">ComponentServiceObjects</text:span><text:span text:style-name="T5"> object has been deactivated.</text:span></text:p>
        <text:p text:style-name="P122"><text:span text:style-name="Code2">IllegalArgumentException</text:span><text:span text:style-name="T5"> - If the specified service object was not provided by this </text:span><text:span text:style-name="Code2">ComponentServiceObjects</text:span><text:span text:style-name="T5"> object.</text:span></text:p>
        <text:p text:style-name="P107"><text:span text:style-name="T6">See Also:</text:span></text:p>
        <text:p text:style-name="P122"><text:a xlink:type="simple" xlink:href="file:///l%22r43" text:style-name="Internet_20_link" text:visited-style-name="Visited_20_Internet_20_Link"><text:span text:style-name="T65">getService()</text:span></text:a></text:p>
        <text:p text:style-name="P150"/>
        <text:p text:style-name="P212"><text:bookmark text:name="r45"/><text:span text:style-name="T26">getServiceReference</text:span></text:p>
        <text:p text:style-name="P92"><text:span text:style-name="Code2">org.osgi.framework.ServiceReference&lt;</text:span><text:a xlink:type="simple" xlink:href="file:///l%22r42" text:style-name="Internet_20_link" text:visited-style-name="Visited_20_Internet_20_Link"><text:span text:style-name="T65">S</text:span></text:a><text:span text:style-name="Code2"><text:span text:style-name="T71">&gt; </text:span></text:span><text:span text:style-name="Code2"><text:span text:style-name="T72">getServiceReference</text:span></text:span><text:span text:style-name="Code2"><text:span text:style-name="T73">()</text:span></text:span></text:p>
        <text:p text:style-name="P105"><text:span text:style-name="T5">Returns the </text:span><text:span text:style-name="Code2">org.osgi.framework.ServiceReference</text:span><text:span text:style-name="T5"> for the service associated with this </text:span><text:span text:style-name="Code2">ComponentServiceObjects</text:span><text:span text:style-name="T5"> object.</text:span></text:p>
        <text:p text:style-name="P107"><text:span text:style-name="T6">Returns:</text:span></text:p>
        <text:p text:style-name="P122"><text:span text:style-name="T5">The </text:span><text:span text:style-name="Code2">org.osgi.framework.ServiceReference</text:span><text:span text:style-name="T5"> for the service associated with this </text:span><text:span text:style-name="Code2">ComponentServiceObjects</text:span><text:span text:style-name="T5"> object.</text:span></text:p>
        <text:p text:style-name="P174"><text:bookmark text:name="r48"/><text:span text:style-name="T26">Package org.osgi.service.component.annotations</text:span></text:p>
        <text:p text:style-name="P98"><text:span text:style-name="Code_20_Small">@org.osgi.annotation.versioning.Version(value="1.4.0")</text:span></text:p>
        <text:p text:style-name="P98"><text:span text:style-name="T5">Service Component Annotations Package Version 1.4.</text:span></text:p>
        <text:p text:style-name="P98"><text:span text:style-name="T6">See:</text:span></text:p>
        <text:p text:style-name="P105"><text:a xlink:type="simple" xlink:href="file:///l%22r47" text:style-name="Internet_20_link" text:visited-style-name="Visited_20_Internet_20_Link"><text:span text:style-name="T6">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1"><text:span text:style-name="T12">Enum Summary</text:span></text:span></text:p>
            </table:table-cell>
            <table:covered-table-cell/>
            <table:table-cell table:style-name="Table13.A1" office:value-type="string">
              <text:p text:style-name="P97"><text:span text:style-name="Page_20_Reference_20_Font"><text:span text:style-name="T13">Page</text:span></text:span></text:p>
            </table:table-cell>
          </table:table-row>
          <table:table-row table:style-name="Table13.1">
            <table:table-cell table:style-name="Table13.A2" office:value-type="string">
              <text:p text:style-name="P95"><text:a xlink:type="simple" xlink:href="file:///l%22r58" text:style-name="Internet_20_link" text:visited-style-name="Visited_20_Internet_20_Link"><text:span text:style-name="T56">CollectionType</text:span></text:a></text:p>
            </table:table-cell>
            <table:table-cell table:style-name="Table13.B2" office:value-type="string">
              <text:p text:style-name="P95"><text:span text:style-name="T5">Collection types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2" office:value-type="string">
              <text:p text:style-name="P97"><text:bookmark-ref text:reference-format="page" text:ref-name="r58">34</text:bookmark-ref></text:p>
            </table:table-cell>
          </table:table-row>
          <table:table-row table:style-name="Table13.1">
            <table:table-cell table:style-name="Table13.A3" office:value-type="string">
              <text:p text:style-name="P94"><text:a xlink:type="simple" xlink:href="file:///l%22r83" text:style-name="Internet_20_link" text:visited-style-name="Visited_20_Internet_20_Link"><text:span text:style-name="T56">ConfigurationPolicy</text:span></text:a></text:p>
            </table:table-cell>
            <table:table-cell table:style-name="Table13.B3" office:value-type="string">
              <text:p text:style-name="P94"><text:span text:style-name="T5">Configuration Policy for the </text:span><text:a xlink:type="simple" xlink:href="file:///l%22r75" text:style-name="Internet_20_link" text:visited-style-name="Visited_20_Internet_20_Link"><text:span text:style-name="T59">Component</text:span></text:a><text:span text:style-name="T7"> annotation.</text:span></text:p>
            </table:table-cell>
            <table:table-cell table:style-name="Table13.C3" office:value-type="string">
              <text:p text:style-name="P96"><text:bookmark-ref text:reference-format="page" text:ref-name="r83">44</text:bookmark-ref></text:p>
            </table:table-cell>
          </table:table-row>
          <table:table-row table:style-name="Table13.1">
            <table:table-cell table:style-name="Table13.A4" office:value-type="string">
              <text:p text:style-name="P94"><text:a xlink:type="simple" xlink:href="file:///l%22r90" text:style-name="Internet_20_link" text:visited-style-name="Visited_20_Internet_20_Link"><text:span text:style-name="T56">FieldOption</text:span></text:a></text:p>
            </table:table-cell>
            <table:table-cell table:style-name="Table13.B4" office:value-type="string">
              <text:p text:style-name="P94"><text:span text:style-name="T5">Field options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4" office:value-type="string">
              <text:p text:style-name="P96"><text:bookmark-ref text:reference-format="page" text:ref-name="r90">47</text:bookmark-ref></text:p>
            </table:table-cell>
          </table:table-row>
          <table:table-row table:style-name="Table13.1">
            <table:table-cell table:style-name="Table13.A5" office:value-type="string">
              <text:p text:style-name="P94"><text:a xlink:type="simple" xlink:href="file:///l%22r114" text:style-name="Internet_20_link" text:visited-style-name="Visited_20_Internet_20_Link"><text:span text:style-name="T56">ReferenceCardinality</text:span></text:a></text:p>
            </table:table-cell>
            <table:table-cell table:style-name="Table13.B5" office:value-type="string">
              <text:p text:style-name="P94"><text:span text:style-name="T5">Cardinality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5" office:value-type="string">
              <text:p text:style-name="P96"><text:bookmark-ref text:reference-format="page" text:ref-name="r114">57</text:bookmark-ref></text:p>
            </table:table-cell>
          </table:table-row>
          <table:table-row table:style-name="Table13.1">
            <table:table-cell table:style-name="Table13.A6" office:value-type="string">
              <text:p text:style-name="P94"><text:a xlink:type="simple" xlink:href="file:///l%22r120" text:style-name="Internet_20_link" text:visited-style-name="Visited_20_Internet_20_Link"><text:span text:style-name="T56">ReferencePolicy</text:span></text:a></text:p>
            </table:table-cell>
            <table:table-cell table:style-name="Table13.B6" office:value-type="string">
              <text:p text:style-name="P94"><text:span text:style-name="T5">Policy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6" office:value-type="string">
              <text:p text:style-name="P96"><text:bookmark-ref text:reference-format="page" text:ref-name="r120">59</text:bookmark-ref></text:p>
            </table:table-cell>
          </table:table-row>
          <table:table-row table:style-name="Table13.1">
            <table:table-cell table:style-name="Table13.A7" office:value-type="string">
              <text:p text:style-name="P94"><text:a xlink:type="simple" xlink:href="file:///l%22r126" text:style-name="Internet_20_link" text:visited-style-name="Visited_20_Internet_20_Link"><text:span text:style-name="T56">ReferencePolicyOption</text:span></text:a></text:p>
            </table:table-cell>
            <table:table-cell table:style-name="Table13.B7" office:value-type="string">
              <text:p text:style-name="P94"><text:span text:style-name="T5">Policy option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7" office:value-type="string">
              <text:p text:style-name="P96"><text:bookmark-ref text:reference-format="page" text:ref-name="r126">61</text:bookmark-ref></text:p>
            </table:table-cell>
          </table:table-row>
          <table:table-row table:style-name="Table13.1">
            <table:table-cell table:style-name="Table13.A8" office:value-type="string">
              <text:p text:style-name="P94"><text:a xlink:type="simple" xlink:href="file:///l%22r133" text:style-name="Internet_20_link" text:visited-style-name="Visited_20_Internet_20_Link"><text:span text:style-name="T56">ReferenceScope</text:span></text:a></text:p>
            </table:table-cell>
            <table:table-cell table:style-name="Table13.B8" office:value-type="string">
              <text:p text:style-name="P94"><text:span text:style-name="T5">Reference scope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8" office:value-type="string">
              <text:p text:style-name="P96"><text:bookmark-ref text:reference-format="page" text:ref-name="r133">63</text:bookmark-ref></text:p>
            </table:table-cell>
          </table:table-row>
          <table:table-row table:style-name="Table13.1">
            <table:table-cell table:style-name="Table13.A9" office:value-type="string">
              <text:p text:style-name="P94"><text:a xlink:type="simple" xlink:href="file:///l%22r141" text:style-name="Internet_20_link" text:visited-style-name="Visited_20_Internet_20_Link"><text:span text:style-name="T56">ServiceScope</text:span></text:a></text:p>
            </table:table-cell>
            <table:table-cell table:style-name="Table13.B9" office:value-type="string">
              <text:p text:style-name="P94"><text:span text:style-name="T5">Service scope for the </text:span><text:a xlink:type="simple" xlink:href="file:///l%22r75" text:style-name="Internet_20_link" text:visited-style-name="Visited_20_Internet_20_Link"><text:span text:style-name="T59">Component</text:span></text:a><text:span text:style-name="T7"> annotation.</text:span></text:p>
            </table:table-cell>
            <table:table-cell table:style-name="Table13.C9" office:value-type="string">
              <text:p text:style-name="P96"><text:bookmark-ref text:reference-format="page" text:ref-name="r141">65</text:bookmark-ref></text:p>
            </table:table-cell>
          </table:table-row>
        </table:table>
        <text:p text:style-name="P8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5"><text:span text:style-name="Summary_20_Heading_20_Font1"><text:span text:style-name="T12">Annotation Types Summary</text:span></text:span></text:p>
            </table:table-cell>
            <table:covered-table-cell/>
            <table:table-cell table:style-name="Table14.A1" office:value-type="string">
              <text:p text:style-name="P97"><text:span text:style-name="Page_20_Reference_20_Font"><text:span text:style-name="T13">Page</text:span></text:span></text:p>
            </table:table-cell>
          </table:table-row>
          <table:table-row table:style-name="Table14.1">
            <table:table-cell table:style-name="Table14.A2" office:value-type="string">
              <text:p text:style-name="P95"><text:a xlink:type="simple" xlink:href="file:///l%22r49" text:style-name="Internet_20_link" text:visited-style-name="Visited_20_Internet_20_Link"><text:span text:style-name="T56">Activate</text:span></text:a></text:p>
            </table:table-cell>
            <table:table-cell table:style-name="Table14.B2" office:value-type="string">
              <text:p text:style-name="P95"><text:span text:style-name="T5">Identify the annotated method as the </text:span><text:span text:style-name="Code1"><text:span text:style-name="T62">activate</text:span></text:span><text:span text:style-name="T5"> method of a Service Component.</text:span></text:p>
            </table:table-cell>
            <table:table-cell table:style-name="Table14.C2" office:value-type="string">
              <text:p text:style-name="P97"><text:bookmark-ref text:reference-format="page" text:ref-name="r49">33</text:bookmark-ref></text:p>
            </table:table-cell>
          </table:table-row>
          <table:table-row table:style-name="Table14.1">
            <table:table-cell table:style-name="Table14.A3" office:value-type="string">
              <text:p text:style-name="P94"><text:a xlink:type="simple" xlink:href="file:///l%22r75" text:style-name="Internet_20_link" text:visited-style-name="Visited_20_Internet_20_Link"><text:span text:style-name="T56">Component</text:span></text:a></text:p>
            </table:table-cell>
            <table:table-cell table:style-name="Table14.B3" office:value-type="string">
              <text:p text:style-name="P94"><text:span text:style-name="T5">Identify the annotated class as a Service Component.</text:span></text:p>
            </table:table-cell>
            <table:table-cell table:style-name="Table14.C3" office:value-type="string">
              <text:p text:style-name="P96"><text:bookmark-ref text:reference-format="page" text:ref-name="r75">36</text:bookmark-ref></text:p>
            </table:table-cell>
          </table:table-row>
          <table:table-row table:style-name="Table14.1">
            <table:table-cell table:style-name="Table14.A4" office:value-type="string">
              <text:p text:style-name="P94"><text:a xlink:type="simple" xlink:href="file:///l%22r76" text:style-name="Internet_20_link" text:visited-style-name="Visited_20_Internet_20_Link"><text:span text:style-name="T56">ComponentPropertyType</text:span></text:a></text:p>
            </table:table-cell>
            <table:table-cell table:style-name="Table14.B4" office:value-type="string">
              <text:p text:style-name="P94"><text:span text:style-name="T5">Identify the annotated annotation as a Component Property Type.</text:span></text:p>
            </table:table-cell>
            <table:table-cell table:style-name="Table14.C4" office:value-type="string">
              <text:p text:style-name="P96"><text:bookmark-ref text:reference-format="page" text:ref-name="r76">43</text:bookmark-ref></text:p>
            </table:table-cell>
          </table:table-row>
          <table:table-row table:style-name="Table14.1">
            <table:table-cell table:style-name="Table14.A5" office:value-type="string">
              <text:p text:style-name="P94"><text:a xlink:type="simple" xlink:href="file:///l%22r84" text:style-name="Internet_20_link" text:visited-style-name="Visited_20_Internet_20_Link"><text:span text:style-name="T56">Deactivate</text:span></text:a></text:p>
            </table:table-cell>
            <table:table-cell table:style-name="Table14.B5" office:value-type="string">
              <text:p text:style-name="P94"><text:span text:style-name="T5">Identify the annotated method as the </text:span><text:span text:style-name="Code1"><text:span text:style-name="T62">deactivate</text:span></text:span><text:span text:style-name="T5"> method of a Service Component.</text:span></text:p>
            </table:table-cell>
            <table:table-cell table:style-name="Table14.C5" office:value-type="string">
              <text:p text:style-name="P96"><text:bookmark-ref text:reference-format="page" text:ref-name="r84">46</text:bookmark-ref></text:p>
            </table:table-cell>
          </table:table-row>
          <table:table-row table:style-name="Table14.1">
            <table:table-cell table:style-name="Table14.A6" office:value-type="string">
              <text:p text:style-name="P94"><text:a xlink:type="simple" xlink:href="file:///l%22r91" text:style-name="Internet_20_link" text:visited-style-name="Visited_20_Internet_20_Link"><text:span text:style-name="T56">Modified</text:span></text:a></text:p>
            </table:table-cell>
            <table:table-cell table:style-name="Table14.B6" office:value-type="string">
              <text:p text:style-name="P94"><text:span text:style-name="T5">Identify the annotated method as the </text:span><text:span text:style-name="Code1"><text:span text:style-name="T62">modified</text:span></text:span><text:span text:style-name="T5"> method of a Service Component.</text:span></text:p>
            </table:table-cell>
            <table:table-cell table:style-name="Table14.C6" office:value-type="string">
              <text:p text:style-name="P96"><text:bookmark-ref text:reference-format="page" text:ref-name="r91">49</text:bookmark-ref></text:p>
            </table:table-cell>
          </table:table-row>
          <table:table-row table:style-name="Table14.1">
            <table:table-cell table:style-name="Table14.A7" office:value-type="string">
              <text:p text:style-name="P94"><text:a xlink:type="simple" xlink:href="file:///l%22r106" text:style-name="Internet_20_link" text:visited-style-name="Visited_20_Internet_20_Link"><text:span text:style-name="T56">Reference</text:span></text:a></text:p>
            </table:table-cell>
            <table:table-cell table:style-name="Table14.B7" office:value-type="string">
              <text:p text:style-name="P94"><text:span text:style-name="T5">Identify the annotated member as a reference of a Service Component.</text:span></text:p>
            </table:table-cell>
            <table:table-cell table:style-name="Table14.C7" office:value-type="string">
              <text:p text:style-name="P96"><text:bookmark-ref text:reference-format="page" text:ref-name="r106">50</text:bookmark-ref></text:p>
            </table:table-cell>
          </table:table-row>
        </table:table>
        <text:p text:style-name="P101"><text:bookmark text:name="r47"/><text:span text:style-name="T14">Package org.osgi.service.component.annotations Description</text:span></text:p>
        <text:p text:style-name="P102"><text:span text:style-name="T5">Service Component Annotations Package Version 1.4.</text:span></text:p>
        <text:p text:style-name="P89"><text:span text:style-name="T5">This package is not used at runtime. Annotated classes are processed by tools to generate Component Descriptions which are used at runtime.</text:span></text:p>
        <text:p text:style-name="P179"><text:bookmark text:name="r49"/><text:span text:style-name="T26">Annotation Type Activate</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CONSTRUCTOR</text:span><text:line-break/><text:span text:style-name="Code_20_Small1">})</text:span><text:line-break/><text:span text:style-name="Code2">public @interface </text:span><text:span text:style-name="Code2"><text:span text:style-name="T69">Activate</text:span></text:span></text:p>
        <text:p text:style-name="P102"><text:span text:style-name="T5">Identify the annotated method as the </text:span><text:span text:style-name="Code2">activate</text:span><text:span text:style-name="T5"> method of a Service Component.</text:span></text:p>
        <text:p text:style-name="P102"><text:span text:style-name="T5">The annotated method is the activate method of the Component. A constructor can also be used as the activate method of the Component.</text:span></text:p>
        <text:p text:style-name="P91"><text:span text:style-name="T5">This annotation is not processed at runtime by Service Component Runtime. It must be processed by tools and used to add a Component Description to the bundle.</text:span></text:p>
        <text:p text:style-name="P103"><text:span text:style-name="T6">Since:</text:span></text:p>
        <text:p text:style-name="P108"><text:span text:style-name="T5">1.1</text:span></text:p>
        <text:p text:style-name="P103"><text:span text:style-name="T6">See Also:</text:span></text:p>
        <text:p text:style-name="P108"><text:span text:style-name="T5">"The activate attribute of the component element of a Component Description."</text:span></text:p>
        <text:p text:style-name="P204"><text:bookmark text:name="r58"/><text:span text:style-name="T26">Enum CollectionType</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5" text:anchor-type="as-char" svg:width="0.1563in" svg:height="0.1457in" draw:z-index="20"><draw:image xlink:href="Pictures/100002000000000F0000000ED3A4069C610A9F54.png" xlink:type="simple" xlink:show="embed" xlink:actuate="onLoad"/></draw:frame></text:span><text:span text:style-name="Code2">java.lang.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90"><text:span text:style-name="Code2">      </text:span><text:span text:style-name="Code2"><draw:frame draw:style-name="fr3" draw:name="Image6" text:anchor-type="as-char" svg:width="0.1563in" svg:height="0.1457in" draw:z-index="21"><draw:image xlink:href="Pictures/100002000000000F0000000ED3A4069C610A9F54.png" xlink:type="simple" xlink:show="embed" xlink:actuate="onLoad"/></draw:frame></text:span><text:span text:style-name="Code2"><text:span text:style-name="T69">org.osgi.service.component.annotations.CollectionType</text:span></text:span></text:p>
        <text:p text:style-name="P214"><text:span text:style-name="T25">All Implemented Interfaces:</text:span></text:p>
        <text:p text:style-name="P108"><text:span text:style-name="T5">Comparable&lt;</text:span><text:a xlink:type="simple" xlink:href="file:///l%22r58" text:style-name="Internet_20_link" text:visited-style-name="Visited_20_Internet_20_Link"><text:span text:style-name="T5">CollectionType</text:span></text:a><text:span text:style-name="T7">&gt;, Serializable</text:span></text:p>
        <text:p text:style-name="P99"/>
        <text:p text:style-name="P151"><text:span text:style-name="Code2">public enum </text:span><text:span text:style-name="Code2"><text:span text:style-name="T69">CollectionType</text:span></text:span></text:p>
        <text:p text:style-name="P92"><text:span text:style-name="Code2">extends 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91"><text:span text:style-name="T5">Collection types for the </text:span><text:a xlink:type="simple" xlink:href="file:///l%22r106" text:style-name="Internet_20_link" text:visited-style-name="Visited_20_Internet_20_Link"><text:span text:style-name="T65">Reference</text:span></text:a><text:span text:style-name="T7"> annotation.</text:span></text:p>
        <text:p text:style-name="P103"><text:span text:style-name="T6">Since:</text:span></text:p>
        <text:p text:style-name="P108"><text:span text:style-name="T5">1.4</text:span></text:p>
        <text:p text:style-name="P110"/>
        <table:table table:name="Table15" table:style-name="Table15">
          <table:table-column table:style-name="Table15.A"/>
          <table:table-column table:style-name="Table15.B"/>
          <table:table-row table:style-name="Table15.1">
            <table:table-cell table:style-name="Table15.A1" office:value-type="string">
              <text:p text:style-name="P112"><text:span text:style-name="Summary_20_Heading_20_Font2"><text:span text:style-name="T12">Enum Constant Summary</text:span></text:span></text:p>
            </table:table-cell>
            <table:table-cell table:style-name="Table15.A1" office:value-type="string">
              <text:p text:style-name="P114"><text:span text:style-name="Page_20_Reference_20_Font"><text:span text:style-name="T13">Page</text:span></text:span></text:p>
            </table:table-cell>
          </table:table-row>
          <table:table-row table:style-name="Table15.1">
            <table:table-cell table:style-name="Table15.A2" office:value-type="string">
              <text:p text:style-name="P118"><text:a xlink:type="simple" xlink:href="file:///l%22r53" text:style-name="Internet_20_link" text:visited-style-name="Visited_20_Internet_20_Link"><text:span text:style-name="T57">PROPERTIES</text:span></text:a></text:p>
              <text:p text:style-name="P120"><text:span text:style-name="T5">The properties collection type is used to indicate the collection holds unmodifiable Maps containing the service properties of the bound services.</text:span></text:p>
            </table:table-cell>
            <table:table-cell table:style-name="Table15.B2" office:value-type="string">
              <text:p text:style-name="P114"><text:bookmark-ref text:reference-format="page" text:ref-name="r53">35</text:bookmark-ref></text:p>
            </table:table-cell>
          </table:table-row>
          <table:table-row table:style-name="Table15.1">
            <table:table-cell table:style-name="Table15.A3" office:value-type="string">
              <text:p text:style-name="P117"><text:a xlink:type="simple" xlink:href="file:///l%22r51" text:style-name="Internet_20_link" text:visited-style-name="Visited_20_Internet_20_Link"><text:span text:style-name="T57">REFERENCE</text:span></text:a></text:p>
              <text:p text:style-name="P119"><text:span text:style-name="T5">The reference collection type is used to indicate the collection holds Service References for the bound services.</text:span></text:p>
            </table:table-cell>
            <table:table-cell table:style-name="Table15.B3" office:value-type="string">
              <text:p text:style-name="P113"><text:bookmark-ref text:reference-format="page" text:ref-name="r51">35</text:bookmark-ref></text:p>
            </table:table-cell>
          </table:table-row>
          <table:table-row table:style-name="Table15.1">
            <table:table-cell table:style-name="Table15.A4" office:value-type="string">
              <text:p text:style-name="P117"><text:a xlink:type="simple" xlink:href="file:///l%22r50" text:style-name="Internet_20_link" text:visited-style-name="Visited_20_Internet_20_Link"><text:span text:style-name="T57">SERVICE</text:span></text:a></text:p>
              <text:p text:style-name="P119"><text:span text:style-name="T5">The service collection type is used to indicate the collection holds the bound service objects.</text:span></text:p>
            </table:table-cell>
            <table:table-cell table:style-name="Table15.B4" office:value-type="string">
              <text:p text:style-name="P113"><text:bookmark-ref text:reference-format="page" text:ref-name="r50">34</text:bookmark-ref></text:p>
            </table:table-cell>
          </table:table-row>
          <table:table-row table:style-name="Table15.1">
            <table:table-cell table:style-name="Table15.A5" office:value-type="string">
              <text:p text:style-name="P117"><text:a xlink:type="simple" xlink:href="file:///l%22r52" text:style-name="Internet_20_link" text:visited-style-name="Visited_20_Internet_20_Link"><text:span text:style-name="T57">SERVICEOBJECTS</text:span></text:a></text:p>
              <text:p text:style-name="P119"><text:span text:style-name="T5">The serviceobjects collection type is used to indicate the collection holds Component Service Objects for the bound services.</text:span></text:p>
            </table:table-cell>
            <table:table-cell table:style-name="Table15.B5" office:value-type="string">
              <text:p text:style-name="P113"><text:bookmark-ref text:reference-format="page" text:ref-name="r52">35</text:bookmark-ref></text:p>
            </table:table-cell>
          </table:table-row>
          <table:table-row table:style-name="Table15.1">
            <table:table-cell table:style-name="Table15.A6" office:value-type="string">
              <text:p text:style-name="P117"><text:a xlink:type="simple" xlink:href="file:///l%22r54" text:style-name="Internet_20_link" text:visited-style-name="Visited_20_Internet_20_Link"><text:span text:style-name="T57">TUPLE</text:span></text:a></text:p>
              <text:p text:style-name="P119"><text:span text:style-name="T5">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59">PROPERTIES</text:span></text:a><text:span text:style-name="T7">, and whose value is the bound service object.</text:span></text:p>
            </table:table-cell>
            <table:table-cell table:style-name="Table15.B6" office:value-type="string">
              <text:p text:style-name="P113"><text:bookmark-ref text:reference-format="page" text:ref-name="r54">35</text:bookmark-ref></text:p>
            </table:table-cell>
          </table:table-row>
        </table:table>
        <text:p text:style-name="P8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2"><text:span text:style-name="Summary_20_Heading_20_Font2"><text:span text:style-name="T12">Method Summary</text:span></text:span></text:p>
            </table:table-cell>
            <table:covered-table-cell/>
            <table:table-cell table:style-name="Table16.A1" office:value-type="string">
              <text:p text:style-name="P114"><text:span text:style-name="Page_20_Reference_20_Font"><text:span text:style-name="T13">Page</text:span></text:span></text:p>
            </table:table-cell>
          </table:table-row>
          <table:table-row table:style-name="Table16.1">
            <table:table-cell table:style-name="Table16.A2" office:value-type="string">
              <text:p text:style-name="P116"><text:span text:style-name="Code_20_Small1"><text:span text:style-name="T63">String</text:span></text:span></text:p>
            </table:table-cell>
            <table:table-cell table:style-name="Table16.B2" office:value-type="string">
              <text:p text:style-name="P112"><text:a xlink:type="simple" xlink:href="file:///l%22r57" text:style-name="Internet_20_link" text:visited-style-name="Visited_20_Internet_20_Link"><text:span text:style-name="T57">toString</text:span></text:a><text:span text:style-name="Code2"><text:span text:style-name="T68">()</text:span></text:span></text:p>
            </table:table-cell>
            <table:table-cell table:style-name="Table16.C2" office:value-type="string">
              <text:p text:style-name="P114"><text:bookmark-ref text:reference-format="page" text:ref-name="r57">35</text:bookmark-ref></text:p>
            </table:table-cell>
          </table:table-row>
          <table:table-row table:style-name="Table16.1">
            <table:table-cell table:style-name="Table16.A3" office:value-type="string">
              <text:p text:style-name="P115"><text:span text:style-name="Code_20_Small1"><text:span text:style-name="T63">static </text:span></text:span><text:a xlink:type="simple" xlink:href="file:///l%22r58" text:style-name="Internet_20_link" text:visited-style-name="Visited_20_Internet_20_Link"><text:span text:style-name="T60">CollectionType</text:span></text:a></text:p>
            </table:table-cell>
            <table:table-cell table:style-name="Table16.B3" office:value-type="string">
              <text:p text:style-name="P111"><text:a xlink:type="simple" xlink:href="file:///l%22r56" text:style-name="Internet_20_link" text:visited-style-name="Visited_20_Internet_20_Link"><text:span text:style-name="T57">valueOf</text:span></text:a><text:span text:style-name="Code2"><text:span text:style-name="T68">(String name)</text:span></text:span></text:p>
            </table:table-cell>
            <table:table-cell table:style-name="Table16.C3" office:value-type="string">
              <text:p text:style-name="P113"><text:bookmark-ref text:reference-format="page" text:ref-name="r56">35</text:bookmark-ref></text:p>
            </table:table-cell>
          </table:table-row>
          <table:table-row table:style-name="Table16.1">
            <table:table-cell table:style-name="Table16.A4" office:value-type="string">
              <text:p text:style-name="P115"><text:span text:style-name="Code_20_Small1"><text:span text:style-name="T63">static </text:span></text:span><text:a xlink:type="simple" xlink:href="file:///l%22r58" text:style-name="Internet_20_link" text:visited-style-name="Visited_20_Internet_20_Link"><text:span text:style-name="T60">CollectionType</text:span></text:a><text:span text:style-name="Code_20_Small1"><text:span text:style-name="T64">[]</text:span></text:span></text:p>
            </table:table-cell>
            <table:table-cell table:style-name="Table16.B4" office:value-type="string">
              <text:p text:style-name="P111"><text:a xlink:type="simple" xlink:href="file:///l%22r55" text:style-name="Internet_20_link" text:visited-style-name="Visited_20_Internet_20_Link"><text:span text:style-name="T57">values</text:span></text:a><text:span text:style-name="Code2"><text:span text:style-name="T68">()</text:span></text:span></text:p>
            </table:table-cell>
            <table:table-cell table:style-name="Table16.C4" office:value-type="string">
              <text:p text:style-name="P113"><text:bookmark-ref text:reference-format="page" text:ref-name="r55">35</text:bookmark-ref></text:p>
            </table:table-cell>
          </table:table-row>
        </table:table>
        <text:p text:style-name="P208"><text:span text:style-name="T26">Enum Constant Detail</text:span></text:p>
        <text:p text:style-name="P210"><text:bookmark text:name="r50"/><text:span text:style-name="T26">SERVICE</text:span></text:p>
        <text:p text:style-name="P92"><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text:span></text:span></text:p>
        <text:p text:style-name="P106"><text:span text:style-name="T5">The service collection type is used to indicate the collection holds the bound service objects.</text:span></text:p>
        <text:p text:style-name="P105"><text:soft-page-break/><text:span text:style-name="T5">This is the default collection type.</text:span></text:p>
        <text:p text:style-name="P121"/>
        <text:p text:style-name="P211"><text:bookmark text:name="r51"/><text:span text:style-name="T26">REFERENCE</text:span></text:p>
        <text:p text:style-name="P92"><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REFERENCE</text:span></text:span></text:p>
        <text:p text:style-name="P105"><text:span text:style-name="T5">The reference collection type is used to indicate the collection holds Service References for the bound services.</text:span></text:p>
        <text:p text:style-name="P121"/>
        <text:p text:style-name="P211"><text:bookmark text:name="r52"/><text:span text:style-name="T26">SERVICEOBJECTS</text:span></text:p>
        <text:p text:style-name="P92"><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OBJECTS</text:span></text:span></text:p>
        <text:p text:style-name="P105"><text:span text:style-name="T5">The serviceobjects collection type is used to indicate the collection holds Component Service Objects for the bound services.</text:span></text:p>
        <text:p text:style-name="P121"/>
        <text:p text:style-name="P211"><text:bookmark text:name="r53"/><text:span text:style-name="T26">PROPERTIES</text:span></text:p>
        <text:p text:style-name="P92"><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PROPERTIES</text:span></text:span></text:p>
        <text:p text:style-name="P106"><text:span text:style-name="T5">The properties collection type is used to indicate the collection holds unmodifiable Maps containing the service properties of the bound services.</text:span></text:p>
        <text:p text:style-name="P105"><text:span text:style-name="T5">The Maps must implement </text:span><text:span text:style-name="Code2">Comparable</text:span><text:span text:style-name="T5"> with the </text:span><text:span text:style-name="Code2">compareTo</text:span><text:span text:style-name="T5"> method comparing service property maps using the same ordering as </text:span><text:span text:style-name="Code2">ServiceReference.compareTo</text:span><text:span text:style-name="T5"> based upon service ranking and service id.</text:span></text:p>
        <text:p text:style-name="P121"/>
        <text:p text:style-name="P211"><text:bookmark text:name="r54"/><text:span text:style-name="T26">TUPLE</text:span></text:p>
        <text:p text:style-name="P92"><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TUPLE</text:span></text:span></text:p>
        <text:p text:style-name="P106"><text:span text:style-name="T5">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65">PROPERTIES</text:span></text:a><text:span text:style-name="T7">, and whose value is the bound service object.</text:span></text:p>
        <text:p text:style-name="P105"><text:span text:style-name="T5">The Map.Entries must implement </text:span><text:span text:style-name="Code2">Comparable</text:span><text:span text:style-name="T5"> with the </text:span><text:span text:style-name="Code2">compareTo</text:span><text:span text:style-name="T5"> method comparing service property maps using the same ordering as </text:span><text:span text:style-name="Code2">ServiceReference.compareTo</text:span><text:span text:style-name="T5"> based upon service ranking and service id.</text:span></text:p>
        <text:p text:style-name="P209"><text:span text:style-name="T26">Method Detail</text:span></text:p>
        <text:p text:style-name="P213"><text:bookmark text:name="r55"/><text:span text:style-name="T26">values</text:span></text:p>
        <text:p text:style-name="P92"><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56"/><text:span text:style-name="T26">valueOf</text:span></text:p>
        <text:p text:style-name="P92"><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57"/><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2"><text:bookmark text:name="r75"/><text:span text:style-name="T26">Annotation Type Component</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Retention(value=RetentionPolicy.CLASS)</text:span><text:line-break/><text:span text:style-name="Code_20_Small1">@Target(value=ElementType.TYPE)</text:span><text:line-break/><text:span text:style-name="Code_20_Small1">@org.osgi.annotation.bundle.Requirement(namespace="osgi.extender",</text:span><text:line-break/><text:span text:style-name="Code_20_Small1">             name="osgi.component",</text:span><text:line-break/><text:span text:style-name="Code_20_Small1">             version="1.4.0")</text:span><text:line-break/><text:span text:style-name="Code2">public @interface </text:span><text:span text:style-name="Code2"><text:span text:style-name="T69">Component</text:span></text:span></text:p>
        <text:p text:style-name="P102"><text:span text:style-name="T5">Identify the annotated class as a Service Component.</text:span></text:p>
        <text:p text:style-name="P102"><text:span text:style-name="T5">The annotated class is the implementation class of the Component.</text:span></text:p>
        <text:p text:style-name="P91"><text:span text:style-name="T5">This annotation is not processed at runtime by Service Component Runtime. It must be processed by tools and used to add a Component Description to the bundle.</text:span></text:p>
        <text:p text:style-name="P103"><text:span text:style-name="T6">See Also:</text:span></text:p>
        <text:p text:style-name="P108"><text:span text:style-name="T5">"The component element of a Component Description."</text:span></text:p>
        <text:p text:style-name="P11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2"><text:span text:style-name="Summary_20_Heading_20_Font2"><text:span text:style-name="T12">Field Summary</text:span></text:span></text:p>
            </table:table-cell>
            <table:covered-table-cell/>
            <table:table-cell table:style-name="Table17.A1" office:value-type="string">
              <text:p text:style-name="P114"><text:span text:style-name="Page_20_Reference_20_Font"><text:span text:style-name="T13">Page</text:span></text:span></text:p>
            </table:table-cell>
          </table:table-row>
          <table:table-row table:style-name="Table17.1">
            <table:table-cell table:style-name="Table17.A2" office:value-type="string">
              <text:p text:style-name="P116"><text:span text:style-name="Code_20_Small1"><text:span text:style-name="T63">String</text:span></text:span></text:p>
            </table:table-cell>
            <table:table-cell table:style-name="Table17.B2" office:value-type="string">
              <text:p text:style-name="P118"><text:a xlink:type="simple" xlink:href="file:///l%22r59" text:style-name="Internet_20_link" text:visited-style-name="Visited_20_Internet_20_Link"><text:span text:style-name="T57">NAME</text:span></text:a></text:p>
              <text:p text:style-name="P120"><text:span text:style-name="T5">Special string representing the name of this Component.</text:span></text:p>
            </table:table-cell>
            <table:table-cell table:style-name="Table17.C2" office:value-type="string">
              <text:p text:style-name="P114"><text:bookmark-ref text:reference-format="page" text:ref-name="r59">37</text:bookmark-ref></text:p>
            </table:table-cell>
          </table:table-row>
        </table:table>
        <text:p text:style-name="P8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2"><text:span text:style-name="Summary_20_Heading_20_Font2"><text:span text:style-name="T12">Required Element Summary</text:span></text:span></text:p>
            </table:table-cell>
            <table:covered-table-cell/>
            <table:table-cell table:style-name="Table18.A1" office:value-type="string">
              <text:p text:style-name="P114"><text:span text:style-name="Page_20_Reference_20_Font"><text:span text:style-name="T13">Page</text:span></text:span></text:p>
            </table:table-cell>
          </table:table-row>
          <table:table-row table:style-name="Table18.1">
            <table:table-cell table:style-name="Table18.A2" office:value-type="string">
              <text:p text:style-name="P116"><text:span text:style-name="Code_20_Small1"><text:span text:style-name="T63">String[]</text:span></text:span></text:p>
            </table:table-cell>
            <table:table-cell table:style-name="Table18.B2" office:value-type="string">
              <text:p text:style-name="P118"><text:a xlink:type="simple" xlink:href="file:///l%22r70" text:style-name="Internet_20_link" text:visited-style-name="Visited_20_Internet_20_Link"><text:span text:style-name="T57">configurationPid</text:span></text:a></text:p>
              <text:p text:style-name="P120"><text:span text:style-name="T5">The configuration PIDs for the configuration of this Component.</text:span></text:p>
            </table:table-cell>
            <table:table-cell table:style-name="Table18.C2" office:value-type="string">
              <text:p text:style-name="P114"><text:bookmark-ref text:reference-format="page" text:ref-name="r70">40</text:bookmark-ref></text:p>
            </table:table-cell>
          </table:table-row>
          <table:table-row table:style-name="Table18.1">
            <table:table-cell table:style-name="Table18.A3" office:value-type="string">
              <text:p text:style-name="P115"><text:a xlink:type="simple" xlink:href="file:///l%22r83" text:style-name="Internet_20_link" text:visited-style-name="Visited_20_Internet_20_Link"><text:span text:style-name="T60">ConfigurationPolicy</text:span></text:a></text:p>
            </table:table-cell>
            <table:table-cell table:style-name="Table18.B3" office:value-type="string">
              <text:p text:style-name="P117"><text:a xlink:type="simple" xlink:href="file:///l%22r69" text:style-name="Internet_20_link" text:visited-style-name="Visited_20_Internet_20_Link"><text:span text:style-name="T57">configurationPolicy</text:span></text:a></text:p>
              <text:p text:style-name="P119"><text:span text:style-name="T5">The configuration policy of this Component.</text:span></text:p>
            </table:table-cell>
            <table:table-cell table:style-name="Table18.C3" office:value-type="string">
              <text:p text:style-name="P113"><text:bookmark-ref text:reference-format="page" text:ref-name="r69">40</text:bookmark-ref></text:p>
            </table:table-cell>
          </table:table-row>
          <table:table-row table:style-name="Table18.1">
            <table:table-cell table:style-name="Table18.A4" office:value-type="string">
              <text:p text:style-name="P115"><text:span text:style-name="Code_20_Small1"><text:span text:style-name="T63">boolean</text:span></text:span></text:p>
            </table:table-cell>
            <table:table-cell table:style-name="Table18.B4" office:value-type="string">
              <text:p text:style-name="P117"><text:a xlink:type="simple" xlink:href="file:///l%22r64" text:style-name="Internet_20_link" text:visited-style-name="Visited_20_Internet_20_Link"><text:span text:style-name="T57">enabled</text:span></text:a></text:p>
              <text:p text:style-name="P119"><text:span text:style-name="T5">Declares whether this Component is enabled when the bundle containing it is started.</text:span></text:p>
            </table:table-cell>
            <table:table-cell table:style-name="Table18.C4" office:value-type="string">
              <text:p text:style-name="P113"><text:bookmark-ref text:reference-format="page" text:ref-name="r64">38</text:bookmark-ref></text:p>
            </table:table-cell>
          </table:table-row>
          <table:table-row table:style-name="Table18.1">
            <table:table-cell table:style-name="Table18.A5" office:value-type="string">
              <text:p text:style-name="P115"><text:span text:style-name="Code_20_Small1"><text:span text:style-name="T63">String</text:span></text:span></text:p>
            </table:table-cell>
            <table:table-cell table:style-name="Table18.B5" office:value-type="string">
              <text:p text:style-name="P117"><text:a xlink:type="simple" xlink:href="file:///l%22r62" text:style-name="Internet_20_link" text:visited-style-name="Visited_20_Internet_20_Link"><text:span text:style-name="T57">factory</text:span></text:a></text:p>
              <text:p text:style-name="P119"><text:span text:style-name="T5">The factory identifier of this Component.</text:span></text:p>
            </table:table-cell>
            <table:table-cell table:style-name="Table18.C5" office:value-type="string">
              <text:p text:style-name="P113"><text:bookmark-ref text:reference-format="page" text:ref-name="r62">38</text:bookmark-ref></text:p>
            </table:table-cell>
          </table:table-row>
          <table:table-row table:style-name="Table18.1">
            <table:table-cell table:style-name="Table18.A6" office:value-type="string">
              <text:p text:style-name="P115"><text:span text:style-name="Code_20_Small1"><text:span text:style-name="T63">String[]</text:span></text:span></text:p>
            </table:table-cell>
            <table:table-cell table:style-name="Table18.B6" office:value-type="string">
              <text:p text:style-name="P117"><text:a xlink:type="simple" xlink:href="file:///l%22r74" text:style-name="Internet_20_link" text:visited-style-name="Visited_20_Internet_20_Link"><text:span text:style-name="T57">factoryProperties</text:span></text:a></text:p>
              <text:p text:style-name="P119"><text:span text:style-name="T5">Factory property entries for this Factory Component.</text:span></text:p>
            </table:table-cell>
            <table:table-cell table:style-name="Table18.C6" office:value-type="string">
              <text:p text:style-name="P113"><text:bookmark-ref text:reference-format="page" text:ref-name="r74">42</text:bookmark-ref></text:p>
            </table:table-cell>
          </table:table-row>
          <table:table-row table:style-name="Table18.1">
            <table:table-cell table:style-name="Table18.A7" office:value-type="string">
              <text:p text:style-name="P115"><text:span text:style-name="Code_20_Small1"><text:span text:style-name="T63">String[]</text:span></text:span></text:p>
            </table:table-cell>
            <table:table-cell table:style-name="Table18.B7" office:value-type="string">
              <text:p text:style-name="P117"><text:a xlink:type="simple" xlink:href="file:///l%22r73" text:style-name="Internet_20_link" text:visited-style-name="Visited_20_Internet_20_Link"><text:span text:style-name="T57">factoryProperty</text:span></text:a></text:p>
              <text:p text:style-name="P119"><text:span text:style-name="T5">Factory properties for this Factory Component.</text:span></text:p>
            </table:table-cell>
            <table:table-cell table:style-name="Table18.C7" office:value-type="string">
              <text:p text:style-name="P113"><text:bookmark-ref text:reference-format="page" text:ref-name="r73">41</text:bookmark-ref></text:p>
            </table:table-cell>
          </table:table-row>
          <table:table-row table:style-name="Table18.1">
            <table:table-cell table:style-name="Table18.A8" office:value-type="string">
              <text:p text:style-name="P115"><text:span text:style-name="Code_20_Small1"><text:span text:style-name="T63">boolean</text:span></text:span></text:p>
            </table:table-cell>
            <table:table-cell table:style-name="Table18.B8" office:value-type="string">
              <text:p text:style-name="P117"><text:a xlink:type="simple" xlink:href="file:///l%22r65" text:style-name="Internet_20_link" text:visited-style-name="Visited_20_Internet_20_Link"><text:span text:style-name="T57">immediate</text:span></text:a></text:p>
              <text:p text:style-name="P119"><text:span text:style-name="T5">Declares whether this Component must be immediately activated upon becoming satisfied or whether activation should be delayed.</text:span></text:p>
            </table:table-cell>
            <table:table-cell table:style-name="Table18.C8" office:value-type="string">
              <text:p text:style-name="P113"><text:bookmark-ref text:reference-format="page" text:ref-name="r65">39</text:bookmark-ref></text:p>
            </table:table-cell>
          </table:table-row>
          <table:table-row table:style-name="Table18.1">
            <table:table-cell table:style-name="Table18.A9" office:value-type="string">
              <text:p text:style-name="P115"><text:span text:style-name="Code_20_Small1"><text:span text:style-name="T63">String</text:span></text:span></text:p>
            </table:table-cell>
            <table:table-cell table:style-name="Table18.B9" office:value-type="string">
              <text:p text:style-name="P117"><text:a xlink:type="simple" xlink:href="file:///l%22r60" text:style-name="Internet_20_link" text:visited-style-name="Visited_20_Internet_20_Link"><text:span text:style-name="T57">name</text:span></text:a></text:p>
              <text:p text:style-name="P119"><text:span text:style-name="T5">The name of this Component.</text:span></text:p>
            </table:table-cell>
            <table:table-cell table:style-name="Table18.C9" office:value-type="string">
              <text:p text:style-name="P113"><text:bookmark-ref text:reference-format="page" text:ref-name="r60">37</text:bookmark-ref></text:p>
            </table:table-cell>
          </table:table-row>
          <table:table-row table:style-name="Table18.1">
            <table:table-cell table:style-name="Table18.A10" office:value-type="string">
              <text:p text:style-name="P115"><text:span text:style-name="Code_20_Small1"><text:span text:style-name="T63">String[]</text:span></text:span></text:p>
            </table:table-cell>
            <table:table-cell table:style-name="Table18.B10" office:value-type="string">
              <text:p text:style-name="P117"><text:a xlink:type="simple" xlink:href="file:///l%22r67" text:style-name="Internet_20_link" text:visited-style-name="Visited_20_Internet_20_Link"><text:span text:style-name="T57">properties</text:span></text:a></text:p>
              <text:p text:style-name="P119"><text:span text:style-name="T5">Property entries for this Component.</text:span></text:p>
            </table:table-cell>
            <table:table-cell table:style-name="Table18.C10" office:value-type="string">
              <text:p text:style-name="P113"><text:bookmark-ref text:reference-format="page" text:ref-name="r67">39</text:bookmark-ref></text:p>
            </table:table-cell>
          </table:table-row>
          <table:table-row table:style-name="Table18.1">
            <table:table-cell table:style-name="Table18.A11" office:value-type="string">
              <text:p text:style-name="P115"><text:span text:style-name="Code_20_Small1"><text:span text:style-name="T63">String[]</text:span></text:span></text:p>
            </table:table-cell>
            <table:table-cell table:style-name="Table18.B11" office:value-type="string">
              <text:p text:style-name="P117"><text:a xlink:type="simple" xlink:href="file:///l%22r66" text:style-name="Internet_20_link" text:visited-style-name="Visited_20_Internet_20_Link"><text:span text:style-name="T57">property</text:span></text:a></text:p>
              <text:p text:style-name="P119"><text:span text:style-name="T5">Properties for this Component.</text:span></text:p>
            </table:table-cell>
            <table:table-cell table:style-name="Table18.C11" office:value-type="string">
              <text:p text:style-name="P113"><text:bookmark-ref text:reference-format="page" text:ref-name="r66">39</text:bookmark-ref></text:p>
            </table:table-cell>
          </table:table-row>
          <table:table-row table:style-name="Table18.1">
            <table:table-cell table:style-name="Table18.A12" office:value-type="string">
              <text:p text:style-name="P115"><text:a xlink:type="simple" xlink:href="file:///l%22r106" text:style-name="Internet_20_link" text:visited-style-name="Visited_20_Internet_20_Link"><text:span text:style-name="T60">Reference</text:span></text:a><text:span text:style-name="Code_20_Small1"><text:span text:style-name="T64">[]</text:span></text:span></text:p>
            </table:table-cell>
            <table:table-cell table:style-name="Table18.B12" office:value-type="string">
              <text:p text:style-name="P117"><text:a xlink:type="simple" xlink:href="file:///l%22r72" text:style-name="Internet_20_link" text:visited-style-name="Visited_20_Internet_20_Link"><text:span text:style-name="T57">reference</text:span></text:a></text:p>
              <text:p text:style-name="P119"><text:span text:style-name="T5">The lookup strategy references of this Component.</text:span></text:p>
            </table:table-cell>
            <table:table-cell table:style-name="Table18.C12" office:value-type="string">
              <text:p text:style-name="P113"><text:bookmark-ref text:reference-format="page" text:ref-name="r72">41</text:bookmark-ref></text:p>
            </table:table-cell>
          </table:table-row>
          <text:soft-page-break/>
          <table:table-row table:style-name="Table18.1">
            <table:table-cell table:style-name="Table18.A13" office:value-type="string">
              <text:p text:style-name="P115"><text:a xlink:type="simple" xlink:href="file:///l%22r141" text:style-name="Internet_20_link" text:visited-style-name="Visited_20_Internet_20_Link"><text:span text:style-name="T60">ServiceScope</text:span></text:a></text:p>
            </table:table-cell>
            <table:table-cell table:style-name="Table18.B13" office:value-type="string">
              <text:p text:style-name="P117"><text:a xlink:type="simple" xlink:href="file:///l%22r71" text:style-name="Internet_20_link" text:visited-style-name="Visited_20_Internet_20_Link"><text:span text:style-name="T57">scope</text:span></text:a></text:p>
              <text:p text:style-name="P119"><text:span text:style-name="T5">The service scope for the service of this Component.</text:span></text:p>
            </table:table-cell>
            <table:table-cell table:style-name="Table18.C13" office:value-type="string">
              <text:p text:style-name="P113"><text:bookmark-ref text:reference-format="page" text:ref-name="r71">41</text:bookmark-ref></text:p>
            </table:table-cell>
          </table:table-row>
          <table:table-row table:style-name="Table18.1">
            <table:table-cell table:style-name="Table18.A14" office:value-type="string">
              <text:p text:style-name="P115"><text:span text:style-name="Code_20_Small1"><text:span text:style-name="T63">Class&lt;?&gt;[]</text:span></text:span></text:p>
            </table:table-cell>
            <table:table-cell table:style-name="Table18.B14" office:value-type="string">
              <text:p text:style-name="P117"><text:a xlink:type="simple" xlink:href="file:///l%22r61" text:style-name="Internet_20_link" text:visited-style-name="Visited_20_Internet_20_Link"><text:span text:style-name="T57">service</text:span></text:a></text:p>
              <text:p text:style-name="P119"><text:span text:style-name="T5">The types under which to register this Component as a service.</text:span></text:p>
            </table:table-cell>
            <table:table-cell table:style-name="Table18.C14" office:value-type="string">
              <text:p text:style-name="P113"><text:bookmark-ref text:reference-format="page" text:ref-name="r61">37</text:bookmark-ref></text:p>
            </table:table-cell>
          </table:table-row>
          <table:table-row table:style-name="Table18.1">
            <table:table-cell table:style-name="Table18.A15" office:value-type="string">
              <text:p text:style-name="P115"><text:span text:style-name="Code_20_Small1"><text:span text:style-name="T63">boolean</text:span></text:span></text:p>
            </table:table-cell>
            <table:table-cell table:style-name="Table18.B15" office:value-type="string">
              <text:p text:style-name="P117"><text:a xlink:type="simple" xlink:href="file:///l%22r63" text:style-name="Internet_20_link" text:visited-style-name="Visited_20_Internet_20_Link"><text:span text:style-name="T57">servicefactory</text:span></text:a></text:p>
              <text:p text:style-name="P119"><text:span text:style-name="T6">Deprecated.</text:span><text:span text:style-name="T8"> Since 1.3.</text:span></text:p>
            </table:table-cell>
            <table:table-cell table:style-name="Table18.C15" office:value-type="string">
              <text:p text:style-name="P113"><text:bookmark-ref text:reference-format="page" text:ref-name="r63">38</text:bookmark-ref></text:p>
            </table:table-cell>
          </table:table-row>
          <table:table-row table:style-name="Table18.1">
            <table:table-cell table:style-name="Table18.A16" office:value-type="string">
              <text:p text:style-name="P115"><text:span text:style-name="Code_20_Small1"><text:span text:style-name="T63">String</text:span></text:span></text:p>
            </table:table-cell>
            <table:table-cell table:style-name="Table18.B16" office:value-type="string">
              <text:p text:style-name="P117"><text:a xlink:type="simple" xlink:href="file:///l%22r68" text:style-name="Internet_20_link" text:visited-style-name="Visited_20_Internet_20_Link"><text:span text:style-name="T57">xmlns</text:span></text:a></text:p>
              <text:p text:style-name="P119"><text:span text:style-name="T5">The XML name space of the Component Description for this Component.</text:span></text:p>
            </table:table-cell>
            <table:table-cell table:style-name="Table18.C16" office:value-type="string">
              <text:p text:style-name="P113"><text:bookmark-ref text:reference-format="page" text:ref-name="r68">39</text:bookmark-ref></text:p>
            </table:table-cell>
          </table:table-row>
        </table:table>
        <text:p text:style-name="P208"><text:span text:style-name="T26">Field Detail</text:span></text:p>
        <text:p text:style-name="P210"><text:bookmark text:name="r59"/><text:span text:style-name="T26">NAME</text:span></text:p>
        <text:p text:style-name="P92"><text:span text:style-name="Code2">public static final String </text:span><text:span text:style-name="Code2"><text:span text:style-name="T69">NAME</text:span></text:span><text:span text:style-name="Code2"><text:span text:style-name="T70"> = "$"</text:span></text:span></text:p>
        <text:p text:style-name="P106"><text:span text:style-name="T5">Special string representing the name of this Component.</text:span></text:p>
        <text:p text:style-name="P106"><text:span text:style-name="T5">This string can be used in </text:span><text:a xlink:type="simple" xlink:href="file:///l%22r70" text:style-name="Internet_20_link" text:visited-style-name="Visited_20_Internet_20_Link"><text:span text:style-name="T65">configurationPid()</text:span></text:a><text:span text:style-name="T7"> to specify the name of the component as a configuration PID. For example:</text:span></text:p>
        <text:p text:style-name="P106"><text:span text:style-name="T65"> @Component(configurationPid={"com.acme.system", Component.NAME})</text:span></text:p>
        <text:p text:style-name="P105"><text:span text:style-name="T5">Tools creating a Component Description from this annotation must replace the special string with the actual name of this Component.</text:span></text:p>
        <text:p text:style-name="P107"><text:span text:style-name="T6">Since:</text:span></text:p>
        <text:p text:style-name="P122"><text:span text:style-name="T5">1.3</text:span></text:p>
        <text:p text:style-name="P208"><text:span text:style-name="T26">Element Detail</text:span></text:p>
        <text:p text:style-name="P210"><text:bookmark text:name="r60"/><text:span text:style-name="T26">name</text:span></text:p>
        <text:p text:style-name="P92"><text:span text:style-name="Code2">public abstract String </text:span><text:span text:style-name="Code2"><text:span text:style-name="T69">name</text:span></text:span></text:p>
        <text:p text:style-name="P106"><text:span text:style-name="T5">The name of this Component.</text:span></text:p>
        <text:p text:style-name="P105"><text:span text:style-name="T5">If not specified, the name of this Component is the fully qualified type name of the class being annotated.</text:span></text:p>
        <text:p text:style-name="P107"><text:span text:style-name="T6">Default:</text:span></text:p>
        <text:p text:style-name="P122"><text:span text:style-name="T5">""</text:span></text:p>
        <text:p text:style-name="P107"><text:span text:style-name="T6">See Also:</text:span></text:p>
        <text:p text:style-name="P122"><text:span text:style-name="T5">"The name attribute of the component element of a Component Description."</text:span></text:p>
        <text:p text:style-name="P150"/>
        <text:p text:style-name="P212"><text:bookmark text:name="r61"/><text:span text:style-name="T26">service</text:span></text:p>
        <text:p text:style-name="P92"><text:span text:style-name="Code2">public abstract Class&lt;?&gt;[] </text:span><text:span text:style-name="Code2"><text:span text:style-name="T69">service</text:span></text:span></text:p>
        <text:p text:style-name="P106"><text:span text:style-name="T5">The types under which to register this Component as a service.</text:span></text:p>
        <text:p text:style-name="P106"><text:span text:style-name="T5">If no service should be registered, the empty value </text:span><text:span text:style-name="T65">{}</text:span><text:span text:style-name="T5"> must be specified.</text:span></text:p>
        <text:p text:style-name="P105"><text:span text:style-name="T5">If not specified, the service types for this Component are all the </text:span><text:span text:style-name="T2">directly</text:span><text:span text:style-name="T9"> implemented interfaces of the class being annotated.</text:span></text:p>
        <text:p text:style-name="P107"><text:soft-page-break/><text:span text:style-name="T6">Default:</text:span></text:p>
        <text:p text:style-name="P122"><text:span text:style-name="T5">{}</text:span></text:p>
        <text:p text:style-name="P107"><text:span text:style-name="T6">See Also:</text:span></text:p>
        <text:p text:style-name="P122"><text:span text:style-name="T5">"The service element of a Component Description."</text:span></text:p>
        <text:p text:style-name="P150"/>
        <text:p text:style-name="P212"><text:bookmark text:name="r62"/><text:span text:style-name="T26">factory</text:span></text:p>
        <text:p text:style-name="P92"><text:span text:style-name="Code2">public abstract String </text:span><text:span text:style-name="Code2"><text:span text:style-name="T69">factory</text:span></text:span></text:p>
        <text:p text:style-name="P106"><text:span text:style-name="T5">The factory identifier of this Component. Specifying a factory identifier makes this Component a Factory Component.</text:span></text:p>
        <text:p text:style-name="P105"><text:span text:style-name="T5">If not specified, the default is that this Component is not a Factory Component.</text:span></text:p>
        <text:p text:style-name="P107"><text:span text:style-name="T6">Default:</text:span></text:p>
        <text:p text:style-name="P122"><text:span text:style-name="T5">""</text:span></text:p>
        <text:p text:style-name="P107"><text:span text:style-name="T6">See Also:</text:span></text:p>
        <text:p text:style-name="P122"><text:span text:style-name="T5">"The factory attribute of the component element of a Component Description."</text:span></text:p>
        <text:p text:style-name="P150"/>
        <text:p text:style-name="P212"><text:bookmark text:name="r63"/><text:span text:style-name="T26">servicefactory</text:span></text:p>
        <text:p text:style-name="P92"><text:span text:style-name="Code2">public abstract boolean </text:span><text:span text:style-name="Code2"><text:span text:style-name="T69">servicefactory</text:span></text:span></text:p>
        <text:p text:style-name="P106"><text:span text:style-name="T6">Deprecated.</text:span><text:span text:style-name="T8"> </text:span><text:span text:style-name="T3">Declares whether this Component uses the OSGi ServiceFactory concept and each bundle using this Component's service will receive a different component instance.</text:span></text:p>
        <text:p text:style-name="P105"><text:span text:style-name="T2">This element is ignored when the </text:span><text:a xlink:type="simple" xlink:href="file:///l%22r71" text:style-name="Internet_20_link" text:visited-style-name="Visited_20_Internet_20_Link"><text:span text:style-name="T67">scope()</text:span></text:a><text:span text:style-name="T4"> element does not have the default value. If </text:span><text:span text:style-name="Code2"><text:span text:style-name="T33">true</text:span></text:span><text:span text:style-name="T4">, this Component uses </text:span><text:a xlink:type="simple" xlink:href="file:///l%22r135" text:style-name="Internet_20_link" text:visited-style-name="Visited_20_Internet_20_Link"><text:span text:style-name="T67">bundle</text:span></text:a><text:span text:style-name="T4"> service scope. If </text:span><text:span text:style-name="Code2"><text:span text:style-name="T33">false</text:span></text:span><text:span text:style-name="T4"> or not specified, this Component uses </text:span><text:a xlink:type="simple" xlink:href="file:///l%22r134" text:style-name="Internet_20_link" text:visited-style-name="Visited_20_Internet_20_Link"><text:span text:style-name="T67">singleton</text:span></text:a><text:span text:style-name="T4"> service scope. If the </text:span><text:a xlink:type="simple" xlink:href="file:///l%22r62" text:style-name="Internet_20_link" text:visited-style-name="Visited_20_Internet_20_Link"><text:span text:style-name="T67">factory()</text:span></text:a><text:span text:style-name="T4"> element is specified or the </text:span><text:a xlink:type="simple" xlink:href="file:///l%22r65" text:style-name="Internet_20_link" text:visited-style-name="Visited_20_Internet_20_Link"><text:span text:style-name="T67">immediate()</text:span></text:a><text:span text:style-name="T4"> element is specified with </text:span><text:span text:style-name="Code2"><text:span text:style-name="T33">true</text:span></text:span><text:span text:style-name="T4">, this element can only be specified with </text:span><text:span text:style-name="Code2"><text:span text:style-name="T33">false</text:span></text:span><text:span text:style-name="T4">.</text:span></text:p>
        <text:p text:style-name="P106"><text:span text:style-name="T5">Declares whether this Component uses the OSGi ServiceFactory concept and each bundle using this Component's service will receive a different component instance.</text:span></text:p>
        <text:p text:style-name="P105"><text:span text:style-name="T5">This element is ignored when the </text:span><text:a xlink:type="simple" xlink:href="file:///l%22r71" text:style-name="Internet_20_link" text:visited-style-name="Visited_20_Internet_20_Link"><text:span text:style-name="T65">scope()</text:span></text:a><text:span text:style-name="T7"> element does not have the default value. If </text:span><text:span text:style-name="Code2"><text:span text:style-name="T71">true</text:span></text:span><text:span text:style-name="T7">, this Component uses </text:span><text:a xlink:type="simple" xlink:href="file:///l%22r135" text:style-name="Internet_20_link" text:visited-style-name="Visited_20_Internet_20_Link"><text:span text:style-name="T65">bundle</text:span></text:a><text:span text:style-name="T7"> service scope. If </text:span><text:span text:style-name="Code2"><text:span text:style-name="T71">false</text:span></text:span><text:span text:style-name="T7"> or not specified, this Component uses </text:span><text:a xlink:type="simple" xlink:href="file:///l%22r134" text:style-name="Internet_20_link" text:visited-style-name="Visited_20_Internet_20_Link"><text:span text:style-name="T65">singleton</text:span></text:a><text:span text:style-name="T7"> service scope. If the </text:span><text:a xlink:type="simple" xlink:href="file:///l%22r62" text:style-name="Internet_20_link" text:visited-style-name="Visited_20_Internet_20_Link"><text:span text:style-name="T65">factory()</text:span></text:a><text:span text:style-name="T7"> element is specified or the </text:span><text:a xlink:type="simple" xlink:href="file:///l%22r65" text:style-name="Internet_20_link" text:visited-style-name="Visited_20_Internet_20_Link"><text:span text:style-name="T65">immediate()</text:span></text:a><text:span text:style-name="T7"> element is specified with </text:span><text:span text:style-name="Code2"><text:span text:style-name="T71">true</text:span></text:span><text:span text:style-name="T7">, this element can only be specified with </text:span><text:span text:style-name="Code2"><text:span text:style-name="T71">false</text:span></text:span><text:span text:style-name="T7">.</text:span></text:p>
        <text:p text:style-name="P107"><text:span text:style-name="T6">Default:</text:span></text:p>
        <text:p text:style-name="P122"><text:span text:style-name="T5">false</text:span></text:p>
        <text:p text:style-name="P107"><text:span text:style-name="T6">See Also:</text:span></text:p>
        <text:p text:style-name="P122"><text:span text:style-name="T5">"The scope attribute of the service element of a Component Description."</text:span></text:p>
        <text:p text:style-name="P150"/>
        <text:p text:style-name="P212"><text:bookmark text:name="r64"/><text:span text:style-name="T26">enabled</text:span></text:p>
        <text:p text:style-name="P92"><text:span text:style-name="Code2">public abstract boolean </text:span><text:span text:style-name="Code2"><text:span text:style-name="T69">enabled</text:span></text:span></text:p>
        <text:p text:style-name="P106"><text:span text:style-name="T5">Declares whether this Component is enabled when the bundle containing it is started.</text:span></text:p>
        <text:p text:style-name="P105"><text:span text:style-name="T5">If </text:span><text:span text:style-name="Code2">true</text:span><text:span text:style-name="T5"> or not specified, this Component is enabled. If </text:span><text:span text:style-name="Code2">false</text:span><text:span text:style-name="T5">, this Component is disabled.</text:span></text:p>
        <text:p text:style-name="P107"><text:span text:style-name="T6">Default:</text:span></text:p>
        <text:p text:style-name="P122"><text:span text:style-name="T5">true</text:span></text:p>
        <text:p text:style-name="P107"><text:span text:style-name="T6">See Also:</text:span></text:p>
        <text:p text:style-name="P122"><text:span text:style-name="T5">"The enabled attribute of the component element of a Component Description."</text:span></text:p>
        <text:p text:style-name="P150"/>
        <text:p text:style-name="P212"><text:bookmark text:name="r65"/><text:soft-page-break/><text:span text:style-name="T26">immediate</text:span></text:p>
        <text:p text:style-name="P92"><text:span text:style-name="Code2">public abstract boolean </text:span><text:span text:style-name="Code2"><text:span text:style-name="T69">immediate</text:span></text:span></text:p>
        <text:p text:style-name="P106"><text:span text:style-name="T5">Declares whether this Component must be immediately activated upon becoming satisfied or whether activation should be delayed.</text:span></text:p>
        <text:p text:style-name="P106"><text:span text:style-name="T5">If </text:span><text:span text:style-name="Code2">true</text:span><text:span text:style-name="T5">, this Component must be immediately activated upon becoming satisfied. If </text:span><text:span text:style-name="Code2">false</text:span><text:span text:style-name="T5">, activation of this Component is delayed. If this property is specified, its value must be </text:span><text:span text:style-name="Code2">false</text:span><text:span text:style-name="T5"> if the </text:span><text:a xlink:type="simple" xlink:href="file:///l%22r62" text:style-name="Internet_20_link" text:visited-style-name="Visited_20_Internet_20_Link"><text:span text:style-name="T65">factory()</text:span></text:a><text:span text:style-name="T7"> property is also specified or must be </text:span><text:span text:style-name="Code2"><text:span text:style-name="T71">true</text:span></text:span><text:span text:style-name="T7"> if the </text:span><text:a xlink:type="simple" xlink:href="file:///l%22r61" text:style-name="Internet_20_link" text:visited-style-name="Visited_20_Internet_20_Link"><text:span text:style-name="T65">service()</text:span></text:a><text:span text:style-name="T7"> property is specified with an empty value.</text:span></text:p>
        <text:p text:style-name="P105"><text:span text:style-name="T5">If not specified, the default is </text:span><text:span text:style-name="Code2">false</text:span><text:span text:style-name="T5"> if the </text:span><text:a xlink:type="simple" xlink:href="file:///l%22r62" text:style-name="Internet_20_link" text:visited-style-name="Visited_20_Internet_20_Link"><text:span text:style-name="T65">factory()</text:span></text:a><text:span text:style-name="T7"> property is specified or the </text:span><text:a xlink:type="simple" xlink:href="file:///l%22r61" text:style-name="Internet_20_link" text:visited-style-name="Visited_20_Internet_20_Link"><text:span text:style-name="T65">service()</text:span></text:a><text:span text:style-name="T7"> property is not specified or specified with a non-empty value and </text:span><text:span text:style-name="Code2"><text:span text:style-name="T71">true</text:span></text:span><text:span text:style-name="T7"> otherwise.</text:span></text:p>
        <text:p text:style-name="P107"><text:span text:style-name="T6">Default:</text:span></text:p>
        <text:p text:style-name="P122"><text:span text:style-name="T5">false</text:span></text:p>
        <text:p text:style-name="P107"><text:span text:style-name="T6">See Also:</text:span></text:p>
        <text:p text:style-name="P122"><text:span text:style-name="T5">"The immediate attribute of the component element of a Component Description."</text:span></text:p>
        <text:p text:style-name="P150"/>
        <text:p text:style-name="P212"><text:bookmark text:name="r66"/><text:span text:style-name="T26">property</text:span></text:p>
        <text:p text:style-name="P92"><text:span text:style-name="Code2">public abstract String[] </text:span><text:span text:style-name="Code2"><text:span text:style-name="T69">property</text:span></text:span></text:p>
        <text:p text:style-name="P106"><text:span text:style-name="T5">Properties for this Component.</text:span></text:p>
        <text:p text:style-name="P106"><text:span text:style-name="T5">Each property string is specified as </text:span><text:span text:style-name="Code2">"name=value"</text:span><text:span text:style-name="T5">. The type of the property value can be specified in the name as </text:span><text:span text:style-name="Code2">name:type=value</text:span><text:span text:style-name="T5">. The type must be one of the property types supported by the type attribute of the property element of a Component Description.</text:span></text:p>
        <text:p text:style-name="P105"><text:span text:style-name="T5">To specify a property with multiple values, use multiple name, value pairs. For example, </text:span><text:span text:style-name="Code2">"foo=bar", "foo=baz"</text:span><text:span text:style-name="T5">.</text:span></text:p>
        <text:p text:style-name="P107"><text:span text:style-name="T6">Default:</text:span></text:p>
        <text:p text:style-name="P122"><text:span text:style-name="T5">{}</text:span></text:p>
        <text:p text:style-name="P107"><text:span text:style-name="T6">See Also:</text:span></text:p>
        <text:p text:style-name="P122"><text:span text:style-name="T5">"The property element of a Component Description."</text:span></text:p>
        <text:p text:style-name="P150"/>
        <text:p text:style-name="P212"><text:bookmark text:name="r67"/><text:span text:style-name="T26">properties</text:span></text:p>
        <text:p text:style-name="P92"><text:span text:style-name="Code2">public abstract String[] </text:span><text:span text:style-name="Code2"><text:span text:style-name="T69">properties</text:span></text:span></text:p>
        <text:p text:style-name="P106"><text:span text:style-name="T5">Property entries for this Component.</text:span></text:p>
        <text:p text:style-name="P105"><text:span text:style-name="T5">Specifies the name of an entry in the bundle whose contents conform to a standard Java Properties File. The entry is read and processed to obtain the properties and their values.</text:span></text:p>
        <text:p text:style-name="P107"><text:span text:style-name="T6">Default:</text:span></text:p>
        <text:p text:style-name="P122"><text:span text:style-name="T5">{}</text:span></text:p>
        <text:p text:style-name="P107"><text:span text:style-name="T6">See Also:</text:span></text:p>
        <text:p text:style-name="P122"><text:span text:style-name="T5">"The properties element of a Component Description."</text:span></text:p>
        <text:p text:style-name="P150"/>
        <text:p text:style-name="P212"><text:bookmark text:name="r68"/><text:span text:style-name="T26">xmlns</text:span></text:p>
        <text:p text:style-name="P92"><text:span text:style-name="Code2">public abstract String </text:span><text:span text:style-name="Code2"><text:span text:style-name="T69">xmlns</text:span></text:span></text:p>
        <text:p text:style-name="P106"><text:span text:style-name="T5">The XML name space of the Component Description for this Component.</text:span></text:p>
        <text:p text:style-name="P105"><text:soft-page-break/><text:span text:style-name="T5">If not specified, the XML name space of the Component Description for this Component should be the lowest Declarative Services XML name space which supports all the specification features used by this Component.</text:span></text:p>
        <text:p text:style-name="P107"><text:span text:style-name="T6">Default:</text:span></text:p>
        <text:p text:style-name="P122"><text:span text:style-name="T5">""</text:span></text:p>
        <text:p text:style-name="P107"><text:span text:style-name="T6">See Also:</text:span></text:p>
        <text:p text:style-name="P122"><text:span text:style-name="T5">"The XML name space specified for a Component Description."</text:span></text:p>
        <text:p text:style-name="P150"/>
        <text:p text:style-name="P212"><text:bookmark text:name="r69"/><text:span text:style-name="T26">configurationPolicy</text:span></text:p>
        <text:p text:style-name="P92"><text:span text:style-name="Code2">public abstract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configurationPolicy</text:span></text:span></text:p>
        <text:p text:style-name="P106"><text:span text:style-name="T5">The configuration policy of this Component.</text:span></text:p>
        <text:p text:style-name="P106"><text:span text:style-name="T5">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106"><text:span text:style-name="T5">If not specified, the configuration policy is based upon whether the component is also annotated with the Meta Type </text:span><text:span text:style-name="Code2">Designate</text:span><text:span text:style-name="T5"> annotation.</text:span></text:p>
        <text:list xml:id="list7591291347232519711" text:style-name="WWNum2">
          <text:list-item>
            <text:p text:style-name="P124"><text:span text:style-name="T5">Not annotated with </text:span><text:span text:style-name="Code2">Designate</text:span><text:span text:style-name="T5"> - The configuration policy is </text:span><text:a xlink:type="simple" xlink:href="file:///l%22r77" text:style-name="Internet_20_link" text:visited-style-name="Visited_20_Internet_20_Link"><text:span text:style-name="T65">OPTIONAL</text:span></text:a><text:span text:style-name="T7">.</text:span></text:p>
          </text:list-item>
          <text:list-item>
            <text:p text:style-name="P124"><text:span text:style-name="T5">Annotated with </text:span><text:span text:style-name="Code2">Designate(factory=false)</text:span><text:span text:style-name="T5"> - The configuration policy is </text:span><text:a xlink:type="simple" xlink:href="file:///l%22r77" text:style-name="Internet_20_link" text:visited-style-name="Visited_20_Internet_20_Link"><text:span text:style-name="T65">OPTIONAL</text:span></text:a><text:span text:style-name="T7">.</text:span></text:p>
          </text:list-item>
          <text:list-item>
            <text:p text:style-name="P138"><text:span text:style-name="T5">Annotated with </text:span><text:span text:style-name="Code2">Designate(factory=true)</text:span><text:span text:style-name="T5"> - The configuration policy is </text:span><text:a xlink:type="simple" xlink:href="file:///l%22r78" text:style-name="Internet_20_link" text:visited-style-name="Visited_20_Internet_20_Link"><text:span text:style-name="T65">REQUIRE</text:span></text:a><text:span text:style-name="T7">.</text:span></text:p>
          </text:list-item>
        </text:list>
        <text:p text:style-name="P107"><text:span text:style-name="T6">Default:</text:span></text:p>
        <text:p text:style-name="P122"><text:a xlink:type="simple" xlink:href="file:///l%22r77" text:style-name="Internet_20_link" text:visited-style-name="Visited_20_Internet_20_Link"><text:span text:style-name="T5">ConfigurationPolicy.OPTIONAL</text:span></text:a></text:p>
        <text:p text:style-name="P107"><text:span text:style-name="T6">Since:</text:span></text:p>
        <text:p text:style-name="P122"><text:span text:style-name="T5">1.1</text:span></text:p>
        <text:p text:style-name="P107"><text:span text:style-name="T6">See Also:</text:span></text:p>
        <text:p text:style-name="P122"><text:span text:style-name="T5">"The configuration-policy attribute of the component element of a Component Description."</text:span></text:p>
        <text:p text:style-name="P150"/>
        <text:p text:style-name="P212"><text:bookmark text:name="r70"/><text:span text:style-name="T26">configurationPid</text:span></text:p>
        <text:p text:style-name="P92"><text:span text:style-name="Code2">public abstract String[] </text:span><text:span text:style-name="Code2"><text:span text:style-name="T69">configurationPid</text:span></text:span></text:p>
        <text:p text:style-name="P106"><text:span text:style-name="T5">The configuration PIDs for the configuration of this Component.</text:span></text:p>
        <text:p text:style-name="P106"><text:span text:style-name="T5">Each value specifies a configuration PID for this Component.</text:span></text:p>
        <text:p text:style-name="P106"><text:span text:style-name="T5">If no value is specified, the name of this Component is used as the configuration PID of this Component.</text:span></text:p>
        <text:p text:style-name="P106"><text:span text:style-name="T5">A special string (</text:span><text:a xlink:type="simple" xlink:href="file:///l%22r59" text:style-name="Internet_20_link" text:visited-style-name="Visited_20_Internet_20_Link"><text:span text:style-name="Code2"><text:span text:style-name="T61">"$"</text:span></text:span></text:a><text:span text:style-name="T7">) can be used to specify the name of the component as a configuration PID. The </text:span><text:span text:style-name="Code2"><text:span text:style-name="T71">NAME</text:span></text:span><text:span text:style-name="T7"> constant holds this special string. For example:</text:span></text:p>
        <text:p text:style-name="P106"><text:span text:style-name="T65"> @Component(configurationPid={"com.acme.system", Component.NAME})</text:span></text:p>
        <text:p text:style-name="P105"><text:span text:style-name="T5">Tools creating a Component Description from this annotation must replace the special string with the actual name of this Component.</text:span></text:p>
        <text:p text:style-name="P107"><text:span text:style-name="T6">Default:</text:span></text:p>
        <text:p text:style-name="P122"><text:span text:style-name="T5">{ "$" }</text:span></text:p>
        <text:p text:style-name="P107"><text:span text:style-name="T6">Since:</text:span></text:p>
        <text:p text:style-name="P122"><text:span text:style-name="T5">1.2</text:span></text:p>
        <text:p text:style-name="P107"><text:span text:style-name="T6">See Also:</text:span></text:p>
        <text:p text:style-name="P122"><text:span text:style-name="T5">"The configuration-pid attribute of the component element of a Component Description."</text:span></text:p>
        <text:p text:style-name="P150"/>
        <text:p text:style-name="P212"><text:bookmark text:name="r71"/><text:soft-page-break/><text:span text:style-name="T26">scope</text:span></text:p>
        <text:p text:style-name="P92"><text:span text:style-name="Code2">public abstract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scope</text:span></text:span></text:p>
        <text:p text:style-name="P106"><text:span text:style-name="T5">The service scope for the service of this Component.</text:span></text:p>
        <text:p text:style-name="P105"><text:span text:style-name="T5">If not specified (and the deprecated </text:span><text:a xlink:type="simple" xlink:href="file:///l%22r63" text:style-name="Internet_20_link" text:visited-style-name="Visited_20_Internet_20_Link"><text:span text:style-name="T65">servicefactory()</text:span></text:a><text:span text:style-name="T7"> element is not specified), the </text:span><text:a xlink:type="simple" xlink:href="file:///l%22r134" text:style-name="Internet_20_link" text:visited-style-name="Visited_20_Internet_20_Link"><text:span text:style-name="T65">singleton</text:span></text:a><text:span text:style-name="T7"> service scope is used. If the </text:span><text:a xlink:type="simple" xlink:href="file:///l%22r62" text:style-name="Internet_20_link" text:visited-style-name="Visited_20_Internet_20_Link"><text:span text:style-name="T65">factory()</text:span></text:a><text:span text:style-name="T7"> element is specified or the </text:span><text:a xlink:type="simple" xlink:href="file:///l%22r65" text:style-name="Internet_20_link" text:visited-style-name="Visited_20_Internet_20_Link"><text:span text:style-name="T65">immediate()</text:span></text:a><text:span text:style-name="T7"> element is specified with </text:span><text:span text:style-name="Code2"><text:span text:style-name="T71">true</text:span></text:span><text:span text:style-name="T7">, this element can only be specified with the </text:span><text:a xlink:type="simple" xlink:href="file:///l%22r134" text:style-name="Internet_20_link" text:visited-style-name="Visited_20_Internet_20_Link"><text:span text:style-name="T65">singleton</text:span></text:a><text:span text:style-name="T7"> service scope.</text:span></text:p>
        <text:p text:style-name="P107"><text:span text:style-name="T6">Default:</text:span></text:p>
        <text:p text:style-name="P122"><text:a xlink:type="simple" xlink:href="file:///l%22r137" text:style-name="Internet_20_link" text:visited-style-name="Visited_20_Internet_20_Link"><text:span text:style-name="T5">ServiceScope.DEFAULT</text:span></text:a></text:p>
        <text:p text:style-name="P107"><text:span text:style-name="T6">Since:</text:span></text:p>
        <text:p text:style-name="P122"><text:span text:style-name="T5">1.3</text:span></text:p>
        <text:p text:style-name="P107"><text:span text:style-name="T6">See Also:</text:span></text:p>
        <text:p text:style-name="P122"><text:span text:style-name="T5">"The scope attribute of the service element of a Component Description."</text:span></text:p>
        <text:p text:style-name="P150"/>
        <text:p text:style-name="P212"><text:bookmark text:name="r72"/><text:span text:style-name="T26">reference</text:span></text:p>
        <text:p text:style-name="P92"><text:span text:style-name="Code2">public abstract </text:span><text:a xlink:type="simple" xlink:href="file:///l%22r106" text:style-name="Internet_20_link" text:visited-style-name="Visited_20_Internet_20_Link"><text:span text:style-name="T65">Reference</text:span></text:a><text:span text:style-name="Code2"><text:span text:style-name="T71">[] </text:span></text:span><text:span text:style-name="Code2"><text:span text:style-name="T72">reference</text:span></text:span></text:p>
        <text:p text:style-name="P106"><text:span text:style-name="T5">The lookup strategy references of this Component.</text:span></text:p>
        <text:p text:style-name="P106"><text:span text:style-name="T5">To access references using the lookup strategy, </text:span><text:a xlink:type="simple" xlink:href="file:///l%22r106" text:style-name="Internet_20_link" text:visited-style-name="Visited_20_Internet_20_Link"><text:span text:style-name="T65">Reference</text:span></text:a><text:span text:style-name="T7"> annotations are specified naming the reference and declaring the type of the referenced service. The referenced service can be accessed using one of the </text:span><text:span text:style-name="Code2"><text:span text:style-name="T71">locateService</text:span></text:span><text:span text:style-name="T7"> methods of </text:span><text:span text:style-name="Code2"><text:span text:style-name="T71">ComponentContext</text:span></text:span><text:span text:style-name="T7">.</text:span></text:p>
        <text:p text:style-name="P105"><text:span text:style-name="T5">To access references using the event strategy, bind methods are annotated with </text:span><text:a xlink:type="simple" xlink:href="file:///l%22r106" text:style-name="Internet_20_link" text:visited-style-name="Visited_20_Internet_20_Link"><text:span text:style-name="T65">Reference</text:span></text:a><text:span text:style-name="T7">. To access references using the field strategy, fields are annotated with </text:span><text:a xlink:type="simple" xlink:href="file:///l%22r106" text:style-name="Internet_20_link" text:visited-style-name="Visited_20_Internet_20_Link"><text:span text:style-name="T65">Reference</text:span></text:a><text:span text:style-name="T7">.</text:span></text:p>
        <text:p text:style-name="P107"><text:span text:style-name="T6">Default:</text:span></text:p>
        <text:p text:style-name="P122"><text:span text:style-name="T5">{}</text:span></text:p>
        <text:p text:style-name="P107"><text:span text:style-name="T6">Since:</text:span></text:p>
        <text:p text:style-name="P122"><text:span text:style-name="T5">1.3</text:span></text:p>
        <text:p text:style-name="P107"><text:span text:style-name="T6">See Also:</text:span></text:p>
        <text:p text:style-name="P122"><text:span text:style-name="T5">"The reference element of a Component Description."</text:span></text:p>
        <text:p text:style-name="P150"/>
        <text:p text:style-name="P212"><text:bookmark text:name="r73"/><text:span text:style-name="T26">factoryProperty</text:span></text:p>
        <text:p text:style-name="P92"><text:span text:style-name="Code2">public abstract String[] </text:span><text:span text:style-name="Code2"><text:span text:style-name="T69">factoryProperty</text:span></text:span></text:p>
        <text:p text:style-name="P106"><text:span text:style-name="T5">Factory properties for this Factory Component.</text:span></text:p>
        <text:p text:style-name="P106"><text:span text:style-name="T5">Each factory property string is specified as </text:span><text:span text:style-name="Code2">"name=value"</text:span><text:span text:style-name="T5">. The type of the factory property value can be specified in the name as </text:span><text:span text:style-name="Code2">name:type=value</text:span><text:span text:style-name="T5">. The type must be one of the factory property types supported by the type attribute of the factoryProperty element of a Component Description.</text:span></text:p>
        <text:p text:style-name="P106"><text:span text:style-name="T5">To specify a factory property with multiple values, use multiple name, value pairs. For example, </text:span><text:span text:style-name="Code2">"foo=bar", "foo=baz"</text:span><text:span text:style-name="T5">.</text:span></text:p>
        <text:p text:style-name="P105"><text:span text:style-name="T5">If specified, the </text:span><text:a xlink:type="simple" xlink:href="file:///l%22r62" text:style-name="Internet_20_link" text:visited-style-name="Visited_20_Internet_20_Link"><text:span text:style-name="T65">factory()</text:span></text:a><text:span text:style-name="T7"> element must also be specified to indicate the component is a Factory Component.</text:span></text:p>
        <text:p text:style-name="P107"><text:span text:style-name="T6">Default:</text:span></text:p>
        <text:p text:style-name="P122"><text:span text:style-name="T5">{}</text:span></text:p>
        <text:p text:style-name="P107"><text:span text:style-name="T6">Since:</text:span></text:p>
        <text:p text:style-name="P122"><text:span text:style-name="T5">1.4</text:span></text:p>
        <text:p text:style-name="P107"><text:span text:style-name="T6">See Also:</text:span></text:p>
        <text:p text:style-name="P122"><text:span text:style-name="T5">"The factoryProperty element of a Component Description."</text:span></text:p>
        <text:p text:style-name="P150"><text:soft-page-break/></text:p>
        <text:p text:style-name="P212"><text:bookmark text:name="r74"/><text:span text:style-name="T26">factoryProperties</text:span></text:p>
        <text:p text:style-name="P92"><text:span text:style-name="Code2">public abstract String[] </text:span><text:span text:style-name="Code2"><text:span text:style-name="T69">factoryProperties</text:span></text:span></text:p>
        <text:p text:style-name="P106"><text:span text:style-name="T5">Factory property entries for this Factory Component.</text:span></text:p>
        <text:p text:style-name="P106"><text:span text:style-name="T5">Specifies the name of an entry in the bundle whose contents conform to a standard Java Properties File. The entry is read and processed to obtain the factory properties and their values.</text:span></text:p>
        <text:p text:style-name="P105"><text:span text:style-name="T5">If specified, the </text:span><text:a xlink:type="simple" xlink:href="file:///l%22r62" text:style-name="Internet_20_link" text:visited-style-name="Visited_20_Internet_20_Link"><text:span text:style-name="T65">factory()</text:span></text:a><text:span text:style-name="T7"> element must also be specified to indicate the component is a Factory Component.</text:span></text:p>
        <text:p text:style-name="P107"><text:span text:style-name="T6">Default:</text:span></text:p>
        <text:p text:style-name="P122"><text:span text:style-name="T5">{}</text:span></text:p>
        <text:p text:style-name="P107"><text:span text:style-name="T6">Since:</text:span></text:p>
        <text:p text:style-name="P122"><text:span text:style-name="T5">1.4</text:span></text:p>
        <text:p text:style-name="P107"><text:span text:style-name="T6">See Also:</text:span></text:p>
        <text:p text:style-name="P122"><text:span text:style-name="T5">"The factoryProperties element of a Component Description."</text:span></text:p>
        <text:p text:style-name="P193"><text:bookmark text:name="r76"/><text:span text:style-name="T26">Annotation Type ComponentPropertyType</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Documented</text:span><text:line-break/><text:span text:style-name="Code_20_Small1">@Retention(value=RetentionPolicy.CLASS)</text:span><text:line-break/><text:span text:style-name="Code_20_Small1">@Target(value=ElementType.ANNOTATION_TYPE)</text:span><text:line-break/><text:span text:style-name="Code2">public @interface </text:span><text:span text:style-name="Code2"><text:span text:style-name="T69">ComponentPropertyType</text:span></text:span></text:p>
        <text:p text:style-name="P102"><text:span text:style-name="T5">Identify the annotated annotation as a Component Property Type.</text:span></text:p>
        <text:p text:style-name="P102"><text:span text:style-name="T5">Component Property Types can be applied as annotations to the implementation class of the Component. They can also be used as parameter types for the component's life cycle methods </text:span><text:a xlink:type="simple" xlink:href="file:///l%22r49" text:style-name="Internet_20_link" text:visited-style-name="Visited_20_Internet_20_Link"><text:span text:style-name="T65">Activate</text:span></text:a><text:span text:style-name="T7">, </text:span><text:a xlink:type="simple" xlink:href="file:///l%22r84" text:style-name="Internet_20_link" text:visited-style-name="Visited_20_Internet_20_Link"><text:span text:style-name="T65">Deactivate</text:span></text:a><text:span text:style-name="T7">, and </text:span><text:a xlink:type="simple" xlink:href="file:///l%22r91" text:style-name="Internet_20_link" text:visited-style-name="Visited_20_Internet_20_Link"><text:span text:style-name="T65">Modified</text:span></text:a><text:span text:style-name="T7">.</text:span></text:p>
        <text:p text:style-name="P102"><text:span text:style-name="T5">Component Property Types do not have to be annotated with this annotation to be used as parameter types for life cycle methods but they must be annotated with this annotation to be used as annotations on the implementation class of the Component.</text:span></text:p>
        <text:p text:style-name="P91"><text:span text:style-name="T5">This annotation is not processed at runtime by Service Component Runtime. It must be processed by tools and used to add a Component Description to the bundle.</text:span></text:p>
        <text:p text:style-name="P103"><text:span text:style-name="T6">Since:</text:span></text:p>
        <text:p text:style-name="P108"><text:span text:style-name="T5">1.4</text:span></text:p>
        <text:p text:style-name="P103"><text:span text:style-name="T6">See Also:</text:span></text:p>
        <text:p text:style-name="P108"><text:span text:style-name="T5">"Component Property Types."</text:span></text:p>
        <text:p text:style-name="P205"><text:bookmark text:name="r83"/><text:span text:style-name="T26">Enum ConfigurationPolicy</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7" text:anchor-type="as-char" svg:width="0.1563in" svg:height="0.1457in" draw:z-index="22"><draw:image xlink:href="Pictures/100002000000000F0000000ED3A4069C610A9F54.png" xlink:type="simple" xlink:show="embed" xlink:actuate="onLoad"/></draw:frame></text:span><text:span text:style-name="Code2">java.lang.Enum&lt;</text:span><text:a xlink:type="simple" xlink:href="file:///l%22r83" text:style-name="Internet_20_link" text:visited-style-name="Visited_20_Internet_20_Link"><text:span text:style-name="T65">ConfigurationPolicy</text:span></text:a><text:span text:style-name="Code2"><text:span text:style-name="T71">&gt;</text:span></text:span></text:p>
        <text:p text:style-name="P90"><text:span text:style-name="Code2">      </text:span><text:span text:style-name="Code2"><draw:frame draw:style-name="fr3" draw:name="Image8" text:anchor-type="as-char" svg:width="0.1563in" svg:height="0.1457in" draw:z-index="23"><draw:image xlink:href="Pictures/100002000000000F0000000ED3A4069C610A9F54.png" xlink:type="simple" xlink:show="embed" xlink:actuate="onLoad"/></draw:frame></text:span><text:span text:style-name="Code2"><text:span text:style-name="T69">org.osgi.service.component.annotations.ConfigurationPolicy</text:span></text:span></text:p>
        <text:p text:style-name="P214"><text:span text:style-name="T25">All Implemented Interfaces:</text:span></text:p>
        <text:p text:style-name="P108"><text:span text:style-name="T5">Comparable&lt;</text:span><text:a xlink:type="simple" xlink:href="file:///l%22r83" text:style-name="Internet_20_link" text:visited-style-name="Visited_20_Internet_20_Link"><text:span text:style-name="T5">ConfigurationPolicy</text:span></text:a><text:span text:style-name="T7">&gt;, Serializable</text:span></text:p>
        <text:p text:style-name="P99"/>
        <text:p text:style-name="P151"><text:span text:style-name="Code2">public enum </text:span><text:span text:style-name="Code2"><text:span text:style-name="T69">ConfigurationPolicy</text:span></text:span></text:p>
        <text:p text:style-name="P92"><text:span text:style-name="Code2">extends Enum&lt;</text:span><text:a xlink:type="simple" xlink:href="file:///l%22r83" text:style-name="Internet_20_link" text:visited-style-name="Visited_20_Internet_20_Link"><text:span text:style-name="T65">ConfigurationPolicy</text:span></text:a><text:span text:style-name="Code2"><text:span text:style-name="T71">&gt;</text:span></text:span></text:p>
        <text:p text:style-name="P102"><text:span text:style-name="T5">Configuration Policy for the </text:span><text:a xlink:type="simple" xlink:href="file:///l%22r75" text:style-name="Internet_20_link" text:visited-style-name="Visited_20_Internet_20_Link"><text:span text:style-name="T65">Component</text:span></text:a><text:span text:style-name="T7"> annotation.</text:span></text:p>
        <text:p text:style-name="P91"><text:span text:style-name="T5">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103"><text:span text:style-name="T6">Since:</text:span></text:p>
        <text:p text:style-name="P108"><text:span text:style-name="T5">1.1</text:span></text:p>
        <text:p text:style-name="P110"/>
        <table:table table:name="Table19" table:style-name="Table19">
          <table:table-column table:style-name="Table19.A"/>
          <table:table-column table:style-name="Table19.B"/>
          <table:table-row table:style-name="Table19.1">
            <table:table-cell table:style-name="Table19.A1" office:value-type="string">
              <text:p text:style-name="P112"><text:span text:style-name="Summary_20_Heading_20_Font2"><text:span text:style-name="T12">Enum Constant Summary</text:span></text:span></text:p>
            </table:table-cell>
            <table:table-cell table:style-name="Table19.A1" office:value-type="string">
              <text:p text:style-name="P114"><text:span text:style-name="Page_20_Reference_20_Font"><text:span text:style-name="T13">Page</text:span></text:span></text:p>
            </table:table-cell>
          </table:table-row>
          <table:table-row table:style-name="Table19.1">
            <table:table-cell table:style-name="Table19.A2" office:value-type="string">
              <text:p text:style-name="P118"><text:a xlink:type="simple" xlink:href="file:///l%22r79" text:style-name="Internet_20_link" text:visited-style-name="Visited_20_Internet_20_Link"><text:span text:style-name="T57">IGNORE</text:span></text:a></text:p>
              <text:p text:style-name="P120"><text:span text:style-name="T5">Always allow the component configuration to be satisfied and do not use the corresponding Configuration object even if it is present.</text:span></text:p>
            </table:table-cell>
            <table:table-cell table:style-name="Table19.B2" office:value-type="string">
              <text:p text:style-name="P114"><text:bookmark-ref text:reference-format="page" text:ref-name="r79">45</text:bookmark-ref></text:p>
            </table:table-cell>
          </table:table-row>
          <table:table-row table:style-name="Table19.1">
            <table:table-cell table:style-name="Table19.A3" office:value-type="string">
              <text:p text:style-name="P117"><text:a xlink:type="simple" xlink:href="file:///l%22r77" text:style-name="Internet_20_link" text:visited-style-name="Visited_20_Internet_20_Link"><text:span text:style-name="T57">OPTIONAL</text:span></text:a></text:p>
              <text:p text:style-name="P119"><text:span text:style-name="T5">Use the corresponding Configuration object if present but allow the component to be satisfied even if the corresponding Configuration object is not present.</text:span></text:p>
            </table:table-cell>
            <table:table-cell table:style-name="Table19.B3" office:value-type="string">
              <text:p text:style-name="P113"><text:bookmark-ref text:reference-format="page" text:ref-name="r77">44</text:bookmark-ref></text:p>
            </table:table-cell>
          </table:table-row>
          <table:table-row table:style-name="Table19.1">
            <table:table-cell table:style-name="Table19.A4" office:value-type="string">
              <text:p text:style-name="P117"><text:a xlink:type="simple" xlink:href="file:///l%22r78" text:style-name="Internet_20_link" text:visited-style-name="Visited_20_Internet_20_Link"><text:span text:style-name="T57">REQUIRE</text:span></text:a></text:p>
              <text:p text:style-name="P119"><text:span text:style-name="T5">There must be a corresponding Configuration object for the component configuration to become satisfied.</text:span></text:p>
            </table:table-cell>
            <table:table-cell table:style-name="Table19.B4" office:value-type="string">
              <text:p text:style-name="P113"><text:bookmark-ref text:reference-format="page" text:ref-name="r78">45</text:bookmark-ref></text:p>
            </table:table-cell>
          </table:table-row>
        </table:table>
        <text:p text:style-name="P8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2"><text:span text:style-name="Summary_20_Heading_20_Font2"><text:span text:style-name="T12">Method Summary</text:span></text:span></text:p>
            </table:table-cell>
            <table:covered-table-cell/>
            <table:table-cell table:style-name="Table20.A1" office:value-type="string">
              <text:p text:style-name="P114"><text:span text:style-name="Page_20_Reference_20_Font"><text:span text:style-name="T13">Page</text:span></text:span></text:p>
            </table:table-cell>
          </table:table-row>
          <table:table-row table:style-name="Table20.1">
            <table:table-cell table:style-name="Table20.A2" office:value-type="string">
              <text:p text:style-name="P116"><text:span text:style-name="Code_20_Small1"><text:span text:style-name="T63">String</text:span></text:span></text:p>
            </table:table-cell>
            <table:table-cell table:style-name="Table20.B2" office:value-type="string">
              <text:p text:style-name="P112"><text:a xlink:type="simple" xlink:href="file:///l%22r82" text:style-name="Internet_20_link" text:visited-style-name="Visited_20_Internet_20_Link"><text:span text:style-name="T57">toString</text:span></text:a><text:span text:style-name="Code2"><text:span text:style-name="T68">()</text:span></text:span></text:p>
            </table:table-cell>
            <table:table-cell table:style-name="Table20.C2" office:value-type="string">
              <text:p text:style-name="P114"><text:bookmark-ref text:reference-format="page" text:ref-name="r82">45</text:bookmark-ref></text:p>
            </table:table-cell>
          </table:table-row>
          <table:table-row table:style-name="Table20.1">
            <table:table-cell table:style-name="Table20.A3" office:value-type="string">
              <text:p text:style-name="P115"><text:span text:style-name="Code_20_Small1"><text:span text:style-name="T63">static </text:span></text:span><text:a xlink:type="simple" xlink:href="file:///l%22r83" text:style-name="Internet_20_link" text:visited-style-name="Visited_20_Internet_20_Link"><text:span text:style-name="T60">ConfigurationPolicy</text:span></text:a></text:p>
            </table:table-cell>
            <table:table-cell table:style-name="Table20.B3" office:value-type="string">
              <text:p text:style-name="P111"><text:a xlink:type="simple" xlink:href="file:///l%22r81" text:style-name="Internet_20_link" text:visited-style-name="Visited_20_Internet_20_Link"><text:span text:style-name="T57">valueOf</text:span></text:a><text:span text:style-name="Code2"><text:span text:style-name="T68">(String name)</text:span></text:span></text:p>
            </table:table-cell>
            <table:table-cell table:style-name="Table20.C3" office:value-type="string">
              <text:p text:style-name="P113"><text:bookmark-ref text:reference-format="page" text:ref-name="r81">45</text:bookmark-ref></text:p>
            </table:table-cell>
          </table:table-row>
          <table:table-row table:style-name="Table20.1">
            <table:table-cell table:style-name="Table20.A4" office:value-type="string">
              <text:p text:style-name="P115"><text:span text:style-name="Code_20_Small1"><text:span text:style-name="T63">static </text:span></text:span><text:a xlink:type="simple" xlink:href="file:///l%22r83" text:style-name="Internet_20_link" text:visited-style-name="Visited_20_Internet_20_Link"><text:span text:style-name="T60">ConfigurationPolicy</text:span></text:a><text:span text:style-name="Code_20_Small1"><text:span text:style-name="T64">[]</text:span></text:span></text:p>
            </table:table-cell>
            <table:table-cell table:style-name="Table20.B4" office:value-type="string">
              <text:p text:style-name="P111"><text:a xlink:type="simple" xlink:href="file:///l%22r80" text:style-name="Internet_20_link" text:visited-style-name="Visited_20_Internet_20_Link"><text:span text:style-name="T57">values</text:span></text:a><text:span text:style-name="Code2"><text:span text:style-name="T68">()</text:span></text:span></text:p>
            </table:table-cell>
            <table:table-cell table:style-name="Table20.C4" office:value-type="string">
              <text:p text:style-name="P113"><text:bookmark-ref text:reference-format="page" text:ref-name="r80">45</text:bookmark-ref></text:p>
            </table:table-cell>
          </table:table-row>
        </table:table>
        <text:p text:style-name="P208"><text:span text:style-name="T26">Enum Constant Detail</text:span></text:p>
        <text:p text:style-name="P210"><text:bookmark text:name="r77"/><text:span text:style-name="T26">OPTIONAL</text:span></text:p>
        <text:p text:style-name="P92"><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OPTIONAL</text:span></text:span></text:p>
        <text:p text:style-name="P105"><text:span text:style-name="T5">Use the corresponding Configuration object if present but allow the component to be satisfied even if the corresponding Configuration object is not present.</text:span></text:p>
        <text:p text:style-name="P121"/>
        <text:p text:style-name="P211"><text:bookmark text:name="r78"/><text:soft-page-break/><text:span text:style-name="T26">REQUIRE</text:span></text:p>
        <text:p text:style-name="P92"><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REQUIRE</text:span></text:span></text:p>
        <text:p text:style-name="P105"><text:span text:style-name="T5">There must be a corresponding Configuration object for the component configuration to become satisfied.</text:span></text:p>
        <text:p text:style-name="P121"/>
        <text:p text:style-name="P211"><text:bookmark text:name="r79"/><text:span text:style-name="T26">IGNORE</text:span></text:p>
        <text:p text:style-name="P92"><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IGNORE</text:span></text:span></text:p>
        <text:p text:style-name="P105"><text:span text:style-name="T5">Always allow the component configuration to be satisfied and do not use the corresponding Configuration object even if it is present.</text:span></text:p>
        <text:p text:style-name="P209"><text:span text:style-name="T26">Method Detail</text:span></text:p>
        <text:p text:style-name="P213"><text:bookmark text:name="r80"/><text:span text:style-name="T26">values</text:span></text:p>
        <text:p text:style-name="P92"><text:span text:style-name="Code2">public static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81"/><text:span text:style-name="T26">valueOf</text:span></text:p>
        <text:p text:style-name="P92"><text:span text:style-name="Code2">public static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82"/><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4"><text:bookmark text:name="r84"/><text:span text:style-name="T26">Annotation Type Deactivate</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Deactivate</text:span></text:span></text:p>
        <text:p text:style-name="P102"><text:span text:style-name="T5">Identify the annotated method as the </text:span><text:span text:style-name="Code2">deactivate</text:span><text:span text:style-name="T5"> method of a Service Component.</text:span></text:p>
        <text:p text:style-name="P102"><text:span text:style-name="T5">The annotated method is the deactivate method of the Component.</text:span></text:p>
        <text:p text:style-name="P91"><text:span text:style-name="T5">This annotation is not processed at runtime by Service Component Runtime. It must be processed by tools and used to add a Component Description to the bundle.</text:span></text:p>
        <text:p text:style-name="P103"><text:span text:style-name="T6">Since:</text:span></text:p>
        <text:p text:style-name="P108"><text:span text:style-name="T5">1.1</text:span></text:p>
        <text:p text:style-name="P103"><text:span text:style-name="T6">See Also:</text:span></text:p>
        <text:p text:style-name="P108"><text:span text:style-name="T5">"The deactivate attribute of the component element of a Component Description."</text:span></text:p>
        <text:p text:style-name="P206"><text:bookmark text:name="r90"/><text:span text:style-name="T26">Enum FieldOption</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9" text:anchor-type="as-char" svg:width="0.1563in" svg:height="0.1457in" draw:z-index="24"><draw:image xlink:href="Pictures/100002000000000F0000000ED3A4069C610A9F54.png" xlink:type="simple" xlink:show="embed" xlink:actuate="onLoad"/></draw:frame></text:span><text:span text:style-name="Code2">java.lang.Enum&lt;</text:span><text:a xlink:type="simple" xlink:href="file:///l%22r90" text:style-name="Internet_20_link" text:visited-style-name="Visited_20_Internet_20_Link"><text:span text:style-name="T65">FieldOption</text:span></text:a><text:span text:style-name="Code2"><text:span text:style-name="T71">&gt;</text:span></text:span></text:p>
        <text:p text:style-name="P90"><text:span text:style-name="Code2">      </text:span><text:span text:style-name="Code2"><draw:frame draw:style-name="fr3" draw:name="Image10" text:anchor-type="as-char" svg:width="0.1563in" svg:height="0.1457in" draw:z-index="25"><draw:image xlink:href="Pictures/100002000000000F0000000ED3A4069C610A9F54.png" xlink:type="simple" xlink:show="embed" xlink:actuate="onLoad"/></draw:frame></text:span><text:span text:style-name="Code2"><text:span text:style-name="T69">org.osgi.service.component.annotations.FieldOption</text:span></text:span></text:p>
        <text:p text:style-name="P214"><text:span text:style-name="T25">All Implemented Interfaces:</text:span></text:p>
        <text:p text:style-name="P108"><text:span text:style-name="T5">Comparable&lt;</text:span><text:a xlink:type="simple" xlink:href="file:///l%22r90" text:style-name="Internet_20_link" text:visited-style-name="Visited_20_Internet_20_Link"><text:span text:style-name="T5">FieldOption</text:span></text:a><text:span text:style-name="T7">&gt;, Serializable</text:span></text:p>
        <text:p text:style-name="P99"/>
        <text:p text:style-name="P151"><text:span text:style-name="Code2">public enum </text:span><text:span text:style-name="Code2"><text:span text:style-name="T69">FieldOption</text:span></text:span></text:p>
        <text:p text:style-name="P92"><text:span text:style-name="Code2">extends Enum&lt;</text:span><text:a xlink:type="simple" xlink:href="file:///l%22r90" text:style-name="Internet_20_link" text:visited-style-name="Visited_20_Internet_20_Link"><text:span text:style-name="T65">FieldOption</text:span></text:a><text:span text:style-name="Code2"><text:span text:style-name="T71">&gt;</text:span></text:span></text:p>
        <text:p text:style-name="P91"><text:span text:style-name="T5">Field options for the </text:span><text:a xlink:type="simple" xlink:href="file:///l%22r106" text:style-name="Internet_20_link" text:visited-style-name="Visited_20_Internet_20_Link"><text:span text:style-name="T65">Reference</text:span></text:a><text:span text:style-name="T7"> annotation.</text:span></text:p>
        <text:p text:style-name="P103"><text:span text:style-name="T6">Since:</text:span></text:p>
        <text:p text:style-name="P108"><text:span text:style-name="T5">1.3</text:span></text:p>
        <text:p text:style-name="P110"/>
        <table:table table:name="Table21" table:style-name="Table21">
          <table:table-column table:style-name="Table21.A"/>
          <table:table-column table:style-name="Table21.B"/>
          <table:table-row table:style-name="Table21.1">
            <table:table-cell table:style-name="Table21.A1" office:value-type="string">
              <text:p text:style-name="P112"><text:span text:style-name="Summary_20_Heading_20_Font2"><text:span text:style-name="T12">Enum Constant Summary</text:span></text:span></text:p>
            </table:table-cell>
            <table:table-cell table:style-name="Table21.A1" office:value-type="string">
              <text:p text:style-name="P114"><text:span text:style-name="Page_20_Reference_20_Font"><text:span text:style-name="T13">Page</text:span></text:span></text:p>
            </table:table-cell>
          </table:table-row>
          <table:table-row table:style-name="Table21.1">
            <table:table-cell table:style-name="Table21.A2" office:value-type="string">
              <text:p text:style-name="P118"><text:a xlink:type="simple" xlink:href="file:///l%22r86" text:style-name="Internet_20_link" text:visited-style-name="Visited_20_Internet_20_Link"><text:span text:style-name="T57">REPLACE</text:span></text:a></text:p>
              <text:p text:style-name="P120"><text:span text:style-name="T5">The replace field option is used to replace the field value with a new value when there are changes to the bound services.</text:span></text:p>
            </table:table-cell>
            <table:table-cell table:style-name="Table21.B2" office:value-type="string">
              <text:p text:style-name="P114"><text:bookmark-ref text:reference-format="page" text:ref-name="r86">47</text:bookmark-ref></text:p>
            </table:table-cell>
          </table:table-row>
          <table:table-row table:style-name="Table21.1">
            <table:table-cell table:style-name="Table21.A3" office:value-type="string">
              <text:p text:style-name="P117"><text:a xlink:type="simple" xlink:href="file:///l%22r85" text:style-name="Internet_20_link" text:visited-style-name="Visited_20_Internet_20_Link"><text:span text:style-name="T57">UPDATE</text:span></text:a></text:p>
              <text:p text:style-name="P119"><text:span text:style-name="T5">The update field option is used to update the collection referenced by the field when there are changes to the bound services.</text:span></text:p>
            </table:table-cell>
            <table:table-cell table:style-name="Table21.B3" office:value-type="string">
              <text:p text:style-name="P113"><text:bookmark-ref text:reference-format="page" text:ref-name="r85">47</text:bookmark-ref></text:p>
            </table:table-cell>
          </table:table-row>
        </table:table>
        <text:p text:style-name="P8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2"><text:span text:style-name="Summary_20_Heading_20_Font2"><text:span text:style-name="T12">Method Summary</text:span></text:span></text:p>
            </table:table-cell>
            <table:covered-table-cell/>
            <table:table-cell table:style-name="Table22.A1" office:value-type="string">
              <text:p text:style-name="P114"><text:span text:style-name="Page_20_Reference_20_Font"><text:span text:style-name="T13">Page</text:span></text:span></text:p>
            </table:table-cell>
          </table:table-row>
          <table:table-row table:style-name="Table22.1">
            <table:table-cell table:style-name="Table22.A2" office:value-type="string">
              <text:p text:style-name="P116"><text:span text:style-name="Code_20_Small1"><text:span text:style-name="T63">String</text:span></text:span></text:p>
            </table:table-cell>
            <table:table-cell table:style-name="Table22.B2" office:value-type="string">
              <text:p text:style-name="P112"><text:a xlink:type="simple" xlink:href="file:///l%22r89" text:style-name="Internet_20_link" text:visited-style-name="Visited_20_Internet_20_Link"><text:span text:style-name="T57">toString</text:span></text:a><text:span text:style-name="Code2"><text:span text:style-name="T68">()</text:span></text:span></text:p>
            </table:table-cell>
            <table:table-cell table:style-name="Table22.C2" office:value-type="string">
              <text:p text:style-name="P114"><text:bookmark-ref text:reference-format="page" text:ref-name="r89">48</text:bookmark-ref></text:p>
            </table:table-cell>
          </table:table-row>
          <table:table-row table:style-name="Table22.1">
            <table:table-cell table:style-name="Table22.A3" office:value-type="string">
              <text:p text:style-name="P115"><text:span text:style-name="Code_20_Small1"><text:span text:style-name="T63">static </text:span></text:span><text:a xlink:type="simple" xlink:href="file:///l%22r90" text:style-name="Internet_20_link" text:visited-style-name="Visited_20_Internet_20_Link"><text:span text:style-name="T60">FieldOption</text:span></text:a></text:p>
            </table:table-cell>
            <table:table-cell table:style-name="Table22.B3" office:value-type="string">
              <text:p text:style-name="P111"><text:a xlink:type="simple" xlink:href="file:///l%22r88" text:style-name="Internet_20_link" text:visited-style-name="Visited_20_Internet_20_Link"><text:span text:style-name="T57">valueOf</text:span></text:a><text:span text:style-name="Code2"><text:span text:style-name="T68">(String name)</text:span></text:span></text:p>
            </table:table-cell>
            <table:table-cell table:style-name="Table22.C3" office:value-type="string">
              <text:p text:style-name="P113"><text:bookmark-ref text:reference-format="page" text:ref-name="r88">48</text:bookmark-ref></text:p>
            </table:table-cell>
          </table:table-row>
          <table:table-row table:style-name="Table22.1">
            <table:table-cell table:style-name="Table22.A4" office:value-type="string">
              <text:p text:style-name="P115"><text:span text:style-name="Code_20_Small1"><text:span text:style-name="T63">static </text:span></text:span><text:a xlink:type="simple" xlink:href="file:///l%22r90" text:style-name="Internet_20_link" text:visited-style-name="Visited_20_Internet_20_Link"><text:span text:style-name="T60">FieldOption</text:span></text:a><text:span text:style-name="Code_20_Small1"><text:span text:style-name="T64">[]</text:span></text:span></text:p>
            </table:table-cell>
            <table:table-cell table:style-name="Table22.B4" office:value-type="string">
              <text:p text:style-name="P111"><text:a xlink:type="simple" xlink:href="file:///l%22r87" text:style-name="Internet_20_link" text:visited-style-name="Visited_20_Internet_20_Link"><text:span text:style-name="T57">values</text:span></text:a><text:span text:style-name="Code2"><text:span text:style-name="T68">()</text:span></text:span></text:p>
            </table:table-cell>
            <table:table-cell table:style-name="Table22.C4" office:value-type="string">
              <text:p text:style-name="P113"><text:bookmark-ref text:reference-format="page" text:ref-name="r87">48</text:bookmark-ref></text:p>
            </table:table-cell>
          </table:table-row>
        </table:table>
        <text:p text:style-name="P208"><text:span text:style-name="T26">Enum Constant Detail</text:span></text:p>
        <text:p text:style-name="P210"><text:bookmark text:name="r85"/><text:span text:style-name="T26">UPDATE</text:span></text:p>
        <text:p text:style-name="P92"><text:span text:style-name="Code2">public static final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UPDATE</text:span></text:span></text:p>
        <text:p text:style-name="P106"><text:span text:style-name="T5">The update field option is used to update the collection referenced by the field when there are changes to the bound services.</text:span></text:p>
        <text:p text:style-name="P105"><text:span text:style-name="T5">This field option can only be used when the field reference has dynamic policy and multiple cardinality.</text:span></text:p>
        <text:p text:style-name="P121"/>
        <text:p text:style-name="P211"><text:bookmark text:name="r86"/><text:span text:style-name="T26">REPLACE</text:span></text:p>
        <text:p text:style-name="P92"><text:span text:style-name="Code2">public static final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REPLACE</text:span></text:span></text:p>
        <text:p text:style-name="P105"><text:span text:style-name="T5">The replace field option is used to replace the field value with a new value when there are changes to the bound services.</text:span></text:p>
        <text:p text:style-name="P209"><text:soft-page-break/><text:span text:style-name="T26">Method Detail</text:span></text:p>
        <text:p text:style-name="P213"><text:bookmark text:name="r87"/><text:span text:style-name="T26">values</text:span></text:p>
        <text:p text:style-name="P92"><text:span text:style-name="Code2">public static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88"/><text:span text:style-name="T26">valueOf</text:span></text:p>
        <text:p text:style-name="P92"><text:span text:style-name="Code2">public static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89"/><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5"><text:bookmark text:name="r91"/><text:span text:style-name="T26">Annotation Type Modified</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Modified</text:span></text:span></text:p>
        <text:p text:style-name="P102"><text:span text:style-name="T5">Identify the annotated method as the </text:span><text:span text:style-name="Code2">modified</text:span><text:span text:style-name="T5"> method of a Service Component.</text:span></text:p>
        <text:p text:style-name="P102"><text:span text:style-name="T5">The annotated method is the modified method of the Component.</text:span></text:p>
        <text:p text:style-name="P91"><text:span text:style-name="T5">This annotation is not processed at runtime by Service Component Runtime. It must be processed by tools and used to add a Component Description to the bundle.</text:span></text:p>
        <text:p text:style-name="P103"><text:span text:style-name="T6">Since:</text:span></text:p>
        <text:p text:style-name="P108"><text:span text:style-name="T5">1.1</text:span></text:p>
        <text:p text:style-name="P103"><text:span text:style-name="T6">See Also:</text:span></text:p>
        <text:p text:style-name="P108"><text:span text:style-name="T5">"The modified attribute of the component element of a Component Description."</text:span></text:p>
        <text:p text:style-name="P207"><text:bookmark text:name="r106"/><text:span text:style-name="T26">Annotation Type Reference</text:span></text:p>
        <text:p text:style-name="P103"><text:a xlink:type="simple" xlink:href="file:///l%22r48" text:style-name="Internet_20_link" text:visited-style-name="Visited_20_Internet_20_Link"><text:span text:style-name="T11">org.osgi.service.component.annotations</text:span></text:a></text:p>
        <text:p text:style-name="P99"/>
        <text:p text:style-name="P109"><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69">Reference</text:span></text:span></text:p>
        <text:p text:style-name="P102"><text:span text:style-name="T5">Identify the annotated member as a reference of a Service Component.</text:span></text:p>
        <text:p text:style-name="P102"><text:span text:style-name="T5">When the annotation is applied to a method, the method is the bind method of the reference.</text:span></text:p>
        <text:p text:style-name="P102"><text:span text:style-name="T5">When the annotation is applied to a field, the field will contain the bound service(s) of the reference.</text:span></text:p>
        <text:p text:style-name="P102"><text:span text:style-name="T5">When the annotation is applied to a parameter of a constructor that is annotated with </text:span><text:a xlink:type="simple" xlink:href="file:///l%22r49" text:style-name="Internet_20_link" text:visited-style-name="Visited_20_Internet_20_Link"><text:span text:style-name="T65">Activate</text:span></text:a><text:span text:style-name="T7">, the parameter will contain the bound service(s) of the reference.</text:span></text:p>
        <text:p text:style-name="P102"><text:span text:style-name="T5">This annotation is not processed at runtime by Service Component Runtime. It must be processed by tools and used to add a Component Description to the bundle.</text:span></text:p>
        <text:p text:style-name="P91"><text:span text:style-name="T5">In the generated Component Description for a component, the references must be ordered in ascending lexicographical order (using </text:span><text:span text:style-name="Code2">String.compareTo</text:span><text:span text:style-name="T5"> ) of the reference </text:span><text:a xlink:type="simple" xlink:href="file:///l%22r92" text:style-name="Internet_20_link" text:visited-style-name="Visited_20_Internet_20_Link"><text:span text:style-name="T65">name</text:span></text:a><text:span text:style-name="T7">s.</text:span></text:p>
        <text:p text:style-name="P103"><text:span text:style-name="T6">See Also:</text:span></text:p>
        <text:p text:style-name="P108"><text:span text:style-name="T5">"The reference element of a Component Description."</text:span></text:p>
        <text:p text:style-name="P11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2"><text:span text:style-name="Summary_20_Heading_20_Font2"><text:span text:style-name="T12">Required Element Summary</text:span></text:span></text:p>
            </table:table-cell>
            <table:covered-table-cell/>
            <table:table-cell table:style-name="Table23.A1" office:value-type="string">
              <text:p text:style-name="P114"><text:span text:style-name="Page_20_Reference_20_Font"><text:span text:style-name="T13">Page</text:span></text:span></text:p>
            </table:table-cell>
          </table:table-row>
          <table:table-row table:style-name="Table23.1">
            <table:table-cell table:style-name="Table23.A2" office:value-type="string">
              <text:p text:style-name="P116"><text:span text:style-name="Code_20_Small1"><text:span text:style-name="T63">String</text:span></text:span></text:p>
            </table:table-cell>
            <table:table-cell table:style-name="Table23.B2" office:value-type="string">
              <text:p text:style-name="P118"><text:a xlink:type="simple" xlink:href="file:///l%22r99" text:style-name="Internet_20_link" text:visited-style-name="Visited_20_Internet_20_Link"><text:span text:style-name="T57">bind</text:span></text:a></text:p>
              <text:p text:style-name="P120"><text:span text:style-name="T5">The name of the bind method for this reference.</text:span></text:p>
            </table:table-cell>
            <table:table-cell table:style-name="Table23.C2" office:value-type="string">
              <text:p text:style-name="P114"><text:bookmark-ref text:reference-format="page" text:ref-name="r99">53</text:bookmark-ref></text:p>
            </table:table-cell>
          </table:table-row>
          <table:table-row table:style-name="Table23.1">
            <table:table-cell table:style-name="Table23.A3" office:value-type="string">
              <text:p text:style-name="P115"><text:a xlink:type="simple" xlink:href="file:///l%22r114" text:style-name="Internet_20_link" text:visited-style-name="Visited_20_Internet_20_Link"><text:span text:style-name="T60">ReferenceCardinality</text:span></text:a></text:p>
            </table:table-cell>
            <table:table-cell table:style-name="Table23.B3" office:value-type="string">
              <text:p text:style-name="P117"><text:a xlink:type="simple" xlink:href="file:///l%22r94" text:style-name="Internet_20_link" text:visited-style-name="Visited_20_Internet_20_Link"><text:span text:style-name="T57">cardinality</text:span></text:a></text:p>
              <text:p text:style-name="P119"><text:span text:style-name="T5">The cardinality of this reference.</text:span></text:p>
            </table:table-cell>
            <table:table-cell table:style-name="Table23.C3" office:value-type="string">
              <text:p text:style-name="P113"><text:bookmark-ref text:reference-format="page" text:ref-name="r94">52</text:bookmark-ref></text:p>
            </table:table-cell>
          </table:table-row>
          <table:table-row table:style-name="Table23.1">
            <table:table-cell table:style-name="Table23.A4" office:value-type="string">
              <text:p text:style-name="P115"><text:a xlink:type="simple" xlink:href="file:///l%22r58" text:style-name="Internet_20_link" text:visited-style-name="Visited_20_Internet_20_Link"><text:span text:style-name="T60">CollectionType</text:span></text:a></text:p>
            </table:table-cell>
            <table:table-cell table:style-name="Table23.B4" office:value-type="string">
              <text:p text:style-name="P117"><text:a xlink:type="simple" xlink:href="file:///l%22r105" text:style-name="Internet_20_link" text:visited-style-name="Visited_20_Internet_20_Link"><text:span text:style-name="T57">collectionType</text:span></text:a></text:p>
              <text:p text:style-name="P119"><text:span text:style-name="T5">The collection type for this reference.</text:span></text:p>
            </table:table-cell>
            <table:table-cell table:style-name="Table23.C4" office:value-type="string">
              <text:p text:style-name="P113"><text:bookmark-ref text:reference-format="page" text:ref-name="r105">56</text:bookmark-ref></text:p>
            </table:table-cell>
          </table:table-row>
          <table:table-row table:style-name="Table23.1">
            <table:table-cell table:style-name="Table23.A5" office:value-type="string">
              <text:p text:style-name="P115"><text:span text:style-name="Code_20_Small1"><text:span text:style-name="T63">String</text:span></text:span></text:p>
            </table:table-cell>
            <table:table-cell table:style-name="Table23.B5" office:value-type="string">
              <text:p text:style-name="P117"><text:a xlink:type="simple" xlink:href="file:///l%22r102" text:style-name="Internet_20_link" text:visited-style-name="Visited_20_Internet_20_Link"><text:span text:style-name="T57">field</text:span></text:a></text:p>
              <text:p text:style-name="P119"><text:span text:style-name="T5">The name of the field for this reference.</text:span></text:p>
            </table:table-cell>
            <table:table-cell table:style-name="Table23.C5" office:value-type="string">
              <text:p text:style-name="P113"><text:bookmark-ref text:reference-format="page" text:ref-name="r102">54</text:bookmark-ref></text:p>
            </table:table-cell>
          </table:table-row>
          <table:table-row table:style-name="Table23.1">
            <table:table-cell table:style-name="Table23.A6" office:value-type="string">
              <text:p text:style-name="P115"><text:a xlink:type="simple" xlink:href="file:///l%22r90" text:style-name="Internet_20_link" text:visited-style-name="Visited_20_Internet_20_Link"><text:span text:style-name="T60">FieldOption</text:span></text:a></text:p>
            </table:table-cell>
            <table:table-cell table:style-name="Table23.B6" office:value-type="string">
              <text:p text:style-name="P117"><text:a xlink:type="simple" xlink:href="file:///l%22r103" text:style-name="Internet_20_link" text:visited-style-name="Visited_20_Internet_20_Link"><text:span text:style-name="T57">fieldOption</text:span></text:a></text:p>
              <text:p text:style-name="P119"><text:span text:style-name="T5">The field option for this reference.</text:span></text:p>
            </table:table-cell>
            <table:table-cell table:style-name="Table23.C6" office:value-type="string">
              <text:p text:style-name="P113"><text:bookmark-ref text:reference-format="page" text:ref-name="r103">55</text:bookmark-ref></text:p>
            </table:table-cell>
          </table:table-row>
          <table:table-row table:style-name="Table23.1">
            <table:table-cell table:style-name="Table23.A7" office:value-type="string">
              <text:p text:style-name="P115"><text:span text:style-name="Code_20_Small1"><text:span text:style-name="T63">String</text:span></text:span></text:p>
            </table:table-cell>
            <table:table-cell table:style-name="Table23.B7" office:value-type="string">
              <text:p text:style-name="P117"><text:a xlink:type="simple" xlink:href="file:///l%22r92" text:style-name="Internet_20_link" text:visited-style-name="Visited_20_Internet_20_Link"><text:span text:style-name="T57">name</text:span></text:a></text:p>
              <text:p text:style-name="P119"><text:span text:style-name="T5">The name of this reference.</text:span></text:p>
            </table:table-cell>
            <table:table-cell table:style-name="Table23.C7" office:value-type="string">
              <text:p text:style-name="P113"><text:bookmark-ref text:reference-format="page" text:ref-name="r92">51</text:bookmark-ref></text:p>
            </table:table-cell>
          </table:table-row>
          <table:table-row table:style-name="Table23.1">
            <table:table-cell table:style-name="Table23.A8" office:value-type="string">
              <text:p text:style-name="P115"><text:span text:style-name="Code_20_Small1"><text:span text:style-name="T63">int</text:span></text:span></text:p>
            </table:table-cell>
            <table:table-cell table:style-name="Table23.B8" office:value-type="string">
              <text:p text:style-name="P117"><text:a xlink:type="simple" xlink:href="file:///l%22r104" text:style-name="Internet_20_link" text:visited-style-name="Visited_20_Internet_20_Link"><text:span text:style-name="T57">parameter</text:span></text:a></text:p>
              <text:p text:style-name="P119"><text:span text:style-name="T5">The zero-based parameter number of the constructor parameter for this reference.</text:span></text:p>
            </table:table-cell>
            <table:table-cell table:style-name="Table23.C8" office:value-type="string">
              <text:p text:style-name="P113"><text:bookmark-ref text:reference-format="page" text:ref-name="r104">55</text:bookmark-ref></text:p>
            </table:table-cell>
          </table:table-row>
          <table:table-row table:style-name="Table23.1">
            <table:table-cell table:style-name="Table23.A9" office:value-type="string">
              <text:p text:style-name="P115"><text:a xlink:type="simple" xlink:href="file:///l%22r120" text:style-name="Internet_20_link" text:visited-style-name="Visited_20_Internet_20_Link"><text:span text:style-name="T60">ReferencePolicy</text:span></text:a></text:p>
            </table:table-cell>
            <table:table-cell table:style-name="Table23.B9" office:value-type="string">
              <text:p text:style-name="P117"><text:a xlink:type="simple" xlink:href="file:///l%22r95" text:style-name="Internet_20_link" text:visited-style-name="Visited_20_Internet_20_Link"><text:span text:style-name="T57">policy</text:span></text:a></text:p>
              <text:p text:style-name="P119"><text:span text:style-name="T5">The policy for this reference.</text:span></text:p>
            </table:table-cell>
            <table:table-cell table:style-name="Table23.C9" office:value-type="string">
              <text:p text:style-name="P113"><text:bookmark-ref text:reference-format="page" text:ref-name="r95">52</text:bookmark-ref></text:p>
            </table:table-cell>
          </table:table-row>
          <table:table-row table:style-name="Table23.1">
            <table:table-cell table:style-name="Table23.A10" office:value-type="string">
              <text:p text:style-name="P115"><text:a xlink:type="simple" xlink:href="file:///l%22r126" text:style-name="Internet_20_link" text:visited-style-name="Visited_20_Internet_20_Link"><text:span text:style-name="T60">ReferencePolicyOption</text:span></text:a></text:p>
            </table:table-cell>
            <table:table-cell table:style-name="Table23.B10" office:value-type="string">
              <text:p text:style-name="P117"><text:a xlink:type="simple" xlink:href="file:///l%22r97" text:style-name="Internet_20_link" text:visited-style-name="Visited_20_Internet_20_Link"><text:span text:style-name="T57">policyOption</text:span></text:a></text:p>
              <text:p text:style-name="P119"><text:span text:style-name="T5">The policy option for this reference.</text:span></text:p>
            </table:table-cell>
            <table:table-cell table:style-name="Table23.C10" office:value-type="string">
              <text:p text:style-name="P113"><text:bookmark-ref text:reference-format="page" text:ref-name="r97">53</text:bookmark-ref></text:p>
            </table:table-cell>
          </table:table-row>
          <table:table-row table:style-name="Table23.1">
            <table:table-cell table:style-name="Table23.A11" office:value-type="string">
              <text:p text:style-name="P115"><text:a xlink:type="simple" xlink:href="file:///l%22r133" text:style-name="Internet_20_link" text:visited-style-name="Visited_20_Internet_20_Link"><text:span text:style-name="T60">ReferenceScope</text:span></text:a></text:p>
            </table:table-cell>
            <table:table-cell table:style-name="Table23.B11" office:value-type="string">
              <text:p text:style-name="P117"><text:a xlink:type="simple" xlink:href="file:///l%22r98" text:style-name="Internet_20_link" text:visited-style-name="Visited_20_Internet_20_Link"><text:span text:style-name="T57">scope</text:span></text:a></text:p>
              <text:p text:style-name="P119"><text:span text:style-name="T5">The reference scope for this reference.</text:span></text:p>
            </table:table-cell>
            <table:table-cell table:style-name="Table23.C11" office:value-type="string">
              <text:p text:style-name="P113"><text:bookmark-ref text:reference-format="page" text:ref-name="r98">53</text:bookmark-ref></text:p>
            </table:table-cell>
          </table:table-row>
          <table:table-row table:style-name="Table23.1">
            <table:table-cell table:style-name="Table23.A12" office:value-type="string">
              <text:p text:style-name="P115"><text:span text:style-name="Code_20_Small1"><text:span text:style-name="T63">Class&lt;?&gt;</text:span></text:span></text:p>
            </table:table-cell>
            <table:table-cell table:style-name="Table23.B12" office:value-type="string">
              <text:p text:style-name="P117"><text:a xlink:type="simple" xlink:href="file:///l%22r93" text:style-name="Internet_20_link" text:visited-style-name="Visited_20_Internet_20_Link"><text:span text:style-name="T57">service</text:span></text:a></text:p>
              <text:p text:style-name="P119"><text:span text:style-name="T5">The type of the service for this reference.</text:span></text:p>
            </table:table-cell>
            <table:table-cell table:style-name="Table23.C12" office:value-type="string">
              <text:p text:style-name="P113"><text:bookmark-ref text:reference-format="page" text:ref-name="r93">51</text:bookmark-ref></text:p>
            </table:table-cell>
          </table:table-row>
          <text:soft-page-break/>
          <table:table-row table:style-name="Table23.1">
            <table:table-cell table:style-name="Table23.A13" office:value-type="string">
              <text:p text:style-name="P115"><text:span text:style-name="Code_20_Small1"><text:span text:style-name="T63">String</text:span></text:span></text:p>
            </table:table-cell>
            <table:table-cell table:style-name="Table23.B13" office:value-type="string">
              <text:p text:style-name="P117"><text:a xlink:type="simple" xlink:href="file:///l%22r96" text:style-name="Internet_20_link" text:visited-style-name="Visited_20_Internet_20_Link"><text:span text:style-name="T57">target</text:span></text:a></text:p>
              <text:p text:style-name="P119"><text:span text:style-name="T5">The target property for this reference.</text:span></text:p>
            </table:table-cell>
            <table:table-cell table:style-name="Table23.C13" office:value-type="string">
              <text:p text:style-name="P113"><text:bookmark-ref text:reference-format="page" text:ref-name="r96">52</text:bookmark-ref></text:p>
            </table:table-cell>
          </table:table-row>
          <table:table-row table:style-name="Table23.1">
            <table:table-cell table:style-name="Table23.A14" office:value-type="string">
              <text:p text:style-name="P115"><text:span text:style-name="Code_20_Small1"><text:span text:style-name="T63">String</text:span></text:span></text:p>
            </table:table-cell>
            <table:table-cell table:style-name="Table23.B14" office:value-type="string">
              <text:p text:style-name="P117"><text:a xlink:type="simple" xlink:href="file:///l%22r101" text:style-name="Internet_20_link" text:visited-style-name="Visited_20_Internet_20_Link"><text:span text:style-name="T57">unbind</text:span></text:a></text:p>
              <text:p text:style-name="P119"><text:span text:style-name="T5">The name of the unbind method for this reference.</text:span></text:p>
            </table:table-cell>
            <table:table-cell table:style-name="Table23.C14" office:value-type="string">
              <text:p text:style-name="P113"><text:bookmark-ref text:reference-format="page" text:ref-name="r101">54</text:bookmark-ref></text:p>
            </table:table-cell>
          </table:table-row>
          <table:table-row table:style-name="Table23.1">
            <table:table-cell table:style-name="Table23.A15" office:value-type="string">
              <text:p text:style-name="P115"><text:span text:style-name="Code_20_Small1"><text:span text:style-name="T63">String</text:span></text:span></text:p>
            </table:table-cell>
            <table:table-cell table:style-name="Table23.B15" office:value-type="string">
              <text:p text:style-name="P117"><text:a xlink:type="simple" xlink:href="file:///l%22r100" text:style-name="Internet_20_link" text:visited-style-name="Visited_20_Internet_20_Link"><text:span text:style-name="T57">updated</text:span></text:a></text:p>
              <text:p text:style-name="P119"><text:span text:style-name="T5">The name of the updated method for this reference.</text:span></text:p>
            </table:table-cell>
            <table:table-cell table:style-name="Table23.C15" office:value-type="string">
              <text:p text:style-name="P113"><text:bookmark-ref text:reference-format="page" text:ref-name="r100">54</text:bookmark-ref></text:p>
            </table:table-cell>
          </table:table-row>
        </table:table>
        <text:p text:style-name="P208"><text:span text:style-name="T26">Element Detail</text:span></text:p>
        <text:p text:style-name="P210"><text:bookmark text:name="r92"/><text:span text:style-name="T26">name</text:span></text:p>
        <text:p text:style-name="P92"><text:span text:style-name="Code2">public abstract String </text:span><text:span text:style-name="Code2"><text:span text:style-name="T69">name</text:span></text:span></text:p>
        <text:p text:style-name="P106"><text:span text:style-name="T5">The name of this reference.</text:span></text:p>
        <text:p text:style-name="P106"><text:span text:style-name="T5">The name of this reference must be specified when using this annotation in the </text:span><text:a xlink:type="simple" xlink:href="file:///l%22r72" text:style-name="Internet_20_link" text:visited-style-name="Visited_20_Internet_20_Link"><text:span text:style-name="T65">Component.reference()</text:span></text:a><text:span text:style-name="T7"> element since there is no annotated member from which the name can be determined. If not specified, the name of this reference is based upon how this annotation is used:</text:span></text:p>
        <text:list xml:id="list7623677328407238971" text:style-name="WWNum3">
          <text:list-item>
            <text:p text:style-name="P125"><text:span text:style-name="T5">Annotated method - If the method name begins with </text:span><text:span text:style-name="Code2">bind</text:span><text:span text:style-name="T5">, </text:span><text:span text:style-name="Code2">set</text:span><text:span text:style-name="T5"> or </text:span><text:span text:style-name="Code2">add</text:span><text:span text:style-name="T5">, that prefix is removed to create the name of the reference. Otherwise, the name of the reference is the method name.</text:span></text:p>
          </text:list-item>
          <text:list-item>
            <text:p text:style-name="P125"><text:span text:style-name="T5">Annotated field - The name of the reference is the field name.</text:span></text:p>
          </text:list-item>
          <text:list-item>
            <text:p text:style-name="P139"><text:span text:style-name="T5">Annotated constructor parameter - The name of the reference is the parameter name.</text:span></text:p>
          </text:list-item>
        </text:list>
        <text:p text:style-name="P107"><text:span text:style-name="T6">Default:</text:span></text:p>
        <text:p text:style-name="P122"><text:span text:style-name="T5">""</text:span></text:p>
        <text:p text:style-name="P107"><text:span text:style-name="T6">See Also:</text:span></text:p>
        <text:p text:style-name="P122"><text:span text:style-name="T5">"The name attribute of the reference element of a Component Description."</text:span></text:p>
        <text:p text:style-name="P150"/>
        <text:p text:style-name="P212"><text:bookmark text:name="r93"/><text:span text:style-name="T26">service</text:span></text:p>
        <text:p text:style-name="P92"><text:span text:style-name="Code2">public abstract Class&lt;?&gt; </text:span><text:span text:style-name="Code2"><text:span text:style-name="T69">service</text:span></text:span></text:p>
        <text:p text:style-name="P106"><text:span text:style-name="T5">The type of the service for this reference.</text:span></text:p>
        <text:p text:style-name="P106"><text:span text:style-name="T5">The type of the service for this reference must be specified when using this annotation in the </text:span><text:a xlink:type="simple" xlink:href="file:///l%22r72" text:style-name="Internet_20_link" text:visited-style-name="Visited_20_Internet_20_Link"><text:span text:style-name="T65">Component.reference()</text:span></text:a><text:span text:style-name="T7"> element since there is no annotated member from which the type of the service can be determined.</text:span></text:p>
        <text:p text:style-name="P106"><text:span text:style-name="T5">If not specified, the type of the service for this reference is based upon how this annotation is used:</text:span></text:p>
        <text:list xml:id="list4720654702678586755" text:style-name="WWNum4">
          <text:list-item>
            <text:p text:style-name="P126"><text:span text:style-name="T5">Annotated method - The type of the service is the type of the first argument of the method.</text:span></text:p>
          </text:list-item>
          <text:list-item>
            <text:p text:style-name="P126"><text:span text:style-name="T5">Annotated field - The type of the service is based upon the type of the field being annotated and the cardinality of the reference. If the cardinality is either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type of the field must be one of </text:span><text:span text:style-name="Code2"><text:span text:style-name="T71">java.util.Collection</text:span></text:span><text:span text:style-name="T7">, </text:span><text:span text:style-name="Code2"><text:span text:style-name="T71">java.util.List</text:span></text:span><text:span text:style-name="T7">, or a subtype of </text:span><text:span text:style-name="Code2"><text:span text:style-name="T71">java.util.Collection</text:span></text:span><text:span text:style-name="T7"> so the type of the service is the generic type of the collection. Otherwise, the type of the service is the type of the field.</text:span></text:p>
          </text:list-item>
          <text:list-item>
            <text:p text:style-name="P140"><text:span text:style-name="T5">Annotated constructor parameter - The type of the service is based upon the type of the parameter being annotated and the cardinality of the reference. If the cardinality is either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type of the parameter must be one of </text:span><text:span text:style-name="Code2"><text:span text:style-name="T71">java.util.Collection</text:span></text:span><text:span text:style-name="T7">, </text:span><text:span text:style-name="Code2"><text:span text:style-name="T71">java.util.List</text:span></text:span><text:span text:style-name="T7">, or a subtype of </text:span><text:span text:style-name="Code2"><text:span text:style-name="T71">java.util.Collection</text:span></text:span><text:span text:style-name="T7"> so the type of the service is the generic type of the collection. Otherwise, the type of the service is the type of the parameter.</text:span></text:p>
          </text:list-item>
        </text:list>
        <text:p text:style-name="P107"><text:span text:style-name="T6">Default:</text:span></text:p>
        <text:p text:style-name="P122"><text:span text:style-name="T5">Object.class</text:span></text:p>
        <text:p text:style-name="P107"><text:soft-page-break/><text:span text:style-name="T6">See Also:</text:span></text:p>
        <text:p text:style-name="P122"><text:span text:style-name="T5">"The interface attribute of the reference element of a Component Description."</text:span></text:p>
        <text:p text:style-name="P150"/>
        <text:p text:style-name="P212"><text:bookmark text:name="r94"/><text:span text:style-name="T26">cardinality</text:span></text:p>
        <text:p text:style-name="P92"><text:span text:style-name="Code2">public abstract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cardinality</text:span></text:span></text:p>
        <text:p text:style-name="P106"><text:span text:style-name="T5">The cardinality of this reference.</text:span></text:p>
        <text:p text:style-name="P106"><text:span text:style-name="T5">If not specified, the cardinality of this reference is based upon how this annotation is used:</text:span></text:p>
        <text:list xml:id="list7982563344567593765" text:style-name="WWNum5">
          <text:list-item>
            <text:p text:style-name="P127"><text:span text:style-name="T5">Annotated method - The cardinality is </text:span><text:a xlink:type="simple" xlink:href="file:///l%22r108" text:style-name="Internet_20_link" text:visited-style-name="Visited_20_Internet_20_Link"><text:span text:style-name="T65">1..1</text:span></text:a><text:span text:style-name="T7">.</text:span></text:p>
          </text:list-item>
          <text:list-item>
            <text:p text:style-name="P127"><text:span text:style-name="T5">Annotated field - The cardinality is based on the type of the field. If the type is either </text:span><text:span text:style-name="Code2">java.util.Collection</text:span><text:span text:style-name="T5">, </text:span><text:span text:style-name="Code2">java.util.List</text:span><text:span text:style-name="T5">, or a subtype of </text:span><text:span text:style-name="Code2">java.util.Collection</text:span><text:span text:style-name="T5">, the cardinality is </text:span><text:a xlink:type="simple" xlink:href="file:///l%22r109" text:style-name="Internet_20_link" text:visited-style-name="Visited_20_Internet_20_Link"><text:span text:style-name="T65">0..n</text:span></text:a><text:span text:style-name="T7">. Otherwise the cardinality is </text:span><text:a xlink:type="simple" xlink:href="file:///l%22r108" text:style-name="Internet_20_link" text:visited-style-name="Visited_20_Internet_20_Link"><text:span text:style-name="T65">1..1</text:span></text:a><text:span text:style-name="T7">.</text:span></text:p>
          </text:list-item>
          <text:list-item>
            <text:p text:style-name="P127"><text:a xlink:type="simple" xlink:href="file:///l%22r72" text:style-name="Internet_20_link" text:visited-style-name="Visited_20_Internet_20_Link"><text:span text:style-name="T65">Component.reference()</text:span></text:a><text:span text:style-name="T7"> element - The cardinality is </text:span><text:a xlink:type="simple" xlink:href="file:///l%22r108" text:style-name="Internet_20_link" text:visited-style-name="Visited_20_Internet_20_Link"><text:span text:style-name="T65">1..1</text:span></text:a><text:span text:style-name="T7">.</text:span></text:p>
          </text:list-item>
          <text:list-item>
            <text:p text:style-name="P127"><text:span text:style-name="T5">Annotated constructor parameter - The cardinality is based on the type of the parameter. If the type is either </text:span><text:span text:style-name="Code2">java.util.Collection</text:span><text:span text:style-name="T5">, </text:span><text:span text:style-name="Code2">java.util.List</text:span><text:span text:style-name="T5">, or a subtype of </text:span><text:span text:style-name="Code2">java.util.Collection</text:span><text:span text:style-name="T5">, the cardinality is </text:span><text:a xlink:type="simple" xlink:href="file:///l%22r109" text:style-name="Internet_20_link" text:visited-style-name="Visited_20_Internet_20_Link"><text:span text:style-name="T65">0..n</text:span></text:a><text:span text:style-name="T7">. Otherwise the cardinality is </text:span><text:a xlink:type="simple" xlink:href="file:///l%22r108" text:style-name="Internet_20_link" text:visited-style-name="Visited_20_Internet_20_Link"><text:span text:style-name="T65">1..1</text:span></text:a><text:span text:style-name="T7">.</text:span></text:p>
          </text:list-item>
          <text:list-item>
            <text:p text:style-name="P141"><text:a xlink:type="simple" xlink:href="file:///l%22r72" text:style-name="Internet_20_link" text:visited-style-name="Visited_20_Internet_20_Link"><text:span text:style-name="T65">Component.reference()</text:span></text:a><text:span text:style-name="T7"> element - The cardinality is </text:span><text:a xlink:type="simple" xlink:href="file:///l%22r108" text:style-name="Internet_20_link" text:visited-style-name="Visited_20_Internet_20_Link"><text:span text:style-name="T65">1..1</text:span></text:a><text:span text:style-name="T7">.</text:span></text:p>
          </text:list-item>
        </text:list>
        <text:p text:style-name="P107"><text:span text:style-name="T6">Default:</text:span></text:p>
        <text:p text:style-name="P122"><text:a xlink:type="simple" xlink:href="file:///l%22r108" text:style-name="Internet_20_link" text:visited-style-name="Visited_20_Internet_20_Link"><text:span text:style-name="T5">ReferenceCardinality.MANDATORY</text:span></text:a></text:p>
        <text:p text:style-name="P107"><text:span text:style-name="T6">See Also:</text:span></text:p>
        <text:p text:style-name="P122"><text:span text:style-name="T5">"The cardinality attribute of the reference element of a Component Description."</text:span></text:p>
        <text:p text:style-name="P150"/>
        <text:p text:style-name="P212"><text:bookmark text:name="r95"/><text:span text:style-name="T26">policy</text:span></text:p>
        <text:p text:style-name="P92"><text:span text:style-name="Code2">public abstract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policy</text:span></text:span></text:p>
        <text:p text:style-name="P106"><text:span text:style-name="T5">The policy for this reference.</text:span></text:p>
        <text:p text:style-name="P106"><text:span text:style-name="T5">If not specified, the policy of this reference is based upon how this annotation is used:</text:span></text:p>
        <text:list xml:id="list3196775580183660698" text:style-name="WWNum6">
          <text:list-item>
            <text:p text:style-name="P128"><text:span text:style-name="T5">Annotated method - The policy is </text:span><text:a xlink:type="simple" xlink:href="file:///l%22r115" text:style-name="Internet_20_link" text:visited-style-name="Visited_20_Internet_20_Link"><text:span text:style-name="T65">STATIC</text:span></text:a><text:span text:style-name="T7">.</text:span></text:p>
          </text:list-item>
          <text:list-item>
            <text:p text:style-name="P128"><text:span text:style-name="T5">Annotated field - The policy is based on the modifiers of the field. If the field is declared </text:span><text:span text:style-name="Code2">volatile</text:span><text:span text:style-name="T5">, the policy is </text:span><text:a xlink:type="simple" xlink:href="file:///l%22r116" text:style-name="Internet_20_link" text:visited-style-name="Visited_20_Internet_20_Link"><text:span text:style-name="T65">ReferencePolicy.DYNAMIC</text:span></text:a><text:span text:style-name="T7">. Otherwise the policy is </text:span><text:a xlink:type="simple" xlink:href="file:///l%22r115" text:style-name="Internet_20_link" text:visited-style-name="Visited_20_Internet_20_Link"><text:span text:style-name="T65">STATIC</text:span></text:a><text:span text:style-name="T7">.</text:span></text:p>
          </text:list-item>
          <text:list-item>
            <text:p text:style-name="P128"><text:span text:style-name="T5">Annotated constructor parameter - The policy is </text:span><text:a xlink:type="simple" xlink:href="file:///l%22r115" text:style-name="Internet_20_link" text:visited-style-name="Visited_20_Internet_20_Link"><text:span text:style-name="T65">STATIC</text:span></text:a><text:span text:style-name="T7">. Constructor parameters must use </text:span><text:a xlink:type="simple" xlink:href="file:///l%22r115" text:style-name="Internet_20_link" text:visited-style-name="Visited_20_Internet_20_Link"><text:span text:style-name="T65">STATIC</text:span></text:a><text:span text:style-name="T7"> policy.</text:span></text:p>
          </text:list-item>
          <text:list-item>
            <text:p text:style-name="P142"><text:a xlink:type="simple" xlink:href="file:///l%22r72" text:style-name="Internet_20_link" text:visited-style-name="Visited_20_Internet_20_Link"><text:span text:style-name="T65">Component.reference()</text:span></text:a><text:span text:style-name="T7"> element - The policy is </text:span><text:a xlink:type="simple" xlink:href="file:///l%22r115" text:style-name="Internet_20_link" text:visited-style-name="Visited_20_Internet_20_Link"><text:span text:style-name="T65">STATIC</text:span></text:a><text:span text:style-name="T7">.</text:span></text:p>
          </text:list-item>
        </text:list>
        <text:p text:style-name="P107"><text:span text:style-name="T6">Default:</text:span></text:p>
        <text:p text:style-name="P122"><text:a xlink:type="simple" xlink:href="file:///l%22r115" text:style-name="Internet_20_link" text:visited-style-name="Visited_20_Internet_20_Link"><text:span text:style-name="T5">ReferencePolicy.STATIC</text:span></text:a></text:p>
        <text:p text:style-name="P107"><text:span text:style-name="T6">See Also:</text:span></text:p>
        <text:p text:style-name="P122"><text:span text:style-name="T5">"The policy attribute of the reference element of a Component Description."</text:span></text:p>
        <text:p text:style-name="P150"/>
        <text:p text:style-name="P212"><text:bookmark text:name="r96"/><text:span text:style-name="T26">target</text:span></text:p>
        <text:p text:style-name="P92"><text:span text:style-name="Code2">public abstract String </text:span><text:span text:style-name="Code2"><text:span text:style-name="T69">target</text:span></text:span></text:p>
        <text:p text:style-name="P106"><text:span text:style-name="T5">The target property for this reference.</text:span></text:p>
        <text:p text:style-name="P105"><text:span text:style-name="T5">If not specified, no target property is set.</text:span></text:p>
        <text:p text:style-name="P107"><text:span text:style-name="T6">Default:</text:span></text:p>
        <text:p text:style-name="P122"><text:span text:style-name="T5">""</text:span></text:p>
        <text:p text:style-name="P107"><text:soft-page-break/><text:span text:style-name="T6">See Also:</text:span></text:p>
        <text:p text:style-name="P122"><text:span text:style-name="T5">"The target attribute of the reference element of a Component Description."</text:span></text:p>
        <text:p text:style-name="P150"/>
        <text:p text:style-name="P212"><text:bookmark text:name="r97"/><text:span text:style-name="T26">policyOption</text:span></text:p>
        <text:p text:style-name="P92"><text:span text:style-name="Code2">public abstract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policyOption</text:span></text:span></text:p>
        <text:p text:style-name="P106"><text:span text:style-name="T5">The policy option for this reference.</text:span></text:p>
        <text:p text:style-name="P105"><text:span text:style-name="T5">If not specified, the </text:span><text:a xlink:type="simple" xlink:href="file:///l%22r121" text:style-name="Internet_20_link" text:visited-style-name="Visited_20_Internet_20_Link"><text:span text:style-name="T65">RELUCTANT</text:span></text:a><text:span text:style-name="T7"> reference policy option is used.</text:span></text:p>
        <text:p text:style-name="P107"><text:span text:style-name="T6">Default:</text:span></text:p>
        <text:p text:style-name="P122"><text:a xlink:type="simple" xlink:href="file:///l%22r121" text:style-name="Internet_20_link" text:visited-style-name="Visited_20_Internet_20_Link"><text:span text:style-name="T5">ReferencePolicyOption.RELUCTANT</text:span></text:a></text:p>
        <text:p text:style-name="P107"><text:span text:style-name="T6">Since:</text:span></text:p>
        <text:p text:style-name="P122"><text:span text:style-name="T5">1.2</text:span></text:p>
        <text:p text:style-name="P107"><text:span text:style-name="T6">See Also:</text:span></text:p>
        <text:p text:style-name="P122"><text:span text:style-name="T5">"The policy-option attribute of the reference element of a Component Description."</text:span></text:p>
        <text:p text:style-name="P150"/>
        <text:p text:style-name="P212"><text:bookmark text:name="r98"/><text:span text:style-name="T26">scope</text:span></text:p>
        <text:p text:style-name="P92"><text:span text:style-name="Code2">public abstract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scope</text:span></text:span></text:p>
        <text:p text:style-name="P106"><text:span text:style-name="T5">The reference scope for this reference.</text:span></text:p>
        <text:p text:style-name="P105"><text:span text:style-name="T5">If not specified, the </text:span><text:a xlink:type="simple" xlink:href="file:///l%22r127" text:style-name="Internet_20_link" text:visited-style-name="Visited_20_Internet_20_Link"><text:span text:style-name="T65">bundle</text:span></text:a><text:span text:style-name="T7"> reference scope is used.</text:span></text:p>
        <text:p text:style-name="P107"><text:span text:style-name="T6">Default:</text:span></text:p>
        <text:p text:style-name="P122"><text:a xlink:type="simple" xlink:href="file:///l%22r127" text:style-name="Internet_20_link" text:visited-style-name="Visited_20_Internet_20_Link"><text:span text:style-name="T5">ReferenceScope.BUNDLE</text:span></text:a></text:p>
        <text:p text:style-name="P107"><text:span text:style-name="T6">Since:</text:span></text:p>
        <text:p text:style-name="P122"><text:span text:style-name="T5">1.3</text:span></text:p>
        <text:p text:style-name="P107"><text:span text:style-name="T6">See Also:</text:span></text:p>
        <text:p text:style-name="P122"><text:span text:style-name="T5">"The scope attribute of the reference element of a Component Description."</text:span></text:p>
        <text:p text:style-name="P150"/>
        <text:p text:style-name="P212"><text:bookmark text:name="r99"/><text:span text:style-name="T26">bind</text:span></text:p>
        <text:p text:style-name="P92"><text:span text:style-name="Code2">public abstract String </text:span><text:span text:style-name="Code2"><text:span text:style-name="T69">bind</text:span></text:span></text:p>
        <text:p text:style-name="P106"><text:span text:style-name="T5">The name of the bind method for this reference.</text:span></text:p>
        <text:p text:style-name="P106"><text:span text:style-name="T5">If specified and this reference annotates a method, the specified name must match the name of the annotated method.</text:span></text:p>
        <text:p text:style-name="P106"><text:span text:style-name="T5">If not specified, the name of the bind method is based upon how this annotation is used:</text:span></text:p>
        <text:list xml:id="list637739481970817799" text:style-name="WWNum7">
          <text:list-item>
            <text:p text:style-name="P129"><text:span text:style-name="T5">Annotated method - The name of the annotated method is the name of the bind method.</text:span></text:p>
          </text:list-item>
          <text:list-item>
            <text:p text:style-name="P129"><text:span text:style-name="T5">Annotated field - There is no bind method name.</text:span></text:p>
          </text:list-item>
          <text:list-item>
            <text:p text:style-name="P129"><text:span text:style-name="T5">Annotated constructor parameter - There is no bind method name.</text:span></text:p>
          </text:list-item>
          <text:list-item>
            <text:p text:style-name="P145"><text:a xlink:type="simple" xlink:href="file:///l%22r72" text:style-name="Internet_20_link" text:visited-style-name="Visited_20_Internet_20_Link"><text:span text:style-name="T65">Component.reference()</text:span></text:a><text:span text:style-name="T7"> element - There is no bind method name.</text:span></text:p>
          </text:list-item>
        </text:list>
        <text:p text:style-name="P105"><text:span text:style-name="T5">If there is a bind method name, the component must contain a method with that name.</text:span></text:p>
        <text:p text:style-name="P107"><text:span text:style-name="T6">Default:</text:span></text:p>
        <text:p text:style-name="P122"><text:span text:style-name="T5">""</text:span></text:p>
        <text:p text:style-name="P107"><text:span text:style-name="T6">Since:</text:span></text:p>
        <text:p text:style-name="P122"><text:span text:style-name="T5">1.3</text:span></text:p>
        <text:p text:style-name="P107"><text:span text:style-name="T6">See Also:</text:span></text:p>
        <text:p text:style-name="P122"><text:span text:style-name="T5">"The bind attribute of the reference element of a Component Description."</text:span></text:p>
        <text:p text:style-name="P150"><text:soft-page-break/></text:p>
        <text:p text:style-name="P212"><text:bookmark text:name="r100"/><text:span text:style-name="T26">updated</text:span></text:p>
        <text:p text:style-name="P92"><text:span text:style-name="Code2">public abstract String </text:span><text:span text:style-name="Code2"><text:span text:style-name="T69">updated</text:span></text:span></text:p>
        <text:p text:style-name="P106"><text:span text:style-name="T5">The name of the updated method for this reference.</text:span></text:p>
        <text:p text:style-name="P106"><text:span text:style-name="T5">If not specified, the name of the updated method is based upon how this annotation is used:</text:span></text:p>
        <text:list xml:id="list7661473483350278844" text:style-name="WWNum8">
          <text:list-item>
            <text:p text:style-name="P130"><text:span text:style-name="T5">Annotated method - The name of the updated method is created from the name of the annotated method. If the name of the annotated method begins with </text:span><text:span text:style-name="Code2">bind</text:span><text:span text:style-name="T5">, </text:span><text:span text:style-name="Code2">set</text:span><text:span text:style-name="T5"> or </text:span><text:span text:style-name="Code2">add</text:span><text:span text:style-name="T5">, that prefix is replaced with </text:span><text:span text:style-name="Code2">updated</text:span><text:span text:style-name="T5"> to create the name candidate for the updated method. Otherwise, </text:span><text:span text:style-name="Code2">updated</text:span><text:span text:style-name="T5">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5"> must be used.</text:span></text:p>
          </text:list-item>
          <text:list-item>
            <text:p text:style-name="P130"><text:span text:style-name="T5">Annotated field - There is no updated method name.</text:span></text:p>
          </text:list-item>
          <text:list-item>
            <text:p text:style-name="P130"><text:span text:style-name="T5">Annotated constructor parameter - There is no updated method name.</text:span></text:p>
          </text:list-item>
          <text:list-item>
            <text:p text:style-name="P146"><text:a xlink:type="simple" xlink:href="file:///l%22r72" text:style-name="Internet_20_link" text:visited-style-name="Visited_20_Internet_20_Link"><text:span text:style-name="T65">Component.reference()</text:span></text:a><text:span text:style-name="T7"> element - There is no updated method name.</text:span></text:p>
          </text:list-item>
        </text:list>
        <text:p text:style-name="P105"><text:span text:style-name="T5">If there is an updated method name, the component must contain a method with that name.</text:span></text:p>
        <text:p text:style-name="P107"><text:span text:style-name="T6">Default:</text:span></text:p>
        <text:p text:style-name="P122"><text:span text:style-name="T5">""</text:span></text:p>
        <text:p text:style-name="P107"><text:span text:style-name="T6">Since:</text:span></text:p>
        <text:p text:style-name="P122"><text:span text:style-name="T5">1.2</text:span></text:p>
        <text:p text:style-name="P107"><text:span text:style-name="T6">See Also:</text:span></text:p>
        <text:p text:style-name="P122"><text:span text:style-name="T5">"The updated attribute of the reference element of a Component Description."</text:span></text:p>
        <text:p text:style-name="P150"/>
        <text:p text:style-name="P212"><text:bookmark text:name="r101"/><text:span text:style-name="T26">unbind</text:span></text:p>
        <text:p text:style-name="P92"><text:span text:style-name="Code2">public abstract String </text:span><text:span text:style-name="Code2"><text:span text:style-name="T69">unbind</text:span></text:span></text:p>
        <text:p text:style-name="P106"><text:span text:style-name="T5">The name of the unbind method for this reference.</text:span></text:p>
        <text:p text:style-name="P106"><text:span text:style-name="T5">If not specified, the name of the unbind method is based upon how this annotation is used:</text:span></text:p>
        <text:list xml:id="list980029820647682969" text:style-name="WWNum9">
          <text:list-item>
            <text:p text:style-name="P131"><text:span text:style-name="T5">Annotated method - The name of the unbind method is created from the name of the annotated method. If the name of the annotated method begins with </text:span><text:span text:style-name="Code2">bind</text:span><text:span text:style-name="T5">, </text:span><text:span text:style-name="Code2">set</text:span><text:span text:style-name="T5"> or </text:span><text:span text:style-name="Code2">add</text:span><text:span text:style-name="T5">, that prefix is replaced with </text:span><text:span text:style-name="Code2">unbind</text:span><text:span text:style-name="T5">, </text:span><text:span text:style-name="Code2">unset</text:span><text:span text:style-name="T5"> or </text:span><text:span text:style-name="Code2">remove</text:span><text:span text:style-name="T5">, respectively, to create the name candidate for the unbind method. Otherwise, </text:span><text:span text:style-name="Code2">un</text:span><text:span text:style-name="T5">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5"> must be used.</text:span></text:p>
          </text:list-item>
          <text:list-item>
            <text:p text:style-name="P131"><text:span text:style-name="T5">Annotated field - There is no unbind method name.</text:span></text:p>
          </text:list-item>
          <text:list-item>
            <text:p text:style-name="P131"><text:span text:style-name="T5">Annotated constructor parameter - There is no unbind method name.</text:span></text:p>
          </text:list-item>
          <text:list-item>
            <text:p text:style-name="P147"><text:a xlink:type="simple" xlink:href="file:///l%22r72" text:style-name="Internet_20_link" text:visited-style-name="Visited_20_Internet_20_Link"><text:span text:style-name="T65">Component.reference()</text:span></text:a><text:span text:style-name="T7"> element - There is no unbind method name.</text:span></text:p>
          </text:list-item>
        </text:list>
        <text:p text:style-name="P105"><text:span text:style-name="T5">If there is an unbind method name, the component must contain a method with that name.</text:span></text:p>
        <text:p text:style-name="P107"><text:span text:style-name="T6">Default:</text:span></text:p>
        <text:p text:style-name="P122"><text:span text:style-name="T5">""</text:span></text:p>
        <text:p text:style-name="P107"><text:span text:style-name="T6">See Also:</text:span></text:p>
        <text:p text:style-name="P122"><text:span text:style-name="T5">"The unbind attribute of the reference element of a Component Description."</text:span></text:p>
        <text:p text:style-name="P150"/>
        <text:p text:style-name="P212"><text:bookmark text:name="r102"/><text:span text:style-name="T26">field</text:span></text:p>
        <text:p text:style-name="P92"><text:span text:style-name="Code2">public abstract String </text:span><text:span text:style-name="Code2"><text:span text:style-name="T69">field</text:span></text:span></text:p>
        <text:p text:style-name="P106"><text:soft-page-break/><text:span text:style-name="T5">The name of the field for this reference.</text:span></text:p>
        <text:p text:style-name="P106"><text:span text:style-name="T5">If specified and this reference annotates a field, the specified name must match the name of the annotated field.</text:span></text:p>
        <text:p text:style-name="P106"><text:span text:style-name="T5">If not specified, the name of the field is based upon how this annotation is used:</text:span></text:p>
        <text:list xml:id="list2451863811140683036" text:style-name="WWNum10">
          <text:list-item>
            <text:p text:style-name="P132"><text:span text:style-name="T5">Annotated method - There is no field name.</text:span></text:p>
          </text:list-item>
          <text:list-item>
            <text:p text:style-name="P132"><text:span text:style-name="T5">Annotated field - The name of the annotated field is the name of the field.</text:span></text:p>
          </text:list-item>
          <text:list-item>
            <text:p text:style-name="P132"><text:span text:style-name="T5">Annotated constructor parameter - There is no field name.</text:span></text:p>
          </text:list-item>
          <text:list-item>
            <text:p text:style-name="P148"><text:a xlink:type="simple" xlink:href="file:///l%22r72" text:style-name="Internet_20_link" text:visited-style-name="Visited_20_Internet_20_Link"><text:span text:style-name="T65">Component.reference()</text:span></text:a><text:span text:style-name="T7"> element - There is no field name.</text:span></text:p>
          </text:list-item>
        </text:list>
        <text:p text:style-name="P105"><text:span text:style-name="T5">If there is a field name, the component must contain a field with that name.</text:span></text:p>
        <text:p text:style-name="P107"><text:span text:style-name="T6">Default:</text:span></text:p>
        <text:p text:style-name="P122"><text:span text:style-name="T5">""</text:span></text:p>
        <text:p text:style-name="P107"><text:span text:style-name="T6">Since:</text:span></text:p>
        <text:p text:style-name="P122"><text:span text:style-name="T5">1.3</text:span></text:p>
        <text:p text:style-name="P107"><text:span text:style-name="T6">See Also:</text:span></text:p>
        <text:p text:style-name="P122"><text:span text:style-name="T5">"The field attribute of the reference element of a Component Description."</text:span></text:p>
        <text:p text:style-name="P150"/>
        <text:p text:style-name="P212"><text:bookmark text:name="r103"/><text:span text:style-name="T26">fieldOption</text:span></text:p>
        <text:p text:style-name="P92"><text:span text:style-name="Code2">public abstract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fieldOption</text:span></text:span></text:p>
        <text:p text:style-name="P106"><text:span text:style-name="T5">The field option for this reference.</text:span></text:p>
        <text:p text:style-name="P106"><text:span text:style-name="T5">If not specified, the field option is based upon how this annotation is used:</text:span></text:p>
        <text:list xml:id="list6131328319918340442" text:style-name="WWNum11">
          <text:list-item>
            <text:p text:style-name="P133"><text:span text:style-name="T5">Annotated method - There is no field option.</text:span></text:p>
          </text:list-item>
          <text:list-item>
            <text:p text:style-name="P133"><text:span text:style-name="T5">Annotated field - The field option is based upon the policy and cardinality of the reference and the modifiers of the field. If the policy is </text:span><text:a xlink:type="simple" xlink:href="file:///l%22r116" text:style-name="Internet_20_link" text:visited-style-name="Visited_20_Internet_20_Link"><text:span text:style-name="T65">ReferencePolicy.DYNAMIC</text:span></text:a><text:span text:style-name="T7">,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and the field is declared </text:span><text:span text:style-name="Code2"><text:span text:style-name="T71">final</text:span></text:span><text:span text:style-name="T7">, the field option is </text:span><text:a xlink:type="simple" xlink:href="file:///l%22r85" text:style-name="Internet_20_link" text:visited-style-name="Visited_20_Internet_20_Link"><text:span text:style-name="T65">FieldOption.UPDATE</text:span></text:a><text:span text:style-name="T7">. Otherwise, the field option is </text:span><text:a xlink:type="simple" xlink:href="file:///l%22r86" text:style-name="Internet_20_link" text:visited-style-name="Visited_20_Internet_20_Link"><text:span text:style-name="T65">FieldOption.REPLACE</text:span></text:a><text:span text:style-name="T7">.</text:span></text:p>
          </text:list-item>
          <text:list-item>
            <text:p text:style-name="P133"><text:span text:style-name="T5">Annotated constructor parameter - There is no field option.</text:span></text:p>
          </text:list-item>
          <text:list-item>
            <text:p text:style-name="P143"><text:a xlink:type="simple" xlink:href="file:///l%22r72" text:style-name="Internet_20_link" text:visited-style-name="Visited_20_Internet_20_Link"><text:span text:style-name="T65">Component.reference()</text:span></text:a><text:span text:style-name="T7"> element - There is no field option.</text:span></text:p>
          </text:list-item>
        </text:list>
        <text:p text:style-name="P107"><text:span text:style-name="T6">Default:</text:span></text:p>
        <text:p text:style-name="P122"><text:a xlink:type="simple" xlink:href="file:///l%22r86" text:style-name="Internet_20_link" text:visited-style-name="Visited_20_Internet_20_Link"><text:span text:style-name="T5">FieldOption.REPLACE</text:span></text:a></text:p>
        <text:p text:style-name="P107"><text:span text:style-name="T6">Since:</text:span></text:p>
        <text:p text:style-name="P122"><text:span text:style-name="T5">1.3</text:span></text:p>
        <text:p text:style-name="P107"><text:span text:style-name="T6">See Also:</text:span></text:p>
        <text:p text:style-name="P122"><text:span text:style-name="T5">"The field-option attribute of the reference element of a Component Description."</text:span></text:p>
        <text:p text:style-name="P150"/>
        <text:p text:style-name="P212"><text:bookmark text:name="r104"/><text:span text:style-name="T26">parameter</text:span></text:p>
        <text:p text:style-name="P92"><text:span text:style-name="Code2">public abstract int </text:span><text:span text:style-name="Code2"><text:span text:style-name="T69">parameter</text:span></text:span></text:p>
        <text:p text:style-name="P106"><text:span text:style-name="T5">The zero-based parameter number of the constructor parameter for this reference.</text:span></text:p>
        <text:p text:style-name="P106"><text:span text:style-name="T5">If specified and this reference annotates a constructor parameter, the specified value must match the zero-based parameter number of the annotated constructor parameter.</text:span></text:p>
        <text:p text:style-name="P106"><text:span text:style-name="T5">If not specified, the parameter number is based upon how this annotation is used:</text:span></text:p>
        <text:list xml:id="list2407825298351174629" text:style-name="WWNum12">
          <text:list-item>
            <text:p text:style-name="P134"><text:span text:style-name="T5">Annotated method - There is no parameter number.</text:span></text:p>
          </text:list-item>
          <text:list-item>
            <text:p text:style-name="P134"><text:span text:style-name="T5">Annotated field - There is no parameter number.</text:span></text:p>
          </text:list-item>
          <text:list-item>
            <text:p text:style-name="P134"><text:span text:style-name="T5">Annotated constructor parameter - The zero-based parameter number of the parameter.</text:span></text:p>
          </text:list-item>
          <text:list-item>
            <text:p text:style-name="P149"><text:a xlink:type="simple" xlink:href="file:///l%22r72" text:style-name="Internet_20_link" text:visited-style-name="Visited_20_Internet_20_Link"><text:span text:style-name="T65">Component.reference()</text:span></text:a><text:span text:style-name="T7"> element - There is no parameter number.</text:span></text:p>
          </text:list-item>
        </text:list>
        <text:p text:style-name="P105"><text:soft-page-break/><text:span text:style-name="T5">If there is a parameter number, the component must contain a constructor annotated with </text:span><text:a xlink:type="simple" xlink:href="file:///l%22r49" text:style-name="Internet_20_link" text:visited-style-name="Visited_20_Internet_20_Link"><text:span text:style-name="T65">Activate</text:span></text:a><text:span text:style-name="T7"> that has a parameter having the zero-based parameter number.</text:span></text:p>
        <text:p text:style-name="P107"><text:span text:style-name="T6">Default:</text:span></text:p>
        <text:p text:style-name="P122"><text:span text:style-name="T5">0</text:span></text:p>
        <text:p text:style-name="P107"><text:span text:style-name="T6">Since:</text:span></text:p>
        <text:p text:style-name="P122"><text:span text:style-name="T5">1.4</text:span></text:p>
        <text:p text:style-name="P107"><text:span text:style-name="T6">See Also:</text:span></text:p>
        <text:p text:style-name="P122"><text:span text:style-name="T5">"The parameter attribute of the reference element of a Component Description."</text:span></text:p>
        <text:p text:style-name="P150"/>
        <text:p text:style-name="P212"><text:bookmark text:name="r105"/><text:span text:style-name="T26">collectionType</text:span></text:p>
        <text:p text:style-name="P92"><text:span text:style-name="Code2">public abstract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collectionType</text:span></text:span></text:p>
        <text:p text:style-name="P106"><text:span text:style-name="T5">The collection type for this reference.</text:span></text:p>
        <text:p text:style-name="P106"><text:span text:style-name="T5">If not specified, the collection type is based upon how this annotation is used:</text:span></text:p>
        <text:list xml:id="list9037905763104080868" text:style-name="WWNum13">
          <text:list-item>
            <text:p text:style-name="P135"><text:span text:style-name="T5">Annotated method - There is no collection type.</text:span></text:p>
          </text:list-item>
          <text:list-item>
            <text:p text:style-name="P135"><text:span text:style-name="T5">Annotated field - The collection type is based upon the cardinality of the reference and the generic type of the field. If the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collection type is inferred from the generic type of the list or collection. Otherwise, there is no collection type</text:span></text:p>
          </text:list-item>
          <text:list-item>
            <text:p text:style-name="P135"><text:span text:style-name="T5">Annotated constructor parameter - The collection type is based upon the cardinality of the reference and the generic type of the parameter. If the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collection type is inferred from the generic type of the list or collection. Otherwise, there is no collection type</text:span></text:p>
          </text:list-item>
          <text:list-item>
            <text:p text:style-name="P144"><text:a xlink:type="simple" xlink:href="file:///l%22r72" text:style-name="Internet_20_link" text:visited-style-name="Visited_20_Internet_20_Link"><text:span text:style-name="T65">Component.reference()</text:span></text:a><text:span text:style-name="T7"> element - There is no collection type.</text:span></text:p>
          </text:list-item>
        </text:list>
        <text:p text:style-name="P107"><text:span text:style-name="T6">Default:</text:span></text:p>
        <text:p text:style-name="P122"><text:a xlink:type="simple" xlink:href="file:///l%22r50" text:style-name="Internet_20_link" text:visited-style-name="Visited_20_Internet_20_Link"><text:span text:style-name="T5">CollectionType.SERVICE</text:span></text:a></text:p>
        <text:p text:style-name="P107"><text:span text:style-name="T6">Since:</text:span></text:p>
        <text:p text:style-name="P122"><text:span text:style-name="T5">1.4</text:span></text:p>
        <text:p text:style-name="P107"><text:span text:style-name="T6">See Also:</text:span></text:p>
        <text:p text:style-name="P122"><text:span text:style-name="T5">"The field-collection-type attribute of the reference element of a Component Description."</text:span></text:p>
        <text:p text:style-name="P196"><text:bookmark text:name="r114"/><text:span text:style-name="T26">Enum ReferenceCardinality</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11" text:anchor-type="as-char" svg:width="0.1563in" svg:height="0.1457in" draw:z-index="26"><draw:image xlink:href="Pictures/100002000000000F0000000ED3A4069C610A9F54.png" xlink:type="simple" xlink:show="embed" xlink:actuate="onLoad"/></draw:frame></text:span><text:span text:style-name="Code2">java.lang.Enum&lt;</text:span><text:a xlink:type="simple" xlink:href="file:///l%22r114" text:style-name="Internet_20_link" text:visited-style-name="Visited_20_Internet_20_Link"><text:span text:style-name="T65">ReferenceCardinality</text:span></text:a><text:span text:style-name="Code2"><text:span text:style-name="T71">&gt;</text:span></text:span></text:p>
        <text:p text:style-name="P90"><text:span text:style-name="Code2">      </text:span><text:span text:style-name="Code2"><draw:frame draw:style-name="fr3" draw:name="Image12" text:anchor-type="as-char" svg:width="0.1563in" svg:height="0.1457in" draw:z-index="27"><draw:image xlink:href="Pictures/100002000000000F0000000ED3A4069C610A9F54.png" xlink:type="simple" xlink:show="embed" xlink:actuate="onLoad"/></draw:frame></text:span><text:span text:style-name="Code2"><text:span text:style-name="T69">org.osgi.service.component.annotations.ReferenceCardinality</text:span></text:span></text:p>
        <text:p text:style-name="P214"><text:span text:style-name="T25">All Implemented Interfaces:</text:span></text:p>
        <text:p text:style-name="P108"><text:span text:style-name="T5">Comparable&lt;</text:span><text:a xlink:type="simple" xlink:href="file:///l%22r114" text:style-name="Internet_20_link" text:visited-style-name="Visited_20_Internet_20_Link"><text:span text:style-name="T5">ReferenceCardinality</text:span></text:a><text:span text:style-name="T7">&gt;, Serializable</text:span></text:p>
        <text:p text:style-name="P99"/>
        <text:p text:style-name="P151"><text:span text:style-name="Code2">public enum </text:span><text:span text:style-name="Code2"><text:span text:style-name="T69">ReferenceCardinality</text:span></text:span></text:p>
        <text:p text:style-name="P92"><text:span text:style-name="Code2">extends Enum&lt;</text:span><text:a xlink:type="simple" xlink:href="file:///l%22r114" text:style-name="Internet_20_link" text:visited-style-name="Visited_20_Internet_20_Link"><text:span text:style-name="T65">ReferenceCardinality</text:span></text:a><text:span text:style-name="Code2"><text:span text:style-name="T71">&gt;</text:span></text:span></text:p>
        <text:p text:style-name="P102"><text:span text:style-name="T5">Cardinality for the </text:span><text:a xlink:type="simple" xlink:href="file:///l%22r106" text:style-name="Internet_20_link" text:visited-style-name="Visited_20_Internet_20_Link"><text:span text:style-name="T65">Reference</text:span></text:a><text:span text:style-name="T7"> annotation.</text:span></text:p>
        <text:p text:style-name="P89"><text:span text:style-name="T5">Specifies if the reference is optional and if the component implementation support a single bound service or multiple bound services.</text:span></text:p>
        <text:p text:style-name="P110"/>
        <table:table table:name="Table24" table:style-name="Table24">
          <table:table-column table:style-name="Table24.A"/>
          <table:table-column table:style-name="Table24.B"/>
          <table:table-row table:style-name="Table24.1">
            <table:table-cell table:style-name="Table24.A1" office:value-type="string">
              <text:p text:style-name="P112"><text:span text:style-name="Summary_20_Heading_20_Font2"><text:span text:style-name="T12">Enum Constant Summary</text:span></text:span></text:p>
            </table:table-cell>
            <table:table-cell table:style-name="Table24.A1" office:value-type="string">
              <text:p text:style-name="P114"><text:span text:style-name="Page_20_Reference_20_Font"><text:span text:style-name="T13">Page</text:span></text:span></text:p>
            </table:table-cell>
          </table:table-row>
          <table:table-row table:style-name="Table24.1">
            <table:table-cell table:style-name="Table24.A2" office:value-type="string">
              <text:p text:style-name="P118"><text:a xlink:type="simple" xlink:href="file:///l%22r110" text:style-name="Internet_20_link" text:visited-style-name="Visited_20_Internet_20_Link"><text:span text:style-name="T57">AT_LEAST_ONE</text:span></text:a></text:p>
              <text:p text:style-name="P120"><text:span text:style-name="T5">The reference is mandatory and multiple.</text:span></text:p>
            </table:table-cell>
            <table:table-cell table:style-name="Table24.B2" office:value-type="string">
              <text:p text:style-name="P114"><text:bookmark-ref text:reference-format="page" text:ref-name="r110">58</text:bookmark-ref></text:p>
            </table:table-cell>
          </table:table-row>
          <table:table-row table:style-name="Table24.1">
            <table:table-cell table:style-name="Table24.A3" office:value-type="string">
              <text:p text:style-name="P117"><text:a xlink:type="simple" xlink:href="file:///l%22r108" text:style-name="Internet_20_link" text:visited-style-name="Visited_20_Internet_20_Link"><text:span text:style-name="T57">MANDATORY</text:span></text:a></text:p>
              <text:p text:style-name="P119"><text:span text:style-name="T5">The reference is mandatory and unary.</text:span></text:p>
            </table:table-cell>
            <table:table-cell table:style-name="Table24.B3" office:value-type="string">
              <text:p text:style-name="P113"><text:bookmark-ref text:reference-format="page" text:ref-name="r108">57</text:bookmark-ref></text:p>
            </table:table-cell>
          </table:table-row>
          <table:table-row table:style-name="Table24.1">
            <table:table-cell table:style-name="Table24.A4" office:value-type="string">
              <text:p text:style-name="P117"><text:a xlink:type="simple" xlink:href="file:///l%22r109" text:style-name="Internet_20_link" text:visited-style-name="Visited_20_Internet_20_Link"><text:span text:style-name="T57">MULTIPLE</text:span></text:a></text:p>
              <text:p text:style-name="P119"><text:span text:style-name="T5">The reference is optional and multiple.</text:span></text:p>
            </table:table-cell>
            <table:table-cell table:style-name="Table24.B4" office:value-type="string">
              <text:p text:style-name="P113"><text:bookmark-ref text:reference-format="page" text:ref-name="r109">58</text:bookmark-ref></text:p>
            </table:table-cell>
          </table:table-row>
          <table:table-row table:style-name="Table24.1">
            <table:table-cell table:style-name="Table24.A5" office:value-type="string">
              <text:p text:style-name="P117"><text:a xlink:type="simple" xlink:href="file:///l%22r107" text:style-name="Internet_20_link" text:visited-style-name="Visited_20_Internet_20_Link"><text:span text:style-name="T57">OPTIONAL</text:span></text:a></text:p>
              <text:p text:style-name="P119"><text:span text:style-name="T5">The reference is optional and unary.</text:span></text:p>
            </table:table-cell>
            <table:table-cell table:style-name="Table24.B5" office:value-type="string">
              <text:p text:style-name="P113"><text:bookmark-ref text:reference-format="page" text:ref-name="r107">57</text:bookmark-ref></text:p>
            </table:table-cell>
          </table:table-row>
        </table:table>
        <text:p text:style-name="P8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2"><text:span text:style-name="Summary_20_Heading_20_Font2"><text:span text:style-name="T12">Method Summary</text:span></text:span></text:p>
            </table:table-cell>
            <table:covered-table-cell/>
            <table:table-cell table:style-name="Table25.A1" office:value-type="string">
              <text:p text:style-name="P114"><text:span text:style-name="Page_20_Reference_20_Font"><text:span text:style-name="T13">Page</text:span></text:span></text:p>
            </table:table-cell>
          </table:table-row>
          <table:table-row table:style-name="Table25.1">
            <table:table-cell table:style-name="Table25.A2" office:value-type="string">
              <text:p text:style-name="P116"><text:span text:style-name="Code_20_Small1"><text:span text:style-name="T63">String</text:span></text:span></text:p>
            </table:table-cell>
            <table:table-cell table:style-name="Table25.B2" office:value-type="string">
              <text:p text:style-name="P112"><text:a xlink:type="simple" xlink:href="file:///l%22r113" text:style-name="Internet_20_link" text:visited-style-name="Visited_20_Internet_20_Link"><text:span text:style-name="T57">toString</text:span></text:a><text:span text:style-name="Code2"><text:span text:style-name="T68">()</text:span></text:span></text:p>
            </table:table-cell>
            <table:table-cell table:style-name="Table25.C2" office:value-type="string">
              <text:p text:style-name="P114"><text:bookmark-ref text:reference-format="page" text:ref-name="r113">58</text:bookmark-ref></text:p>
            </table:table-cell>
          </table:table-row>
          <table:table-row table:style-name="Table25.1">
            <table:table-cell table:style-name="Table25.A3" office:value-type="string">
              <text:p text:style-name="P115"><text:span text:style-name="Code_20_Small1"><text:span text:style-name="T63">static </text:span></text:span><text:a xlink:type="simple" xlink:href="file:///l%22r114" text:style-name="Internet_20_link" text:visited-style-name="Visited_20_Internet_20_Link"><text:span text:style-name="T60">ReferenceCardinality</text:span></text:a></text:p>
            </table:table-cell>
            <table:table-cell table:style-name="Table25.B3" office:value-type="string">
              <text:p text:style-name="P111"><text:a xlink:type="simple" xlink:href="file:///l%22r112" text:style-name="Internet_20_link" text:visited-style-name="Visited_20_Internet_20_Link"><text:span text:style-name="T57">valueOf</text:span></text:a><text:span text:style-name="Code2"><text:span text:style-name="T68">(String name)</text:span></text:span></text:p>
            </table:table-cell>
            <table:table-cell table:style-name="Table25.C3" office:value-type="string">
              <text:p text:style-name="P113"><text:bookmark-ref text:reference-format="page" text:ref-name="r112">58</text:bookmark-ref></text:p>
            </table:table-cell>
          </table:table-row>
          <table:table-row table:style-name="Table25.1">
            <table:table-cell table:style-name="Table25.A4" office:value-type="string">
              <text:p text:style-name="P115"><text:span text:style-name="Code_20_Small1"><text:span text:style-name="T63">static </text:span></text:span><text:a xlink:type="simple" xlink:href="file:///l%22r114" text:style-name="Internet_20_link" text:visited-style-name="Visited_20_Internet_20_Link"><text:span text:style-name="T60">ReferenceCardinality</text:span></text:a><text:span text:style-name="Code_20_Small1"><text:span text:style-name="T64">[]</text:span></text:span></text:p>
            </table:table-cell>
            <table:table-cell table:style-name="Table25.B4" office:value-type="string">
              <text:p text:style-name="P111"><text:a xlink:type="simple" xlink:href="file:///l%22r111" text:style-name="Internet_20_link" text:visited-style-name="Visited_20_Internet_20_Link"><text:span text:style-name="T57">values</text:span></text:a><text:span text:style-name="Code2"><text:span text:style-name="T68">()</text:span></text:span></text:p>
            </table:table-cell>
            <table:table-cell table:style-name="Table25.C4" office:value-type="string">
              <text:p text:style-name="P113"><text:bookmark-ref text:reference-format="page" text:ref-name="r111">58</text:bookmark-ref></text:p>
            </table:table-cell>
          </table:table-row>
        </table:table>
        <text:p text:style-name="P208"><text:span text:style-name="T26">Enum Constant Detail</text:span></text:p>
        <text:p text:style-name="P210"><text:bookmark text:name="r107"/><text:span text:style-name="T26">OPTIONAL</text:span></text:p>
        <text:p text:style-name="P92"><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OPTIONAL</text:span></text:span></text:p>
        <text:p text:style-name="P105"><text:span text:style-name="T5">The reference is optional and unary. That is, the reference has a cardinality of </text:span><text:span text:style-name="Code2">0..1</text:span><text:span text:style-name="T5">.</text:span></text:p>
        <text:p text:style-name="P121"/>
        <text:p text:style-name="P211"><text:bookmark text:name="r108"/><text:span text:style-name="T26">MANDATORY</text:span></text:p>
        <text:p text:style-name="P92"><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MANDATORY</text:span></text:span></text:p>
        <text:p text:style-name="P105"><text:span text:style-name="T5">The reference is mandatory and unary. That is, the reference has a cardinality of </text:span><text:span text:style-name="Code2">1..1</text:span><text:span text:style-name="T5">.</text:span></text:p>
        <text:p text:style-name="P121"/>
        <text:p text:style-name="P211"><text:bookmark text:name="r109"/><text:soft-page-break/><text:span text:style-name="T26">MULTIPLE</text:span></text:p>
        <text:p text:style-name="P92"><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MULTIPLE</text:span></text:span></text:p>
        <text:p text:style-name="P105"><text:span text:style-name="T5">The reference is optional and multiple. That is, the reference has a cardinality of </text:span><text:span text:style-name="Code2">0..n</text:span><text:span text:style-name="T5">.</text:span></text:p>
        <text:p text:style-name="P121"/>
        <text:p text:style-name="P211"><text:bookmark text:name="r110"/><text:span text:style-name="T26">AT_LEAST_ONE</text:span></text:p>
        <text:p text:style-name="P92"><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AT_LEAST_ONE</text:span></text:span></text:p>
        <text:p text:style-name="P105"><text:span text:style-name="T5">The reference is mandatory and multiple. That is, the reference has a cardinality of </text:span><text:span text:style-name="Code2">1..n</text:span><text:span text:style-name="T5">.</text:span></text:p>
        <text:p text:style-name="P209"><text:span text:style-name="T26">Method Detail</text:span></text:p>
        <text:p text:style-name="P213"><text:bookmark text:name="r111"/><text:span text:style-name="T26">values</text:span></text:p>
        <text:p text:style-name="P92"><text:span text:style-name="Code2">public static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112"/><text:span text:style-name="T26">valueOf</text:span></text:p>
        <text:p text:style-name="P92"><text:span text:style-name="Code2">public static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113"/><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7"><text:bookmark text:name="r120"/><text:span text:style-name="T26">Enum ReferencePolicy</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13" text:anchor-type="as-char" svg:width="0.1563in" svg:height="0.1457in" draw:z-index="28"><draw:image xlink:href="Pictures/100002000000000F0000000ED3A4069C610A9F54.png" xlink:type="simple" xlink:show="embed" xlink:actuate="onLoad"/></draw:frame></text:span><text:span text:style-name="Code2">java.lang.Enum&lt;</text:span><text:a xlink:type="simple" xlink:href="file:///l%22r120" text:style-name="Internet_20_link" text:visited-style-name="Visited_20_Internet_20_Link"><text:span text:style-name="T65">ReferencePolicy</text:span></text:a><text:span text:style-name="Code2"><text:span text:style-name="T71">&gt;</text:span></text:span></text:p>
        <text:p text:style-name="P90"><text:span text:style-name="Code2">      </text:span><text:span text:style-name="Code2"><draw:frame draw:style-name="fr3" draw:name="Image14" text:anchor-type="as-char" svg:width="0.1563in" svg:height="0.1457in" draw:z-index="29"><draw:image xlink:href="Pictures/100002000000000F0000000ED3A4069C610A9F54.png" xlink:type="simple" xlink:show="embed" xlink:actuate="onLoad"/></draw:frame></text:span><text:span text:style-name="Code2"><text:span text:style-name="T69">org.osgi.service.component.annotations.ReferencePolicy</text:span></text:span></text:p>
        <text:p text:style-name="P214"><text:span text:style-name="T25">All Implemented Interfaces:</text:span></text:p>
        <text:p text:style-name="P108"><text:span text:style-name="T5">Comparable&lt;</text:span><text:a xlink:type="simple" xlink:href="file:///l%22r120" text:style-name="Internet_20_link" text:visited-style-name="Visited_20_Internet_20_Link"><text:span text:style-name="T5">ReferencePolicy</text:span></text:a><text:span text:style-name="T7">&gt;, Serializable</text:span></text:p>
        <text:p text:style-name="P99"/>
        <text:p text:style-name="P151"><text:span text:style-name="Code2">public enum </text:span><text:span text:style-name="Code2"><text:span text:style-name="T69">ReferencePolicy</text:span></text:span></text:p>
        <text:p text:style-name="P92"><text:span text:style-name="Code2">extends Enum&lt;</text:span><text:a xlink:type="simple" xlink:href="file:///l%22r120" text:style-name="Internet_20_link" text:visited-style-name="Visited_20_Internet_20_Link"><text:span text:style-name="T65">ReferencePolicy</text:span></text:a><text:span text:style-name="Code2"><text:span text:style-name="T71">&gt;</text:span></text:span></text:p>
        <text:p text:style-name="P89"><text:span text:style-name="T5">Policy for the </text:span><text:a xlink:type="simple" xlink:href="file:///l%22r106" text:style-name="Internet_20_link" text:visited-style-name="Visited_20_Internet_20_Link"><text:span text:style-name="T65">Reference</text:span></text:a><text:span text:style-name="T7"> annotation.</text:span></text:p>
        <text:p text:style-name="P110"/>
        <table:table table:name="Table26" table:style-name="Table26">
          <table:table-column table:style-name="Table26.A"/>
          <table:table-column table:style-name="Table26.B"/>
          <table:table-row table:style-name="Table26.1">
            <table:table-cell table:style-name="Table26.A1" office:value-type="string">
              <text:p text:style-name="P112"><text:span text:style-name="Summary_20_Heading_20_Font2"><text:span text:style-name="T12">Enum Constant Summary</text:span></text:span></text:p>
            </table:table-cell>
            <table:table-cell table:style-name="Table26.A1" office:value-type="string">
              <text:p text:style-name="P114"><text:span text:style-name="Page_20_Reference_20_Font"><text:span text:style-name="T13">Page</text:span></text:span></text:p>
            </table:table-cell>
          </table:table-row>
          <table:table-row table:style-name="Table26.1">
            <table:table-cell table:style-name="Table26.A2" office:value-type="string">
              <text:p text:style-name="P118"><text:a xlink:type="simple" xlink:href="file:///l%22r116" text:style-name="Internet_20_link" text:visited-style-name="Visited_20_Internet_20_Link"><text:span text:style-name="T57">DYNAMIC</text:span></text:a></text:p>
              <text:p text:style-name="P120"><text:span text:style-name="T5">The dynamic policy is slightly more complex since the component implementation must properly handle changes in the set of bound services.</text:span></text:p>
            </table:table-cell>
            <table:table-cell table:style-name="Table26.B2" office:value-type="string">
              <text:p text:style-name="P114"><text:bookmark-ref text:reference-format="page" text:ref-name="r116">59</text:bookmark-ref></text:p>
            </table:table-cell>
          </table:table-row>
          <table:table-row table:style-name="Table26.1">
            <table:table-cell table:style-name="Table26.A3" office:value-type="string">
              <text:p text:style-name="P117"><text:a xlink:type="simple" xlink:href="file:///l%22r115" text:style-name="Internet_20_link" text:visited-style-name="Visited_20_Internet_20_Link"><text:span text:style-name="T57">STATIC</text:span></text:a></text:p>
              <text:p text:style-name="P119"><text:span text:style-name="T5">The static policy is the most simple policy and is the default policy.</text:span></text:p>
            </table:table-cell>
            <table:table-cell table:style-name="Table26.B3" office:value-type="string">
              <text:p text:style-name="P113"><text:bookmark-ref text:reference-format="page" text:ref-name="r115">59</text:bookmark-ref></text:p>
            </table:table-cell>
          </table:table-row>
        </table:table>
        <text:p text:style-name="P88"/>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2"><text:span text:style-name="Summary_20_Heading_20_Font2"><text:span text:style-name="T12">Method Summary</text:span></text:span></text:p>
            </table:table-cell>
            <table:covered-table-cell/>
            <table:table-cell table:style-name="Table27.A1" office:value-type="string">
              <text:p text:style-name="P114"><text:span text:style-name="Page_20_Reference_20_Font"><text:span text:style-name="T13">Page</text:span></text:span></text:p>
            </table:table-cell>
          </table:table-row>
          <table:table-row table:style-name="Table27.1">
            <table:table-cell table:style-name="Table27.A2" office:value-type="string">
              <text:p text:style-name="P116"><text:span text:style-name="Code_20_Small1"><text:span text:style-name="T63">String</text:span></text:span></text:p>
            </table:table-cell>
            <table:table-cell table:style-name="Table27.B2" office:value-type="string">
              <text:p text:style-name="P112"><text:a xlink:type="simple" xlink:href="file:///l%22r119" text:style-name="Internet_20_link" text:visited-style-name="Visited_20_Internet_20_Link"><text:span text:style-name="T57">toString</text:span></text:a><text:span text:style-name="Code2"><text:span text:style-name="T68">()</text:span></text:span></text:p>
            </table:table-cell>
            <table:table-cell table:style-name="Table27.C2" office:value-type="string">
              <text:p text:style-name="P114"><text:bookmark-ref text:reference-format="page" text:ref-name="r119">60</text:bookmark-ref></text:p>
            </table:table-cell>
          </table:table-row>
          <table:table-row table:style-name="Table27.1">
            <table:table-cell table:style-name="Table27.A3" office:value-type="string">
              <text:p text:style-name="P115"><text:span text:style-name="Code_20_Small1"><text:span text:style-name="T63">static </text:span></text:span><text:a xlink:type="simple" xlink:href="file:///l%22r120" text:style-name="Internet_20_link" text:visited-style-name="Visited_20_Internet_20_Link"><text:span text:style-name="T60">ReferencePolicy</text:span></text:a></text:p>
            </table:table-cell>
            <table:table-cell table:style-name="Table27.B3" office:value-type="string">
              <text:p text:style-name="P111"><text:a xlink:type="simple" xlink:href="file:///l%22r118" text:style-name="Internet_20_link" text:visited-style-name="Visited_20_Internet_20_Link"><text:span text:style-name="T57">valueOf</text:span></text:a><text:span text:style-name="Code2"><text:span text:style-name="T68">(String name)</text:span></text:span></text:p>
            </table:table-cell>
            <table:table-cell table:style-name="Table27.C3" office:value-type="string">
              <text:p text:style-name="P113"><text:bookmark-ref text:reference-format="page" text:ref-name="r118">60</text:bookmark-ref></text:p>
            </table:table-cell>
          </table:table-row>
          <table:table-row table:style-name="Table27.1">
            <table:table-cell table:style-name="Table27.A4" office:value-type="string">
              <text:p text:style-name="P115"><text:span text:style-name="Code_20_Small1"><text:span text:style-name="T63">static </text:span></text:span><text:a xlink:type="simple" xlink:href="file:///l%22r120" text:style-name="Internet_20_link" text:visited-style-name="Visited_20_Internet_20_Link"><text:span text:style-name="T60">ReferencePolicy</text:span></text:a><text:span text:style-name="Code_20_Small1"><text:span text:style-name="T64">[]</text:span></text:span></text:p>
            </table:table-cell>
            <table:table-cell table:style-name="Table27.B4" office:value-type="string">
              <text:p text:style-name="P111"><text:a xlink:type="simple" xlink:href="file:///l%22r117" text:style-name="Internet_20_link" text:visited-style-name="Visited_20_Internet_20_Link"><text:span text:style-name="T57">values</text:span></text:a><text:span text:style-name="Code2"><text:span text:style-name="T68">()</text:span></text:span></text:p>
            </table:table-cell>
            <table:table-cell table:style-name="Table27.C4" office:value-type="string">
              <text:p text:style-name="P113"><text:bookmark-ref text:reference-format="page" text:ref-name="r117">60</text:bookmark-ref></text:p>
            </table:table-cell>
          </table:table-row>
        </table:table>
        <text:p text:style-name="P208"><text:span text:style-name="T26">Enum Constant Detail</text:span></text:p>
        <text:p text:style-name="P210"><text:bookmark text:name="r115"/><text:span text:style-name="T26">STATIC</text:span></text:p>
        <text:p text:style-name="P92"><text:span text:style-name="Code2">public static final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STATIC</text:span></text:span></text:p>
        <text:p text:style-name="P105"><text:span text:style-name="T5">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21"/>
        <text:p text:style-name="P211"><text:bookmark text:name="r116"/><text:span text:style-name="T26">DYNAMIC</text:span></text:p>
        <text:p text:style-name="P92"><text:span text:style-name="Code2">public static final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DYNAMIC</text:span></text:span></text:p>
        <text:p text:style-name="P105"><text:span text:style-name="T5">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P209"><text:soft-page-break/><text:span text:style-name="T26">Method Detail</text:span></text:p>
        <text:p text:style-name="P213"><text:bookmark text:name="r117"/><text:span text:style-name="T26">values</text:span></text:p>
        <text:p text:style-name="P92"><text:span text:style-name="Code2">public static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118"/><text:span text:style-name="T26">valueOf</text:span></text:p>
        <text:p text:style-name="P92"><text:span text:style-name="Code2">public static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119"/><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8"><text:bookmark text:name="r126"/><text:span text:style-name="T26">Enum ReferencePolicyOption</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15" text:anchor-type="as-char" svg:width="0.1563in" svg:height="0.1457in" draw:z-index="30"><draw:image xlink:href="Pictures/100002000000000F0000000ED3A4069C610A9F54.png" xlink:type="simple" xlink:show="embed" xlink:actuate="onLoad"/></draw:frame></text:span><text:span text:style-name="Code2">java.lang.Enum&lt;</text:span><text:a xlink:type="simple" xlink:href="file:///l%22r126" text:style-name="Internet_20_link" text:visited-style-name="Visited_20_Internet_20_Link"><text:span text:style-name="T65">ReferencePolicyOption</text:span></text:a><text:span text:style-name="Code2"><text:span text:style-name="T71">&gt;</text:span></text:span></text:p>
        <text:p text:style-name="P90"><text:span text:style-name="Code2">      </text:span><text:span text:style-name="Code2"><draw:frame draw:style-name="fr3" draw:name="Image16" text:anchor-type="as-char" svg:width="0.1563in" svg:height="0.1457in" draw:z-index="31"><draw:image xlink:href="Pictures/100002000000000F0000000ED3A4069C610A9F54.png" xlink:type="simple" xlink:show="embed" xlink:actuate="onLoad"/></draw:frame></text:span><text:span text:style-name="Code2"><text:span text:style-name="T69">org.osgi.service.component.annotations.ReferencePolicyOption</text:span></text:span></text:p>
        <text:p text:style-name="P214"><text:span text:style-name="T25">All Implemented Interfaces:</text:span></text:p>
        <text:p text:style-name="P108"><text:span text:style-name="T5">Comparable&lt;</text:span><text:a xlink:type="simple" xlink:href="file:///l%22r126" text:style-name="Internet_20_link" text:visited-style-name="Visited_20_Internet_20_Link"><text:span text:style-name="T5">ReferencePolicyOption</text:span></text:a><text:span text:style-name="T7">&gt;, Serializable</text:span></text:p>
        <text:p text:style-name="P99"/>
        <text:p text:style-name="P151"><text:span text:style-name="Code2">public enum </text:span><text:span text:style-name="Code2"><text:span text:style-name="T69">ReferencePolicyOption</text:span></text:span></text:p>
        <text:p text:style-name="P92"><text:span text:style-name="Code2">extends Enum&lt;</text:span><text:a xlink:type="simple" xlink:href="file:///l%22r126" text:style-name="Internet_20_link" text:visited-style-name="Visited_20_Internet_20_Link"><text:span text:style-name="T65">ReferencePolicyOption</text:span></text:a><text:span text:style-name="Code2"><text:span text:style-name="T71">&gt;</text:span></text:span></text:p>
        <text:p text:style-name="P91"><text:span text:style-name="T5">Policy option for the </text:span><text:a xlink:type="simple" xlink:href="file:///l%22r106" text:style-name="Internet_20_link" text:visited-style-name="Visited_20_Internet_20_Link"><text:span text:style-name="T65">Reference</text:span></text:a><text:span text:style-name="T7"> annotation.</text:span></text:p>
        <text:p text:style-name="P103"><text:span text:style-name="T6">Since:</text:span></text:p>
        <text:p text:style-name="P108"><text:span text:style-name="T5">1.2</text:span></text:p>
        <text:p text:style-name="P110"/>
        <table:table table:name="Table28" table:style-name="Table28">
          <table:table-column table:style-name="Table28.A"/>
          <table:table-column table:style-name="Table28.B"/>
          <table:table-row table:style-name="Table28.1">
            <table:table-cell table:style-name="Table28.A1" office:value-type="string">
              <text:p text:style-name="P112"><text:span text:style-name="Summary_20_Heading_20_Font2"><text:span text:style-name="T12">Enum Constant Summary</text:span></text:span></text:p>
            </table:table-cell>
            <table:table-cell table:style-name="Table28.A1" office:value-type="string">
              <text:p text:style-name="P114"><text:span text:style-name="Page_20_Reference_20_Font"><text:span text:style-name="T13">Page</text:span></text:span></text:p>
            </table:table-cell>
          </table:table-row>
          <table:table-row table:style-name="Table28.1">
            <table:table-cell table:style-name="Table28.A2" office:value-type="string">
              <text:p text:style-name="P118"><text:a xlink:type="simple" xlink:href="file:///l%22r122" text:style-name="Internet_20_link" text:visited-style-name="Visited_20_Internet_20_Link"><text:span text:style-name="T57">GREEDY</text:span></text:a></text:p>
              <text:p text:style-name="P120"><text:span text:style-name="T5">The greedy policy option is a valid policy option for both </text:span><text:a xlink:type="simple" xlink:href="file:///l%22r115" text:style-name="Internet_20_link" text:visited-style-name="Visited_20_Internet_20_Link"><text:span text:style-name="T59">static</text:span></text:a><text:span text:style-name="T7"> and </text:span><text:a xlink:type="simple" xlink:href="file:///l%22r116" text:style-name="Internet_20_link" text:visited-style-name="Visited_20_Internet_20_Link"><text:span text:style-name="T59">dynamic</text:span></text:a><text:span text:style-name="T7"> reference policies.</text:span></text:p>
            </table:table-cell>
            <table:table-cell table:style-name="Table28.B2" office:value-type="string">
              <text:p text:style-name="P114"><text:bookmark-ref text:reference-format="page" text:ref-name="r122">61</text:bookmark-ref></text:p>
            </table:table-cell>
          </table:table-row>
          <table:table-row table:style-name="Table28.1">
            <table:table-cell table:style-name="Table28.A3" office:value-type="string">
              <text:p text:style-name="P117"><text:a xlink:type="simple" xlink:href="file:///l%22r121" text:style-name="Internet_20_link" text:visited-style-name="Visited_20_Internet_20_Link"><text:span text:style-name="T57">RELUCTANT</text:span></text:a></text:p>
              <text:p text:style-name="P119"><text:span text:style-name="T5">The reluctant policy option is the default policy option for both </text:span><text:a xlink:type="simple" xlink:href="file:///l%22r115" text:style-name="Internet_20_link" text:visited-style-name="Visited_20_Internet_20_Link"><text:span text:style-name="T59">static</text:span></text:a><text:span text:style-name="T7"> and </text:span><text:a xlink:type="simple" xlink:href="file:///l%22r116" text:style-name="Internet_20_link" text:visited-style-name="Visited_20_Internet_20_Link"><text:span text:style-name="T59">dynamic</text:span></text:a><text:span text:style-name="T7"> reference policies.</text:span></text:p>
            </table:table-cell>
            <table:table-cell table:style-name="Table28.B3" office:value-type="string">
              <text:p text:style-name="P113"><text:bookmark-ref text:reference-format="page" text:ref-name="r121">61</text:bookmark-ref></text:p>
            </table:table-cell>
          </table:table-row>
        </table:table>
        <text:p text:style-name="P8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2"><text:span text:style-name="Summary_20_Heading_20_Font2"><text:span text:style-name="T12">Method Summary</text:span></text:span></text:p>
            </table:table-cell>
            <table:covered-table-cell/>
            <table:table-cell table:style-name="Table29.A1" office:value-type="string">
              <text:p text:style-name="P114"><text:span text:style-name="Page_20_Reference_20_Font"><text:span text:style-name="T13">Page</text:span></text:span></text:p>
            </table:table-cell>
          </table:table-row>
          <table:table-row table:style-name="Table29.1">
            <table:table-cell table:style-name="Table29.A2" office:value-type="string">
              <text:p text:style-name="P116"><text:span text:style-name="Code_20_Small1"><text:span text:style-name="T63">String</text:span></text:span></text:p>
            </table:table-cell>
            <table:table-cell table:style-name="Table29.B2" office:value-type="string">
              <text:p text:style-name="P112"><text:a xlink:type="simple" xlink:href="file:///l%22r125" text:style-name="Internet_20_link" text:visited-style-name="Visited_20_Internet_20_Link"><text:span text:style-name="T57">toString</text:span></text:a><text:span text:style-name="Code2"><text:span text:style-name="T68">()</text:span></text:span></text:p>
            </table:table-cell>
            <table:table-cell table:style-name="Table29.C2" office:value-type="string">
              <text:p text:style-name="P114"><text:bookmark-ref text:reference-format="page" text:ref-name="r125">62</text:bookmark-ref></text:p>
            </table:table-cell>
          </table:table-row>
          <table:table-row table:style-name="Table29.1">
            <table:table-cell table:style-name="Table29.A3" office:value-type="string">
              <text:p text:style-name="P115"><text:span text:style-name="Code_20_Small1"><text:span text:style-name="T63">static </text:span></text:span><text:a xlink:type="simple" xlink:href="file:///l%22r126" text:style-name="Internet_20_link" text:visited-style-name="Visited_20_Internet_20_Link"><text:span text:style-name="T60">ReferencePolicyOption</text:span></text:a></text:p>
            </table:table-cell>
            <table:table-cell table:style-name="Table29.B3" office:value-type="string">
              <text:p text:style-name="P111"><text:a xlink:type="simple" xlink:href="file:///l%22r124" text:style-name="Internet_20_link" text:visited-style-name="Visited_20_Internet_20_Link"><text:span text:style-name="T57">valueOf</text:span></text:a><text:span text:style-name="Code2"><text:span text:style-name="T68">(String name)</text:span></text:span></text:p>
            </table:table-cell>
            <table:table-cell table:style-name="Table29.C3" office:value-type="string">
              <text:p text:style-name="P113"><text:bookmark-ref text:reference-format="page" text:ref-name="r124">62</text:bookmark-ref></text:p>
            </table:table-cell>
          </table:table-row>
          <table:table-row table:style-name="Table29.1">
            <table:table-cell table:style-name="Table29.A4" office:value-type="string">
              <text:p text:style-name="P115"><text:span text:style-name="Code_20_Small1"><text:span text:style-name="T63">static </text:span></text:span><text:a xlink:type="simple" xlink:href="file:///l%22r126" text:style-name="Internet_20_link" text:visited-style-name="Visited_20_Internet_20_Link"><text:span text:style-name="T60">ReferencePolicyOption</text:span></text:a><text:span text:style-name="Code_20_Small1"><text:span text:style-name="T64">[]</text:span></text:span></text:p>
            </table:table-cell>
            <table:table-cell table:style-name="Table29.B4" office:value-type="string">
              <text:p text:style-name="P111"><text:a xlink:type="simple" xlink:href="file:///l%22r123" text:style-name="Internet_20_link" text:visited-style-name="Visited_20_Internet_20_Link"><text:span text:style-name="T57">values</text:span></text:a><text:span text:style-name="Code2"><text:span text:style-name="T68">()</text:span></text:span></text:p>
            </table:table-cell>
            <table:table-cell table:style-name="Table29.C4" office:value-type="string">
              <text:p text:style-name="P113"><text:bookmark-ref text:reference-format="page" text:ref-name="r123">62</text:bookmark-ref></text:p>
            </table:table-cell>
          </table:table-row>
        </table:table>
        <text:p text:style-name="P208"><text:span text:style-name="T26">Enum Constant Detail</text:span></text:p>
        <text:p text:style-name="P210"><text:bookmark text:name="r121"/><text:span text:style-name="T26">RELUCTANT</text:span></text:p>
        <text:p text:style-name="P92"><text:span text:style-name="Code2">public static final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RELUCTANT</text:span></text:span></text:p>
        <text:p text:style-name="P105"><text:span text:style-name="T5">The reluctant policy option is the default policy option for both </text:span><text:a xlink:type="simple" xlink:href="file:///l%22r115" text:style-name="Internet_20_link" text:visited-style-name="Visited_20_Internet_20_Link"><text:span text:style-name="T65">static</text:span></text:a><text:span text:style-name="T7"> and </text:span><text:a xlink:type="simple" xlink:href="file:///l%22r116" text:style-name="Internet_20_link" text:visited-style-name="Visited_20_Internet_20_Link"><text:span text:style-name="T65">dynamic</text:span></text:a><text:span text:style-name="T7">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21"/>
        <text:p text:style-name="P211"><text:bookmark text:name="r122"/><text:span text:style-name="T26">GREEDY</text:span></text:p>
        <text:p text:style-name="P92"><text:span text:style-name="Code2">public static final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GREEDY</text:span></text:span></text:p>
        <text:p text:style-name="P105"><text:span text:style-name="T5">The greedy policy option is a valid policy option for both </text:span><text:a xlink:type="simple" xlink:href="file:///l%22r115" text:style-name="Internet_20_link" text:visited-style-name="Visited_20_Internet_20_Link"><text:span text:style-name="T65">static</text:span></text:a><text:span text:style-name="T7"> and </text:span><text:a xlink:type="simple" xlink:href="file:///l%22r116" text:style-name="Internet_20_link" text:visited-style-name="Visited_20_Internet_20_Link"><text:span text:style-name="T65">dynamic</text:span></text:a><text:span text:style-name="T7"> reference policies. When a new target service for a reference becomes available, references having the greedy policy option will bind the new target service.</text:span></text:p>
        <text:p text:style-name="P209"><text:soft-page-break/><text:span text:style-name="T26">Method Detail</text:span></text:p>
        <text:p text:style-name="P213"><text:bookmark text:name="r123"/><text:span text:style-name="T26">values</text:span></text:p>
        <text:p text:style-name="P92"><text:span text:style-name="Code2">public static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124"/><text:span text:style-name="T26">valueOf</text:span></text:p>
        <text:p text:style-name="P92"><text:span text:style-name="Code2">public static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125"/><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99"><text:bookmark text:name="r133"/><text:span text:style-name="T26">Enum ReferenceScope</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17" text:anchor-type="as-char" svg:width="0.1563in" svg:height="0.1457in" draw:z-index="32"><draw:image xlink:href="Pictures/100002000000000F0000000ED3A4069C610A9F54.png" xlink:type="simple" xlink:show="embed" xlink:actuate="onLoad"/></draw:frame></text:span><text:span text:style-name="Code2">java.lang.Enum&lt;</text:span><text:a xlink:type="simple" xlink:href="file:///l%22r133" text:style-name="Internet_20_link" text:visited-style-name="Visited_20_Internet_20_Link"><text:span text:style-name="T65">ReferenceScope</text:span></text:a><text:span text:style-name="Code2"><text:span text:style-name="T71">&gt;</text:span></text:span></text:p>
        <text:p text:style-name="P90"><text:span text:style-name="Code2">      </text:span><text:span text:style-name="Code2"><draw:frame draw:style-name="fr3" draw:name="Image18" text:anchor-type="as-char" svg:width="0.1563in" svg:height="0.1457in" draw:z-index="33"><draw:image xlink:href="Pictures/100002000000000F0000000ED3A4069C610A9F54.png" xlink:type="simple" xlink:show="embed" xlink:actuate="onLoad"/></draw:frame></text:span><text:span text:style-name="Code2"><text:span text:style-name="T69">org.osgi.service.component.annotations.ReferenceScope</text:span></text:span></text:p>
        <text:p text:style-name="P214"><text:span text:style-name="T25">All Implemented Interfaces:</text:span></text:p>
        <text:p text:style-name="P108"><text:span text:style-name="T5">Comparable&lt;</text:span><text:a xlink:type="simple" xlink:href="file:///l%22r133" text:style-name="Internet_20_link" text:visited-style-name="Visited_20_Internet_20_Link"><text:span text:style-name="T5">ReferenceScope</text:span></text:a><text:span text:style-name="T7">&gt;, Serializable</text:span></text:p>
        <text:p text:style-name="P99"/>
        <text:p text:style-name="P151"><text:span text:style-name="Code2">public enum </text:span><text:span text:style-name="Code2"><text:span text:style-name="T69">ReferenceScope</text:span></text:span></text:p>
        <text:p text:style-name="P92"><text:span text:style-name="Code2">extends Enum&lt;</text:span><text:a xlink:type="simple" xlink:href="file:///l%22r133" text:style-name="Internet_20_link" text:visited-style-name="Visited_20_Internet_20_Link"><text:span text:style-name="T65">ReferenceScope</text:span></text:a><text:span text:style-name="Code2"><text:span text:style-name="T71">&gt;</text:span></text:span></text:p>
        <text:p text:style-name="P91"><text:span text:style-name="T5">Reference scope for the </text:span><text:a xlink:type="simple" xlink:href="file:///l%22r106" text:style-name="Internet_20_link" text:visited-style-name="Visited_20_Internet_20_Link"><text:span text:style-name="T65">Reference</text:span></text:a><text:span text:style-name="T7"> annotation.</text:span></text:p>
        <text:p text:style-name="P103"><text:span text:style-name="T6">Since:</text:span></text:p>
        <text:p text:style-name="P108"><text:span text:style-name="T5">1.3</text:span></text:p>
        <text:p text:style-name="P110"/>
        <table:table table:name="Table30" table:style-name="Table30">
          <table:table-column table:style-name="Table30.A"/>
          <table:table-column table:style-name="Table30.B"/>
          <table:table-row table:style-name="Table30.1">
            <table:table-cell table:style-name="Table30.A1" office:value-type="string">
              <text:p text:style-name="P112"><text:span text:style-name="Summary_20_Heading_20_Font2"><text:span text:style-name="T12">Enum Constant Summary</text:span></text:span></text:p>
            </table:table-cell>
            <table:table-cell table:style-name="Table30.A1" office:value-type="string">
              <text:p text:style-name="P114"><text:span text:style-name="Page_20_Reference_20_Font"><text:span text:style-name="T13">Page</text:span></text:span></text:p>
            </table:table-cell>
          </table:table-row>
          <table:table-row table:style-name="Table30.1">
            <table:table-cell table:style-name="Table30.A2" office:value-type="string">
              <text:p text:style-name="P118"><text:a xlink:type="simple" xlink:href="file:///l%22r127" text:style-name="Internet_20_link" text:visited-style-name="Visited_20_Internet_20_Link"><text:span text:style-name="T57">BUNDLE</text:span></text:a></text:p>
              <text:p text:style-name="P120"><text:span text:style-name="T5">A single service object is used for all references to the service in this bundle.</text:span></text:p>
            </table:table-cell>
            <table:table-cell table:style-name="Table30.B2" office:value-type="string">
              <text:p text:style-name="P114"><text:bookmark-ref text:reference-format="page" text:ref-name="r127">63</text:bookmark-ref></text:p>
            </table:table-cell>
          </table:table-row>
          <table:table-row table:style-name="Table30.1">
            <table:table-cell table:style-name="Table30.A3" office:value-type="string">
              <text:p text:style-name="P117"><text:a xlink:type="simple" xlink:href="file:///l%22r128" text:style-name="Internet_20_link" text:visited-style-name="Visited_20_Internet_20_Link"><text:span text:style-name="T57">PROTOTYPE</text:span></text:a></text:p>
              <text:p text:style-name="P119"><text:span text:style-name="T5">If the bound service has prototype service scope, then each instance of the component with this reference can receive a unique instance of the service.</text:span></text:p>
            </table:table-cell>
            <table:table-cell table:style-name="Table30.B3" office:value-type="string">
              <text:p text:style-name="P113"><text:bookmark-ref text:reference-format="page" text:ref-name="r128">63</text:bookmark-ref></text:p>
            </table:table-cell>
          </table:table-row>
          <table:table-row table:style-name="Table30.1">
            <table:table-cell table:style-name="Table30.A4" office:value-type="string">
              <text:p text:style-name="P117"><text:a xlink:type="simple" xlink:href="file:///l%22r129" text:style-name="Internet_20_link" text:visited-style-name="Visited_20_Internet_20_Link"><text:span text:style-name="T57">PROTOTYPE_REQUIRED</text:span></text:a></text:p>
              <text:p text:style-name="P119"><text:span text:style-name="T5">Bound services must have prototype service scope.</text:span></text:p>
            </table:table-cell>
            <table:table-cell table:style-name="Table30.B4" office:value-type="string">
              <text:p text:style-name="P113"><text:bookmark-ref text:reference-format="page" text:ref-name="r129">64</text:bookmark-ref></text:p>
            </table:table-cell>
          </table:table-row>
        </table:table>
        <text:p text:style-name="P8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2"><text:span text:style-name="Summary_20_Heading_20_Font2"><text:span text:style-name="T12">Method Summary</text:span></text:span></text:p>
            </table:table-cell>
            <table:covered-table-cell/>
            <table:table-cell table:style-name="Table31.A1" office:value-type="string">
              <text:p text:style-name="P114"><text:span text:style-name="Page_20_Reference_20_Font"><text:span text:style-name="T13">Page</text:span></text:span></text:p>
            </table:table-cell>
          </table:table-row>
          <table:table-row table:style-name="Table31.1">
            <table:table-cell table:style-name="Table31.A2" office:value-type="string">
              <text:p text:style-name="P116"><text:span text:style-name="Code_20_Small1"><text:span text:style-name="T63">String</text:span></text:span></text:p>
            </table:table-cell>
            <table:table-cell table:style-name="Table31.B2" office:value-type="string">
              <text:p text:style-name="P112"><text:a xlink:type="simple" xlink:href="file:///l%22r132" text:style-name="Internet_20_link" text:visited-style-name="Visited_20_Internet_20_Link"><text:span text:style-name="T57">toString</text:span></text:a><text:span text:style-name="Code2"><text:span text:style-name="T68">()</text:span></text:span></text:p>
            </table:table-cell>
            <table:table-cell table:style-name="Table31.C2" office:value-type="string">
              <text:p text:style-name="P114"><text:bookmark-ref text:reference-format="page" text:ref-name="r132">64</text:bookmark-ref></text:p>
            </table:table-cell>
          </table:table-row>
          <table:table-row table:style-name="Table31.1">
            <table:table-cell table:style-name="Table31.A3" office:value-type="string">
              <text:p text:style-name="P115"><text:span text:style-name="Code_20_Small1"><text:span text:style-name="T63">static </text:span></text:span><text:a xlink:type="simple" xlink:href="file:///l%22r133" text:style-name="Internet_20_link" text:visited-style-name="Visited_20_Internet_20_Link"><text:span text:style-name="T60">ReferenceScope</text:span></text:a></text:p>
            </table:table-cell>
            <table:table-cell table:style-name="Table31.B3" office:value-type="string">
              <text:p text:style-name="P111"><text:a xlink:type="simple" xlink:href="file:///l%22r131" text:style-name="Internet_20_link" text:visited-style-name="Visited_20_Internet_20_Link"><text:span text:style-name="T57">valueOf</text:span></text:a><text:span text:style-name="Code2"><text:span text:style-name="T68">(String name)</text:span></text:span></text:p>
            </table:table-cell>
            <table:table-cell table:style-name="Table31.C3" office:value-type="string">
              <text:p text:style-name="P113"><text:bookmark-ref text:reference-format="page" text:ref-name="r131">64</text:bookmark-ref></text:p>
            </table:table-cell>
          </table:table-row>
          <table:table-row table:style-name="Table31.1">
            <table:table-cell table:style-name="Table31.A4" office:value-type="string">
              <text:p text:style-name="P115"><text:span text:style-name="Code_20_Small1"><text:span text:style-name="T63">static </text:span></text:span><text:a xlink:type="simple" xlink:href="file:///l%22r133" text:style-name="Internet_20_link" text:visited-style-name="Visited_20_Internet_20_Link"><text:span text:style-name="T60">ReferenceScope</text:span></text:a><text:span text:style-name="Code_20_Small1"><text:span text:style-name="T64">[]</text:span></text:span></text:p>
            </table:table-cell>
            <table:table-cell table:style-name="Table31.B4" office:value-type="string">
              <text:p text:style-name="P111"><text:a xlink:type="simple" xlink:href="file:///l%22r130" text:style-name="Internet_20_link" text:visited-style-name="Visited_20_Internet_20_Link"><text:span text:style-name="T57">values</text:span></text:a><text:span text:style-name="Code2"><text:span text:style-name="T68">()</text:span></text:span></text:p>
            </table:table-cell>
            <table:table-cell table:style-name="Table31.C4" office:value-type="string">
              <text:p text:style-name="P113"><text:bookmark-ref text:reference-format="page" text:ref-name="r130">64</text:bookmark-ref></text:p>
            </table:table-cell>
          </table:table-row>
        </table:table>
        <text:p text:style-name="P208"><text:span text:style-name="T26">Enum Constant Detail</text:span></text:p>
        <text:p text:style-name="P210"><text:bookmark text:name="r127"/><text:span text:style-name="T26">BUNDLE</text:span></text:p>
        <text:p text:style-name="P92"><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BUNDLE</text:span></text:span></text:p>
        <text:p text:style-name="P105"><text:span text:style-name="T5">A single service object is used for all references to the service in this bundle.</text:span></text:p>
        <text:p text:style-name="P121"/>
        <text:p text:style-name="P211"><text:bookmark text:name="r128"/><text:span text:style-name="T26">PROTOTYPE</text:span></text:p>
        <text:p text:style-name="P92"><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PROTOTYPE</text:span></text:span></text:p>
        <text:p text:style-name="P105"><text:span text:style-name="T5">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file:///l%22r127" text:style-name="Internet_20_link" text:visited-style-name="Visited_20_Internet_20_Link"><text:span text:style-name="T65">BUNDLE</text:span></text:a><text:span text:style-name="T7">.</text:span></text:p>
        <text:p text:style-name="P121"/>
        <text:p text:style-name="P211"><text:bookmark text:name="r129"/><text:soft-page-break/><text:span text:style-name="T26">PROTOTYPE_REQUIRED</text:span></text:p>
        <text:p text:style-name="P92"><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PROTOTYPE_REQUIRED</text:span></text:span></text:p>
        <text:p text:style-name="P105"><text:span text:style-name="T5">Bound services must have prototype service scope. Each instance of the component with this reference can receive a unique instance of the service.</text:span></text:p>
        <text:p text:style-name="P209"><text:span text:style-name="T26">Method Detail</text:span></text:p>
        <text:p text:style-name="P213"><text:bookmark text:name="r130"/><text:span text:style-name="T26">values</text:span></text:p>
        <text:p text:style-name="P92"><text:span text:style-name="Code2">public static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131"/><text:span text:style-name="T26">valueOf</text:span></text:p>
        <text:p text:style-name="P92"><text:span text:style-name="Code2">public static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132"/><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200"><text:bookmark text:name="r141"/><text:span text:style-name="T26">Enum ServiceScope</text:span></text:p>
        <text:p text:style-name="P103"><text:a xlink:type="simple" xlink:href="file:///l%22r48" text:style-name="Internet_20_link" text:visited-style-name="Visited_20_Internet_20_Link"><text:span text:style-name="T11">org.osgi.service.component.annotations</text:span></text:a></text:p>
        <text:p text:style-name="P100"><text:span text:style-name="Code2">java.lang.Object</text:span></text:p>
        <text:p text:style-name="P104"><text:span text:style-name="Code2">  </text:span><text:span text:style-name="Code2"><draw:frame draw:style-name="fr3" draw:name="Image19" text:anchor-type="as-char" svg:width="0.1563in" svg:height="0.1457in" draw:z-index="34"><draw:image xlink:href="Pictures/100002000000000F0000000ED3A4069C610A9F54.png" xlink:type="simple" xlink:show="embed" xlink:actuate="onLoad"/></draw:frame></text:span><text:span text:style-name="Code2">java.lang.Enum&lt;</text:span><text:a xlink:type="simple" xlink:href="file:///l%22r141" text:style-name="Internet_20_link" text:visited-style-name="Visited_20_Internet_20_Link"><text:span text:style-name="T65">ServiceScope</text:span></text:a><text:span text:style-name="Code2"><text:span text:style-name="T71">&gt;</text:span></text:span></text:p>
        <text:p text:style-name="P90"><text:span text:style-name="Code2">      </text:span><text:span text:style-name="Code2"><draw:frame draw:style-name="fr3" draw:name="Image20" text:anchor-type="as-char" svg:width="0.1563in" svg:height="0.1457in" draw:z-index="35"><draw:image xlink:href="Pictures/100002000000000F0000000ED3A4069C610A9F54.png" xlink:type="simple" xlink:show="embed" xlink:actuate="onLoad"/></draw:frame></text:span><text:span text:style-name="Code2"><text:span text:style-name="T69">org.osgi.service.component.annotations.ServiceScope</text:span></text:span></text:p>
        <text:p text:style-name="P214"><text:span text:style-name="T25">All Implemented Interfaces:</text:span></text:p>
        <text:p text:style-name="P108"><text:span text:style-name="T5">Comparable&lt;</text:span><text:a xlink:type="simple" xlink:href="file:///l%22r141" text:style-name="Internet_20_link" text:visited-style-name="Visited_20_Internet_20_Link"><text:span text:style-name="T5">ServiceScope</text:span></text:a><text:span text:style-name="T7">&gt;, Serializable</text:span></text:p>
        <text:p text:style-name="P99"/>
        <text:p text:style-name="P151"><text:span text:style-name="Code2">public enum </text:span><text:span text:style-name="Code2"><text:span text:style-name="T69">ServiceScope</text:span></text:span></text:p>
        <text:p text:style-name="P92"><text:span text:style-name="Code2">extends Enum&lt;</text:span><text:a xlink:type="simple" xlink:href="file:///l%22r141" text:style-name="Internet_20_link" text:visited-style-name="Visited_20_Internet_20_Link"><text:span text:style-name="T65">ServiceScope</text:span></text:a><text:span text:style-name="Code2"><text:span text:style-name="T71">&gt;</text:span></text:span></text:p>
        <text:p text:style-name="P91"><text:span text:style-name="T5">Service scope for the </text:span><text:a xlink:type="simple" xlink:href="file:///l%22r75" text:style-name="Internet_20_link" text:visited-style-name="Visited_20_Internet_20_Link"><text:span text:style-name="T65">Component</text:span></text:a><text:span text:style-name="T7"> annotation.</text:span></text:p>
        <text:p text:style-name="P103"><text:span text:style-name="T6">Since:</text:span></text:p>
        <text:p text:style-name="P108"><text:span text:style-name="T5">1.3</text:span></text:p>
        <text:p text:style-name="P110"/>
        <table:table table:name="Table32" table:style-name="Table32">
          <table:table-column table:style-name="Table32.A"/>
          <table:table-column table:style-name="Table32.B"/>
          <table:table-row table:style-name="Table32.1">
            <table:table-cell table:style-name="Table32.A1" office:value-type="string">
              <text:p text:style-name="P112"><text:span text:style-name="Summary_20_Heading_20_Font2"><text:span text:style-name="T12">Enum Constant Summary</text:span></text:span></text:p>
            </table:table-cell>
            <table:table-cell table:style-name="Table32.A1" office:value-type="string">
              <text:p text:style-name="P114"><text:span text:style-name="Page_20_Reference_20_Font"><text:span text:style-name="T13">Page</text:span></text:span></text:p>
            </table:table-cell>
          </table:table-row>
          <table:table-row table:style-name="Table32.1">
            <table:table-cell table:style-name="Table32.A2" office:value-type="string">
              <text:p text:style-name="P118"><text:a xlink:type="simple" xlink:href="file:///l%22r135" text:style-name="Internet_20_link" text:visited-style-name="Visited_20_Internet_20_Link"><text:span text:style-name="T57">BUNDLE</text:span></text:a></text:p>
              <text:p text:style-name="P120"><text:span text:style-name="T5">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114"><text:bookmark-ref text:reference-format="page" text:ref-name="r135">65</text:bookmark-ref></text:p>
            </table:table-cell>
          </table:table-row>
          <table:table-row table:style-name="Table32.1">
            <table:table-cell table:style-name="Table32.A3" office:value-type="string">
              <text:p text:style-name="P117"><text:a xlink:type="simple" xlink:href="file:///l%22r137" text:style-name="Internet_20_link" text:visited-style-name="Visited_20_Internet_20_Link"><text:span text:style-name="T57">DEFAULT</text:span></text:a></text:p>
              <text:p text:style-name="P119"><text:span text:style-name="T5">Default element value for annotation.</text:span></text:p>
            </table:table-cell>
            <table:table-cell table:style-name="Table32.B3" office:value-type="string">
              <text:p text:style-name="P113"><text:bookmark-ref text:reference-format="page" text:ref-name="r137">66</text:bookmark-ref></text:p>
            </table:table-cell>
          </table:table-row>
          <table:table-row table:style-name="Table32.1">
            <table:table-cell table:style-name="Table32.A4" office:value-type="string">
              <text:p text:style-name="P117"><text:a xlink:type="simple" xlink:href="file:///l%22r136" text:style-name="Internet_20_link" text:visited-style-name="Visited_20_Internet_20_Link"><text:span text:style-name="T57">PROTOTYPE</text:span></text:a></text:p>
              <text:p text:style-name="P119"><text:span text:style-name="T5">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113"><text:bookmark-ref text:reference-format="page" text:ref-name="r136">66</text:bookmark-ref></text:p>
            </table:table-cell>
          </table:table-row>
          <table:table-row table:style-name="Table32.1">
            <table:table-cell table:style-name="Table32.A5" office:value-type="string">
              <text:p text:style-name="P117"><text:a xlink:type="simple" xlink:href="file:///l%22r134" text:style-name="Internet_20_link" text:visited-style-name="Visited_20_Internet_20_Link"><text:span text:style-name="T57">SINGLETON</text:span></text:a></text:p>
              <text:p text:style-name="P119"><text:span text:style-name="T5">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113"><text:bookmark-ref text:reference-format="page" text:ref-name="r134">65</text:bookmark-ref></text:p>
            </table:table-cell>
          </table:table-row>
        </table:table>
        <text:p text:style-name="P8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2"><text:span text:style-name="Summary_20_Heading_20_Font2"><text:span text:style-name="T12">Method Summary</text:span></text:span></text:p>
            </table:table-cell>
            <table:covered-table-cell/>
            <table:table-cell table:style-name="Table33.A1" office:value-type="string">
              <text:p text:style-name="P114"><text:span text:style-name="Page_20_Reference_20_Font"><text:span text:style-name="T13">Page</text:span></text:span></text:p>
            </table:table-cell>
          </table:table-row>
          <table:table-row table:style-name="Table33.1">
            <table:table-cell table:style-name="Table33.A2" office:value-type="string">
              <text:p text:style-name="P116"><text:span text:style-name="Code_20_Small1"><text:span text:style-name="T63">String</text:span></text:span></text:p>
            </table:table-cell>
            <table:table-cell table:style-name="Table33.B2" office:value-type="string">
              <text:p text:style-name="P112"><text:a xlink:type="simple" xlink:href="file:///l%22r140" text:style-name="Internet_20_link" text:visited-style-name="Visited_20_Internet_20_Link"><text:span text:style-name="T57">toString</text:span></text:a><text:span text:style-name="Code2"><text:span text:style-name="T68">()</text:span></text:span></text:p>
            </table:table-cell>
            <table:table-cell table:style-name="Table33.C2" office:value-type="string">
              <text:p text:style-name="P114"><text:bookmark-ref text:reference-format="page" text:ref-name="r140">66</text:bookmark-ref></text:p>
            </table:table-cell>
          </table:table-row>
          <table:table-row table:style-name="Table33.1">
            <table:table-cell table:style-name="Table33.A3" office:value-type="string">
              <text:p text:style-name="P115"><text:span text:style-name="Code_20_Small1"><text:span text:style-name="T63">static </text:span></text:span><text:a xlink:type="simple" xlink:href="file:///l%22r141" text:style-name="Internet_20_link" text:visited-style-name="Visited_20_Internet_20_Link"><text:span text:style-name="T60">ServiceScope</text:span></text:a></text:p>
            </table:table-cell>
            <table:table-cell table:style-name="Table33.B3" office:value-type="string">
              <text:p text:style-name="P111"><text:a xlink:type="simple" xlink:href="file:///l%22r139" text:style-name="Internet_20_link" text:visited-style-name="Visited_20_Internet_20_Link"><text:span text:style-name="T57">valueOf</text:span></text:a><text:span text:style-name="Code2"><text:span text:style-name="T68">(String name)</text:span></text:span></text:p>
            </table:table-cell>
            <table:table-cell table:style-name="Table33.C3" office:value-type="string">
              <text:p text:style-name="P113"><text:bookmark-ref text:reference-format="page" text:ref-name="r139">66</text:bookmark-ref></text:p>
            </table:table-cell>
          </table:table-row>
          <table:table-row table:style-name="Table33.1">
            <table:table-cell table:style-name="Table33.A4" office:value-type="string">
              <text:p text:style-name="P115"><text:span text:style-name="Code_20_Small1"><text:span text:style-name="T63">static </text:span></text:span><text:a xlink:type="simple" xlink:href="file:///l%22r141" text:style-name="Internet_20_link" text:visited-style-name="Visited_20_Internet_20_Link"><text:span text:style-name="T60">ServiceScope</text:span></text:a><text:span text:style-name="Code_20_Small1"><text:span text:style-name="T64">[]</text:span></text:span></text:p>
            </table:table-cell>
            <table:table-cell table:style-name="Table33.B4" office:value-type="string">
              <text:p text:style-name="P111"><text:a xlink:type="simple" xlink:href="file:///l%22r138" text:style-name="Internet_20_link" text:visited-style-name="Visited_20_Internet_20_Link"><text:span text:style-name="T57">values</text:span></text:a><text:span text:style-name="Code2"><text:span text:style-name="T68">()</text:span></text:span></text:p>
            </table:table-cell>
            <table:table-cell table:style-name="Table33.C4" office:value-type="string">
              <text:p text:style-name="P113"><text:bookmark-ref text:reference-format="page" text:ref-name="r138">66</text:bookmark-ref></text:p>
            </table:table-cell>
          </table:table-row>
        </table:table>
        <text:p text:style-name="P208"><text:span text:style-name="T26">Enum Constant Detail</text:span></text:p>
        <text:p text:style-name="P210"><text:bookmark text:name="r134"/><text:span text:style-name="T26">SINGLETON</text:span></text:p>
        <text:p text:style-name="P92"><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SINGLETON</text:span></text:span></text:p>
        <text:p text:style-name="P105"><text:span text:style-name="T5">When the component is registered as a service, it must be registered as a bundle scope service but only a single instance of the component must be used for all bundles using the service.</text:span></text:p>
        <text:p text:style-name="P121"/>
        <text:p text:style-name="P211"><text:bookmark text:name="r135"/><text:span text:style-name="T26">BUNDLE</text:span></text:p>
        <text:p text:style-name="P92"><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BUNDLE</text:span></text:span></text:p>
        <text:p text:style-name="P105"><text:soft-page-break/><text:span text:style-name="T5">When the component is registered as a service, it must be registered as a bundle scope service and an instance of the component must be created for each bundle using the service.</text:span></text:p>
        <text:p text:style-name="P121"/>
        <text:p text:style-name="P211"><text:bookmark text:name="r136"/><text:span text:style-name="T26">PROTOTYPE</text:span></text:p>
        <text:p text:style-name="P92"><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PROTOTYPE</text:span></text:span></text:p>
        <text:p text:style-name="P105"><text:span text:style-name="T5">When the component is registered as a service, it must be registered as a prototype scope service and an instance of the component must be created for each distinct request for the service.</text:span></text:p>
        <text:p text:style-name="P121"/>
        <text:p text:style-name="P211"><text:bookmark text:name="r137"/><text:span text:style-name="T26">DEFAULT</text:span></text:p>
        <text:p text:style-name="P92"><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DEFAULT</text:span></text:span></text:p>
        <text:p text:style-name="P105"><text:span text:style-name="T5">Default element value for annotation. This is used to distinguish the default value for an element and should not otherwise be used.</text:span></text:p>
        <text:p text:style-name="P209"><text:span text:style-name="T26">Method Detail</text:span></text:p>
        <text:p text:style-name="P213"><text:bookmark text:name="r138"/><text:span text:style-name="T26">values</text:span></text:p>
        <text:p text:style-name="P92"><text:span text:style-name="Code2">public static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values</text:span></text:span><text:span text:style-name="Code2"><text:span text:style-name="T73">()</text:span></text:span></text:p>
        <text:p text:style-name="P121"/>
        <text:p text:style-name="P211"><text:bookmark text:name="r139"/><text:span text:style-name="T26">valueOf</text:span></text:p>
        <text:p text:style-name="P92"><text:span text:style-name="Code2">public static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valueOf</text:span></text:span><text:span text:style-name="Code2"><text:span text:style-name="T73">(String name)</text:span></text:span></text:p>
        <text:p text:style-name="P121"/>
        <text:p text:style-name="P211"><text:bookmark text:name="r140"/><text:span text:style-name="T26">toString</text:span></text:p>
        <text:p text:style-name="P92"><text:span text:style-name="Code2">public String </text:span><text:span text:style-name="Code2"><text:span text:style-name="T69">toString</text:span></text:span><text:span text:style-name="Code2"><text:span text:style-name="T70">()</text:span></text:span></text:p>
        <text:p text:style-name="P107"><text:span text:style-name="T6">Overrides:</text:span></text:p>
        <text:p text:style-name="P122"><text:span text:style-name="Code2">toString</text:span><text:span text:style-name="T5"> in class </text:span><text:span text:style-name="Code2">Enum</text:span></text:p>
        <text:p text:style-name="P175"><text:bookmark text:name="r143"/><text:span text:style-name="T26">Package org.osgi.service.component.propertytypes</text:span></text:p>
        <text:p text:style-name="P98"><text:span text:style-name="Code_20_Small">@org.osgi.annotation.versioning.Version(value="1.4.0")</text:span></text:p>
        <text:p text:style-name="P98"><text:span text:style-name="T5">Component Property Types Package Version 1.4.</text:span></text:p>
        <text:p text:style-name="P98"><text:span text:style-name="T6">See:</text:span></text:p>
        <text:p text:style-name="P105"><text:a xlink:type="simple" xlink:href="file:///l%22r142" text:style-name="Internet_20_link" text:visited-style-name="Visited_20_Internet_20_Link"><text:span text:style-name="T6">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5"><text:span text:style-name="Summary_20_Heading_20_Font1"><text:span text:style-name="T12">Annotation Types Summary</text:span></text:span></text:p>
            </table:table-cell>
            <table:covered-table-cell/>
            <table:table-cell table:style-name="Table34.A1" office:value-type="string">
              <text:p text:style-name="P97"><text:span text:style-name="Page_20_Reference_20_Font"><text:span text:style-name="T13">Page</text:span></text:span></text:p>
            </table:table-cell>
          </table:table-row>
          <table:table-row table:style-name="Table34.1">
            <table:table-cell table:style-name="Table34.A2" office:value-type="string">
              <text:p text:style-name="P95"><text:a xlink:type="simple" xlink:href="file:///l%22r149" text:style-name="Internet_20_link" text:visited-style-name="Visited_20_Internet_20_Link"><text:span text:style-name="T56">ExportedService</text:span></text:a></text:p>
            </table:table-cell>
            <table:table-cell table:style-name="Table34.B2" office:value-type="string">
              <text:p text:style-name="P95"><text:span text:style-name="T5">Component Property Type for the remote service properties for an exported service.</text:span></text:p>
            </table:table-cell>
            <table:table-cell table:style-name="Table34.C2" office:value-type="string">
              <text:p text:style-name="P97"><text:bookmark-ref text:reference-format="page" text:ref-name="r149">68</text:bookmark-ref></text:p>
            </table:table-cell>
          </table:table-row>
          <table:table-row table:style-name="Table34.1">
            <table:table-cell table:style-name="Table34.A3" office:value-type="string">
              <text:p text:style-name="P94"><text:a xlink:type="simple" xlink:href="file:///l%22r151" text:style-name="Internet_20_link" text:visited-style-name="Visited_20_Internet_20_Link"><text:span text:style-name="T56">ServiceDescription</text:span></text:a></text:p>
            </table:table-cell>
            <table:table-cell table:style-name="Table34.B3" office:value-type="string">
              <text:p text:style-name="P94"><text:span text:style-name="T5">Component Property Type for the </text:span><text:span text:style-name="Code1"><text:span text:style-name="T62">service.description</text:span></text:span><text:span text:style-name="T5"> service property.</text:span></text:p>
            </table:table-cell>
            <table:table-cell table:style-name="Table34.C3" office:value-type="string">
              <text:p text:style-name="P96"><text:bookmark-ref text:reference-format="page" text:ref-name="r151">71</text:bookmark-ref></text:p>
            </table:table-cell>
          </table:table-row>
          <table:table-row table:style-name="Table34.1">
            <table:table-cell table:style-name="Table34.A4" office:value-type="string">
              <text:p text:style-name="P94"><text:a xlink:type="simple" xlink:href="file:///l%22r153" text:style-name="Internet_20_link" text:visited-style-name="Visited_20_Internet_20_Link"><text:span text:style-name="T56">ServiceRanking</text:span></text:a></text:p>
            </table:table-cell>
            <table:table-cell table:style-name="Table34.B4" office:value-type="string">
              <text:p text:style-name="P94"><text:span text:style-name="T5">Component Property Type for the </text:span><text:span text:style-name="Code1"><text:span text:style-name="T62">service.ranking</text:span></text:span><text:span text:style-name="T5"> service property.</text:span></text:p>
            </table:table-cell>
            <table:table-cell table:style-name="Table34.C4" office:value-type="string">
              <text:p text:style-name="P96"><text:bookmark-ref text:reference-format="page" text:ref-name="r153">72</text:bookmark-ref></text:p>
            </table:table-cell>
          </table:table-row>
          <table:table-row table:style-name="Table34.1">
            <table:table-cell table:style-name="Table34.A5" office:value-type="string">
              <text:p text:style-name="P94"><text:a xlink:type="simple" xlink:href="file:///l%22r155" text:style-name="Internet_20_link" text:visited-style-name="Visited_20_Internet_20_Link"><text:span text:style-name="T56">ServiceVendor</text:span></text:a></text:p>
            </table:table-cell>
            <table:table-cell table:style-name="Table34.B5" office:value-type="string">
              <text:p text:style-name="P94"><text:span text:style-name="T5">Component Property Type for the </text:span><text:span text:style-name="Code1"><text:span text:style-name="T62">service.vendor</text:span></text:span><text:span text:style-name="T5"> service property.</text:span></text:p>
            </table:table-cell>
            <table:table-cell table:style-name="Table34.C5" office:value-type="string">
              <text:p text:style-name="P96"><text:bookmark-ref text:reference-format="page" text:ref-name="r155">73</text:bookmark-ref></text:p>
            </table:table-cell>
          </table:table-row>
        </table:table>
        <text:p text:style-name="P101"><text:bookmark text:name="r142"/><text:span text:style-name="T14">Package org.osgi.service.component.propertytypes Description</text:span></text:p>
        <text:p text:style-name="P102"><text:span text:style-name="T5">Component Property Types Package Version 1.4.</text:span></text:p>
        <text:p text:style-name="P102"><text:span text:style-name="T5">When used as annotations, component property types are processed by tools to generate Component Descriptions which are used at runtime.</text:span></text:p>
        <text:p text:style-name="P102"><text:span text:style-name="T5">Bundles wishing to use this package at runtime must list the package in the Import-Package header of the bundle's manifest.</text:span></text:p>
        <text:p text:style-name="P102"><text:span text:style-name="T5">Example import for consumers using the API in this package:</text:span></text:p>
        <text:p text:style-name="P89"><text:span text:style-name="Code1">Import-Package: org.osgi.service.component.propertytypes; version="[1.4,2.0)"</text:span></text:p>
        <text:p text:style-name="P180"><text:bookmark text:name="r149"/><text:span text:style-name="T26">Annotation Type ExportedService</text:span></text:p>
        <text:p text:style-name="P103"><text:a xlink:type="simple" xlink:href="file:///l%22r143" text:style-name="Internet_20_link" text:visited-style-name="Visited_20_Internet_20_Link"><text:span text:style-name="T11">org.osgi.service.component.propertytypes</text:span></text:a></text:p>
        <text:p text:style-name="P99"/>
        <text:p text:style-name="P109"><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ExportedService</text:span></text:span></text:p>
        <text:p text:style-name="P102"><text:span text:style-name="T5">Component Property Type for the remote service properties for an exported service.</text:span></text:p>
        <text:p text:style-name="P91"><text:span text:style-name="T5">This annotation can be used on a </text:span><text:a xlink:type="simple" xlink:href="file:///l%22r75" text:style-name="Internet_20_link" text:visited-style-name="Visited_20_Internet_20_Link"><text:span text:style-name="T65">Component</text:span></text:a><text:span text:style-name="T7"> to declare the values of the remote service service properties for an exported service.</text:span></text:p>
        <text:p text:style-name="P103"><text:span text:style-name="T6">Since:</text:span></text:p>
        <text:p text:style-name="P108"><text:span text:style-name="T5">1.4</text:span></text:p>
        <text:p text:style-name="P103"><text:span text:style-name="T6">See Also:</text:span></text:p>
        <text:p text:style-name="P108"><text:span text:style-name="T5">"Component Property Types", "Remote Services Specification"</text:span></text:p>
        <text:p text:style-name="P110"/>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2"><text:span text:style-name="Summary_20_Heading_20_Font2"><text:span text:style-name="T12">Required Element Summary</text:span></text:span></text:p>
            </table:table-cell>
            <table:covered-table-cell/>
            <table:table-cell table:style-name="Table35.A1" office:value-type="string">
              <text:p text:style-name="P114"><text:span text:style-name="Page_20_Reference_20_Font"><text:span text:style-name="T13">Page</text:span></text:span></text:p>
            </table:table-cell>
          </table:table-row>
          <table:table-row table:style-name="Table35.1">
            <table:table-cell table:style-name="Table35.A2" office:value-type="string">
              <text:p text:style-name="P116"><text:span text:style-name="Code_20_Small1"><text:span text:style-name="T63">String[]</text:span></text:span></text:p>
            </table:table-cell>
            <table:table-cell table:style-name="Table35.B2" office:value-type="string">
              <text:p text:style-name="P118"><text:a xlink:type="simple" xlink:href="file:///l%22r145" text:style-name="Internet_20_link" text:visited-style-name="Visited_20_Internet_20_Link"><text:span text:style-name="T57">service_exported_configs</text:span></text:a></text:p>
              <text:p text:style-name="P120"><text:span text:style-name="T5">Service property identifying the configuration types that should be used to export the service.</text:span></text:p>
            </table:table-cell>
            <table:table-cell table:style-name="Table35.C2" office:value-type="string">
              <text:p text:style-name="P114"><text:bookmark-ref text:reference-format="page" text:ref-name="r145">69</text:bookmark-ref></text:p>
            </table:table-cell>
          </table:table-row>
          <table:table-row table:style-name="Table35.1">
            <table:table-cell table:style-name="Table35.A3" office:value-type="string">
              <text:p text:style-name="P115"><text:span text:style-name="Code_20_Small1"><text:span text:style-name="T63">String[]</text:span></text:span></text:p>
            </table:table-cell>
            <table:table-cell table:style-name="Table35.B3" office:value-type="string">
              <text:p text:style-name="P117"><text:a xlink:type="simple" xlink:href="file:///l%22r146" text:style-name="Internet_20_link" text:visited-style-name="Visited_20_Internet_20_Link"><text:span text:style-name="T57">service_exported_intents</text:span></text:a></text:p>
              <text:p text:style-name="P119"><text:span text:style-name="T5">Service property identifying the intents that the distribution provider must implement to distribute the service.</text:span></text:p>
            </table:table-cell>
            <table:table-cell table:style-name="Table35.C3" office:value-type="string">
              <text:p text:style-name="P113"><text:bookmark-ref text:reference-format="page" text:ref-name="r146">69</text:bookmark-ref></text:p>
            </table:table-cell>
          </table:table-row>
          <table:table-row table:style-name="Table35.1">
            <table:table-cell table:style-name="Table35.A4" office:value-type="string">
              <text:p text:style-name="P115"><text:span text:style-name="Code_20_Small1"><text:span text:style-name="T63">String[]</text:span></text:span></text:p>
            </table:table-cell>
            <table:table-cell table:style-name="Table35.B4" office:value-type="string">
              <text:p text:style-name="P117"><text:a xlink:type="simple" xlink:href="file:///l%22r147" text:style-name="Internet_20_link" text:visited-style-name="Visited_20_Internet_20_Link"><text:span text:style-name="T57">service_exported_intents_extra</text:span></text:a></text:p>
              <text:p text:style-name="P119"><text:span text:style-name="T5">Service property identifying the extra intents that the distribution provider must implement to distribute the service.</text:span></text:p>
            </table:table-cell>
            <table:table-cell table:style-name="Table35.C4" office:value-type="string">
              <text:p text:style-name="P113"><text:bookmark-ref text:reference-format="page" text:ref-name="r147">69</text:bookmark-ref></text:p>
            </table:table-cell>
          </table:table-row>
          <table:table-row table:style-name="Table35.1">
            <table:table-cell table:style-name="Table35.A5" office:value-type="string">
              <text:p text:style-name="P115"><text:span text:style-name="Code_20_Small1"><text:span text:style-name="T63">Class&lt;?&gt;[]</text:span></text:span></text:p>
            </table:table-cell>
            <table:table-cell table:style-name="Table35.B5" office:value-type="string">
              <text:p text:style-name="P117"><text:a xlink:type="simple" xlink:href="file:///l%22r144" text:style-name="Internet_20_link" text:visited-style-name="Visited_20_Internet_20_Link"><text:span text:style-name="T57">service_exported_interfaces</text:span></text:a></text:p>
              <text:p text:style-name="P119"><text:span text:style-name="T5">Service property marking the service for export.</text:span></text:p>
            </table:table-cell>
            <table:table-cell table:style-name="Table35.C5" office:value-type="string">
              <text:p text:style-name="P113"><text:bookmark-ref text:reference-format="page" text:ref-name="r144">68</text:bookmark-ref></text:p>
            </table:table-cell>
          </table:table-row>
          <table:table-row table:style-name="Table35.1">
            <table:table-cell table:style-name="Table35.A6" office:value-type="string">
              <text:p text:style-name="P115"><text:span text:style-name="Code_20_Small1"><text:span text:style-name="T63">String[]</text:span></text:span></text:p>
            </table:table-cell>
            <table:table-cell table:style-name="Table35.B6" office:value-type="string">
              <text:p text:style-name="P117"><text:a xlink:type="simple" xlink:href="file:///l%22r148" text:style-name="Internet_20_link" text:visited-style-name="Visited_20_Internet_20_Link"><text:span text:style-name="T57">service_intents</text:span></text:a></text:p>
              <text:p text:style-name="P119"><text:span text:style-name="T5">Service property identifying the intents that the distribution provider must implement to distribute the service.</text:span></text:p>
            </table:table-cell>
            <table:table-cell table:style-name="Table35.C6" office:value-type="string">
              <text:p text:style-name="P113"><text:bookmark-ref text:reference-format="page" text:ref-name="r148">69</text:bookmark-ref></text:p>
            </table:table-cell>
          </table:table-row>
        </table:table>
        <text:p text:style-name="P208"><text:span text:style-name="T26">Element Detail</text:span></text:p>
        <text:p text:style-name="P210"><text:bookmark text:name="r144"/><text:span text:style-name="T26">service_exported_interfaces</text:span></text:p>
        <text:p text:style-name="P92"><text:span text:style-name="Code2">public abstract Class&lt;?&gt;[] </text:span><text:span text:style-name="Code2"><text:span text:style-name="T69">service_exported_interfaces</text:span></text:span></text:p>
        <text:p text:style-name="P106"><text:span text:style-name="T5">Service property marking the service for export. It defines the interfaces under which the service can be exported.</text:span></text:p>
        <text:p text:style-name="P105"><text:span text:style-name="T5">If an empty array is specified, the property is not added to the component description.</text:span></text:p>
        <text:p text:style-name="P107"><text:span text:style-name="T6">Returns:</text:span></text:p>
        <text:p text:style-name="P122"><text:span text:style-name="T5">The exported service interfaces.</text:span></text:p>
        <text:p text:style-name="P107"><text:span text:style-name="T6">See Also:</text:span></text:p>
        <text:p text:style-name="P122"><text:span text:style-name="Code2">org.osgi.framework.Constants.SERVICE_EXPORTED_INTERFACES</text:span></text:p>
        <text:p text:style-name="P150"/>
        <text:p text:style-name="P212"><text:bookmark text:name="r145"/><text:soft-page-break/><text:span text:style-name="T26">service_exported_configs</text:span></text:p>
        <text:p text:style-name="P92"><text:span text:style-name="Code2">public abstract String[] </text:span><text:span text:style-name="Code2"><text:span text:style-name="T69">service_exported_configs</text:span></text:span></text:p>
        <text:p text:style-name="P106"><text:span text:style-name="T5">Service property identifying the configuration types that should be used to export the service.</text:span></text:p>
        <text:p text:style-name="P105"><text:span text:style-name="T5">If an empty array is specified, the default value, the property is not added to the component description.</text:span></text:p>
        <text:p text:style-name="P107"><text:span text:style-name="T6">Default:</text:span></text:p>
        <text:p text:style-name="P122"><text:span text:style-name="T5">{}</text:span></text:p>
        <text:p text:style-name="P107"><text:span text:style-name="T6">Returns:</text:span></text:p>
        <text:p text:style-name="P122"><text:span text:style-name="T5">The configuration types.</text:span></text:p>
        <text:p text:style-name="P107"><text:span text:style-name="T6">See Also:</text:span></text:p>
        <text:p text:style-name="P122"><text:span text:style-name="Code2">org.osgi.framework.Constants.SERVICE_EXPORTED_CONFIGS</text:span></text:p>
        <text:p text:style-name="P150"/>
        <text:p text:style-name="P212"><text:bookmark text:name="r146"/><text:span text:style-name="T26">service_exported_intents</text:span></text:p>
        <text:p text:style-name="P92"><text:span text:style-name="Code2">public abstract String[] </text:span><text:span text:style-name="Code2"><text:span text:style-name="T69">service_exported_intents</text:span></text:span></text:p>
        <text:p text:style-name="P106"><text:span text:style-name="T5">Service property identifying the intents that the distribution provider must implement to distribute the service.</text:span></text:p>
        <text:p text:style-name="P105"><text:span text:style-name="T5">If an empty array is specified, the default value, the property is not added to the component description.</text:span></text:p>
        <text:p text:style-name="P107"><text:span text:style-name="T6">Default:</text:span></text:p>
        <text:p text:style-name="P122"><text:span text:style-name="T5">{}</text:span></text:p>
        <text:p text:style-name="P107"><text:span text:style-name="T6">Returns:</text:span></text:p>
        <text:p text:style-name="P122"><text:span text:style-name="T5">The intents that the distribution provider must implement to distribute the service.</text:span></text:p>
        <text:p text:style-name="P107"><text:span text:style-name="T6">See Also:</text:span></text:p>
        <text:p text:style-name="P122"><text:span text:style-name="Code2">org.osgi.framework.Constants.SERVICE_EXPORTED_INTENTS</text:span></text:p>
        <text:p text:style-name="P150"/>
        <text:p text:style-name="P212"><text:bookmark text:name="r147"/><text:span text:style-name="T26">service_exported_intents_extra</text:span></text:p>
        <text:p text:style-name="P92"><text:span text:style-name="Code2">public abstract String[] </text:span><text:span text:style-name="Code2"><text:span text:style-name="T69">service_exported_intents_extra</text:span></text:span></text:p>
        <text:p text:style-name="P106"><text:span text:style-name="T5">Service property identifying the extra intents that the distribution provider must implement to distribute the service.</text:span></text:p>
        <text:p text:style-name="P105"><text:span text:style-name="T5">If an empty array is specified, the default value, the property is not added to the component description.</text:span></text:p>
        <text:p text:style-name="P107"><text:span text:style-name="T6">Default:</text:span></text:p>
        <text:p text:style-name="P122"><text:span text:style-name="T5">{}</text:span></text:p>
        <text:p text:style-name="P107"><text:span text:style-name="T6">Returns:</text:span></text:p>
        <text:p text:style-name="P122"><text:span text:style-name="T5">The extra intents that the distribution provider must implement to distribute the service.</text:span></text:p>
        <text:p text:style-name="P107"><text:span text:style-name="T6">See Also:</text:span></text:p>
        <text:p text:style-name="P122"><text:span text:style-name="Code2">org.osgi.framework.Constants.SERVICE_EXPORTED_INTENTS_EXTRA</text:span></text:p>
        <text:p text:style-name="P150"/>
        <text:p text:style-name="P212"><text:bookmark text:name="r148"/><text:span text:style-name="T26">service_intents</text:span></text:p>
        <text:p text:style-name="P92"><text:span text:style-name="Code2">public abstract String[] </text:span><text:span text:style-name="Code2"><text:span text:style-name="T69">service_intents</text:span></text:span></text:p>
        <text:p text:style-name="P106"><text:span text:style-name="T5">Service property identifying the intents that the distribution provider must implement to distribute the service.</text:span></text:p>
        <text:p text:style-name="P105"><text:span text:style-name="T5">If an empty array is specified, the default value, the property is not added to the component description.</text:span></text:p>
        <text:p text:style-name="P107"><text:span text:style-name="T6">Default:</text:span></text:p>
        <text:p text:style-name="P122"><text:span text:style-name="T5">{}</text:span></text:p>
        <text:p text:style-name="P107"><text:soft-page-break/><text:span text:style-name="T6">Returns:</text:span></text:p>
        <text:p text:style-name="P122"><text:span text:style-name="T5">The intents that the service implements.</text:span></text:p>
        <text:p text:style-name="P107"><text:span text:style-name="T6">See Also:</text:span></text:p>
        <text:p text:style-name="P122"><text:span text:style-name="Code2">org.osgi.framework.Constants.SERVICE_INTENTS</text:span></text:p>
        <text:p text:style-name="P201"><text:bookmark text:name="r151"/><text:span text:style-name="T26">Annotation Type ServiceDescription</text:span></text:p>
        <text:p text:style-name="P103"><text:a xlink:type="simple" xlink:href="file:///l%22r143" text:style-name="Internet_20_link" text:visited-style-name="Visited_20_Internet_20_Link"><text:span text:style-name="T11">org.osgi.service.component.propertytypes</text:span></text:a></text:p>
        <text:p text:style-name="P99"/>
        <text:p text:style-name="P109"><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Description</text:span></text:span></text:p>
        <text:p text:style-name="P102"><text:span text:style-name="T5">Component Property Type for the </text:span><text:span text:style-name="Code2">service.description</text:span><text:span text:style-name="T5"> service property.</text:span></text:p>
        <text:p text:style-name="P91"><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DESCRIPTION</text:span></text:span><text:span text:style-name="T7"> service property.</text:span></text:p>
        <text:p text:style-name="P103"><text:span text:style-name="T6">Since:</text:span></text:p>
        <text:p text:style-name="P108"><text:span text:style-name="T5">1.4</text:span></text:p>
        <text:p text:style-name="P103"><text:span text:style-name="T6">See Also:</text:span></text:p>
        <text:p text:style-name="P108"><text:span text:style-name="T5">"Component Property Types"</text:span></text:p>
        <text:p text:style-name="P110"/>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12"><text:span text:style-name="Summary_20_Heading_20_Font2"><text:span text:style-name="T12">Required Element Summary</text:span></text:span></text:p>
            </table:table-cell>
            <table:covered-table-cell/>
            <table:table-cell table:style-name="Table36.A1" office:value-type="string">
              <text:p text:style-name="P114"><text:span text:style-name="Page_20_Reference_20_Font"><text:span text:style-name="T13">Page</text:span></text:span></text:p>
            </table:table-cell>
          </table:table-row>
          <table:table-row table:style-name="Table36.1">
            <table:table-cell table:style-name="Table36.A2" office:value-type="string">
              <text:p text:style-name="P116"><text:span text:style-name="Code_20_Small1"><text:span text:style-name="T63">String</text:span></text:span></text:p>
            </table:table-cell>
            <table:table-cell table:style-name="Table36.B2" office:value-type="string">
              <text:p text:style-name="P118"><text:a xlink:type="simple" xlink:href="file:///l%22r150" text:style-name="Internet_20_link" text:visited-style-name="Visited_20_Internet_20_Link"><text:span text:style-name="T57">service_description</text:span></text:a></text:p>
              <text:p text:style-name="P120"><text:span text:style-name="T5">Service property identifying a service's description.</text:span></text:p>
            </table:table-cell>
            <table:table-cell table:style-name="Table36.C2" office:value-type="string">
              <text:p text:style-name="P114"><text:bookmark-ref text:reference-format="page" text:ref-name="r150">71</text:bookmark-ref></text:p>
            </table:table-cell>
          </table:table-row>
        </table:table>
        <text:p text:style-name="P208"><text:span text:style-name="T26">Element Detail</text:span></text:p>
        <text:p text:style-name="P210"><text:bookmark text:name="r150"/><text:span text:style-name="T26">service_description</text:span></text:p>
        <text:p text:style-name="P92"><text:span text:style-name="Code2">public abstract String </text:span><text:span text:style-name="Code2"><text:span text:style-name="T69">service_description</text:span></text:span></text:p>
        <text:p text:style-name="P105"><text:span text:style-name="T5">Service property identifying a service's description.</text:span></text:p>
        <text:p text:style-name="P107"><text:span text:style-name="T6">Returns:</text:span></text:p>
        <text:p text:style-name="P122"><text:span text:style-name="T5">The service description.</text:span></text:p>
        <text:p text:style-name="P107"><text:span text:style-name="T6">See Also:</text:span></text:p>
        <text:p text:style-name="P122"><text:span text:style-name="Code2">org.osgi.framework.Constants.SERVICE_DESCRIPTION</text:span></text:p>
        <text:p text:style-name="P202"><text:bookmark text:name="r153"/><text:span text:style-name="T26">Annotation Type ServiceRanking</text:span></text:p>
        <text:p text:style-name="P103"><text:a xlink:type="simple" xlink:href="file:///l%22r143" text:style-name="Internet_20_link" text:visited-style-name="Visited_20_Internet_20_Link"><text:span text:style-name="T11">org.osgi.service.component.propertytypes</text:span></text:a></text:p>
        <text:p text:style-name="P99"/>
        <text:p text:style-name="P109"><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Ranking</text:span></text:span></text:p>
        <text:p text:style-name="P102"><text:span text:style-name="T5">Component Property Type for the </text:span><text:span text:style-name="Code2">service.ranking</text:span><text:span text:style-name="T5"> service property.</text:span></text:p>
        <text:p text:style-name="P91"><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RANKING</text:span></text:span><text:span text:style-name="T7"> service property.</text:span></text:p>
        <text:p text:style-name="P103"><text:span text:style-name="T6">Since:</text:span></text:p>
        <text:p text:style-name="P108"><text:span text:style-name="T5">1.4</text:span></text:p>
        <text:p text:style-name="P103"><text:span text:style-name="T6">See Also:</text:span></text:p>
        <text:p text:style-name="P108"><text:span text:style-name="T5">"Component Property Types"</text:span></text:p>
        <text:p text:style-name="P110"/>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2"><text:span text:style-name="Summary_20_Heading_20_Font2"><text:span text:style-name="T12">Required Element Summary</text:span></text:span></text:p>
            </table:table-cell>
            <table:covered-table-cell/>
            <table:table-cell table:style-name="Table37.A1" office:value-type="string">
              <text:p text:style-name="P114"><text:span text:style-name="Page_20_Reference_20_Font"><text:span text:style-name="T13">Page</text:span></text:span></text:p>
            </table:table-cell>
          </table:table-row>
          <table:table-row table:style-name="Table37.1">
            <table:table-cell table:style-name="Table37.A2" office:value-type="string">
              <text:p text:style-name="P116"><text:span text:style-name="Code_20_Small1"><text:span text:style-name="T63">int</text:span></text:span></text:p>
            </table:table-cell>
            <table:table-cell table:style-name="Table37.B2" office:value-type="string">
              <text:p text:style-name="P118"><text:a xlink:type="simple" xlink:href="file:///l%22r152" text:style-name="Internet_20_link" text:visited-style-name="Visited_20_Internet_20_Link"><text:span text:style-name="T57">service_ranking</text:span></text:a></text:p>
              <text:p text:style-name="P120"><text:span text:style-name="T5">Service property identifying a service's ranking.</text:span></text:p>
            </table:table-cell>
            <table:table-cell table:style-name="Table37.C2" office:value-type="string">
              <text:p text:style-name="P114"><text:bookmark-ref text:reference-format="page" text:ref-name="r152">72</text:bookmark-ref></text:p>
            </table:table-cell>
          </table:table-row>
        </table:table>
        <text:p text:style-name="P208"><text:span text:style-name="T26">Element Detail</text:span></text:p>
        <text:p text:style-name="P210"><text:bookmark text:name="r152"/><text:span text:style-name="T26">service_ranking</text:span></text:p>
        <text:p text:style-name="P92"><text:span text:style-name="Code2">public abstract int </text:span><text:span text:style-name="Code2"><text:span text:style-name="T69">service_ranking</text:span></text:span></text:p>
        <text:p text:style-name="P105"><text:span text:style-name="T5">Service property identifying a service's ranking.</text:span></text:p>
        <text:p text:style-name="P107"><text:span text:style-name="T6">Returns:</text:span></text:p>
        <text:p text:style-name="P122"><text:span text:style-name="T5">The service ranking.</text:span></text:p>
        <text:p text:style-name="P107"><text:span text:style-name="T6">See Also:</text:span></text:p>
        <text:p text:style-name="P122"><text:span text:style-name="Code2">org.osgi.framework.Constants.SERVICE_RANKING</text:span></text:p>
        <text:p text:style-name="P203"><text:bookmark text:name="r155"/><text:span text:style-name="T26">Annotation Type ServiceVendor</text:span></text:p>
        <text:p text:style-name="P103"><text:a xlink:type="simple" xlink:href="file:///l%22r143" text:style-name="Internet_20_link" text:visited-style-name="Visited_20_Internet_20_Link"><text:span text:style-name="T11">org.osgi.service.component.propertytypes</text:span></text:a></text:p>
        <text:p text:style-name="P99"/>
        <text:p text:style-name="P109"><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Vendor</text:span></text:span></text:p>
        <text:p text:style-name="P102"><text:span text:style-name="T5">Component Property Type for the </text:span><text:span text:style-name="Code2">service.vendor</text:span><text:span text:style-name="T5"> service property.</text:span></text:p>
        <text:p text:style-name="P91"><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VENDOR</text:span></text:span><text:span text:style-name="T7"> service property.</text:span></text:p>
        <text:p text:style-name="P103"><text:span text:style-name="T6">Since:</text:span></text:p>
        <text:p text:style-name="P108"><text:span text:style-name="T5">1.4</text:span></text:p>
        <text:p text:style-name="P103"><text:span text:style-name="T6">See Also:</text:span></text:p>
        <text:p text:style-name="P108"><text:span text:style-name="T5">"Component Property Types"</text:span></text:p>
        <text:p text:style-name="P110"/>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12"><text:span text:style-name="Summary_20_Heading_20_Font2"><text:span text:style-name="T12">Required Element Summary</text:span></text:span></text:p>
            </table:table-cell>
            <table:covered-table-cell/>
            <table:table-cell table:style-name="Table38.A1" office:value-type="string">
              <text:p text:style-name="P114"><text:span text:style-name="Page_20_Reference_20_Font"><text:span text:style-name="T13">Page</text:span></text:span></text:p>
            </table:table-cell>
          </table:table-row>
          <table:table-row table:style-name="Table38.1">
            <table:table-cell table:style-name="Table38.A2" office:value-type="string">
              <text:p text:style-name="P116"><text:span text:style-name="Code_20_Small1"><text:span text:style-name="T63">String</text:span></text:span></text:p>
            </table:table-cell>
            <table:table-cell table:style-name="Table38.B2" office:value-type="string">
              <text:p text:style-name="P118"><text:a xlink:type="simple" xlink:href="file:///l%22r154" text:style-name="Internet_20_link" text:visited-style-name="Visited_20_Internet_20_Link"><text:span text:style-name="T57">service_vendor</text:span></text:a></text:p>
              <text:p text:style-name="P120"><text:span text:style-name="T5">Service property identifying a service's vendor.</text:span></text:p>
            </table:table-cell>
            <table:table-cell table:style-name="Table38.C2" office:value-type="string">
              <text:p text:style-name="P114"><text:bookmark-ref text:reference-format="page" text:ref-name="r154">73</text:bookmark-ref></text:p>
            </table:table-cell>
          </table:table-row>
        </table:table>
        <text:p text:style-name="P208"><text:span text:style-name="T26">Element Detail</text:span></text:p>
        <text:p text:style-name="P210"><text:bookmark text:name="r154"/><text:span text:style-name="T26">service_vendor</text:span></text:p>
        <text:p text:style-name="P92"><text:span text:style-name="Code2">public abstract String </text:span><text:span text:style-name="Code2"><text:span text:style-name="T69">service_vendor</text:span></text:span></text:p>
        <text:p text:style-name="P105"><text:span text:style-name="T5">Service property identifying a service's vendor.</text:span></text:p>
        <text:p text:style-name="P107"><text:span text:style-name="T6">Returns:</text:span></text:p>
        <text:p text:style-name="P122"><text:span text:style-name="T5">The service vendor.</text:span></text:p>
        <text:p text:style-name="P107"><text:span text:style-name="T6">See Also:</text:span></text:p>
        <text:p text:style-name="P122"><text:span text:style-name="Code2">org.osgi.framework.Constants.SERVICE_VENDOR</text:span></text:p>
        <text:p text:style-name="P176"><text:bookmark text:name="r157"/><text:span text:style-name="T26">Package org.osgi.service.component.runtime</text:span></text:p>
        <text:p text:style-name="P98"><text:span text:style-name="Code_20_Small">@org.osgi.annotation.versioning.Version(value="1.4.0")</text:span></text:p>
        <text:p text:style-name="P98"><text:span text:style-name="T5">Service Component Runtime Package Version 1.4.</text:span></text:p>
        <text:p text:style-name="P98"><text:span text:style-name="T6">See:</text:span></text:p>
        <text:p text:style-name="P105"><text:a xlink:type="simple" xlink:href="file:///l%22r156" text:style-name="Internet_20_link" text:visited-style-name="Visited_20_Internet_20_Link"><text:span text:style-name="T6">Description</text:span></text:a></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5"><text:span text:style-name="Summary_20_Heading_20_Font1"><text:span text:style-name="T12">Interface Summary</text:span></text:span></text:p>
            </table:table-cell>
            <table:covered-table-cell/>
            <table:table-cell table:style-name="Table39.A1" office:value-type="string">
              <text:p text:style-name="P97"><text:span text:style-name="Page_20_Reference_20_Font"><text:span text:style-name="T13">Page</text:span></text:span></text:p>
            </table:table-cell>
          </table:table-row>
          <table:table-row table:style-name="Table39.1">
            <table:table-cell table:style-name="Table39.A2" office:value-type="string">
              <text:p text:style-name="P95"><text:a xlink:type="simple" xlink:href="file:///l%22r164" text:style-name="Internet_20_link" text:visited-style-name="Visited_20_Internet_20_Link"><text:span text:style-name="T56">ServiceComponentRuntime</text:span></text:a></text:p>
            </table:table-cell>
            <table:table-cell table:style-name="Table39.B2" office:value-type="string">
              <text:p text:style-name="P95"><text:span text:style-name="T5">The </text:span><text:span text:style-name="Code1"><text:span text:style-name="T62">ServiceComponentRuntime</text:span></text:span><text:span text:style-name="T5"> service represents the Declarative Services actor, known as Service Component Runtime (SCR), that manages the service components and their life cycle.</text:span></text:p>
            </table:table-cell>
            <table:table-cell table:style-name="Table39.C2" office:value-type="string">
              <text:p text:style-name="P97"><text:bookmark-ref text:reference-format="page" text:ref-name="r164">75</text:bookmark-ref></text:p>
            </table:table-cell>
          </table:table-row>
        </table:table>
        <text:p text:style-name="P101"><text:bookmark text:name="r156"/><text:span text:style-name="T14">Package org.osgi.service.component.runtime Description</text:span></text:p>
        <text:p text:style-name="P102"><text:span text:style-name="T5">Service Component Runtime Package Version 1.4.</text:span></text:p>
        <text:p text:style-name="P102"><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2"><text:span text:style-name="T5">Example import for consumers using the API in this package:</text:span></text:p>
        <text:p text:style-name="P102"><text:span text:style-name="Code1">Import-Package: org.osgi.service.component.runtime; version="[1.4,2.0)"</text:span></text:p>
        <text:p text:style-name="P102"><text:span text:style-name="T5">Example import for providers implementing the API in this package:</text:span></text:p>
        <text:p text:style-name="P89"><text:span text:style-name="Code1">Import-Package: org.osgi.service.component.runtime; version="[1.4,1.5)"</text:span></text:p>
        <text:p text:style-name="P181"><text:bookmark text:name="r164"/><text:span text:style-name="T26">Interface ServiceComponentRuntime</text:span></text:p>
        <text:p text:style-name="P103"><text:a xlink:type="simple" xlink:href="file:///l%22r157" text:style-name="Internet_20_link" text:visited-style-name="Visited_20_Internet_20_Link"><text:span text:style-name="T11">org.osgi.service.component.runtime</text:span></text:a></text:p>
        <text:p text:style-name="P99"/>
        <text:p text:style-name="P109"><text:span text:style-name="Code_20_Small1">@org.osgi.annotation.versioning.ProviderType</text:span><text:line-break/><text:span text:style-name="Code2">public interface </text:span><text:span text:style-name="Code2"><text:span text:style-name="T69">ServiceComponentRuntime</text:span></text:span></text:p>
        <text:p text:style-name="P102"><text:span text:style-name="T5">The </text:span><text:span text:style-name="Code2">ServiceComponentRuntime</text:span><text:span text:style-name="T5"> service represents the Declarative Services actor, known as Service Component Runtime (SCR), that manages the service components and their life cycle. The </text:span><text:span text:style-name="Code2">ServiceComponentRuntime</text:span><text:span text:style-name="T5"> service allows introspection of the components managed by Service Component Runtime.</text:span></text:p>
        <text:p text:style-name="P102"><text:span text:style-name="T5">This service differentiates between a </text:span><text:a xlink:type="simple" xlink:href="file:///l%22r196" text:style-name="Internet_20_link" text:visited-style-name="Visited_20_Internet_20_Link"><text:span text:style-name="T65">ComponentDescriptionDTO</text:span></text:a><text:span text:style-name="T7"> and a </text:span><text:a xlink:type="simple" xlink:href="file:///l%22r178" text:style-name="Internet_20_link" text:visited-style-name="Visited_20_Internet_20_Link"><text:span text:style-name="T65">ComponentConfigurationDTO</text:span></text:a><text:span text:style-name="T7">. A </text:span><text:a xlink:type="simple" xlink:href="file:///l%22r196" text:style-name="Internet_20_link" text:visited-style-name="Visited_20_Internet_20_Link"><text:span text:style-name="T65">ComponentDescriptionDTO</text:span></text:a><text:span text:style-name="T7"> is a representation of a declared component description. A </text:span><text:a xlink:type="simple" xlink:href="file:///l%22r178" text:style-name="Internet_20_link" text:visited-style-name="Visited_20_Internet_20_Link"><text:span text:style-name="T65">ComponentConfigurationDTO</text:span></text:a><text:span text:style-name="T7"> is a representation of an actual instance of a declared component description parameterized by component properties.</text:span></text:p>
        <text:p text:style-name="P91"><text:span text:style-name="T5">Access to this service requires the </text:span><text:span text:style-name="Code2">ServicePermission[ServiceComponentRuntime, GET]</text:span><text:span text:style-name="T5"> permission. It is intended that only administrative bundles should be granted this permission to limit access to the potentially intrusive methods provided by this service.</text:span></text:p>
        <text:p text:style-name="P103"><text:span text:style-name="T6">Since:</text:span></text:p>
        <text:p text:style-name="P108"><text:span text:style-name="T5">1.3</text:span></text:p>
        <text:p text:style-name="P103"><text:span text:style-name="T6">ThreadSafe</text:span></text:p>
        <text:p text:style-name="P110"/>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2"><text:span text:style-name="Summary_20_Heading_20_Font2"><text:span text:style-name="T12">Method Summary</text:span></text:span></text:p>
            </table:table-cell>
            <table:covered-table-cell/>
            <table:table-cell table:style-name="Table40.A1" office:value-type="string">
              <text:p text:style-name="P114"><text:span text:style-name="Page_20_Reference_20_Font"><text:span text:style-name="T13">Page</text:span></text:span></text:p>
            </table:table-cell>
          </table:table-row>
          <table:table-row table:style-name="Table40.1">
            <table:table-cell table:style-name="Table40.A2" office:value-type="string">
              <text:p text:style-name="P116"><text:span text:style-name="Code_20_Small1"><text:span text:style-name="T63">org.osgi.util.promise.Promise&lt;Void&gt;</text:span></text:span></text:p>
            </table:table-cell>
            <table:table-cell table:style-name="Table40.B2" office:value-type="string">
              <text:p text:style-name="P118"><text:a xlink:type="simple" xlink:href="file:///l%22r163" text:style-name="Internet_20_link" text:visited-style-name="Visited_20_Internet_20_Link"><text:span text:style-name="T57">disableComponent</text:span></text:a><text:span text:style-name="Code2"><text:span text:style-name="T68">(</text:span></text:span><text:a xlink:type="simple" xlink:href="file:///l%22r196" text:style-name="Internet_20_link" text:visited-style-name="Visited_20_Internet_20_Link"><text:span text:style-name="T58">ComponentDescriptionDTO</text:span></text:a><text:span text:style-name="Code2"><text:span text:style-name="T68"> description)</text:span></text:span></text:p>
              <text:p text:style-name="P120"><text:span text:style-name="T5">Disables the specified component description.</text:span></text:p>
            </table:table-cell>
            <table:table-cell table:style-name="Table40.C2" office:value-type="string">
              <text:p text:style-name="P114"><text:bookmark-ref text:reference-format="page" text:ref-name="r163">77</text:bookmark-ref></text:p>
            </table:table-cell>
          </table:table-row>
          <table:table-row table:style-name="Table40.1">
            <table:table-cell table:style-name="Table40.A3" office:value-type="string">
              <text:p text:style-name="P115"><text:span text:style-name="Code_20_Small1"><text:span text:style-name="T63">org.osgi.util.promise.Promise&lt;Void&gt;</text:span></text:span></text:p>
            </table:table-cell>
            <table:table-cell table:style-name="Table40.B3" office:value-type="string">
              <text:p text:style-name="P117"><text:a xlink:type="simple" xlink:href="file:///l%22r162" text:style-name="Internet_20_link" text:visited-style-name="Visited_20_Internet_20_Link"><text:span text:style-name="T57">enableComponent</text:span></text:a><text:span text:style-name="Code2"><text:span text:style-name="T68">(</text:span></text:span><text:a xlink:type="simple" xlink:href="file:///l%22r196" text:style-name="Internet_20_link" text:visited-style-name="Visited_20_Internet_20_Link"><text:span text:style-name="T58">ComponentDescriptionDTO</text:span></text:a><text:span text:style-name="Code2"><text:span text:style-name="T68"> description)</text:span></text:span></text:p>
              <text:p text:style-name="P119"><text:span text:style-name="T5">Enables the specified component description.</text:span></text:p>
            </table:table-cell>
            <table:table-cell table:style-name="Table40.C3" office:value-type="string">
              <text:p text:style-name="P113"><text:bookmark-ref text:reference-format="page" text:ref-name="r162">77</text:bookmark-ref></text:p>
            </table:table-cell>
          </table:table-row>
          <table:table-row table:style-name="Table40.1">
            <table:table-cell table:style-name="Table40.A4" office:value-type="string">
              <text:p text:style-name="P115"><text:span text:style-name="Code_20_Small1"><text:span text:style-name="T63">Collection&lt;</text:span></text:span><text:a xlink:type="simple" xlink:href="file:///l%22r178" text:style-name="Internet_20_link" text:visited-style-name="Visited_20_Internet_20_Link"><text:span text:style-name="T60">ComponentConfigurationDTO</text:span></text:a><text:span text:style-name="Code_20_Small1"><text:span text:style-name="T64">&gt;</text:span></text:span></text:p>
            </table:table-cell>
            <table:table-cell table:style-name="Table40.B4" office:value-type="string">
              <text:p text:style-name="P117"><text:a xlink:type="simple" xlink:href="file:///l%22r160" text:style-name="Internet_20_link" text:visited-style-name="Visited_20_Internet_20_Link"><text:span text:style-name="T57">getComponentConfigurationDTOs</text:span></text:a><text:span text:style-name="Code2"><text:span text:style-name="T68">(</text:span></text:span><text:a xlink:type="simple" xlink:href="file:///l%22r196" text:style-name="Internet_20_link" text:visited-style-name="Visited_20_Internet_20_Link"><text:span text:style-name="T58">ComponentDescriptionDTO</text:span></text:a><text:span text:style-name="Code2"><text:span text:style-name="T68"> description)</text:span></text:span></text:p>
              <text:p text:style-name="P119"><text:span text:style-name="T5">Returns the component configurations for the specified component description.</text:span></text:p>
            </table:table-cell>
            <table:table-cell table:style-name="Table40.C4" office:value-type="string">
              <text:p text:style-name="P113"><text:bookmark-ref text:reference-format="page" text:ref-name="r160">76</text:bookmark-ref></text:p>
            </table:table-cell>
          </table:table-row>
          <table:table-row table:style-name="Table40.1">
            <table:table-cell table:style-name="Table40.A5" office:value-type="string">
              <text:p text:style-name="P115"><text:a xlink:type="simple" xlink:href="file:///l%22r196" text:style-name="Internet_20_link" text:visited-style-name="Visited_20_Internet_20_Link"><text:span text:style-name="T60">ComponentDescriptionDTO</text:span></text:a></text:p>
            </table:table-cell>
            <table:table-cell table:style-name="Table40.B5" office:value-type="string">
              <text:p text:style-name="P117"><text:a xlink:type="simple" xlink:href="file:///l%22r159" text:style-name="Internet_20_link" text:visited-style-name="Visited_20_Internet_20_Link"><text:span text:style-name="T57">getComponentDescriptionDTO</text:span></text:a><text:span text:style-name="Code2"><text:span text:style-name="T68">(org.osgi.framework.Bundle bundle, String name)</text:span></text:span></text:p>
              <text:p text:style-name="P119"><text:span text:style-name="T5">Returns the </text:span><text:a xlink:type="simple" xlink:href="file:///l%22r196" text:style-name="Internet_20_link" text:visited-style-name="Visited_20_Internet_20_Link"><text:span text:style-name="T59">ComponentDescriptionDTO</text:span></text:a><text:span text:style-name="T7"> declared with the specified name by the specified bundle.</text:span></text:p>
            </table:table-cell>
            <table:table-cell table:style-name="Table40.C5" office:value-type="string">
              <text:p text:style-name="P113"><text:bookmark-ref text:reference-format="page" text:ref-name="r159">76</text:bookmark-ref></text:p>
            </table:table-cell>
          </table:table-row>
          <table:table-row table:style-name="Table40.1">
            <table:table-cell table:style-name="Table40.A6" office:value-type="string">
              <text:p text:style-name="P115"><text:span text:style-name="Code_20_Small1"><text:span text:style-name="T63">Collection&lt;</text:span></text:span><text:a xlink:type="simple" xlink:href="file:///l%22r196" text:style-name="Internet_20_link" text:visited-style-name="Visited_20_Internet_20_Link"><text:span text:style-name="T60">ComponentDescriptionDTO</text:span></text:a><text:span text:style-name="Code_20_Small1"><text:span text:style-name="T64">&gt;</text:span></text:span></text:p>
            </table:table-cell>
            <table:table-cell table:style-name="Table40.B6" office:value-type="string">
              <text:p text:style-name="P117"><text:a xlink:type="simple" xlink:href="file:///l%22r158" text:style-name="Internet_20_link" text:visited-style-name="Visited_20_Internet_20_Link"><text:span text:style-name="T57">getComponentDescriptionDTOs</text:span></text:a><text:span text:style-name="Code2"><text:span text:style-name="T68">(org.osgi.framework.Bundle... bundles)</text:span></text:span></text:p>
              <text:p text:style-name="P119"><text:span text:style-name="T5">Returns the component descriptions declared by the specified active bundles.</text:span></text:p>
            </table:table-cell>
            <table:table-cell table:style-name="Table40.C6" office:value-type="string">
              <text:p text:style-name="P113"><text:bookmark-ref text:reference-format="page" text:ref-name="r158">75</text:bookmark-ref></text:p>
            </table:table-cell>
          </table:table-row>
          <table:table-row table:style-name="Table40.1">
            <table:table-cell table:style-name="Table40.A7" office:value-type="string">
              <text:p text:style-name="P115"><text:span text:style-name="Code_20_Small1"><text:span text:style-name="T63">boolean</text:span></text:span></text:p>
            </table:table-cell>
            <table:table-cell table:style-name="Table40.B7" office:value-type="string">
              <text:p text:style-name="P117"><text:a xlink:type="simple" xlink:href="file:///l%22r161" text:style-name="Internet_20_link" text:visited-style-name="Visited_20_Internet_20_Link"><text:span text:style-name="T57">isComponentEnabled</text:span></text:a><text:span text:style-name="Code2"><text:span text:style-name="T68">(</text:span></text:span><text:a xlink:type="simple" xlink:href="file:///l%22r196" text:style-name="Internet_20_link" text:visited-style-name="Visited_20_Internet_20_Link"><text:span text:style-name="T58">ComponentDescriptionDTO</text:span></text:a><text:span text:style-name="Code2"><text:span text:style-name="T68"> description)</text:span></text:span></text:p>
              <text:p text:style-name="P119"><text:span text:style-name="T5">Returns whether the specified component description is currently enabled.</text:span></text:p>
            </table:table-cell>
            <table:table-cell table:style-name="Table40.C7" office:value-type="string">
              <text:p text:style-name="P113"><text:bookmark-ref text:reference-format="page" text:ref-name="r161">76</text:bookmark-ref></text:p>
            </table:table-cell>
          </table:table-row>
        </table:table>
        <text:p text:style-name="P208"><text:span text:style-name="T26">Method Detail</text:span></text:p>
        <text:p text:style-name="P210"><text:bookmark text:name="r158"/><text:span text:style-name="T26">getComponentDescriptionDTOs</text:span></text:p>
        <text:p text:style-name="P92"><text:span text:style-name="Code2">Collection&lt;</text:span><text:a xlink:type="simple" xlink:href="file:///l%22r196" text:style-name="Internet_20_link" text:visited-style-name="Visited_20_Internet_20_Link"><text:span text:style-name="T65">ComponentDescriptionDTO</text:span></text:a><text:span text:style-name="Code2"><text:span text:style-name="T71">&gt; </text:span></text:span><text:span text:style-name="Code2"><text:span text:style-name="T72">getComponentDescriptionDTOs</text:span></text:span><text:span text:style-name="Code2"><text:span text:style-name="T73">(org.osgi.framework.Bundle... bundles)</text:span></text:span></text:p>
        <text:p text:style-name="P106"><text:span text:style-name="T5">Returns the component descriptions declared by the specified active bundles.</text:span></text:p>
        <text:p text:style-name="P105"><text:span text:style-name="T5">Only component descriptions from active bundles are returned. If the specified bundles have no declared components or are not active, an empty collection is returned.</text:span></text:p>
        <text:p text:style-name="P107"><text:soft-page-break/><text:span text:style-name="T6">Parameters:</text:span></text:p>
        <text:p text:style-name="P122"><text:span text:style-name="Code2">bundles</text:span><text:span text:style-name="T5"> - The bundles whose declared component descriptions are to be returned. Specifying no bundles, or the equivalent of an empty </text:span><text:span text:style-name="Code2">Bundle</text:span><text:span text:style-name="T5"> array, will return the declared component descriptions from all active bundles.</text:span></text:p>
        <text:p text:style-name="P107"><text:span text:style-name="T6">Returns:</text:span></text:p>
        <text:p text:style-name="P122"><text:span text:style-name="T5">The declared component descriptions of the specified active </text:span><text:span text:style-name="Code2">bundles</text:span><text:span text:style-name="T5">. An empty collection is returned if there are no component descriptions for the specified active bundles.</text:span></text:p>
        <text:p text:style-name="P150"/>
        <text:p text:style-name="P212"><text:bookmark text:name="r159"/><text:span text:style-name="T26">getComponentDescriptionDTO</text:span></text:p>
        <text:p text:style-name="P92"><text:a xlink:type="simple" xlink:href="file:///l%22r196" text:style-name="Internet_20_link" text:visited-style-name="Visited_20_Internet_20_Link"><text:span text:style-name="T65">ComponentDescriptionDTO</text:span></text:a><text:span text:style-name="Code2"><text:span text:style-name="T71"> </text:span></text:span><text:span text:style-name="Code2"><text:span text:style-name="T72">getComponentDescriptionDTO</text:span></text:span><text:span text:style-name="Code2"><text:span text:style-name="T73">(org.osgi.framework.Bundle bundle,</text:span></text:span><text:line-break/><text:span text:style-name="Code2"><text:span text:style-name="T73">                                                   String name)</text:span></text:span></text:p>
        <text:p text:style-name="P106"><text:span text:style-name="T5">Returns the </text:span><text:a xlink:type="simple" xlink:href="file:///l%22r196" text:style-name="Internet_20_link" text:visited-style-name="Visited_20_Internet_20_Link"><text:span text:style-name="T65">ComponentDescriptionDTO</text:span></text:a><text:span text:style-name="T7"> declared with the specified name by the specified bundle.</text:span></text:p>
        <text:p text:style-name="P105"><text:span text:style-name="T5">Only component descriptions from active bundles are returned. </text:span><text:span text:style-name="Code2">null</text:span><text:span text:style-name="T5"> if no such component is declared by the given </text:span><text:span text:style-name="Code2">bundle</text:span><text:span text:style-name="T5"> or the bundle is not active.</text:span></text:p>
        <text:p text:style-name="P107"><text:span text:style-name="T6">Parameters:</text:span></text:p>
        <text:p text:style-name="P122"><text:span text:style-name="Code2">bundle</text:span><text:span text:style-name="T5"> - The bundle declaring the component description. Must not be </text:span><text:span text:style-name="Code2">null</text:span><text:span text:style-name="T5">.</text:span></text:p>
        <text:p text:style-name="P122"><text:span text:style-name="Code2">name</text:span><text:span text:style-name="T5"> - The name of the component description. Must not be </text:span><text:span text:style-name="Code2">null</text:span><text:span text:style-name="T5">.</text:span></text:p>
        <text:p text:style-name="P107"><text:span text:style-name="T6">Returns:</text:span></text:p>
        <text:p text:style-name="P122"><text:span text:style-name="T5">The declared component description or </text:span><text:span text:style-name="Code2">null</text:span><text:span text:style-name="T5"> if the specified bundle is not active or does not declare a component description with the specified name.</text:span></text:p>
        <text:p text:style-name="P150"/>
        <text:p text:style-name="P212"><text:bookmark text:name="r160"/><text:span text:style-name="T26">getComponentConfigurationDTOs</text:span></text:p>
        <text:p text:style-name="P92"><text:span text:style-name="Code2">Collection&lt;</text:span><text:a xlink:type="simple" xlink:href="file:///l%22r178" text:style-name="Internet_20_link" text:visited-style-name="Visited_20_Internet_20_Link"><text:span text:style-name="T65">ComponentConfigurationDTO</text:span></text:a><text:span text:style-name="Code2"><text:span text:style-name="T71">&gt; </text:span></text:span><text:span text:style-name="Code2"><text:span text:style-name="T72">getComponentConfigurationDTOs</text:span></text:span><text:span text:style-name="Code2"><text:span text:style-name="T73">(</text:span></text:span><text:a xlink:type="simple" xlink:href="file:///l%22r196" text:style-name="Internet_20_link" text:visited-style-name="Visited_20_Internet_20_Link"><text:span text:style-name="T66">ComponentDescriptionDTO</text:span></text:a><text:span text:style-name="Code2"><text:span text:style-name="T73"> description)</text:span></text:span></text:p>
        <text:p text:style-name="P105"><text:span text:style-name="T5">Returns the component configurations for the specified component description.</text:span></text:p>
        <text:p text:style-name="P107"><text:span text:style-name="T6">Parameters:</text:span></text:p>
        <text:p text:style-name="P122"><text:span text:style-name="Code2">description</text:span><text:span text:style-name="T5"> - The component description. Must not be </text:span><text:span text:style-name="Code2">null</text:span><text:span text:style-name="T5">.</text:span></text:p>
        <text:p text:style-name="P107"><text:span text:style-name="T6">Returns:</text:span></text:p>
        <text:p text:style-name="P122"><text:span text:style-name="T5">A collection containing a snapshot of the current component configurations for the specified component description. An empty collection is returned if there are none or if the provided component description does not belong to an active bundle.</text:span></text:p>
        <text:p text:style-name="P150"/>
        <text:p text:style-name="P212"><text:bookmark text:name="r161"/><text:span text:style-name="T26">isComponentEnabled</text:span></text:p>
        <text:p text:style-name="P92"><text:span text:style-name="Code2">boolean </text:span><text:span text:style-name="Code2"><text:span text:style-name="T69">isComponentEnabled</text:span></text:span><text:span text:style-name="Code2"><text:span text:style-name="T70">(</text:span></text:span><text:a xlink:type="simple" xlink:href="file:///l%22r196" text:style-name="Internet_20_link" text:visited-style-name="Visited_20_Internet_20_Link"><text:span text:style-name="T66">ComponentDescriptionDTO</text:span></text:a><text:span text:style-name="Code2"><text:span text:style-name="T73"> description)</text:span></text:span></text:p>
        <text:p text:style-name="P106"><text:span text:style-name="T5">Returns whether the specified component description is currently enabled.</text:span></text:p>
        <text:p text:style-name="P105"><text:span text:style-name="T5">The enabled state of a component description is initially set by the </text:span><text:a xlink:type="simple" xlink:href="file:///l%22r184" text:style-name="Internet_20_link" text:visited-style-name="Visited_20_Internet_20_Link"><text:span text:style-name="T65">enabled</text:span></text:a><text:span text:style-name="T7"> attribute of the component description.</text:span></text:p>
        <text:p text:style-name="P107"><text:span text:style-name="T6">Parameters:</text:span></text:p>
        <text:p text:style-name="P122"><text:span text:style-name="Code2">description</text:span><text:span text:style-name="T5"> - The component description. Must not be </text:span><text:span text:style-name="Code2">null</text:span><text:span text:style-name="T5">.</text:span></text:p>
        <text:p text:style-name="P107"><text:span text:style-name="T6">Returns:</text:span></text:p>
        <text:p text:style-name="P122"><text:span text:style-name="Code2">true</text:span><text:span text:style-name="T5"> if the specified component description is currently enabled. Otherwise, </text:span><text:span text:style-name="Code2">false</text:span><text:span text:style-name="T5">.</text:span></text:p>
        <text:p text:style-name="P107"><text:span text:style-name="T6">See Also:</text:span></text:p>
        <text:p text:style-name="P122"><text:a xlink:type="simple" xlink:href="file:///l%22r162" text:style-name="Internet_20_link" text:visited-style-name="Visited_20_Internet_20_Link"><text:span text:style-name="T65">enableComponent(ComponentDescriptionDTO)</text:span></text:a><text:span text:style-name="T7">, </text:span><text:a xlink:type="simple" xlink:href="file:///l%22r163" text:style-name="Internet_20_link" text:visited-style-name="Visited_20_Internet_20_Link"><text:span text:style-name="T65">disableComponent(ComponentDescriptionDTO)</text:span></text:a><text:span text:style-name="T7">, </text:span><text:a xlink:type="simple" xlink:href="file:///l%22r28" text:style-name="Internet_20_link" text:visited-style-name="Visited_20_Internet_20_Link"><text:span text:style-name="T65">ComponentContext.disableComponent(String)</text:span></text:a><text:span text:style-name="T7">, </text:span><text:a xlink:type="simple" xlink:href="file:///l%22r27" text:style-name="Internet_20_link" text:visited-style-name="Visited_20_Internet_20_Link"><text:span text:style-name="T65">ComponentContext.enableComponent(String)</text:span></text:a></text:p>
        <text:p text:style-name="P150"><text:soft-page-break/></text:p>
        <text:p text:style-name="P212"><text:bookmark text:name="r162"/><text:span text:style-name="T26">enableComponent</text:span></text:p>
        <text:p text:style-name="P92"><text:span text:style-name="Code2">org.osgi.util.promise.Promise&lt;Void&gt; </text:span><text:span text:style-name="Code2"><text:span text:style-name="T69">enableComponent</text:span></text:span><text:span text:style-name="Code2"><text:span text:style-name="T70">(</text:span></text:span><text:a xlink:type="simple" xlink:href="file:///l%22r196" text:style-name="Internet_20_link" text:visited-style-name="Visited_20_Internet_20_Link"><text:span text:style-name="T66">ComponentDescriptionDTO</text:span></text:a><text:span text:style-name="Code2"><text:span text:style-name="T73"> description)</text:span></text:span></text:p>
        <text:p text:style-name="P106"><text:span text:style-name="T5">Enables the specified component description.</text:span></text:p>
        <text:p text:style-name="P106"><text:span text:style-name="T5">If the specified component description is currently enabled, this method has no effect.</text:span></text:p>
        <text:p text:style-name="P105"><text:span text:style-name="T5">This method must return after changing the enabled state of the specified component description. Any actions that result from this, such as activating or deactivating a component configuration, must occur asynchronously to this method call.</text:span></text:p>
        <text:p text:style-name="P107"><text:span text:style-name="T6">Parameters:</text:span></text:p>
        <text:p text:style-name="P122"><text:span text:style-name="Code2">description</text:span><text:span text:style-name="T5"> - The component description to enable. Must not be </text:span><text:span text:style-name="Code2">null</text:span><text:span text:style-name="T5">.</text:span></text:p>
        <text:p text:style-name="P107"><text:span text:style-name="T6">Returns:</text:span></text:p>
        <text:p text:style-name="P122"><text:span text:style-name="T5">A promise that will be resolved when the actions that result from changing the enabled state of the specified component have completed. If the provided description does not belong to an active bundle, a failed promise is returned.</text:span></text:p>
        <text:p text:style-name="P107"><text:span text:style-name="T6">See Also:</text:span></text:p>
        <text:p text:style-name="P122"><text:a xlink:type="simple" xlink:href="file:///l%22r161" text:style-name="Internet_20_link" text:visited-style-name="Visited_20_Internet_20_Link"><text:span text:style-name="T65">isComponentEnabled(ComponentDescriptionDTO)</text:span></text:a></text:p>
        <text:p text:style-name="P150"/>
        <text:p text:style-name="P212"><text:bookmark text:name="r163"/><text:span text:style-name="T26">disableComponent</text:span></text:p>
        <text:p text:style-name="P92"><text:span text:style-name="Code2">org.osgi.util.promise.Promise&lt;Void&gt; </text:span><text:span text:style-name="Code2"><text:span text:style-name="T69">disableComponent</text:span></text:span><text:span text:style-name="Code2"><text:span text:style-name="T70">(</text:span></text:span><text:a xlink:type="simple" xlink:href="file:///l%22r196" text:style-name="Internet_20_link" text:visited-style-name="Visited_20_Internet_20_Link"><text:span text:style-name="T66">ComponentDescriptionDTO</text:span></text:a><text:span text:style-name="Code2"><text:span text:style-name="T73"> description)</text:span></text:span></text:p>
        <text:p text:style-name="P106"><text:span text:style-name="T5">Disables the specified component description.</text:span></text:p>
        <text:p text:style-name="P106"><text:span text:style-name="T5">If the specified component description is currently disabled, this method has no effect.</text:span></text:p>
        <text:p text:style-name="P105"><text:span text:style-name="T5">This method must return after changing the enabled state of the specified component description. Any actions that result from this, such as activating or deactivating a component configuration, must occur asynchronously to this method call.</text:span></text:p>
        <text:p text:style-name="P107"><text:span text:style-name="T6">Parameters:</text:span></text:p>
        <text:p text:style-name="P122"><text:span text:style-name="Code2">description</text:span><text:span text:style-name="T5"> - The component description to disable. Must not be </text:span><text:span text:style-name="Code2">null</text:span><text:span text:style-name="T5">.</text:span></text:p>
        <text:p text:style-name="P107"><text:span text:style-name="T6">Returns:</text:span></text:p>
        <text:p text:style-name="P122"><text:span text:style-name="T5">A promise that will be resolved when the actions that result from changing the enabled state of the specified component have completed. If the provided description does not belong to an active bundle, a failed promise is returned.</text:span></text:p>
        <text:p text:style-name="P107"><text:span text:style-name="T6">See Also:</text:span></text:p>
        <text:p text:style-name="P122"><text:a xlink:type="simple" xlink:href="file:///l%22r161" text:style-name="Internet_20_link" text:visited-style-name="Visited_20_Internet_20_Link"><text:span text:style-name="T65">isComponentEnabled(ComponentDescriptionDTO)</text:span></text:a></text:p>
        <text:p text:style-name="P177"><text:bookmark text:name="r166"/><text:span text:style-name="T26">Package org.osgi.service.component.runtime.dto</text:span></text:p>
        <text:p text:style-name="P98"><text:span text:style-name="Code_20_Small">@org.osgi.annotation.versioning.Version(value="1.4.0")</text:span></text:p>
        <text:p text:style-name="P98"><text:span text:style-name="T5">Service Component Runtime Data Transfer Objects Package Version 1.4.</text:span></text:p>
        <text:p text:style-name="P98"><text:span text:style-name="T6">See:</text:span></text:p>
        <text:p text:style-name="P105"><text:a xlink:type="simple" xlink:href="file:///l%22r165" text:style-name="Internet_20_link" text:visited-style-name="Visited_20_Internet_20_Link"><text:span text:style-name="T6">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95"><text:span text:style-name="Summary_20_Heading_20_Font1"><text:span text:style-name="T12">Class Summary</text:span></text:span></text:p>
            </table:table-cell>
            <table:covered-table-cell/>
            <table:table-cell table:style-name="Table41.A1" office:value-type="string">
              <text:p text:style-name="P97"><text:span text:style-name="Page_20_Reference_20_Font"><text:span text:style-name="T13">Page</text:span></text:span></text:p>
            </table:table-cell>
          </table:table-row>
          <table:table-row table:style-name="Table41.1">
            <table:table-cell table:style-name="Table41.A2" office:value-type="string">
              <text:p text:style-name="P95"><text:a xlink:type="simple" xlink:href="file:///l%22r178" text:style-name="Internet_20_link" text:visited-style-name="Visited_20_Internet_20_Link"><text:span text:style-name="T56">ComponentConfigurationDTO</text:span></text:a></text:p>
            </table:table-cell>
            <table:table-cell table:style-name="Table41.B2" office:value-type="string">
              <text:p text:style-name="P95"><text:span text:style-name="T5">A representation of an actual instance of a declared component description parameterized by component properties.</text:span></text:p>
            </table:table-cell>
            <table:table-cell table:style-name="Table41.C2" office:value-type="string">
              <text:p text:style-name="P97"><text:bookmark-ref text:reference-format="page" text:ref-name="r178">79</text:bookmark-ref></text:p>
            </table:table-cell>
          </table:table-row>
          <table:table-row table:style-name="Table41.1">
            <table:table-cell table:style-name="Table41.A3" office:value-type="string">
              <text:p text:style-name="P94"><text:a xlink:type="simple" xlink:href="file:///l%22r196" text:style-name="Internet_20_link" text:visited-style-name="Visited_20_Internet_20_Link"><text:span text:style-name="T56">ComponentDescriptionDTO</text:span></text:a></text:p>
            </table:table-cell>
            <table:table-cell table:style-name="Table41.B3" office:value-type="string">
              <text:p text:style-name="P94"><text:span text:style-name="T5">A representation of a declared component description.</text:span></text:p>
            </table:table-cell>
            <table:table-cell table:style-name="Table41.C3" office:value-type="string">
              <text:p text:style-name="P96"><text:bookmark-ref text:reference-format="page" text:ref-name="r196">82</text:bookmark-ref></text:p>
            </table:table-cell>
          </table:table-row>
          <table:table-row table:style-name="Table41.1">
            <table:table-cell table:style-name="Table41.A4" office:value-type="string">
              <text:p text:style-name="P94"><text:a xlink:type="simple" xlink:href="file:///l%22r212" text:style-name="Internet_20_link" text:visited-style-name="Visited_20_Internet_20_Link"><text:span text:style-name="T56">ReferenceDTO</text:span></text:a></text:p>
            </table:table-cell>
            <table:table-cell table:style-name="Table41.B4" office:value-type="string">
              <text:p text:style-name="P94"><text:span text:style-name="T5">A representation of a declared reference to a service.</text:span></text:p>
            </table:table-cell>
            <table:table-cell table:style-name="Table41.C4" office:value-type="string">
              <text:p text:style-name="P96"><text:bookmark-ref text:reference-format="page" text:ref-name="r212">86</text:bookmark-ref></text:p>
            </table:table-cell>
          </table:table-row>
          <table:table-row table:style-name="Table41.1">
            <table:table-cell table:style-name="Table41.A5" office:value-type="string">
              <text:p text:style-name="P94"><text:a xlink:type="simple" xlink:href="file:///l%22r217" text:style-name="Internet_20_link" text:visited-style-name="Visited_20_Internet_20_Link"><text:span text:style-name="T56">SatisfiedReferenceDTO</text:span></text:a></text:p>
            </table:table-cell>
            <table:table-cell table:style-name="Table41.B5" office:value-type="string">
              <text:p text:style-name="P94"><text:span text:style-name="T5">A representation of a satisfied reference.</text:span></text:p>
            </table:table-cell>
            <table:table-cell table:style-name="Table41.C5" office:value-type="string">
              <text:p text:style-name="P96"><text:bookmark-ref text:reference-format="page" text:ref-name="r217">90</text:bookmark-ref></text:p>
            </table:table-cell>
          </table:table-row>
          <table:table-row table:style-name="Table41.1">
            <table:table-cell table:style-name="Table41.A6" office:value-type="string">
              <text:p text:style-name="P94"><text:a xlink:type="simple" xlink:href="file:///l%22r222" text:style-name="Internet_20_link" text:visited-style-name="Visited_20_Internet_20_Link"><text:span text:style-name="T56">UnsatisfiedReferenceDTO</text:span></text:a></text:p>
            </table:table-cell>
            <table:table-cell table:style-name="Table41.B6" office:value-type="string">
              <text:p text:style-name="P94"><text:span text:style-name="T5">A representation of an unsatisfied reference.</text:span></text:p>
            </table:table-cell>
            <table:table-cell table:style-name="Table41.C6" office:value-type="string">
              <text:p text:style-name="P96"><text:bookmark-ref text:reference-format="page" text:ref-name="r222">92</text:bookmark-ref></text:p>
            </table:table-cell>
          </table:table-row>
        </table:table>
        <text:p text:style-name="P101"><text:bookmark text:name="r165"/><text:span text:style-name="T14">Package org.osgi.service.component.runtime.dto Description</text:span></text:p>
        <text:p text:style-name="P102"><text:span text:style-name="T5">Service Component Runtime Data Transfer Objects Package Version 1.4.</text:span></text:p>
        <text:p text:style-name="P102"><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2"><text:span text:style-name="T5">Example import for consumers using the API in this package:</text:span></text:p>
        <text:p text:style-name="P102"><text:span text:style-name="Code1">Import-Package: org.osgi.service.component.runtime.dto; version="[1.4,2.0)"</text:span></text:p>
        <text:p text:style-name="P102"><text:span text:style-name="T5">Example import for providers implementing the API in this package:</text:span></text:p>
        <text:p text:style-name="P89"><text:span text:style-name="Code1">Import-Package: org.osgi.service.component.runtime.dto; version="[1.4,1.5)"</text:span></text:p>
        <text:p text:style-name="P182"><text:bookmark text:name="r178"/><text:span text:style-name="T26">Class ComponentConfigurationDTO</text:span></text:p>
        <text:p text:style-name="P103"><text:a xlink:type="simple" xlink:href="file:///l%22r166" text:style-name="Internet_20_link" text:visited-style-name="Visited_20_Internet_20_Link"><text:span text:style-name="T11">org.osgi.service.component.runtime.dto</text:span></text:a></text:p>
        <text:p text:style-name="P100"><text:span text:style-name="Code2">java.lang.Object</text:span></text:p>
        <text:p text:style-name="P104"><text:span text:style-name="Code2">  </text:span><text:span text:style-name="Code2"><draw:frame draw:style-name="fr3" draw:name="Image21" text:anchor-type="as-char" svg:width="0.1563in" svg:height="0.1457in" draw:z-index="36"><draw:image xlink:href="Pictures/100002000000000F0000000ED3A4069C610A9F54.png" xlink:type="simple" xlink:show="embed" xlink:actuate="onLoad"/></draw:frame></text:span><text:span text:style-name="Code2">org.osgi.dto.DTO</text:span></text:p>
        <text:p text:style-name="P90"><text:span text:style-name="Code2">      </text:span><text:span text:style-name="Code2"><draw:frame draw:style-name="fr3" draw:name="Image22" text:anchor-type="as-char" svg:width="0.1563in" svg:height="0.1457in" draw:z-index="37"><draw:image xlink:href="Pictures/100002000000000F0000000ED3A4069C610A9F54.png" xlink:type="simple" xlink:show="embed" xlink:actuate="onLoad"/></draw:frame></text:span><text:span text:style-name="Code2"><text:span text:style-name="T69">org.osgi.service.component.runtime.dto.ComponentConfigurationDTO</text:span></text:span></text:p>
        <text:p text:style-name="P99"/>
        <text:p text:style-name="P151"><text:span text:style-name="Code2">public class </text:span><text:span text:style-name="Code2"><text:span text:style-name="T69">ComponentConfigurationDTO</text:span></text:span></text:p>
        <text:p text:style-name="P92"><text:span text:style-name="Code2">extends org.osgi.dto.DTO</text:span></text:p>
        <text:p text:style-name="P91"><text:span text:style-name="T5">A representation of an actual instance of a declared component description parameterized by component properties.</text:span></text:p>
        <text:p text:style-name="P103"><text:span text:style-name="T6">Since:</text:span></text:p>
        <text:p text:style-name="P108"><text:span text:style-name="T5">1.3</text:span></text:p>
        <text:p text:style-name="P103"><text:span text:style-name="T6">NotThreadSafe</text:span></text:p>
        <text:p text:style-name="P110"/>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2"><text:span text:style-name="Summary_20_Heading_20_Font2"><text:span text:style-name="T12">Field Summary</text:span></text:span></text:p>
            </table:table-cell>
            <table:covered-table-cell/>
            <table:table-cell table:style-name="Table42.A1" office:value-type="string">
              <text:p text:style-name="P114"><text:span text:style-name="Page_20_Reference_20_Font"><text:span text:style-name="T13">Page</text:span></text:span></text:p>
            </table:table-cell>
          </table:table-row>
          <table:table-row table:style-name="Table42.1">
            <table:table-cell table:style-name="Table42.A2" office:value-type="string">
              <text:p text:style-name="P116"><text:span text:style-name="Code_20_Small1"><text:span text:style-name="T63">static int</text:span></text:span></text:p>
            </table:table-cell>
            <table:table-cell table:style-name="Table42.B2" office:value-type="string">
              <text:p text:style-name="P118"><text:a xlink:type="simple" xlink:href="file:///l%22r170" text:style-name="Internet_20_link" text:visited-style-name="Visited_20_Internet_20_Link"><text:span text:style-name="T57">ACTIVE</text:span></text:a></text:p>
              <text:p text:style-name="P120"><text:span text:style-name="T5">The component configuration is active.</text:span></text:p>
            </table:table-cell>
            <table:table-cell table:style-name="Table42.C2" office:value-type="string">
              <text:p text:style-name="P114"><text:bookmark-ref text:reference-format="page" text:ref-name="r170">80</text:bookmark-ref></text:p>
            </table:table-cell>
          </table:table-row>
          <table:table-row table:style-name="Table42.1">
            <table:table-cell table:style-name="Table42.A3" office:value-type="string">
              <text:p text:style-name="P115"><text:a xlink:type="simple" xlink:href="file:///l%22r196" text:style-name="Internet_20_link" text:visited-style-name="Visited_20_Internet_20_Link"><text:span text:style-name="T60">ComponentDescriptionDTO</text:span></text:a></text:p>
            </table:table-cell>
            <table:table-cell table:style-name="Table42.B3" office:value-type="string">
              <text:p text:style-name="P117"><text:a xlink:type="simple" xlink:href="file:///l%22r171" text:style-name="Internet_20_link" text:visited-style-name="Visited_20_Internet_20_Link"><text:span text:style-name="T57">description</text:span></text:a></text:p>
              <text:p text:style-name="P119"><text:span text:style-name="T5">The representation of the component configuration's component description.</text:span></text:p>
            </table:table-cell>
            <table:table-cell table:style-name="Table42.C3" office:value-type="string">
              <text:p text:style-name="P113"><text:bookmark-ref text:reference-format="page" text:ref-name="r171">80</text:bookmark-ref></text:p>
            </table:table-cell>
          </table:table-row>
          <table:table-row table:style-name="Table42.1">
            <table:table-cell table:style-name="Table42.A4" office:value-type="string">
              <text:p text:style-name="P115"><text:span text:style-name="Code_20_Small1"><text:span text:style-name="T63">long</text:span></text:span></text:p>
            </table:table-cell>
            <table:table-cell table:style-name="Table42.B4" office:value-type="string">
              <text:p text:style-name="P117"><text:a xlink:type="simple" xlink:href="file:///l%22r173" text:style-name="Internet_20_link" text:visited-style-name="Visited_20_Internet_20_Link"><text:span text:style-name="T57">id</text:span></text:a></text:p>
              <text:p text:style-name="P119"><text:span text:style-name="T5">The id of the component configuration.</text:span></text:p>
            </table:table-cell>
            <table:table-cell table:style-name="Table42.C4" office:value-type="string">
              <text:p text:style-name="P113"><text:bookmark-ref text:reference-format="page" text:ref-name="r173">80</text:bookmark-ref></text:p>
            </table:table-cell>
          </table:table-row>
          <table:table-row table:style-name="Table42.1">
            <table:table-cell table:style-name="Table42.A5" office:value-type="string">
              <text:p text:style-name="P115"><text:span text:style-name="Code_20_Small1"><text:span text:style-name="T63">Map&lt;String,Object&gt;</text:span></text:span></text:p>
            </table:table-cell>
            <table:table-cell table:style-name="Table42.B5" office:value-type="string">
              <text:p text:style-name="P117"><text:a xlink:type="simple" xlink:href="file:///l%22r174" text:style-name="Internet_20_link" text:visited-style-name="Visited_20_Internet_20_Link"><text:span text:style-name="T57">properties</text:span></text:a></text:p>
              <text:p text:style-name="P119"><text:span text:style-name="T5">The component properties for the component configuration.</text:span></text:p>
            </table:table-cell>
            <table:table-cell table:style-name="Table42.C5" office:value-type="string">
              <text:p text:style-name="P113"><text:bookmark-ref text:reference-format="page" text:ref-name="r174">80</text:bookmark-ref></text:p>
            </table:table-cell>
          </table:table-row>
          <table:table-row table:style-name="Table42.1">
            <table:table-cell table:style-name="Table42.A6" office:value-type="string">
              <text:p text:style-name="P115"><text:span text:style-name="Code_20_Small1"><text:span text:style-name="T63">static int</text:span></text:span></text:p>
            </table:table-cell>
            <table:table-cell table:style-name="Table42.B6" office:value-type="string">
              <text:p text:style-name="P117"><text:a xlink:type="simple" xlink:href="file:///l%22r169" text:style-name="Internet_20_link" text:visited-style-name="Visited_20_Internet_20_Link"><text:span text:style-name="T57">SATISFIED</text:span></text:a></text:p>
              <text:p text:style-name="P119"><text:span text:style-name="T5">The component configuration is satisfied.</text:span></text:p>
            </table:table-cell>
            <table:table-cell table:style-name="Table42.C6" office:value-type="string">
              <text:p text:style-name="P113"><text:bookmark-ref text:reference-format="page" text:ref-name="r169">80</text:bookmark-ref></text:p>
            </table:table-cell>
          </table:table-row>
          <table:table-row table:style-name="Table42.1">
            <table:table-cell table:style-name="Table42.A7" office:value-type="string">
              <text:p text:style-name="P115"><text:a xlink:type="simple" xlink:href="file:///l%22r217" text:style-name="Internet_20_link" text:visited-style-name="Visited_20_Internet_20_Link"><text:span text:style-name="T60">SatisfiedReferenceDTO</text:span></text:a><text:span text:style-name="Code_20_Small1"><text:span text:style-name="T64">[]</text:span></text:span></text:p>
            </table:table-cell>
            <table:table-cell table:style-name="Table42.B7" office:value-type="string">
              <text:p text:style-name="P117"><text:a xlink:type="simple" xlink:href="file:///l%22r175" text:style-name="Internet_20_link" text:visited-style-name="Visited_20_Internet_20_Link"><text:span text:style-name="T57">satisfiedReferences</text:span></text:a></text:p>
              <text:p text:style-name="P119"><text:span text:style-name="T5">The satisfied references.</text:span></text:p>
            </table:table-cell>
            <table:table-cell table:style-name="Table42.C7" office:value-type="string">
              <text:p text:style-name="P113"><text:bookmark-ref text:reference-format="page" text:ref-name="r175">81</text:bookmark-ref></text:p>
            </table:table-cell>
          </table:table-row>
          <table:table-row table:style-name="Table42.1">
            <table:table-cell table:style-name="Table42.A8" office:value-type="string">
              <text:p text:style-name="P115"><text:span text:style-name="Code_20_Small1"><text:span text:style-name="T63">int</text:span></text:span></text:p>
            </table:table-cell>
            <table:table-cell table:style-name="Table42.B8" office:value-type="string">
              <text:p text:style-name="P117"><text:a xlink:type="simple" xlink:href="file:///l%22r172" text:style-name="Internet_20_link" text:visited-style-name="Visited_20_Internet_20_Link"><text:span text:style-name="T57">state</text:span></text:a></text:p>
              <text:p text:style-name="P119"><text:span text:style-name="T5">The current state of the component configuration.</text:span></text:p>
            </table:table-cell>
            <table:table-cell table:style-name="Table42.C8" office:value-type="string">
              <text:p text:style-name="P113"><text:bookmark-ref text:reference-format="page" text:ref-name="r172">80</text:bookmark-ref></text:p>
            </table:table-cell>
          </table:table-row>
          <table:table-row table:style-name="Table42.1">
            <table:table-cell table:style-name="Table42.A9" office:value-type="string">
              <text:p text:style-name="P115"><text:span text:style-name="Code_20_Small1"><text:span text:style-name="T63">static int</text:span></text:span></text:p>
            </table:table-cell>
            <table:table-cell table:style-name="Table42.B9" office:value-type="string">
              <text:p text:style-name="P117"><text:a xlink:type="simple" xlink:href="file:///l%22r167" text:style-name="Internet_20_link" text:visited-style-name="Visited_20_Internet_20_Link"><text:span text:style-name="T57">UNSATISFIED_CONFIGURATION</text:span></text:a></text:p>
              <text:p text:style-name="P119"><text:span text:style-name="T5">The component configuration is unsatisfied due to a missing required configuration.</text:span></text:p>
            </table:table-cell>
            <table:table-cell table:style-name="Table42.C9" office:value-type="string">
              <text:p text:style-name="P113"><text:bookmark-ref text:reference-format="page" text:ref-name="r167">80</text:bookmark-ref></text:p>
            </table:table-cell>
          </table:table-row>
          <table:table-row table:style-name="Table42.1">
            <table:table-cell table:style-name="Table42.A10" office:value-type="string">
              <text:p text:style-name="P115"><text:span text:style-name="Code_20_Small1"><text:span text:style-name="T63">static int</text:span></text:span></text:p>
            </table:table-cell>
            <table:table-cell table:style-name="Table42.B10" office:value-type="string">
              <text:p text:style-name="P117"><text:a xlink:type="simple" xlink:href="file:///l%22r168" text:style-name="Internet_20_link" text:visited-style-name="Visited_20_Internet_20_Link"><text:span text:style-name="T57">UNSATISFIED_REFERENCE</text:span></text:a></text:p>
              <text:p text:style-name="P119"><text:span text:style-name="T5">The component configuration is unsatisfied due to an unsatisfied reference.</text:span></text:p>
            </table:table-cell>
            <table:table-cell table:style-name="Table42.C10" office:value-type="string">
              <text:p text:style-name="P113"><text:bookmark-ref text:reference-format="page" text:ref-name="r168">80</text:bookmark-ref></text:p>
            </table:table-cell>
          </table:table-row>
          <table:table-row table:style-name="Table42.1">
            <table:table-cell table:style-name="Table42.A11" office:value-type="string">
              <text:p text:style-name="P115"><text:a xlink:type="simple" xlink:href="file:///l%22r222" text:style-name="Internet_20_link" text:visited-style-name="Visited_20_Internet_20_Link"><text:span text:style-name="T60">UnsatisfiedReferenceDTO</text:span></text:a><text:span text:style-name="Code_20_Small1"><text:span text:style-name="T64">[]</text:span></text:span></text:p>
            </table:table-cell>
            <table:table-cell table:style-name="Table42.B11" office:value-type="string">
              <text:p text:style-name="P117"><text:a xlink:type="simple" xlink:href="file:///l%22r176" text:style-name="Internet_20_link" text:visited-style-name="Visited_20_Internet_20_Link"><text:span text:style-name="T57">unsatisfiedReferences</text:span></text:a></text:p>
              <text:p text:style-name="P119"><text:span text:style-name="T5">The unsatisfied references.</text:span></text:p>
            </table:table-cell>
            <table:table-cell table:style-name="Table42.C11" office:value-type="string">
              <text:p text:style-name="P113"><text:bookmark-ref text:reference-format="page" text:ref-name="r176">81</text:bookmark-ref></text:p>
            </table:table-cell>
          </table:table-row>
        </table:table>
        <text:p text:style-name="P88"/>
        <table:table table:name="Table43" table:style-name="Table43">
          <table:table-column table:style-name="Table43.A"/>
          <table:table-column table:style-name="Table43.B"/>
          <table:table-row table:style-name="Table43.1">
            <table:table-cell table:style-name="Table43.A1" office:value-type="string">
              <text:p text:style-name="P112"><text:span text:style-name="Summary_20_Heading_20_Font2"><text:span text:style-name="T12">Constructor Summary</text:span></text:span></text:p>
            </table:table-cell>
            <table:table-cell table:style-name="Table43.A1" office:value-type="string">
              <text:p text:style-name="P114"><text:span text:style-name="Page_20_Reference_20_Font"><text:span text:style-name="T13">Page</text:span></text:span></text:p>
            </table:table-cell>
          </table:table-row>
          <table:table-row table:style-name="Table43.1">
            <table:table-cell table:style-name="Table43.A2" office:value-type="string">
              <text:p text:style-name="P112"><text:a xlink:type="simple" xlink:href="file:///l%22r177" text:style-name="Internet_20_link" text:visited-style-name="Visited_20_Internet_20_Link"><text:span text:style-name="T57">ComponentConfigurationDTO</text:span></text:a><text:span text:style-name="Code2"><text:span text:style-name="T68">()</text:span></text:span></text:p>
            </table:table-cell>
            <table:table-cell table:style-name="Table43.B2" office:value-type="string">
              <text:p text:style-name="P114"><text:bookmark-ref text:reference-format="page" text:ref-name="r177">81</text:bookmark-ref></text:p>
            </table:table-cell>
          </table:table-row>
        </table:table>
        <text:p text:style-name="P88"/>
        <table:table table:name="Table44" table:style-name="Table44">
          <table:table-column table:style-name="Table44.A"/>
          <table:table-row table:style-name="Table44.1">
            <table:table-cell table:style-name="Table44.A1" office:value-type="string">
              <text:p text:style-name="P95"><text:span text:style-name="T6">Methods inherited from class org.osgi.dto.DTO</text:span></text:p>
            </table:table-cell>
          </table:table-row>
          <table:table-row table:style-name="Table44.2">
            <table:table-cell table:style-name="Table44.A2" office:value-type="string">
              <text:p text:style-name="P95"><text:span text:style-name="Code2">toString</text:span></text:p>
            </table:table-cell>
          </table:table-row>
        </table:table>
        <text:p text:style-name="P208"><text:soft-page-break/><text:span text:style-name="T26">Field Detail</text:span></text:p>
        <text:p text:style-name="P210"><text:bookmark text:name="r167"/><text:span text:style-name="T26">UNSATISFIED_CONFIGURATION</text:span></text:p>
        <text:p text:style-name="P92"><text:span text:style-name="Code2">public static final int </text:span><text:span text:style-name="Code2"><text:span text:style-name="T69">UNSATISFIED_CONFIGURATION</text:span></text:span><text:span text:style-name="Code2"><text:span text:style-name="T70"> = 1</text:span></text:span></text:p>
        <text:p text:style-name="P105"><text:span text:style-name="T5">The component configuration is unsatisfied due to a missing required configuration.</text:span></text:p>
        <text:p text:style-name="P121"/>
        <text:p text:style-name="P211"><text:bookmark text:name="r168"/><text:span text:style-name="T26">UNSATISFIED_REFERENCE</text:span></text:p>
        <text:p text:style-name="P92"><text:span text:style-name="Code2">public static final int </text:span><text:span text:style-name="Code2"><text:span text:style-name="T69">UNSATISFIED_REFERENCE</text:span></text:span><text:span text:style-name="Code2"><text:span text:style-name="T70"> = 2</text:span></text:span></text:p>
        <text:p text:style-name="P105"><text:span text:style-name="T5">The component configuration is unsatisfied due to an unsatisfied reference.</text:span></text:p>
        <text:p text:style-name="P121"/>
        <text:p text:style-name="P211"><text:bookmark text:name="r169"/><text:span text:style-name="T26">SATISFIED</text:span></text:p>
        <text:p text:style-name="P92"><text:span text:style-name="Code2">public static final int </text:span><text:span text:style-name="Code2"><text:span text:style-name="T69">SATISFIED</text:span></text:span><text:span text:style-name="Code2"><text:span text:style-name="T70"> = 4</text:span></text:span></text:p>
        <text:p text:style-name="P106"><text:span text:style-name="T5">The component configuration is satisfied.</text:span></text:p>
        <text:p text:style-name="P105"><text:span text:style-name="T5">Any </text:span><text:a xlink:type="simple" xlink:href="file:///l%22r186" text:style-name="Internet_20_link" text:visited-style-name="Visited_20_Internet_20_Link"><text:span text:style-name="T65">services</text:span></text:a><text:span text:style-name="T7"> declared by the component description are registered.</text:span></text:p>
        <text:p text:style-name="P121"/>
        <text:p text:style-name="P211"><text:bookmark text:name="r170"/><text:span text:style-name="T26">ACTIVE</text:span></text:p>
        <text:p text:style-name="P92"><text:span text:style-name="Code2">public static final int </text:span><text:span text:style-name="Code2"><text:span text:style-name="T69">ACTIVE</text:span></text:span><text:span text:style-name="Code2"><text:span text:style-name="T70"> = 8</text:span></text:span></text:p>
        <text:p text:style-name="P106"><text:span text:style-name="T5">The component configuration is active.</text:span></text:p>
        <text:p text:style-name="P105"><text:span text:style-name="T5">This is the normal operational state of a component configuration.</text:span></text:p>
        <text:p text:style-name="P121"/>
        <text:p text:style-name="P211"><text:bookmark text:name="r171"/><text:span text:style-name="T26">description</text:span></text:p>
        <text:p text:style-name="P92"><text:span text:style-name="Code2">public </text:span><text:a xlink:type="simple" xlink:href="file:///l%22r196" text:style-name="Internet_20_link" text:visited-style-name="Visited_20_Internet_20_Link"><text:span text:style-name="T65">ComponentDescriptionDTO</text:span></text:a><text:span text:style-name="Code2"><text:span text:style-name="T71"> </text:span></text:span><text:span text:style-name="Code2"><text:span text:style-name="T72">description</text:span></text:span></text:p>
        <text:p text:style-name="P105"><text:span text:style-name="T5">The representation of the component configuration's component description.</text:span></text:p>
        <text:p text:style-name="P121"/>
        <text:p text:style-name="P211"><text:bookmark text:name="r172"/><text:span text:style-name="T26">state</text:span></text:p>
        <text:p text:style-name="P92"><text:span text:style-name="Code2">public int </text:span><text:span text:style-name="Code2"><text:span text:style-name="T69">state</text:span></text:span></text:p>
        <text:p text:style-name="P106"><text:span text:style-name="T5">The current state of the component configuration.</text:span></text:p>
        <text:p text:style-name="P105"><text:span text:style-name="T5">This is one of </text:span><text:a xlink:type="simple" xlink:href="file:///l%22r167" text:style-name="Internet_20_link" text:visited-style-name="Visited_20_Internet_20_Link"><text:span text:style-name="T65">UNSATISFIED_CONFIGURATION</text:span></text:a><text:span text:style-name="T7">, </text:span><text:a xlink:type="simple" xlink:href="file:///l%22r168" text:style-name="Internet_20_link" text:visited-style-name="Visited_20_Internet_20_Link"><text:span text:style-name="T65">UNSATISFIED_REFERENCE</text:span></text:a><text:span text:style-name="T7">, </text:span><text:a xlink:type="simple" xlink:href="file:///l%22r169" text:style-name="Internet_20_link" text:visited-style-name="Visited_20_Internet_20_Link"><text:span text:style-name="T65">SATISFIED</text:span></text:a><text:span text:style-name="T7"> or </text:span><text:a xlink:type="simple" xlink:href="file:///l%22r170" text:style-name="Internet_20_link" text:visited-style-name="Visited_20_Internet_20_Link"><text:span text:style-name="T65">ACTIVE</text:span></text:a><text:span text:style-name="T7">.</text:span></text:p>
        <text:p text:style-name="P121"/>
        <text:p text:style-name="P211"><text:bookmark text:name="r173"/><text:span text:style-name="T26">id</text:span></text:p>
        <text:p text:style-name="P92"><text:span text:style-name="Code2">public long </text:span><text:span text:style-name="Code2"><text:span text:style-name="T69">id</text:span></text:span></text:p>
        <text:p text:style-name="P106"><text:span text:style-name="T5">The id of the component configuration.</text:span></text:p>
        <text:p text:style-name="P105"><text:span text:style-name="T5">The id is a non-persistent, unique value assigned at runtime. The id is also available as the </text:span><text:span text:style-name="Code2">component.id</text:span><text:span text:style-name="T5"> component property. The value of this field is unspecified if the state of this component configuration is unsatisfied.</text:span></text:p>
        <text:p text:style-name="P121"/>
        <text:p text:style-name="P211"><text:bookmark text:name="r174"/><text:span text:style-name="T26">properties</text:span></text:p>
        <text:p text:style-name="P92"><text:span text:style-name="Code2">public Map&lt;String,Object&gt; </text:span><text:span text:style-name="Code2"><text:span text:style-name="T69">properties</text:span></text:span></text:p>
        <text:p text:style-name="P105"><text:span text:style-name="T5">The component properties for the component configuration.</text:span></text:p>
        <text:p text:style-name="P107"><text:span text:style-name="T6">See Also:</text:span></text:p>
        <text:p text:style-name="P122"><text:a xlink:type="simple" xlink:href="file:///l%22r19" text:style-name="Internet_20_link" text:visited-style-name="Visited_20_Internet_20_Link"><text:span text:style-name="T65">ComponentContext.getProperties()</text:span></text:a></text:p>
        <text:p text:style-name="P150"><text:soft-page-break/></text:p>
        <text:p text:style-name="P212"><text:bookmark text:name="r175"/><text:span text:style-name="T26">satisfiedReferences</text:span></text:p>
        <text:p text:style-name="P92"><text:span text:style-name="Code2">public </text:span><text:a xlink:type="simple" xlink:href="file:///l%22r217" text:style-name="Internet_20_link" text:visited-style-name="Visited_20_Internet_20_Link"><text:span text:style-name="T65">SatisfiedReferenceDTO</text:span></text:a><text:span text:style-name="Code2"><text:span text:style-name="T71">[] </text:span></text:span><text:span text:style-name="Code2"><text:span text:style-name="T72">satisfiedReferences</text:span></text:span></text:p>
        <text:p text:style-name="P106"><text:span text:style-name="T5">The satisfied references.</text:span></text:p>
        <text:p text:style-name="P105"><text:span text:style-name="T5">Each </text:span><text:a xlink:type="simple" xlink:href="file:///l%22r217" text:style-name="Internet_20_link" text:visited-style-name="Visited_20_Internet_20_Link"><text:span text:style-name="T65">SatisfiedReferenceDTO</text:span></text:a><text:span text:style-name="T7"> in the array represents a satisfied reference of the component configuration. The array must be empty if the component configuration has no satisfied references.</text:span></text:p>
        <text:p text:style-name="P121"/>
        <text:p text:style-name="P211"><text:bookmark text:name="r176"/><text:span text:style-name="T26">unsatisfiedReferences</text:span></text:p>
        <text:p text:style-name="P92"><text:span text:style-name="Code2">public </text:span><text:a xlink:type="simple" xlink:href="file:///l%22r222" text:style-name="Internet_20_link" text:visited-style-name="Visited_20_Internet_20_Link"><text:span text:style-name="T65">UnsatisfiedReferenceDTO</text:span></text:a><text:span text:style-name="Code2"><text:span text:style-name="T71">[] </text:span></text:span><text:span text:style-name="Code2"><text:span text:style-name="T72">unsatisfiedReferences</text:span></text:span></text:p>
        <text:p text:style-name="P106"><text:span text:style-name="T5">The unsatisfied references.</text:span></text:p>
        <text:p text:style-name="P105"><text:span text:style-name="T5">Each </text:span><text:a xlink:type="simple" xlink:href="file:///l%22r222" text:style-name="Internet_20_link" text:visited-style-name="Visited_20_Internet_20_Link"><text:span text:style-name="T65">UnsatisfiedReferenceDTO</text:span></text:a><text:span text:style-name="T7"> in the array represents an unsatisfied reference of the component configuration. The array must be empty if the component configuration has no unsatisfied references.</text:span></text:p>
        <text:p text:style-name="P209"><text:span text:style-name="T26">Constructor Detail</text:span></text:p>
        <text:p text:style-name="P213"><text:bookmark text:name="r177"/><text:span text:style-name="T26">ComponentConfigurationDTO</text:span></text:p>
        <text:p text:style-name="P92"><text:span text:style-name="Code2">public </text:span><text:span text:style-name="Code2"><text:span text:style-name="T69">ComponentConfigurationDTO</text:span></text:span><text:span text:style-name="Code2"><text:span text:style-name="T70">()</text:span></text:span></text:p>
        <text:p text:style-name="P183"><text:bookmark text:name="r196"/><text:span text:style-name="T26">Class ComponentDescriptionDTO</text:span></text:p>
        <text:p text:style-name="P103"><text:a xlink:type="simple" xlink:href="file:///l%22r166" text:style-name="Internet_20_link" text:visited-style-name="Visited_20_Internet_20_Link"><text:span text:style-name="T11">org.osgi.service.component.runtime.dto</text:span></text:a></text:p>
        <text:p text:style-name="P100"><text:span text:style-name="Code2">java.lang.Object</text:span></text:p>
        <text:p text:style-name="P104"><text:span text:style-name="Code2">  </text:span><text:span text:style-name="Code2"><draw:frame draw:style-name="fr3" draw:name="Image23" text:anchor-type="as-char" svg:width="0.1563in" svg:height="0.1457in" draw:z-index="38"><draw:image xlink:href="Pictures/100002000000000F0000000ED3A4069C610A9F54.png" xlink:type="simple" xlink:show="embed" xlink:actuate="onLoad"/></draw:frame></text:span><text:span text:style-name="Code2">org.osgi.dto.DTO</text:span></text:p>
        <text:p text:style-name="P90"><text:span text:style-name="Code2">      </text:span><text:span text:style-name="Code2"><draw:frame draw:style-name="fr3" draw:name="Image24" text:anchor-type="as-char" svg:width="0.1563in" svg:height="0.1457in" draw:z-index="39"><draw:image xlink:href="Pictures/100002000000000F0000000ED3A4069C610A9F54.png" xlink:type="simple" xlink:show="embed" xlink:actuate="onLoad"/></draw:frame></text:span><text:span text:style-name="Code2"><text:span text:style-name="T69">org.osgi.service.component.runtime.dto.ComponentDescriptionDTO</text:span></text:span></text:p>
        <text:p text:style-name="P99"/>
        <text:p text:style-name="P151"><text:span text:style-name="Code2">public class </text:span><text:span text:style-name="Code2"><text:span text:style-name="T69">ComponentDescriptionDTO</text:span></text:span></text:p>
        <text:p text:style-name="P92"><text:span text:style-name="Code2">extends org.osgi.dto.DTO</text:span></text:p>
        <text:p text:style-name="P91"><text:span text:style-name="T5">A representation of a declared component description.</text:span></text:p>
        <text:p text:style-name="P103"><text:span text:style-name="T6">Since:</text:span></text:p>
        <text:p text:style-name="P108"><text:span text:style-name="T5">1.3</text:span></text:p>
        <text:p text:style-name="P103"><text:span text:style-name="T6">NotThreadSafe</text:span></text:p>
        <text:p text:style-name="P110"/>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12"><text:span text:style-name="Summary_20_Heading_20_Font2"><text:span text:style-name="T12">Field Summary</text:span></text:span></text:p>
            </table:table-cell>
            <table:covered-table-cell/>
            <table:table-cell table:style-name="Table45.A1" office:value-type="string">
              <text:p text:style-name="P114"><text:span text:style-name="Page_20_Reference_20_Font"><text:span text:style-name="T13">Page</text:span></text:span></text:p>
            </table:table-cell>
          </table:table-row>
          <table:table-row table:style-name="Table45.1">
            <table:table-cell table:style-name="Table45.A2" office:value-type="string">
              <text:p text:style-name="P116"><text:span text:style-name="Code_20_Small1"><text:span text:style-name="T63">String</text:span></text:span></text:p>
            </table:table-cell>
            <table:table-cell table:style-name="Table45.B2" office:value-type="string">
              <text:p text:style-name="P118"><text:a xlink:type="simple" xlink:href="file:///l%22r189" text:style-name="Internet_20_link" text:visited-style-name="Visited_20_Internet_20_Link"><text:span text:style-name="T57">activate</text:span></text:a></text:p>
              <text:p text:style-name="P120"><text:span text:style-name="T5">The name of the activate method.</text:span></text:p>
            </table:table-cell>
            <table:table-cell table:style-name="Table45.C2" office:value-type="string">
              <text:p text:style-name="P114"><text:bookmark-ref text:reference-format="page" text:ref-name="r189">84</text:bookmark-ref></text:p>
            </table:table-cell>
          </table:table-row>
          <table:table-row table:style-name="Table45.1">
            <table:table-cell table:style-name="Table45.A3" office:value-type="string">
              <text:p text:style-name="P115"><text:span text:style-name="Code_20_Small1"><text:span text:style-name="T63">org.osgi.framework.dto.BundleDTO</text:span></text:span></text:p>
            </table:table-cell>
            <table:table-cell table:style-name="Table45.B3" office:value-type="string">
              <text:p text:style-name="P117"><text:a xlink:type="simple" xlink:href="file:///l%22r180" text:style-name="Internet_20_link" text:visited-style-name="Visited_20_Internet_20_Link"><text:span text:style-name="T57">bundle</text:span></text:a></text:p>
              <text:p text:style-name="P119"><text:span text:style-name="T5">The bundle declaring the component description.</text:span></text:p>
            </table:table-cell>
            <table:table-cell table:style-name="Table45.C3" office:value-type="string">
              <text:p text:style-name="P113"><text:bookmark-ref text:reference-format="page" text:ref-name="r180">83</text:bookmark-ref></text:p>
            </table:table-cell>
          </table:table-row>
          <table:table-row table:style-name="Table45.1">
            <table:table-cell table:style-name="Table45.A4" office:value-type="string">
              <text:p text:style-name="P115"><text:span text:style-name="Code_20_Small1"><text:span text:style-name="T63">String[]</text:span></text:span></text:p>
            </table:table-cell>
            <table:table-cell table:style-name="Table45.B4" office:value-type="string">
              <text:p text:style-name="P117"><text:a xlink:type="simple" xlink:href="file:///l%22r193" text:style-name="Internet_20_link" text:visited-style-name="Visited_20_Internet_20_Link"><text:span text:style-name="T57">configurationPid</text:span></text:a></text:p>
              <text:p text:style-name="P119"><text:span text:style-name="T5">The configuration pids.</text:span></text:p>
            </table:table-cell>
            <table:table-cell table:style-name="Table45.C4" office:value-type="string">
              <text:p text:style-name="P113"><text:bookmark-ref text:reference-format="page" text:ref-name="r193">85</text:bookmark-ref></text:p>
            </table:table-cell>
          </table:table-row>
          <table:table-row table:style-name="Table45.1">
            <table:table-cell table:style-name="Table45.A5" office:value-type="string">
              <text:p text:style-name="P115"><text:span text:style-name="Code_20_Small1"><text:span text:style-name="T63">String</text:span></text:span></text:p>
            </table:table-cell>
            <table:table-cell table:style-name="Table45.B5" office:value-type="string">
              <text:p text:style-name="P117"><text:a xlink:type="simple" xlink:href="file:///l%22r192" text:style-name="Internet_20_link" text:visited-style-name="Visited_20_Internet_20_Link"><text:span text:style-name="T57">configurationPolicy</text:span></text:a></text:p>
              <text:p text:style-name="P119"><text:span text:style-name="T5">The configuration policy.</text:span></text:p>
            </table:table-cell>
            <table:table-cell table:style-name="Table45.C5" office:value-type="string">
              <text:p text:style-name="P113"><text:bookmark-ref text:reference-format="page" text:ref-name="r192">85</text:bookmark-ref></text:p>
            </table:table-cell>
          </table:table-row>
          <table:table-row table:style-name="Table45.1">
            <table:table-cell table:style-name="Table45.A6" office:value-type="string">
              <text:p text:style-name="P115"><text:span text:style-name="Code_20_Small1"><text:span text:style-name="T63">String</text:span></text:span></text:p>
            </table:table-cell>
            <table:table-cell table:style-name="Table45.B6" office:value-type="string">
              <text:p text:style-name="P117"><text:a xlink:type="simple" xlink:href="file:///l%22r190" text:style-name="Internet_20_link" text:visited-style-name="Visited_20_Internet_20_Link"><text:span text:style-name="T57">deactivate</text:span></text:a></text:p>
              <text:p text:style-name="P119"><text:span text:style-name="T5">The name of the deactivate method.</text:span></text:p>
            </table:table-cell>
            <table:table-cell table:style-name="Table45.C6" office:value-type="string">
              <text:p text:style-name="P113"><text:bookmark-ref text:reference-format="page" text:ref-name="r190">84</text:bookmark-ref></text:p>
            </table:table-cell>
          </table:table-row>
          <table:table-row table:style-name="Table45.1">
            <table:table-cell table:style-name="Table45.A7" office:value-type="string">
              <text:p text:style-name="P115"><text:span text:style-name="Code_20_Small1"><text:span text:style-name="T63">boolean</text:span></text:span></text:p>
            </table:table-cell>
            <table:table-cell table:style-name="Table45.B7" office:value-type="string">
              <text:p text:style-name="P117"><text:a xlink:type="simple" xlink:href="file:///l%22r184" text:style-name="Internet_20_link" text:visited-style-name="Visited_20_Internet_20_Link"><text:span text:style-name="T57">defaultEnabled</text:span></text:a></text:p>
              <text:p text:style-name="P119"><text:span text:style-name="T5">The initial enabled state.</text:span></text:p>
            </table:table-cell>
            <table:table-cell table:style-name="Table45.C7" office:value-type="string">
              <text:p text:style-name="P113"><text:bookmark-ref text:reference-format="page" text:ref-name="r184">83</text:bookmark-ref></text:p>
            </table:table-cell>
          </table:table-row>
          <table:table-row table:style-name="Table45.1">
            <table:table-cell table:style-name="Table45.A8" office:value-type="string">
              <text:p text:style-name="P115"><text:span text:style-name="Code_20_Small1"><text:span text:style-name="T63">String</text:span></text:span></text:p>
            </table:table-cell>
            <table:table-cell table:style-name="Table45.B8" office:value-type="string">
              <text:p text:style-name="P117"><text:a xlink:type="simple" xlink:href="file:///l%22r181" text:style-name="Internet_20_link" text:visited-style-name="Visited_20_Internet_20_Link"><text:span text:style-name="T57">factory</text:span></text:a></text:p>
              <text:p text:style-name="P119"><text:span text:style-name="T5">The component factory name.</text:span></text:p>
            </table:table-cell>
            <table:table-cell table:style-name="Table45.C8" office:value-type="string">
              <text:p text:style-name="P113"><text:bookmark-ref text:reference-format="page" text:ref-name="r181">83</text:bookmark-ref></text:p>
            </table:table-cell>
          </table:table-row>
          <table:table-row table:style-name="Table45.1">
            <table:table-cell table:style-name="Table45.A9" office:value-type="string">
              <text:p text:style-name="P115"><text:span text:style-name="Code_20_Small1"><text:span text:style-name="T63">Map&lt;String,Object&gt;</text:span></text:span></text:p>
            </table:table-cell>
            <table:table-cell table:style-name="Table45.B9" office:value-type="string">
              <text:p text:style-name="P117"><text:a xlink:type="simple" xlink:href="file:///l%22r194" text:style-name="Internet_20_link" text:visited-style-name="Visited_20_Internet_20_Link"><text:span text:style-name="T57">factoryProperties</text:span></text:a></text:p>
              <text:p text:style-name="P119"><text:span text:style-name="T5">The factory properties.</text:span></text:p>
            </table:table-cell>
            <table:table-cell table:style-name="Table45.C9" office:value-type="string">
              <text:p text:style-name="P113"><text:bookmark-ref text:reference-format="page" text:ref-name="r194">85</text:bookmark-ref></text:p>
            </table:table-cell>
          </table:table-row>
          <table:table-row table:style-name="Table45.1">
            <table:table-cell table:style-name="Table45.A10" office:value-type="string">
              <text:p text:style-name="P115"><text:span text:style-name="Code_20_Small1"><text:span text:style-name="T63">boolean</text:span></text:span></text:p>
            </table:table-cell>
            <table:table-cell table:style-name="Table45.B10" office:value-type="string">
              <text:p text:style-name="P117"><text:a xlink:type="simple" xlink:href="file:///l%22r185" text:style-name="Internet_20_link" text:visited-style-name="Visited_20_Internet_20_Link"><text:span text:style-name="T57">immediate</text:span></text:a></text:p>
              <text:p text:style-name="P119"><text:span text:style-name="T5">The immediate state.</text:span></text:p>
            </table:table-cell>
            <table:table-cell table:style-name="Table45.C10" office:value-type="string">
              <text:p text:style-name="P113"><text:bookmark-ref text:reference-format="page" text:ref-name="r185">84</text:bookmark-ref></text:p>
            </table:table-cell>
          </table:table-row>
          <table:table-row table:style-name="Table45.1">
            <table:table-cell table:style-name="Table45.A11" office:value-type="string">
              <text:p text:style-name="P115"><text:span text:style-name="Code_20_Small1"><text:span text:style-name="T63">String</text:span></text:span></text:p>
            </table:table-cell>
            <table:table-cell table:style-name="Table45.B11" office:value-type="string">
              <text:p text:style-name="P117"><text:a xlink:type="simple" xlink:href="file:///l%22r183" text:style-name="Internet_20_link" text:visited-style-name="Visited_20_Internet_20_Link"><text:span text:style-name="T57">implementationClass</text:span></text:a></text:p>
              <text:p text:style-name="P119"><text:span text:style-name="T5">The fully qualified name of the implementation class.</text:span></text:p>
            </table:table-cell>
            <table:table-cell table:style-name="Table45.C11" office:value-type="string">
              <text:p text:style-name="P113"><text:bookmark-ref text:reference-format="page" text:ref-name="r183">83</text:bookmark-ref></text:p>
            </table:table-cell>
          </table:table-row>
          <table:table-row table:style-name="Table45.1">
            <table:table-cell table:style-name="Table45.A12" office:value-type="string">
              <text:p text:style-name="P115"><text:span text:style-name="Code_20_Small1"><text:span text:style-name="T63">String</text:span></text:span></text:p>
            </table:table-cell>
            <table:table-cell table:style-name="Table45.B12" office:value-type="string">
              <text:p text:style-name="P117"><text:a xlink:type="simple" xlink:href="file:///l%22r191" text:style-name="Internet_20_link" text:visited-style-name="Visited_20_Internet_20_Link"><text:span text:style-name="T57">modified</text:span></text:a></text:p>
              <text:p text:style-name="P119"><text:span text:style-name="T5">The name of the modified method.</text:span></text:p>
            </table:table-cell>
            <table:table-cell table:style-name="Table45.C12" office:value-type="string">
              <text:p text:style-name="P113"><text:bookmark-ref text:reference-format="page" text:ref-name="r191">84</text:bookmark-ref></text:p>
            </table:table-cell>
          </table:table-row>
          <table:table-row table:style-name="Table45.1">
            <table:table-cell table:style-name="Table45.A13" office:value-type="string">
              <text:p text:style-name="P115"><text:span text:style-name="Code_20_Small1"><text:span text:style-name="T63">String</text:span></text:span></text:p>
            </table:table-cell>
            <table:table-cell table:style-name="Table45.B13" office:value-type="string">
              <text:p text:style-name="P117"><text:a xlink:type="simple" xlink:href="file:///l%22r179" text:style-name="Internet_20_link" text:visited-style-name="Visited_20_Internet_20_Link"><text:span text:style-name="T57">name</text:span></text:a></text:p>
              <text:p text:style-name="P119"><text:span text:style-name="T5">The name of the component.</text:span></text:p>
            </table:table-cell>
            <table:table-cell table:style-name="Table45.C13" office:value-type="string">
              <text:p text:style-name="P113"><text:bookmark-ref text:reference-format="page" text:ref-name="r179">83</text:bookmark-ref></text:p>
            </table:table-cell>
          </table:table-row>
          <table:table-row table:style-name="Table45.1">
            <table:table-cell table:style-name="Table45.A14" office:value-type="string">
              <text:p text:style-name="P115"><text:span text:style-name="Code_20_Small1"><text:span text:style-name="T63">Map&lt;String,Object&gt;</text:span></text:span></text:p>
            </table:table-cell>
            <table:table-cell table:style-name="Table45.B14" office:value-type="string">
              <text:p text:style-name="P117"><text:a xlink:type="simple" xlink:href="file:///l%22r187" text:style-name="Internet_20_link" text:visited-style-name="Visited_20_Internet_20_Link"><text:span text:style-name="T57">properties</text:span></text:a></text:p>
              <text:p text:style-name="P119"><text:span text:style-name="T5">The component properties.</text:span></text:p>
            </table:table-cell>
            <table:table-cell table:style-name="Table45.C14" office:value-type="string">
              <text:p text:style-name="P113"><text:bookmark-ref text:reference-format="page" text:ref-name="r187">84</text:bookmark-ref></text:p>
            </table:table-cell>
          </table:table-row>
          <table:table-row table:style-name="Table45.1">
            <table:table-cell table:style-name="Table45.A15" office:value-type="string">
              <text:p text:style-name="P115"><text:a xlink:type="simple" xlink:href="file:///l%22r212" text:style-name="Internet_20_link" text:visited-style-name="Visited_20_Internet_20_Link"><text:span text:style-name="T60">ReferenceDTO</text:span></text:a><text:span text:style-name="Code_20_Small1"><text:span text:style-name="T64">[]</text:span></text:span></text:p>
            </table:table-cell>
            <table:table-cell table:style-name="Table45.B15" office:value-type="string">
              <text:p text:style-name="P117"><text:a xlink:type="simple" xlink:href="file:///l%22r188" text:style-name="Internet_20_link" text:visited-style-name="Visited_20_Internet_20_Link"><text:span text:style-name="T57">references</text:span></text:a></text:p>
              <text:p text:style-name="P119"><text:span text:style-name="T5">The referenced services.</text:span></text:p>
            </table:table-cell>
            <table:table-cell table:style-name="Table45.C15" office:value-type="string">
              <text:p text:style-name="P113"><text:bookmark-ref text:reference-format="page" text:ref-name="r188">84</text:bookmark-ref></text:p>
            </table:table-cell>
          </table:table-row>
          <text:soft-page-break/>
          <table:table-row table:style-name="Table45.1">
            <table:table-cell table:style-name="Table45.A16" office:value-type="string">
              <text:p text:style-name="P115"><text:span text:style-name="Code_20_Small1"><text:span text:style-name="T63">String</text:span></text:span></text:p>
            </table:table-cell>
            <table:table-cell table:style-name="Table45.B16" office:value-type="string">
              <text:p text:style-name="P117"><text:a xlink:type="simple" xlink:href="file:///l%22r182" text:style-name="Internet_20_link" text:visited-style-name="Visited_20_Internet_20_Link"><text:span text:style-name="T57">scope</text:span></text:a></text:p>
              <text:p text:style-name="P119"><text:span text:style-name="T5">The service scope.</text:span></text:p>
            </table:table-cell>
            <table:table-cell table:style-name="Table45.C16" office:value-type="string">
              <text:p text:style-name="P113"><text:bookmark-ref text:reference-format="page" text:ref-name="r182">83</text:bookmark-ref></text:p>
            </table:table-cell>
          </table:table-row>
          <table:table-row table:style-name="Table45.1">
            <table:table-cell table:style-name="Table45.A17" office:value-type="string">
              <text:p text:style-name="P115"><text:span text:style-name="Code_20_Small1"><text:span text:style-name="T63">String[]</text:span></text:span></text:p>
            </table:table-cell>
            <table:table-cell table:style-name="Table45.B17" office:value-type="string">
              <text:p text:style-name="P117"><text:a xlink:type="simple" xlink:href="file:///l%22r186" text:style-name="Internet_20_link" text:visited-style-name="Visited_20_Internet_20_Link"><text:span text:style-name="T57">serviceInterfaces</text:span></text:a></text:p>
              <text:p text:style-name="P119"><text:span text:style-name="T5">The fully qualified names of the service interfaces.</text:span></text:p>
            </table:table-cell>
            <table:table-cell table:style-name="Table45.C17" office:value-type="string">
              <text:p text:style-name="P113"><text:bookmark-ref text:reference-format="page" text:ref-name="r186">84</text:bookmark-ref></text:p>
            </table:table-cell>
          </table:table-row>
        </table:table>
        <text:p text:style-name="P88"/>
        <table:table table:name="Table46" table:style-name="Table46">
          <table:table-column table:style-name="Table46.A"/>
          <table:table-column table:style-name="Table46.B"/>
          <table:table-row table:style-name="Table46.1">
            <table:table-cell table:style-name="Table46.A1" office:value-type="string">
              <text:p text:style-name="P112"><text:span text:style-name="Summary_20_Heading_20_Font2"><text:span text:style-name="T12">Constructor Summary</text:span></text:span></text:p>
            </table:table-cell>
            <table:table-cell table:style-name="Table46.A1" office:value-type="string">
              <text:p text:style-name="P114"><text:span text:style-name="Page_20_Reference_20_Font"><text:span text:style-name="T13">Page</text:span></text:span></text:p>
            </table:table-cell>
          </table:table-row>
          <table:table-row table:style-name="Table46.1">
            <table:table-cell table:style-name="Table46.A2" office:value-type="string">
              <text:p text:style-name="P112"><text:a xlink:type="simple" xlink:href="file:///l%22r195" text:style-name="Internet_20_link" text:visited-style-name="Visited_20_Internet_20_Link"><text:span text:style-name="T57">ComponentDescriptionDTO</text:span></text:a><text:span text:style-name="Code2"><text:span text:style-name="T68">()</text:span></text:span></text:p>
            </table:table-cell>
            <table:table-cell table:style-name="Table46.B2" office:value-type="string">
              <text:p text:style-name="P114"><text:bookmark-ref text:reference-format="page" text:ref-name="r195">85</text:bookmark-ref></text:p>
            </table:table-cell>
          </table:table-row>
        </table:table>
        <text:p text:style-name="P88"/>
        <table:table table:name="Table47" table:style-name="Table47">
          <table:table-column table:style-name="Table47.A"/>
          <table:table-row table:style-name="Table47.1">
            <table:table-cell table:style-name="Table47.A1" office:value-type="string">
              <text:p text:style-name="P95"><text:span text:style-name="T6">Methods inherited from class org.osgi.dto.DTO</text:span></text:p>
            </table:table-cell>
          </table:table-row>
          <table:table-row table:style-name="Table47.2">
            <table:table-cell table:style-name="Table47.A2" office:value-type="string">
              <text:p text:style-name="P95"><text:span text:style-name="Code2">toString</text:span></text:p>
            </table:table-cell>
          </table:table-row>
        </table:table>
        <text:p text:style-name="P208"><text:span text:style-name="T26">Field Detail</text:span></text:p>
        <text:p text:style-name="P210"><text:bookmark text:name="r179"/><text:span text:style-name="T26">name</text:span></text:p>
        <text:p text:style-name="P92"><text:span text:style-name="Code2">public String </text:span><text:span text:style-name="Code2"><text:span text:style-name="T69">name</text:span></text:span></text:p>
        <text:p text:style-name="P106"><text:span text:style-name="T5">The name of the component.</text:span></text:p>
        <text:p text:style-name="P105"><text:span text:style-name="T5">This is declared in the </text:span><text:span text:style-name="Code2">name</text:span><text:span text:style-name="T5"> attribute of the </text:span><text:span text:style-name="Code2">component</text:span><text:span text:style-name="T5"> element. This must be the default name if the component description does not declare a name.</text:span></text:p>
        <text:p text:style-name="P121"/>
        <text:p text:style-name="P211"><text:bookmark text:name="r180"/><text:span text:style-name="T26">bundle</text:span></text:p>
        <text:p text:style-name="P92"><text:span text:style-name="Code2">public org.osgi.framework.dto.BundleDTO </text:span><text:span text:style-name="Code2"><text:span text:style-name="T69">bundle</text:span></text:span></text:p>
        <text:p text:style-name="P105"><text:span text:style-name="T5">The bundle declaring the component description.</text:span></text:p>
        <text:p text:style-name="P121"/>
        <text:p text:style-name="P211"><text:bookmark text:name="r181"/><text:span text:style-name="T26">factory</text:span></text:p>
        <text:p text:style-name="P92"><text:span text:style-name="Code2">public String </text:span><text:span text:style-name="Code2"><text:span text:style-name="T69">factory</text:span></text:span></text:p>
        <text:p text:style-name="P106"><text:span text:style-name="T5">The component factory name.</text:span></text:p>
        <text:p text:style-name="P105"><text:span text:style-name="T5">This is declared in the </text:span><text:span text:style-name="Code2">factory</text:span><text:span text:style-name="T5"> attribute of the </text:span><text:span text:style-name="Code2">component</text:span><text:span text:style-name="T5"> element. This must be </text:span><text:span text:style-name="Code2">null</text:span><text:span text:style-name="T5"> if the component description is not declared as a factory component.</text:span></text:p>
        <text:p text:style-name="P121"/>
        <text:p text:style-name="P211"><text:bookmark text:name="r182"/><text:span text:style-name="T26">scope</text:span></text:p>
        <text:p text:style-name="P92"><text:span text:style-name="Code2">public String </text:span><text:span text:style-name="Code2"><text:span text:style-name="T69">scope</text:span></text:span></text:p>
        <text:p text:style-name="P106"><text:span text:style-name="T5">The service scope.</text:span></text:p>
        <text:p text:style-name="P105"><text:span text:style-name="T5">This is declared in the </text:span><text:span text:style-name="Code2">scope</text:span><text:span text:style-name="T5"> attribute of the </text:span><text:span text:style-name="Code2">service</text:span><text:span text:style-name="T5"> element. This must be </text:span><text:span text:style-name="Code2">null</text:span><text:span text:style-name="T5"> if the component description does not declare any service interfaces.</text:span></text:p>
        <text:p text:style-name="P121"/>
        <text:p text:style-name="P211"><text:bookmark text:name="r183"/><text:span text:style-name="T26">implementationClass</text:span></text:p>
        <text:p text:style-name="P92"><text:span text:style-name="Code2">public String </text:span><text:span text:style-name="Code2"><text:span text:style-name="T69">implementationClass</text:span></text:span></text:p>
        <text:p text:style-name="P106"><text:span text:style-name="T5">The fully qualified name of the implementation class.</text:span></text:p>
        <text:p text:style-name="P105"><text:span text:style-name="T5">This is declared in the </text:span><text:span text:style-name="Code2">class</text:span><text:span text:style-name="T5"> attribute of the </text:span><text:span text:style-name="Code2">implementation</text:span><text:span text:style-name="T5"> element.</text:span></text:p>
        <text:p text:style-name="P121"/>
        <text:p text:style-name="P211"><text:bookmark text:name="r184"/><text:span text:style-name="T26">defaultEnabled</text:span></text:p>
        <text:p text:style-name="P92"><text:span text:style-name="Code2">public boolean </text:span><text:span text:style-name="Code2"><text:span text:style-name="T69">defaultEnabled</text:span></text:span></text:p>
        <text:p text:style-name="P106"><text:soft-page-break/><text:span text:style-name="T5">The initial enabled state.</text:span></text:p>
        <text:p text:style-name="P105"><text:span text:style-name="T5">This is declared in the </text:span><text:span text:style-name="Code2">enabled</text:span><text:span text:style-name="T5"> attribute of the </text:span><text:span text:style-name="Code2">component</text:span><text:span text:style-name="T5"> element.</text:span></text:p>
        <text:p text:style-name="P121"/>
        <text:p text:style-name="P211"><text:bookmark text:name="r185"/><text:span text:style-name="T26">immediate</text:span></text:p>
        <text:p text:style-name="P92"><text:span text:style-name="Code2">public boolean </text:span><text:span text:style-name="Code2"><text:span text:style-name="T69">immediate</text:span></text:span></text:p>
        <text:p text:style-name="P106"><text:span text:style-name="T5">The immediate state.</text:span></text:p>
        <text:p text:style-name="P105"><text:span text:style-name="T5">This is declared in the </text:span><text:span text:style-name="Code2">immediate</text:span><text:span text:style-name="T5"> attribute of the </text:span><text:span text:style-name="Code2">component</text:span><text:span text:style-name="T5"> element.</text:span></text:p>
        <text:p text:style-name="P121"/>
        <text:p text:style-name="P211"><text:bookmark text:name="r186"/><text:span text:style-name="T26">serviceInterfaces</text:span></text:p>
        <text:p text:style-name="P92"><text:span text:style-name="Code2">public String[] </text:span><text:span text:style-name="Code2"><text:span text:style-name="T69">serviceInterfaces</text:span></text:span></text:p>
        <text:p text:style-name="P106"><text:span text:style-name="T5">The fully qualified names of the service interfaces.</text:span></text:p>
        <text:p text:style-name="P105"><text:span text:style-name="T5">These are declared in the </text:span><text:span text:style-name="Code2">interface</text:span><text:span text:style-name="T5"> attribute of the </text:span><text:span text:style-name="Code2">provide</text:span><text:span text:style-name="T5"> elements. The array must be empty if the component description does not declare any service interfaces.</text:span></text:p>
        <text:p text:style-name="P121"/>
        <text:p text:style-name="P211"><text:bookmark text:name="r187"/><text:span text:style-name="T26">properties</text:span></text:p>
        <text:p text:style-name="P92"><text:span text:style-name="Code2">public Map&lt;String,Object&gt; </text:span><text:span text:style-name="Code2"><text:span text:style-name="T69">properties</text:span></text:span></text:p>
        <text:p text:style-name="P106"><text:span text:style-name="T5">The component properties.</text:span></text:p>
        <text:p text:style-name="P105"><text:span text:style-name="T5">These are declared in the component description by the </text:span><text:span text:style-name="Code2">property</text:span><text:span text:style-name="T5"> and </text:span><text:span text:style-name="Code2">properties</text:span><text:span text:style-name="T5"> elements as well as the </text:span><text:span text:style-name="Code2">target</text:span><text:span text:style-name="T5"> attribute of the </text:span><text:span text:style-name="Code2">reference</text:span><text:span text:style-name="T5"> elements.</text:span></text:p>
        <text:p text:style-name="P121"/>
        <text:p text:style-name="P211"><text:bookmark text:name="r188"/><text:span text:style-name="T26">references</text:span></text:p>
        <text:p text:style-name="P92"><text:span text:style-name="Code2">public </text:span><text:a xlink:type="simple" xlink:href="file:///l%22r212" text:style-name="Internet_20_link" text:visited-style-name="Visited_20_Internet_20_Link"><text:span text:style-name="T65">ReferenceDTO</text:span></text:a><text:span text:style-name="Code2"><text:span text:style-name="T71">[] </text:span></text:span><text:span text:style-name="Code2"><text:span text:style-name="T72">references</text:span></text:span></text:p>
        <text:p text:style-name="P106"><text:span text:style-name="T5">The referenced services.</text:span></text:p>
        <text:p text:style-name="P105"><text:span text:style-name="T5">These are declared in the </text:span><text:span text:style-name="Code2">reference</text:span><text:span text:style-name="T5"> elements. The array must be empty if the component description does not declare references to any services.</text:span></text:p>
        <text:p text:style-name="P121"/>
        <text:p text:style-name="P211"><text:bookmark text:name="r189"/><text:span text:style-name="T26">activate</text:span></text:p>
        <text:p text:style-name="P92"><text:span text:style-name="Code2">public String </text:span><text:span text:style-name="Code2"><text:span text:style-name="T69">activate</text:span></text:span></text:p>
        <text:p text:style-name="P106"><text:span text:style-name="T5">The name of the activate method.</text:span></text:p>
        <text:p text:style-name="P105"><text:span text:style-name="T5">This is declared in the </text:span><text:span text:style-name="Code2">activate</text:span><text:span text:style-name="T5"> attribute of the </text:span><text:span text:style-name="Code2">component</text:span><text:span text:style-name="T5"> element. This must be </text:span><text:span text:style-name="Code2">null</text:span><text:span text:style-name="T5"> if the component description does not declare an activate method name.</text:span></text:p>
        <text:p text:style-name="P121"/>
        <text:p text:style-name="P211"><text:bookmark text:name="r190"/><text:span text:style-name="T26">deactivate</text:span></text:p>
        <text:p text:style-name="P92"><text:span text:style-name="Code2">public String </text:span><text:span text:style-name="Code2"><text:span text:style-name="T69">deactivate</text:span></text:span></text:p>
        <text:p text:style-name="P106"><text:span text:style-name="T5">The name of the deactivate method.</text:span></text:p>
        <text:p text:style-name="P105"><text:span text:style-name="T5">This is declared in the </text:span><text:span text:style-name="Code2">deactivate</text:span><text:span text:style-name="T5"> attribute of the </text:span><text:span text:style-name="Code2">component</text:span><text:span text:style-name="T5"> element. This must be </text:span><text:span text:style-name="Code2">null</text:span><text:span text:style-name="T5"> if the component description does not declare a deactivate method name.</text:span></text:p>
        <text:p text:style-name="P121"/>
        <text:p text:style-name="P211"><text:bookmark text:name="r191"/><text:span text:style-name="T26">modified</text:span></text:p>
        <text:p text:style-name="P92"><text:span text:style-name="Code2">public String </text:span><text:span text:style-name="Code2"><text:span text:style-name="T69">modified</text:span></text:span></text:p>
        <text:p text:style-name="P106"><text:span text:style-name="T5">The name of the modified method.</text:span></text:p>
        <text:p text:style-name="P105"><text:soft-page-break/><text:span text:style-name="T5">This is declared in the </text:span><text:span text:style-name="Code2">modified</text:span><text:span text:style-name="T5"> attribute of the </text:span><text:span text:style-name="Code2">component</text:span><text:span text:style-name="T5"> element. This must be </text:span><text:span text:style-name="Code2">null</text:span><text:span text:style-name="T5"> if the component description does not declare a modified method name.</text:span></text:p>
        <text:p text:style-name="P121"/>
        <text:p text:style-name="P211"><text:bookmark text:name="r192"/><text:span text:style-name="T26">configurationPolicy</text:span></text:p>
        <text:p text:style-name="P92"><text:span text:style-name="Code2">public String </text:span><text:span text:style-name="Code2"><text:span text:style-name="T69">configurationPolicy</text:span></text:span></text:p>
        <text:p text:style-name="P106"><text:span text:style-name="T5">The configuration policy.</text:span></text:p>
        <text:p text:style-name="P105"><text:span text:style-name="T5">This is declared in the </text:span><text:span text:style-name="Code2">configuration-policy</text:span><text:span text:style-name="T5"> attribute of the </text:span><text:span text:style-name="Code2">component</text:span><text:span text:style-name="T5"> element. This must be the default configuration policy if the component description does not declare a configuration policy.</text:span></text:p>
        <text:p text:style-name="P121"/>
        <text:p text:style-name="P211"><text:bookmark text:name="r193"/><text:span text:style-name="T26">configurationPid</text:span></text:p>
        <text:p text:style-name="P92"><text:span text:style-name="Code2">public String[] </text:span><text:span text:style-name="Code2"><text:span text:style-name="T69">configurationPid</text:span></text:span></text:p>
        <text:p text:style-name="P106"><text:span text:style-name="T5">The configuration pids.</text:span></text:p>
        <text:p text:style-name="P105"><text:span text:style-name="T5">These are declared in the </text:span><text:span text:style-name="Code2">configuration-pid</text:span><text:span text:style-name="T5"> attribute of the </text:span><text:span text:style-name="Code2">component</text:span><text:span text:style-name="T5"> element. This must contain the default configuration pid if the component description does not declare a configuration pid.</text:span></text:p>
        <text:p text:style-name="P121"/>
        <text:p text:style-name="P211"><text:bookmark text:name="r194"/><text:span text:style-name="T26">factoryProperties</text:span></text:p>
        <text:p text:style-name="P92"><text:span text:style-name="Code2">public Map&lt;String,Object&gt; </text:span><text:span text:style-name="Code2"><text:span text:style-name="T69">factoryProperties</text:span></text:span></text:p>
        <text:p text:style-name="P106"><text:span text:style-name="T5">The factory properties.</text:span></text:p>
        <text:p text:style-name="P105"><text:span text:style-name="T5">These are declared in the component description by the </text:span><text:span text:style-name="Code2">factoryProperty</text:span><text:span text:style-name="T5"> and </text:span><text:span text:style-name="Code2">factoryProperties</text:span><text:span text:style-name="T5"> elements. This must be </text:span><text:span text:style-name="Code2">null</text:span><text:span text:style-name="T5"> if the component description is not declared as a </text:span><text:a xlink:type="simple" xlink:href="file:///l%22r181" text:style-name="Internet_20_link" text:visited-style-name="Visited_20_Internet_20_Link"><text:span text:style-name="T65">factory component</text:span></text:a><text:span text:style-name="T7">.</text:span></text:p>
        <text:p text:style-name="P107"><text:span text:style-name="T6">Since:</text:span></text:p>
        <text:p text:style-name="P122"><text:span text:style-name="T5">1.4</text:span></text:p>
        <text:p text:style-name="P208"><text:span text:style-name="T26">Constructor Detail</text:span></text:p>
        <text:p text:style-name="P210"><text:bookmark text:name="r195"/><text:span text:style-name="T26">ComponentDescriptionDTO</text:span></text:p>
        <text:p text:style-name="P92"><text:span text:style-name="Code2">public </text:span><text:span text:style-name="Code2"><text:span text:style-name="T69">ComponentDescriptionDTO</text:span></text:span><text:span text:style-name="Code2"><text:span text:style-name="T70">()</text:span></text:span></text:p>
        <text:p text:style-name="P184"><text:bookmark text:name="r212"/><text:span text:style-name="T26">Class ReferenceDTO</text:span></text:p>
        <text:p text:style-name="P103"><text:a xlink:type="simple" xlink:href="file:///l%22r166" text:style-name="Internet_20_link" text:visited-style-name="Visited_20_Internet_20_Link"><text:span text:style-name="T11">org.osgi.service.component.runtime.dto</text:span></text:a></text:p>
        <text:p text:style-name="P100"><text:span text:style-name="Code2">java.lang.Object</text:span></text:p>
        <text:p text:style-name="P104"><text:span text:style-name="Code2">  </text:span><text:span text:style-name="Code2"><draw:frame draw:style-name="fr3" draw:name="Image25" text:anchor-type="as-char" svg:width="0.1563in" svg:height="0.1457in" draw:z-index="40"><draw:image xlink:href="Pictures/100002000000000F0000000ED3A4069C610A9F54.png" xlink:type="simple" xlink:show="embed" xlink:actuate="onLoad"/></draw:frame></text:span><text:span text:style-name="Code2">org.osgi.dto.DTO</text:span></text:p>
        <text:p text:style-name="P90"><text:span text:style-name="Code2">      </text:span><text:span text:style-name="Code2"><draw:frame draw:style-name="fr3" draw:name="Image26" text:anchor-type="as-char" svg:width="0.1563in" svg:height="0.1457in" draw:z-index="41"><draw:image xlink:href="Pictures/100002000000000F0000000ED3A4069C610A9F54.png" xlink:type="simple" xlink:show="embed" xlink:actuate="onLoad"/></draw:frame></text:span><text:span text:style-name="Code2"><text:span text:style-name="T69">org.osgi.service.component.runtime.dto.ReferenceDTO</text:span></text:span></text:p>
        <text:p text:style-name="P99"/>
        <text:p text:style-name="P151"><text:span text:style-name="Code2">public class </text:span><text:span text:style-name="Code2"><text:span text:style-name="T69">ReferenceDTO</text:span></text:span></text:p>
        <text:p text:style-name="P92"><text:span text:style-name="Code2">extends org.osgi.dto.DTO</text:span></text:p>
        <text:p text:style-name="P91"><text:span text:style-name="T5">A representation of a declared reference to a service.</text:span></text:p>
        <text:p text:style-name="P103"><text:span text:style-name="T6">Since:</text:span></text:p>
        <text:p text:style-name="P108"><text:span text:style-name="T5">1.3</text:span></text:p>
        <text:p text:style-name="P103"><text:span text:style-name="T6">NotThreadSafe</text:span></text:p>
        <text:p text:style-name="P110"/>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12"><text:span text:style-name="Summary_20_Heading_20_Font2"><text:span text:style-name="T12">Field Summary</text:span></text:span></text:p>
            </table:table-cell>
            <table:covered-table-cell/>
            <table:table-cell table:style-name="Table48.A1" office:value-type="string">
              <text:p text:style-name="P114"><text:span text:style-name="Page_20_Reference_20_Font"><text:span text:style-name="T13">Page</text:span></text:span></text:p>
            </table:table-cell>
          </table:table-row>
          <table:table-row table:style-name="Table48.1">
            <table:table-cell table:style-name="Table48.A2" office:value-type="string">
              <text:p text:style-name="P116"><text:span text:style-name="Code_20_Small1"><text:span text:style-name="T63">String</text:span></text:span></text:p>
            </table:table-cell>
            <table:table-cell table:style-name="Table48.B2" office:value-type="string">
              <text:p text:style-name="P118"><text:a xlink:type="simple" xlink:href="file:///l%22r203" text:style-name="Internet_20_link" text:visited-style-name="Visited_20_Internet_20_Link"><text:span text:style-name="T57">bind</text:span></text:a></text:p>
              <text:p text:style-name="P120"><text:span text:style-name="T5">The name of the bind method of the reference.</text:span></text:p>
            </table:table-cell>
            <table:table-cell table:style-name="Table48.C2" office:value-type="string">
              <text:p text:style-name="P114"><text:bookmark-ref text:reference-format="page" text:ref-name="r203">88</text:bookmark-ref></text:p>
            </table:table-cell>
          </table:table-row>
          <table:table-row table:style-name="Table48.1">
            <table:table-cell table:style-name="Table48.A3" office:value-type="string">
              <text:p text:style-name="P115"><text:span text:style-name="Code_20_Small1"><text:span text:style-name="T63">String</text:span></text:span></text:p>
            </table:table-cell>
            <table:table-cell table:style-name="Table48.B3" office:value-type="string">
              <text:p text:style-name="P117"><text:a xlink:type="simple" xlink:href="file:///l%22r199" text:style-name="Internet_20_link" text:visited-style-name="Visited_20_Internet_20_Link"><text:span text:style-name="T57">cardinality</text:span></text:a></text:p>
              <text:p text:style-name="P119"><text:span text:style-name="T5">The cardinality of the reference.</text:span></text:p>
            </table:table-cell>
            <table:table-cell table:style-name="Table48.C3" office:value-type="string">
              <text:p text:style-name="P113"><text:bookmark-ref text:reference-format="page" text:ref-name="r199">87</text:bookmark-ref></text:p>
            </table:table-cell>
          </table:table-row>
          <table:table-row table:style-name="Table48.1">
            <table:table-cell table:style-name="Table48.A4" office:value-type="string">
              <text:p text:style-name="P115"><text:span text:style-name="Code_20_Small1"><text:span text:style-name="T63">String</text:span></text:span></text:p>
            </table:table-cell>
            <table:table-cell table:style-name="Table48.B4" office:value-type="string">
              <text:p text:style-name="P117"><text:a xlink:type="simple" xlink:href="file:///l%22r210" text:style-name="Internet_20_link" text:visited-style-name="Visited_20_Internet_20_Link"><text:span text:style-name="T57">collectionType</text:span></text:a></text:p>
              <text:p text:style-name="P119"><text:span text:style-name="T5">The collection type for the reference.</text:span></text:p>
            </table:table-cell>
            <table:table-cell table:style-name="Table48.C4" office:value-type="string">
              <text:p text:style-name="P113"><text:bookmark-ref text:reference-format="page" text:ref-name="r210">89</text:bookmark-ref></text:p>
            </table:table-cell>
          </table:table-row>
          <table:table-row table:style-name="Table48.1">
            <table:table-cell table:style-name="Table48.A5" office:value-type="string">
              <text:p text:style-name="P115"><text:span text:style-name="Code_20_Small1"><text:span text:style-name="T63">String</text:span></text:span></text:p>
            </table:table-cell>
            <table:table-cell table:style-name="Table48.B5" office:value-type="string">
              <text:p text:style-name="P117"><text:a xlink:type="simple" xlink:href="file:///l%22r206" text:style-name="Internet_20_link" text:visited-style-name="Visited_20_Internet_20_Link"><text:span text:style-name="T57">field</text:span></text:a></text:p>
              <text:p text:style-name="P119"><text:span text:style-name="T5">The name of the field of the reference.</text:span></text:p>
            </table:table-cell>
            <table:table-cell table:style-name="Table48.C5" office:value-type="string">
              <text:p text:style-name="P113"><text:bookmark-ref text:reference-format="page" text:ref-name="r206">88</text:bookmark-ref></text:p>
            </table:table-cell>
          </table:table-row>
          <table:table-row table:style-name="Table48.1">
            <table:table-cell table:style-name="Table48.A6" office:value-type="string">
              <text:p text:style-name="P115"><text:span text:style-name="Code_20_Small1"><text:span text:style-name="T63">String</text:span></text:span></text:p>
            </table:table-cell>
            <table:table-cell table:style-name="Table48.B6" office:value-type="string">
              <text:p text:style-name="P117"><text:a xlink:type="simple" xlink:href="file:///l%22r207" text:style-name="Internet_20_link" text:visited-style-name="Visited_20_Internet_20_Link"><text:span text:style-name="T57">fieldOption</text:span></text:a></text:p>
              <text:p text:style-name="P119"><text:span text:style-name="T5">The field option of the reference.</text:span></text:p>
            </table:table-cell>
            <table:table-cell table:style-name="Table48.C6" office:value-type="string">
              <text:p text:style-name="P113"><text:bookmark-ref text:reference-format="page" text:ref-name="r207">88</text:bookmark-ref></text:p>
            </table:table-cell>
          </table:table-row>
          <table:table-row table:style-name="Table48.1">
            <table:table-cell table:style-name="Table48.A7" office:value-type="string">
              <text:p text:style-name="P115"><text:span text:style-name="Code_20_Small1"><text:span text:style-name="T63">String</text:span></text:span></text:p>
            </table:table-cell>
            <table:table-cell table:style-name="Table48.B7" office:value-type="string">
              <text:p text:style-name="P117"><text:a xlink:type="simple" xlink:href="file:///l%22r198" text:style-name="Internet_20_link" text:visited-style-name="Visited_20_Internet_20_Link"><text:span text:style-name="T57">interfaceName</text:span></text:a></text:p>
              <text:p text:style-name="P119"><text:span text:style-name="T5">The service interface of the reference.</text:span></text:p>
            </table:table-cell>
            <table:table-cell table:style-name="Table48.C7" office:value-type="string">
              <text:p text:style-name="P113"><text:bookmark-ref text:reference-format="page" text:ref-name="r198">87</text:bookmark-ref></text:p>
            </table:table-cell>
          </table:table-row>
          <table:table-row table:style-name="Table48.1">
            <table:table-cell table:style-name="Table48.A8" office:value-type="string">
              <text:p text:style-name="P115"><text:span text:style-name="Code_20_Small1"><text:span text:style-name="T63">String</text:span></text:span></text:p>
            </table:table-cell>
            <table:table-cell table:style-name="Table48.B8" office:value-type="string">
              <text:p text:style-name="P117"><text:a xlink:type="simple" xlink:href="file:///l%22r197" text:style-name="Internet_20_link" text:visited-style-name="Visited_20_Internet_20_Link"><text:span text:style-name="T57">name</text:span></text:a></text:p>
              <text:p text:style-name="P119"><text:span text:style-name="T5">The name of the reference.</text:span></text:p>
            </table:table-cell>
            <table:table-cell table:style-name="Table48.C8" office:value-type="string">
              <text:p text:style-name="P113"><text:bookmark-ref text:reference-format="page" text:ref-name="r197">87</text:bookmark-ref></text:p>
            </table:table-cell>
          </table:table-row>
          <table:table-row table:style-name="Table48.1">
            <table:table-cell table:style-name="Table48.A9" office:value-type="string">
              <text:p text:style-name="P115"><text:span text:style-name="Code_20_Small1"><text:span text:style-name="T63">int</text:span></text:span></text:p>
            </table:table-cell>
            <table:table-cell table:style-name="Table48.B9" office:value-type="string">
              <text:p text:style-name="P117"><text:a xlink:type="simple" xlink:href="file:///l%22r209" text:style-name="Internet_20_link" text:visited-style-name="Visited_20_Internet_20_Link"><text:span text:style-name="T57">parameter</text:span></text:a></text:p>
              <text:p text:style-name="P119"><text:span text:style-name="T5">The zero-based parameter number of the constructor parameter for the reference.</text:span></text:p>
            </table:table-cell>
            <table:table-cell table:style-name="Table48.C9" office:value-type="string">
              <text:p text:style-name="P113"><text:bookmark-ref text:reference-format="page" text:ref-name="r209">88</text:bookmark-ref></text:p>
            </table:table-cell>
          </table:table-row>
          <table:table-row table:style-name="Table48.1">
            <table:table-cell table:style-name="Table48.A10" office:value-type="string">
              <text:p text:style-name="P115"><text:span text:style-name="Code_20_Small1"><text:span text:style-name="T63">String</text:span></text:span></text:p>
            </table:table-cell>
            <table:table-cell table:style-name="Table48.B10" office:value-type="string">
              <text:p text:style-name="P117"><text:a xlink:type="simple" xlink:href="file:///l%22r200" text:style-name="Internet_20_link" text:visited-style-name="Visited_20_Internet_20_Link"><text:span text:style-name="T57">policy</text:span></text:a></text:p>
              <text:p text:style-name="P119"><text:span text:style-name="T5">The policy of the reference.</text:span></text:p>
            </table:table-cell>
            <table:table-cell table:style-name="Table48.C10" office:value-type="string">
              <text:p text:style-name="P113"><text:bookmark-ref text:reference-format="page" text:ref-name="r200">87</text:bookmark-ref></text:p>
            </table:table-cell>
          </table:table-row>
          <table:table-row table:style-name="Table48.1">
            <table:table-cell table:style-name="Table48.A11" office:value-type="string">
              <text:p text:style-name="P115"><text:span text:style-name="Code_20_Small1"><text:span text:style-name="T63">String</text:span></text:span></text:p>
            </table:table-cell>
            <table:table-cell table:style-name="Table48.B11" office:value-type="string">
              <text:p text:style-name="P117"><text:a xlink:type="simple" xlink:href="file:///l%22r201" text:style-name="Internet_20_link" text:visited-style-name="Visited_20_Internet_20_Link"><text:span text:style-name="T57">policyOption</text:span></text:a></text:p>
              <text:p text:style-name="P119"><text:span text:style-name="T5">The policy option of the reference.</text:span></text:p>
            </table:table-cell>
            <table:table-cell table:style-name="Table48.C11" office:value-type="string">
              <text:p text:style-name="P113"><text:bookmark-ref text:reference-format="page" text:ref-name="r201">87</text:bookmark-ref></text:p>
            </table:table-cell>
          </table:table-row>
          <table:table-row table:style-name="Table48.1">
            <table:table-cell table:style-name="Table48.A12" office:value-type="string">
              <text:p text:style-name="P115"><text:span text:style-name="Code_20_Small1"><text:span text:style-name="T63">String</text:span></text:span></text:p>
            </table:table-cell>
            <table:table-cell table:style-name="Table48.B12" office:value-type="string">
              <text:p text:style-name="P117"><text:a xlink:type="simple" xlink:href="file:///l%22r208" text:style-name="Internet_20_link" text:visited-style-name="Visited_20_Internet_20_Link"><text:span text:style-name="T57">scope</text:span></text:a></text:p>
              <text:p text:style-name="P119"><text:span text:style-name="T5">The scope of the reference.</text:span></text:p>
            </table:table-cell>
            <table:table-cell table:style-name="Table48.C12" office:value-type="string">
              <text:p text:style-name="P113"><text:bookmark-ref text:reference-format="page" text:ref-name="r208">88</text:bookmark-ref></text:p>
            </table:table-cell>
          </table:table-row>
          <table:table-row table:style-name="Table48.1">
            <table:table-cell table:style-name="Table48.A13" office:value-type="string">
              <text:p text:style-name="P115"><text:span text:style-name="Code_20_Small1"><text:span text:style-name="T63">String</text:span></text:span></text:p>
            </table:table-cell>
            <table:table-cell table:style-name="Table48.B13" office:value-type="string">
              <text:p text:style-name="P117"><text:a xlink:type="simple" xlink:href="file:///l%22r202" text:style-name="Internet_20_link" text:visited-style-name="Visited_20_Internet_20_Link"><text:span text:style-name="T57">target</text:span></text:a></text:p>
              <text:p text:style-name="P119"><text:span text:style-name="T5">The target of the reference.</text:span></text:p>
            </table:table-cell>
            <table:table-cell table:style-name="Table48.C13" office:value-type="string">
              <text:p text:style-name="P113"><text:bookmark-ref text:reference-format="page" text:ref-name="r202">87</text:bookmark-ref></text:p>
            </table:table-cell>
          </table:table-row>
          <table:table-row table:style-name="Table48.1">
            <table:table-cell table:style-name="Table48.A14" office:value-type="string">
              <text:p text:style-name="P115"><text:span text:style-name="Code_20_Small1"><text:span text:style-name="T63">String</text:span></text:span></text:p>
            </table:table-cell>
            <table:table-cell table:style-name="Table48.B14" office:value-type="string">
              <text:p text:style-name="P117"><text:a xlink:type="simple" xlink:href="file:///l%22r204" text:style-name="Internet_20_link" text:visited-style-name="Visited_20_Internet_20_Link"><text:span text:style-name="T57">unbind</text:span></text:a></text:p>
              <text:p text:style-name="P119"><text:span text:style-name="T5">The name of the unbind method of the reference.</text:span></text:p>
            </table:table-cell>
            <table:table-cell table:style-name="Table48.C14" office:value-type="string">
              <text:p text:style-name="P113"><text:bookmark-ref text:reference-format="page" text:ref-name="r204">88</text:bookmark-ref></text:p>
            </table:table-cell>
          </table:table-row>
          <table:table-row table:style-name="Table48.1">
            <table:table-cell table:style-name="Table48.A15" office:value-type="string">
              <text:p text:style-name="P115"><text:span text:style-name="Code_20_Small1"><text:span text:style-name="T63">String</text:span></text:span></text:p>
            </table:table-cell>
            <table:table-cell table:style-name="Table48.B15" office:value-type="string">
              <text:p text:style-name="P117"><text:a xlink:type="simple" xlink:href="file:///l%22r205" text:style-name="Internet_20_link" text:visited-style-name="Visited_20_Internet_20_Link"><text:span text:style-name="T57">updated</text:span></text:a></text:p>
              <text:p text:style-name="P119"><text:span text:style-name="T5">The name of the updated method of the reference.</text:span></text:p>
            </table:table-cell>
            <table:table-cell table:style-name="Table48.C15" office:value-type="string">
              <text:p text:style-name="P113"><text:bookmark-ref text:reference-format="page" text:ref-name="r205">88</text:bookmark-ref></text:p>
            </table:table-cell>
          </table:table-row>
        </table:table>
        <text:p text:style-name="P88"/>
        <table:table table:name="Table49" table:style-name="Table49">
          <table:table-column table:style-name="Table49.A"/>
          <table:table-column table:style-name="Table49.B"/>
          <text:soft-page-break/>
          <table:table-row table:style-name="Table49.1">
            <table:table-cell table:style-name="Table49.A1" office:value-type="string">
              <text:p text:style-name="P112"><text:span text:style-name="Summary_20_Heading_20_Font2"><text:span text:style-name="T12">Constructor Summary</text:span></text:span></text:p>
            </table:table-cell>
            <table:table-cell table:style-name="Table49.A1" office:value-type="string">
              <text:p text:style-name="P114"><text:span text:style-name="Page_20_Reference_20_Font"><text:span text:style-name="T13">Page</text:span></text:span></text:p>
            </table:table-cell>
          </table:table-row>
          <table:table-row table:style-name="Table49.1">
            <table:table-cell table:style-name="Table49.A2" office:value-type="string">
              <text:p text:style-name="P112"><text:a xlink:type="simple" xlink:href="file:///l%22r211" text:style-name="Internet_20_link" text:visited-style-name="Visited_20_Internet_20_Link"><text:span text:style-name="T57">ReferenceDTO</text:span></text:a><text:span text:style-name="Code2"><text:span text:style-name="T68">()</text:span></text:span></text:p>
            </table:table-cell>
            <table:table-cell table:style-name="Table49.B2" office:value-type="string">
              <text:p text:style-name="P114"><text:bookmark-ref text:reference-format="page" text:ref-name="r211">89</text:bookmark-ref></text:p>
            </table:table-cell>
          </table:table-row>
        </table:table>
        <text:p text:style-name="P88"/>
        <table:table table:name="Table50" table:style-name="Table50">
          <table:table-column table:style-name="Table50.A"/>
          <table:table-row table:style-name="Table50.1">
            <table:table-cell table:style-name="Table50.A1" office:value-type="string">
              <text:p text:style-name="P95"><text:span text:style-name="T6">Methods inherited from class org.osgi.dto.DTO</text:span></text:p>
            </table:table-cell>
          </table:table-row>
          <table:table-row table:style-name="Table50.2">
            <table:table-cell table:style-name="Table50.A2" office:value-type="string">
              <text:p text:style-name="P95"><text:span text:style-name="Code2">toString</text:span></text:p>
            </table:table-cell>
          </table:table-row>
        </table:table>
        <text:p text:style-name="P208"><text:span text:style-name="T26">Field Detail</text:span></text:p>
        <text:p text:style-name="P210"><text:bookmark text:name="r197"/><text:span text:style-name="T26">name</text:span></text:p>
        <text:p text:style-name="P92"><text:span text:style-name="Code2">public String </text:span><text:span text:style-name="Code2"><text:span text:style-name="T69">name</text:span></text:span></text:p>
        <text:p text:style-name="P106"><text:span text:style-name="T5">The name of the reference.</text:span></text:p>
        <text:p text:style-name="P105"><text:span text:style-name="T5">This is declared in the </text:span><text:span text:style-name="Code2">name</text:span><text:span text:style-name="T5"> attribute of the </text:span><text:span text:style-name="Code2">reference</text:span><text:span text:style-name="T5"> element. This must be the default name if the component description does not declare a name for the reference.</text:span></text:p>
        <text:p text:style-name="P121"/>
        <text:p text:style-name="P211"><text:bookmark text:name="r198"/><text:span text:style-name="T26">interfaceName</text:span></text:p>
        <text:p text:style-name="P92"><text:span text:style-name="Code2">public String </text:span><text:span text:style-name="Code2"><text:span text:style-name="T69">interfaceName</text:span></text:span></text:p>
        <text:p text:style-name="P106"><text:span text:style-name="T5">The service interface of the reference.</text:span></text:p>
        <text:p text:style-name="P105"><text:span text:style-name="T5">This is declared in the </text:span><text:span text:style-name="Code2">interface</text:span><text:span text:style-name="T5"> attribute of the </text:span><text:span text:style-name="Code2">reference</text:span><text:span text:style-name="T5"> element.</text:span></text:p>
        <text:p text:style-name="P121"/>
        <text:p text:style-name="P211"><text:bookmark text:name="r199"/><text:span text:style-name="T26">cardinality</text:span></text:p>
        <text:p text:style-name="P92"><text:span text:style-name="Code2">public String </text:span><text:span text:style-name="Code2"><text:span text:style-name="T69">cardinality</text:span></text:span></text:p>
        <text:p text:style-name="P106"><text:span text:style-name="T5">The cardinality of the reference.</text:span></text:p>
        <text:p text:style-name="P105"><text:span text:style-name="T5">This is declared in the </text:span><text:span text:style-name="Code2">cardinality</text:span><text:span text:style-name="T5"> attribute of the </text:span><text:span text:style-name="Code2">reference</text:span><text:span text:style-name="T5"> element. This must be the default cardinality if the component description does not declare a cardinality for the reference.</text:span></text:p>
        <text:p text:style-name="P121"/>
        <text:p text:style-name="P211"><text:bookmark text:name="r200"/><text:span text:style-name="T26">policy</text:span></text:p>
        <text:p text:style-name="P92"><text:span text:style-name="Code2">public String </text:span><text:span text:style-name="Code2"><text:span text:style-name="T69">policy</text:span></text:span></text:p>
        <text:p text:style-name="P106"><text:span text:style-name="T5">The policy of the reference.</text:span></text:p>
        <text:p text:style-name="P105"><text:span text:style-name="T5">This is declared in the </text:span><text:span text:style-name="Code2">policy</text:span><text:span text:style-name="T5"> attribute of the </text:span><text:span text:style-name="Code2">reference</text:span><text:span text:style-name="T5"> element. This must be the default policy if the component description does not declare a policy for the reference.</text:span></text:p>
        <text:p text:style-name="P121"/>
        <text:p text:style-name="P211"><text:bookmark text:name="r201"/><text:span text:style-name="T26">policyOption</text:span></text:p>
        <text:p text:style-name="P92"><text:span text:style-name="Code2">public String </text:span><text:span text:style-name="Code2"><text:span text:style-name="T69">policyOption</text:span></text:span></text:p>
        <text:p text:style-name="P106"><text:span text:style-name="T5">The policy option of the reference.</text:span></text:p>
        <text:p text:style-name="P105"><text:span text:style-name="T5">This is declared in the </text:span><text:span text:style-name="Code2">policy-option</text:span><text:span text:style-name="T5"> attribute of the </text:span><text:span text:style-name="Code2">reference</text:span><text:span text:style-name="T5"> element. This must be the default policy option if the component description does not declare a policy option for the reference.</text:span></text:p>
        <text:p text:style-name="P121"/>
        <text:p text:style-name="P211"><text:bookmark text:name="r202"/><text:span text:style-name="T26">target</text:span></text:p>
        <text:p text:style-name="P92"><text:span text:style-name="Code2">public String </text:span><text:span text:style-name="Code2"><text:span text:style-name="T69">target</text:span></text:span></text:p>
        <text:p text:style-name="P106"><text:span text:style-name="T5">The target of the reference.</text:span></text:p>
        <text:p text:style-name="P105"><text:soft-page-break/><text:span text:style-name="T5">This is declared in the </text:span><text:span text:style-name="Code2">target</text:span><text:span text:style-name="T5"> attribute of the </text:span><text:span text:style-name="Code2">reference</text:span><text:span text:style-name="T5"> element. This must be </text:span><text:span text:style-name="Code2">null</text:span><text:span text:style-name="T5"> if the component description does not declare a target for the reference.</text:span></text:p>
        <text:p text:style-name="P121"/>
        <text:p text:style-name="P211"><text:bookmark text:name="r203"/><text:span text:style-name="T26">bind</text:span></text:p>
        <text:p text:style-name="P92"><text:span text:style-name="Code2">public String </text:span><text:span text:style-name="Code2"><text:span text:style-name="T69">bind</text:span></text:span></text:p>
        <text:p text:style-name="P106"><text:span text:style-name="T5">The name of the bind method of the reference.</text:span></text:p>
        <text:p text:style-name="P105"><text:span text:style-name="T5">This is declared in the </text:span><text:span text:style-name="Code2">bind</text:span><text:span text:style-name="T5"> attribute of the </text:span><text:span text:style-name="Code2">reference</text:span><text:span text:style-name="T5"> element. This must be </text:span><text:span text:style-name="Code2">null</text:span><text:span text:style-name="T5"> if the component description does not declare a bind method for the reference.</text:span></text:p>
        <text:p text:style-name="P121"/>
        <text:p text:style-name="P211"><text:bookmark text:name="r204"/><text:span text:style-name="T26">unbind</text:span></text:p>
        <text:p text:style-name="P92"><text:span text:style-name="Code2">public String </text:span><text:span text:style-name="Code2"><text:span text:style-name="T69">unbind</text:span></text:span></text:p>
        <text:p text:style-name="P106"><text:span text:style-name="T5">The name of the unbind method of the reference.</text:span></text:p>
        <text:p text:style-name="P105"><text:span text:style-name="T5">This is declared in the </text:span><text:span text:style-name="Code2">unbind</text:span><text:span text:style-name="T5"> attribute of the </text:span><text:span text:style-name="Code2">reference</text:span><text:span text:style-name="T5"> element. This must be </text:span><text:span text:style-name="Code2">null</text:span><text:span text:style-name="T5"> if the component description does not declare an unbind method for the reference.</text:span></text:p>
        <text:p text:style-name="P121"/>
        <text:p text:style-name="P211"><text:bookmark text:name="r205"/><text:span text:style-name="T26">updated</text:span></text:p>
        <text:p text:style-name="P92"><text:span text:style-name="Code2">public String </text:span><text:span text:style-name="Code2"><text:span text:style-name="T69">updated</text:span></text:span></text:p>
        <text:p text:style-name="P106"><text:span text:style-name="T5">The name of the updated method of the reference.</text:span></text:p>
        <text:p text:style-name="P105"><text:span text:style-name="T5">This is declared in the </text:span><text:span text:style-name="Code2">updated</text:span><text:span text:style-name="T5"> attribute of the </text:span><text:span text:style-name="Code2">reference</text:span><text:span text:style-name="T5"> element. This must be </text:span><text:span text:style-name="Code2">null</text:span><text:span text:style-name="T5"> if the component description does not declare an updated method for the reference.</text:span></text:p>
        <text:p text:style-name="P121"/>
        <text:p text:style-name="P211"><text:bookmark text:name="r206"/><text:span text:style-name="T26">field</text:span></text:p>
        <text:p text:style-name="P92"><text:span text:style-name="Code2">public String </text:span><text:span text:style-name="Code2"><text:span text:style-name="T69">field</text:span></text:span></text:p>
        <text:p text:style-name="P106"><text:span text:style-name="T5">The name of the field of the reference.</text:span></text:p>
        <text:p text:style-name="P105"><text:span text:style-name="T5">This is declared in the </text:span><text:span text:style-name="Code2">field</text:span><text:span text:style-name="T5"> attribute of the </text:span><text:span text:style-name="Code2">reference</text:span><text:span text:style-name="T5"> element. This must be </text:span><text:span text:style-name="Code2">null</text:span><text:span text:style-name="T5"> if the component description does not declare a field for the reference.</text:span></text:p>
        <text:p text:style-name="P121"/>
        <text:p text:style-name="P211"><text:bookmark text:name="r207"/><text:span text:style-name="T26">fieldOption</text:span></text:p>
        <text:p text:style-name="P92"><text:span text:style-name="Code2">public String </text:span><text:span text:style-name="Code2"><text:span text:style-name="T69">fieldOption</text:span></text:span></text:p>
        <text:p text:style-name="P106"><text:span text:style-name="T5">The field option of the reference.</text:span></text:p>
        <text:p text:style-name="P105"><text:span text:style-name="T5">This is declared in the </text:span><text:span text:style-name="Code2">field-option</text:span><text:span text:style-name="T5"> attribute of the </text:span><text:span text:style-name="Code2">reference</text:span><text:span text:style-name="T5"> element. This must be </text:span><text:span text:style-name="Code2">null</text:span><text:span text:style-name="T5"> if the component description does not declare a field for the reference.</text:span></text:p>
        <text:p text:style-name="P121"/>
        <text:p text:style-name="P211"><text:bookmark text:name="r208"/><text:span text:style-name="T26">scope</text:span></text:p>
        <text:p text:style-name="P92"><text:span text:style-name="Code2">public String </text:span><text:span text:style-name="Code2"><text:span text:style-name="T69">scope</text:span></text:span></text:p>
        <text:p text:style-name="P106"><text:span text:style-name="T5">The scope of the reference.</text:span></text:p>
        <text:p text:style-name="P105"><text:span text:style-name="T5">This is declared in the </text:span><text:span text:style-name="Code2">scope</text:span><text:span text:style-name="T5"> attribute of the </text:span><text:span text:style-name="Code2">reference</text:span><text:span text:style-name="T5"> element. This must be the default scope if the component description does not declare a scope for the reference.</text:span></text:p>
        <text:p text:style-name="P121"/>
        <text:p text:style-name="P211"><text:bookmark text:name="r209"/><text:span text:style-name="T26">parameter</text:span></text:p>
        <text:p text:style-name="P92"><text:span text:style-name="Code2">public int </text:span><text:span text:style-name="Code2"><text:span text:style-name="T69">parameter</text:span></text:span></text:p>
        <text:p text:style-name="P106"><text:span text:style-name="T5">The zero-based parameter number of the constructor parameter for the reference.</text:span></text:p>
        <text:p text:style-name="P105"><text:soft-page-break/><text:span text:style-name="T5">This is declared in the </text:span><text:span text:style-name="Code2">parameter</text:span><text:span text:style-name="T5"> attribute of the </text:span><text:span text:style-name="Code2">reference</text:span><text:span text:style-name="T5"> element. This must be zero if the component description does not declare a parameter number for the reference.</text:span></text:p>
        <text:p text:style-name="P107"><text:span text:style-name="T6">Since:</text:span></text:p>
        <text:p text:style-name="P122"><text:span text:style-name="T5">1.4</text:span></text:p>
        <text:p text:style-name="P150"/>
        <text:p text:style-name="P212"><text:bookmark text:name="r210"/><text:span text:style-name="T26">collectionType</text:span></text:p>
        <text:p text:style-name="P92"><text:span text:style-name="Code2">public String </text:span><text:span text:style-name="Code2"><text:span text:style-name="T69">collectionType</text:span></text:span></text:p>
        <text:p text:style-name="P106"><text:span text:style-name="T5">The collection type for the reference.</text:span></text:p>
        <text:p text:style-name="P105"><text:span text:style-name="T5">This is declared in the </text:span><text:span text:style-name="Code2">field-collection-type</text:span><text:span text:style-name="T5"> attribute of the </text:span><text:span text:style-name="Code2">reference</text:span><text:span text:style-name="T5"> element. This must be </text:span><text:span text:style-name="Code2">null</text:span><text:span text:style-name="T5"> if the component description does not declare a collection type for the reference.</text:span></text:p>
        <text:p text:style-name="P107"><text:span text:style-name="T6">Since:</text:span></text:p>
        <text:p text:style-name="P122"><text:span text:style-name="T5">1.4</text:span></text:p>
        <text:p text:style-name="P208"><text:span text:style-name="T26">Constructor Detail</text:span></text:p>
        <text:p text:style-name="P210"><text:bookmark text:name="r211"/><text:span text:style-name="T26">ReferenceDTO</text:span></text:p>
        <text:p text:style-name="P92"><text:span text:style-name="Code2">public </text:span><text:span text:style-name="Code2"><text:span text:style-name="T69">ReferenceDTO</text:span></text:span><text:span text:style-name="Code2"><text:span text:style-name="T70">()</text:span></text:span></text:p>
        <text:p text:style-name="P185"><text:bookmark text:name="r217"/><text:span text:style-name="T26">Class SatisfiedReferenceDTO</text:span></text:p>
        <text:p text:style-name="P103"><text:a xlink:type="simple" xlink:href="file:///l%22r166" text:style-name="Internet_20_link" text:visited-style-name="Visited_20_Internet_20_Link"><text:span text:style-name="T11">org.osgi.service.component.runtime.dto</text:span></text:a></text:p>
        <text:p text:style-name="P100"><text:span text:style-name="Code2">java.lang.Object</text:span></text:p>
        <text:p text:style-name="P104"><text:span text:style-name="Code2">  </text:span><text:span text:style-name="Code2"><draw:frame draw:style-name="fr3" draw:name="Image27" text:anchor-type="as-char" svg:width="0.1563in" svg:height="0.1457in" draw:z-index="42"><draw:image xlink:href="Pictures/100002000000000F0000000ED3A4069C610A9F54.png" xlink:type="simple" xlink:show="embed" xlink:actuate="onLoad"/></draw:frame></text:span><text:span text:style-name="Code2">org.osgi.dto.DTO</text:span></text:p>
        <text:p text:style-name="P90"><text:span text:style-name="Code2">      </text:span><text:span text:style-name="Code2"><draw:frame draw:style-name="fr3" draw:name="Image28" text:anchor-type="as-char" svg:width="0.1563in" svg:height="0.1457in" draw:z-index="43"><draw:image xlink:href="Pictures/100002000000000F0000000ED3A4069C610A9F54.png" xlink:type="simple" xlink:show="embed" xlink:actuate="onLoad"/></draw:frame></text:span><text:span text:style-name="Code2"><text:span text:style-name="T69">org.osgi.service.component.runtime.dto.SatisfiedReferenceDTO</text:span></text:span></text:p>
        <text:p text:style-name="P99"/>
        <text:p text:style-name="P151"><text:span text:style-name="Code2">public class </text:span><text:span text:style-name="Code2"><text:span text:style-name="T69">SatisfiedReferenceDTO</text:span></text:span></text:p>
        <text:p text:style-name="P92"><text:span text:style-name="Code2">extends org.osgi.dto.DTO</text:span></text:p>
        <text:p text:style-name="P91"><text:span text:style-name="T5">A representation of a satisfied reference.</text:span></text:p>
        <text:p text:style-name="P103"><text:span text:style-name="T6">Since:</text:span></text:p>
        <text:p text:style-name="P108"><text:span text:style-name="T5">1.3</text:span></text:p>
        <text:p text:style-name="P103"><text:span text:style-name="T6">NotThreadSafe</text:span></text:p>
        <text:p text:style-name="P110"/>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12"><text:span text:style-name="Summary_20_Heading_20_Font2"><text:span text:style-name="T12">Field Summary</text:span></text:span></text:p>
            </table:table-cell>
            <table:covered-table-cell/>
            <table:table-cell table:style-name="Table51.A1" office:value-type="string">
              <text:p text:style-name="P114"><text:span text:style-name="Page_20_Reference_20_Font"><text:span text:style-name="T13">Page</text:span></text:span></text:p>
            </table:table-cell>
          </table:table-row>
          <table:table-row table:style-name="Table51.1">
            <table:table-cell table:style-name="Table51.A2" office:value-type="string">
              <text:p text:style-name="P116"><text:span text:style-name="Code_20_Small1"><text:span text:style-name="T63">org.osgi.framework.dto.ServiceReferenceDTO[]</text:span></text:span></text:p>
            </table:table-cell>
            <table:table-cell table:style-name="Table51.B2" office:value-type="string">
              <text:p text:style-name="P118"><text:a xlink:type="simple" xlink:href="file:///l%22r215" text:style-name="Internet_20_link" text:visited-style-name="Visited_20_Internet_20_Link"><text:span text:style-name="T57">boundServices</text:span></text:a></text:p>
              <text:p text:style-name="P120"><text:span text:style-name="T5">The bound services.</text:span></text:p>
            </table:table-cell>
            <table:table-cell table:style-name="Table51.C2" office:value-type="string">
              <text:p text:style-name="P114"><text:bookmark-ref text:reference-format="page" text:ref-name="r215">91</text:bookmark-ref></text:p>
            </table:table-cell>
          </table:table-row>
          <table:table-row table:style-name="Table51.1">
            <table:table-cell table:style-name="Table51.A3" office:value-type="string">
              <text:p text:style-name="P115"><text:span text:style-name="Code_20_Small1"><text:span text:style-name="T63">String</text:span></text:span></text:p>
            </table:table-cell>
            <table:table-cell table:style-name="Table51.B3" office:value-type="string">
              <text:p text:style-name="P117"><text:a xlink:type="simple" xlink:href="file:///l%22r213" text:style-name="Internet_20_link" text:visited-style-name="Visited_20_Internet_20_Link"><text:span text:style-name="T57">name</text:span></text:a></text:p>
              <text:p text:style-name="P119"><text:span text:style-name="T5">The name of the declared reference.</text:span></text:p>
            </table:table-cell>
            <table:table-cell table:style-name="Table51.C3" office:value-type="string">
              <text:p text:style-name="P113"><text:bookmark-ref text:reference-format="page" text:ref-name="r213">90</text:bookmark-ref></text:p>
            </table:table-cell>
          </table:table-row>
          <table:table-row table:style-name="Table51.1">
            <table:table-cell table:style-name="Table51.A4" office:value-type="string">
              <text:p text:style-name="P115"><text:span text:style-name="Code_20_Small1"><text:span text:style-name="T63">String</text:span></text:span></text:p>
            </table:table-cell>
            <table:table-cell table:style-name="Table51.B4" office:value-type="string">
              <text:p text:style-name="P117"><text:a xlink:type="simple" xlink:href="file:///l%22r214" text:style-name="Internet_20_link" text:visited-style-name="Visited_20_Internet_20_Link"><text:span text:style-name="T57">target</text:span></text:a></text:p>
              <text:p text:style-name="P119"><text:span text:style-name="T5">The target property of the satisfied reference.</text:span></text:p>
            </table:table-cell>
            <table:table-cell table:style-name="Table51.C4" office:value-type="string">
              <text:p text:style-name="P113"><text:bookmark-ref text:reference-format="page" text:ref-name="r214">90</text:bookmark-ref></text:p>
            </table:table-cell>
          </table:table-row>
        </table:table>
        <text:p text:style-name="P88"/>
        <table:table table:name="Table52" table:style-name="Table52">
          <table:table-column table:style-name="Table52.A"/>
          <table:table-column table:style-name="Table52.B"/>
          <table:table-row table:style-name="Table52.1">
            <table:table-cell table:style-name="Table52.A1" office:value-type="string">
              <text:p text:style-name="P112"><text:span text:style-name="Summary_20_Heading_20_Font2"><text:span text:style-name="T12">Constructor Summary</text:span></text:span></text:p>
            </table:table-cell>
            <table:table-cell table:style-name="Table52.A1" office:value-type="string">
              <text:p text:style-name="P114"><text:span text:style-name="Page_20_Reference_20_Font"><text:span text:style-name="T13">Page</text:span></text:span></text:p>
            </table:table-cell>
          </table:table-row>
          <table:table-row table:style-name="Table52.1">
            <table:table-cell table:style-name="Table52.A2" office:value-type="string">
              <text:p text:style-name="P112"><text:a xlink:type="simple" xlink:href="file:///l%22r216" text:style-name="Internet_20_link" text:visited-style-name="Visited_20_Internet_20_Link"><text:span text:style-name="T57">SatisfiedReferenceDTO</text:span></text:a><text:span text:style-name="Code2"><text:span text:style-name="T68">()</text:span></text:span></text:p>
            </table:table-cell>
            <table:table-cell table:style-name="Table52.B2" office:value-type="string">
              <text:p text:style-name="P114"><text:bookmark-ref text:reference-format="page" text:ref-name="r216">91</text:bookmark-ref></text:p>
            </table:table-cell>
          </table:table-row>
        </table:table>
        <text:p text:style-name="P88"/>
        <table:table table:name="Table53" table:style-name="Table53">
          <table:table-column table:style-name="Table53.A"/>
          <table:table-row table:style-name="Table53.1">
            <table:table-cell table:style-name="Table53.A1" office:value-type="string">
              <text:p text:style-name="P95"><text:span text:style-name="T6">Methods inherited from class org.osgi.dto.DTO</text:span></text:p>
            </table:table-cell>
          </table:table-row>
          <table:table-row table:style-name="Table53.2">
            <table:table-cell table:style-name="Table53.A2" office:value-type="string">
              <text:p text:style-name="P95"><text:span text:style-name="Code2">toString</text:span></text:p>
            </table:table-cell>
          </table:table-row>
        </table:table>
        <text:p text:style-name="P208"><text:span text:style-name="T26">Field Detail</text:span></text:p>
        <text:p text:style-name="P210"><text:bookmark text:name="r213"/><text:span text:style-name="T26">name</text:span></text:p>
        <text:p text:style-name="P92"><text:span text:style-name="Code2">public String </text:span><text:span text:style-name="Code2"><text:span text:style-name="T69">name</text:span></text:span></text:p>
        <text:p text:style-name="P106"><text:span text:style-name="T5">The name of the declared reference.</text:span></text:p>
        <text:p text:style-name="P105"><text:span text:style-name="T5">This is declared in the </text:span><text:span text:style-name="Code2">name</text:span><text:span text:style-name="T5"> attribute of the </text:span><text:span text:style-name="Code2">reference</text:span><text:span text:style-name="T5"> element of the component description.</text:span></text:p>
        <text:p text:style-name="P107"><text:span text:style-name="T6">See Also:</text:span></text:p>
        <text:p text:style-name="P122"><text:a xlink:type="simple" xlink:href="file:///l%22r197" text:style-name="Internet_20_link" text:visited-style-name="Visited_20_Internet_20_Link"><text:span text:style-name="T65">ReferenceDTO.name</text:span></text:a></text:p>
        <text:p text:style-name="P150"/>
        <text:p text:style-name="P212"><text:bookmark text:name="r214"/><text:span text:style-name="T26">target</text:span></text:p>
        <text:p text:style-name="P92"><text:span text:style-name="Code2">public String </text:span><text:span text:style-name="Code2"><text:span text:style-name="T69">target</text:span></text:span></text:p>
        <text:p text:style-name="P106"><text:soft-page-break/><text:span text:style-name="T5">The target property of the satisfied reference.</text:span></text:p>
        <text:p text:style-name="P105"><text:span text:style-name="T5">This is the value of the </text:span><text:a xlink:type="simple" xlink:href="file:///l%22r174" text:style-name="Internet_20_link" text:visited-style-name="Visited_20_Internet_20_Link"><text:span text:style-name="T65">component property</text:span></text:a><text:span text:style-name="T7"> whose name is the concatenation of the </text:span><text:a xlink:type="simple" xlink:href="file:///l%22r197" text:style-name="Internet_20_link" text:visited-style-name="Visited_20_Internet_20_Link"><text:span text:style-name="T65">declared reference name</text:span></text:a><text:span text:style-name="T7"> and ".target". This must be </text:span><text:span text:style-name="Code2"><text:span text:style-name="T71">null</text:span></text:span><text:span text:style-name="T7"> if no target property is set for the reference.</text:span></text:p>
        <text:p text:style-name="P121"/>
        <text:p text:style-name="P211"><text:bookmark text:name="r215"/><text:span text:style-name="T26">boundServices</text:span></text:p>
        <text:p text:style-name="P92"><text:span text:style-name="Code2">public org.osgi.framework.dto.ServiceReferenceDTO[] </text:span><text:span text:style-name="Code2"><text:span text:style-name="T69">boundServices</text:span></text:span></text:p>
        <text:p text:style-name="P106"><text:span text:style-name="T5">The bound services.</text:span></text:p>
        <text:p text:style-name="P105"><text:span text:style-name="T5">Each </text:span><text:span text:style-name="Code2">org.osgi.framework.dto.ServiceReferenceDTO</text:span><text:span text:style-name="T5"> in the array represents a service bound to the satisfied reference. The array must be empty if there are no bound services.</text:span></text:p>
        <text:p text:style-name="P209"><text:span text:style-name="T26">Constructor Detail</text:span></text:p>
        <text:p text:style-name="P213"><text:bookmark text:name="r216"/><text:span text:style-name="T26">SatisfiedReferenceDTO</text:span></text:p>
        <text:p text:style-name="P92"><text:span text:style-name="Code2">public </text:span><text:span text:style-name="Code2"><text:span text:style-name="T69">SatisfiedReferenceDTO</text:span></text:span><text:span text:style-name="Code2"><text:span text:style-name="T70">()</text:span></text:span></text:p>
        <text:p text:style-name="P186"><text:bookmark text:name="r222"/><text:span text:style-name="T26">Class UnsatisfiedReferenceDTO</text:span></text:p>
        <text:p text:style-name="P103"><text:a xlink:type="simple" xlink:href="file:///l%22r166" text:style-name="Internet_20_link" text:visited-style-name="Visited_20_Internet_20_Link"><text:span text:style-name="T11">org.osgi.service.component.runtime.dto</text:span></text:a></text:p>
        <text:p text:style-name="P100"><text:span text:style-name="Code2">java.lang.Object</text:span></text:p>
        <text:p text:style-name="P104"><text:span text:style-name="Code2">  </text:span><text:span text:style-name="Code2"><draw:frame draw:style-name="fr3" draw:name="Image29" text:anchor-type="as-char" svg:width="0.1563in" svg:height="0.1457in" draw:z-index="44"><draw:image xlink:href="Pictures/100002000000000F0000000ED3A4069C610A9F54.png" xlink:type="simple" xlink:show="embed" xlink:actuate="onLoad"/></draw:frame></text:span><text:span text:style-name="Code2">org.osgi.dto.DTO</text:span></text:p>
        <text:p text:style-name="P90"><text:span text:style-name="Code2">      </text:span><text:span text:style-name="Code2"><draw:frame draw:style-name="fr3" draw:name="Image30" text:anchor-type="as-char" svg:width="0.1563in" svg:height="0.1457in" draw:z-index="45"><draw:image xlink:href="Pictures/100002000000000F0000000ED3A4069C610A9F54.png" xlink:type="simple" xlink:show="embed" xlink:actuate="onLoad"/></draw:frame></text:span><text:span text:style-name="Code2"><text:span text:style-name="T69">org.osgi.service.component.runtime.dto.UnsatisfiedReferenceDTO</text:span></text:span></text:p>
        <text:p text:style-name="P99"/>
        <text:p text:style-name="P151"><text:span text:style-name="Code2">public class </text:span><text:span text:style-name="Code2"><text:span text:style-name="T69">UnsatisfiedReferenceDTO</text:span></text:span></text:p>
        <text:p text:style-name="P92"><text:span text:style-name="Code2">extends org.osgi.dto.DTO</text:span></text:p>
        <text:p text:style-name="P91"><text:span text:style-name="T5">A representation of an unsatisfied reference.</text:span></text:p>
        <text:p text:style-name="P103"><text:span text:style-name="T6">Since:</text:span></text:p>
        <text:p text:style-name="P108"><text:span text:style-name="T5">1.3</text:span></text:p>
        <text:p text:style-name="P103"><text:span text:style-name="T6">NotThreadSafe</text:span></text:p>
        <text:p text:style-name="P110"/>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12"><text:span text:style-name="Summary_20_Heading_20_Font2"><text:span text:style-name="T12">Field Summary</text:span></text:span></text:p>
            </table:table-cell>
            <table:covered-table-cell/>
            <table:table-cell table:style-name="Table54.A1" office:value-type="string">
              <text:p text:style-name="P114"><text:span text:style-name="Page_20_Reference_20_Font"><text:span text:style-name="T13">Page</text:span></text:span></text:p>
            </table:table-cell>
          </table:table-row>
          <table:table-row table:style-name="Table54.1">
            <table:table-cell table:style-name="Table54.A2" office:value-type="string">
              <text:p text:style-name="P116"><text:span text:style-name="Code_20_Small1"><text:span text:style-name="T63">String</text:span></text:span></text:p>
            </table:table-cell>
            <table:table-cell table:style-name="Table54.B2" office:value-type="string">
              <text:p text:style-name="P118"><text:a xlink:type="simple" xlink:href="file:///l%22r218" text:style-name="Internet_20_link" text:visited-style-name="Visited_20_Internet_20_Link"><text:span text:style-name="T57">name</text:span></text:a></text:p>
              <text:p text:style-name="P120"><text:span text:style-name="T5">The name of the declared reference.</text:span></text:p>
            </table:table-cell>
            <table:table-cell table:style-name="Table54.C2" office:value-type="string">
              <text:p text:style-name="P114"><text:bookmark-ref text:reference-format="page" text:ref-name="r218">92</text:bookmark-ref></text:p>
            </table:table-cell>
          </table:table-row>
          <table:table-row table:style-name="Table54.1">
            <table:table-cell table:style-name="Table54.A3" office:value-type="string">
              <text:p text:style-name="P115"><text:span text:style-name="Code_20_Small1"><text:span text:style-name="T63">String</text:span></text:span></text:p>
            </table:table-cell>
            <table:table-cell table:style-name="Table54.B3" office:value-type="string">
              <text:p text:style-name="P117"><text:a xlink:type="simple" xlink:href="file:///l%22r219" text:style-name="Internet_20_link" text:visited-style-name="Visited_20_Internet_20_Link"><text:span text:style-name="T57">target</text:span></text:a></text:p>
              <text:p text:style-name="P119"><text:span text:style-name="T5">The target property of the unsatisfied reference.</text:span></text:p>
            </table:table-cell>
            <table:table-cell table:style-name="Table54.C3" office:value-type="string">
              <text:p text:style-name="P113"><text:bookmark-ref text:reference-format="page" text:ref-name="r219">92</text:bookmark-ref></text:p>
            </table:table-cell>
          </table:table-row>
          <table:table-row table:style-name="Table54.1">
            <table:table-cell table:style-name="Table54.A4" office:value-type="string">
              <text:p text:style-name="P115"><text:span text:style-name="Code_20_Small1"><text:span text:style-name="T63">org.osgi.framework.dto.ServiceReferenceDTO[]</text:span></text:span></text:p>
            </table:table-cell>
            <table:table-cell table:style-name="Table54.B4" office:value-type="string">
              <text:p text:style-name="P117"><text:a xlink:type="simple" xlink:href="file:///l%22r220" text:style-name="Internet_20_link" text:visited-style-name="Visited_20_Internet_20_Link"><text:span text:style-name="T57">targetServices</text:span></text:a></text:p>
              <text:p text:style-name="P119"><text:span text:style-name="T5">The target services.</text:span></text:p>
            </table:table-cell>
            <table:table-cell table:style-name="Table54.C4" office:value-type="string">
              <text:p text:style-name="P113"><text:bookmark-ref text:reference-format="page" text:ref-name="r220">93</text:bookmark-ref></text:p>
            </table:table-cell>
          </table:table-row>
        </table:table>
        <text:p text:style-name="P88"/>
        <table:table table:name="Table55" table:style-name="Table55">
          <table:table-column table:style-name="Table55.A"/>
          <table:table-column table:style-name="Table55.B"/>
          <table:table-row table:style-name="Table55.1">
            <table:table-cell table:style-name="Table55.A1" office:value-type="string">
              <text:p text:style-name="P112"><text:span text:style-name="Summary_20_Heading_20_Font2"><text:span text:style-name="T12">Constructor Summary</text:span></text:span></text:p>
            </table:table-cell>
            <table:table-cell table:style-name="Table55.A1" office:value-type="string">
              <text:p text:style-name="P114"><text:span text:style-name="Page_20_Reference_20_Font"><text:span text:style-name="T13">Page</text:span></text:span></text:p>
            </table:table-cell>
          </table:table-row>
          <table:table-row table:style-name="Table55.1">
            <table:table-cell table:style-name="Table55.A2" office:value-type="string">
              <text:p text:style-name="P112"><text:a xlink:type="simple" xlink:href="file:///l%22r221" text:style-name="Internet_20_link" text:visited-style-name="Visited_20_Internet_20_Link"><text:span text:style-name="T57">UnsatisfiedReferenceDTO</text:span></text:a><text:span text:style-name="Code2"><text:span text:style-name="T68">()</text:span></text:span></text:p>
            </table:table-cell>
            <table:table-cell table:style-name="Table55.B2" office:value-type="string">
              <text:p text:style-name="P114"><text:bookmark-ref text:reference-format="page" text:ref-name="r221">93</text:bookmark-ref></text:p>
            </table:table-cell>
          </table:table-row>
        </table:table>
        <text:p text:style-name="P88"/>
        <table:table table:name="Table56" table:style-name="Table56">
          <table:table-column table:style-name="Table56.A"/>
          <table:table-row table:style-name="Table56.1">
            <table:table-cell table:style-name="Table56.A1" office:value-type="string">
              <text:p text:style-name="P95"><text:span text:style-name="T6">Methods inherited from class org.osgi.dto.DTO</text:span></text:p>
            </table:table-cell>
          </table:table-row>
          <table:table-row table:style-name="Table56.2">
            <table:table-cell table:style-name="Table56.A2" office:value-type="string">
              <text:p text:style-name="P95"><text:span text:style-name="Code2">toString</text:span></text:p>
            </table:table-cell>
          </table:table-row>
        </table:table>
        <text:p text:style-name="P208"><text:span text:style-name="T26">Field Detail</text:span></text:p>
        <text:p text:style-name="P210"><text:bookmark text:name="r218"/><text:span text:style-name="T26">name</text:span></text:p>
        <text:p text:style-name="P92"><text:span text:style-name="Code2">public String </text:span><text:span text:style-name="Code2"><text:span text:style-name="T69">name</text:span></text:span></text:p>
        <text:p text:style-name="P106"><text:span text:style-name="T5">The name of the declared reference.</text:span></text:p>
        <text:p text:style-name="P105"><text:span text:style-name="T5">This is declared in the </text:span><text:span text:style-name="Code2">name</text:span><text:span text:style-name="T5"> attribute of the </text:span><text:span text:style-name="Code2">reference</text:span><text:span text:style-name="T5"> element of the component description.</text:span></text:p>
        <text:p text:style-name="P107"><text:span text:style-name="T6">See Also:</text:span></text:p>
        <text:p text:style-name="P122"><text:a xlink:type="simple" xlink:href="file:///l%22r197" text:style-name="Internet_20_link" text:visited-style-name="Visited_20_Internet_20_Link"><text:span text:style-name="T65">ReferenceDTO.name</text:span></text:a></text:p>
        <text:p text:style-name="P150"/>
        <text:p text:style-name="P212"><text:bookmark text:name="r219"/><text:span text:style-name="T26">target</text:span></text:p>
        <text:p text:style-name="P92"><text:span text:style-name="Code2">public String </text:span><text:span text:style-name="Code2"><text:span text:style-name="T69">target</text:span></text:span></text:p>
        <text:p text:style-name="P106"><text:soft-page-break/><text:span text:style-name="T5">The target property of the unsatisfied reference.</text:span></text:p>
        <text:p text:style-name="P105"><text:span text:style-name="T5">This is the value of the </text:span><text:a xlink:type="simple" xlink:href="file:///l%22r174" text:style-name="Internet_20_link" text:visited-style-name="Visited_20_Internet_20_Link"><text:span text:style-name="T65">component property</text:span></text:a><text:span text:style-name="T7"> whose name is the concatenation of the </text:span><text:a xlink:type="simple" xlink:href="file:///l%22r197" text:style-name="Internet_20_link" text:visited-style-name="Visited_20_Internet_20_Link"><text:span text:style-name="T65">declared reference name</text:span></text:a><text:span text:style-name="T7"> and ".target". This must be </text:span><text:span text:style-name="Code2"><text:span text:style-name="T71">null</text:span></text:span><text:span text:style-name="T7"> if no target property is set for the reference.</text:span></text:p>
        <text:p text:style-name="P121"/>
        <text:p text:style-name="P211"><text:bookmark text:name="r220"/><text:span text:style-name="T26">targetServices</text:span></text:p>
        <text:p text:style-name="P92"><text:span text:style-name="Code2">public org.osgi.framework.dto.ServiceReferenceDTO[] </text:span><text:span text:style-name="Code2"><text:span text:style-name="T69">targetServices</text:span></text:span></text:p>
        <text:p text:style-name="P106"><text:span text:style-name="T5">The target services.</text:span></text:p>
        <text:p text:style-name="P105"><text:span text:style-name="T5">Each </text:span><text:span text:style-name="Code2">org.osgi.framework.dto.ServiceReferenceDTO</text:span><text:span text:style-name="T5"> in the array represents a target service for the reference. The array must be empty if there are no target services. The upper bound on the number of target services in the array is the upper bound on the </text:span><text:a xlink:type="simple" xlink:href="file:///l%22r199" text:style-name="Internet_20_link" text:visited-style-name="Visited_20_Internet_20_Link"><text:span text:style-name="T65">cardinality</text:span></text:a><text:span text:style-name="T7"> of the reference.</text:span></text:p>
        <text:p text:style-name="P209"><text:span text:style-name="T26">Constructor Detail</text:span></text:p>
        <text:p text:style-name="P213"><text:bookmark text:name="r221"/><text:span text:style-name="T26">UnsatisfiedReferenceDTO</text:span></text:p>
        <text:p text:style-name="P92"><text:span text:style-name="Code2">public </text:span><text:span text:style-name="Code2"><text:span text:style-name="T69">UnsatisfiedReferenceDTO</text:span></text:span><text:span text:style-name="Code2"><text:span text:style-name="T70">()</text:span></text:span></text:p>
        <text:section text:style-name="Sect1" text:name="TextSection">
          <text:p text:style-name="P152"><text:span text:style-name="T74">Java API documentation generated with </text:span><text:a xlink:type="simple" xlink:href="http://www.filigris.com/products/docflex_javadoc/#docflex-doclet" text:style-name="Internet_20_link" text:visited-style-name="Visited_20_Internet_20_Link"><text:span text:style-name="T76">DocFlex/Doclet</text:span></text:a><text:span text:style-name="T75"> v1.5.6</text:span></text:p>
          <text:p text:style-name="P89"><text:span text:style-name="T74">DocFlex/Doclet is both a multi-format Javadoc doclet and a free edition of </text:span><text:a xlink:type="simple" xlink:href="http://www.filigris.com/products/docflex_javadoc/" text:style-name="Internet_20_link" text:visited-style-name="Visited_20_Internet_20_Link"><text:span text:style-name="T76">DocFlex/Javadoc</text:span></text:a><text:span text:style-name="T7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6">www.docflex.com</text:span></text:a></text:p>
        </text:section>
      </text:section>
      <text:p text:style-name="P52"/>
      <text:h text:style-name="P158" text:outline-level="1">Considered Alternatives</text:h>
      <text:p text:style-name="P3"/>
      <text:h text:style-name="Heading_20_2" text:outline-level="2">Field injection of component activation objects</text:h>
      <text:p text:style-name="P3">Activation fields are only set at component activation. They cannot be modified after that for the modified or deactivate life cycle events because of atomicity issues. The following was deleted:</text:p>
      <text:list xml:id="list3827182548260039581" text:style-name="L4">
        <text:list-item>
          <text:p text:style-name="P165">modification - For fields of type <text:span text:style-name="T34">Map</text:span> and component property types which are declared with the <text:span text:style-name="T34">volatile</text:span> modifier, the field is set to the modified component properties before the modified method, if specified, is called.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line-break/>If the component does not specify a modified method or an activation field of type <text:span text:style-name="T34">Map</text:span> or a component property type which is declared <text:span text:style-name="T34">volatile</text:span>, then the component configuration will become unsatisfied if its component properties are modified since there is no way for SCR to provide the modified component properties to the component instance.</text:p>
        </text:list-item>
        <text:list-item>
          <text:p text:style-name="P165">deactivation - For fields which are declared with the <text:span text:style-name="T34">volatile</text:span> modifier, the field is set to <text:span text:style-name="T34">null</text:span> after the deactivate method, if specified, completes.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p>
        </text:list-item>
      </text:list>
      <text:h text:style-name="Heading_20_2" text:outline-level="2">Component Reclamation</text:h>
      <text:p text:style-name="P3">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3"><text:soft-page-break/>A new <text:span text:style-name="T34">activation-policy</text:span> attribute is defined for the <text:span text:style-name="T34">&lt;component&gt;</text:span> element. This attribute defines the policy for activating and deactivating the component.The <text:s/><text:span text:style-name="T34">activation-policy</text:span> attribute replaces the <text:span text:style-name="T34">immediate</text:span> attribute which is removed from the schema.</text:p>
      <text:p text:style-name="P3">The <text:span text:style-name="T34">activation-policy</text:span> attribute can have one of the following values: </text:p>
      <text:list xml:id="list5363818289010185031" text:style-name="L5">
        <text:list-item>
          <text:p text:style-name="P166"><text:span text:style-name="T34">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34">immediate=true</text:span>.</text:p>
        </text:list-item>
        <text:list-item>
          <text:p text:style-name="P166"><text:span text:style-name="T35">ondemand</text:span><text:span text:style-name="T31">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35">immediate=false</text:span><text:span text:style-name="T31">.</text:span></text:p>
        </text:list-item>
        <text:list-item>
          <text:p text:style-name="P166"><text:span text:style-name="T35">delayed</text:span><text:span text:style-name="T31">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3">The default policy is <text:span text:style-name="T34">immediate</text:span> if the component is not a factory component and does not specify a service. Otherwise the default policy is <text:span text:style-name="T34">ondemand</text:span>.</text:p>
      <text:p text:style-name="P3">Both the <text:span text:style-name="T34">ondemand</text:span> and <text:span text:style-name="T34">delayed</text:span> policies delay activation of component instances until they are actually needed but the <text:span text:style-name="T34">delayed</text:span> policy will keep the component instance activated until it becomes unsatisfied while the <text:span text:style-name="T34">ondemand</text:span> policy will allow SCR to deactivate component instances which are not in use as services.</text:p>
      <text:p text:style-name="P3">The <text:span text:style-name="T34">Component</text:span> annotation is updated to add a new <text:span text:style-name="T34">activationPolicy</text:span> element of type <text:span text:style-name="T34">ActivationPolicy</text:span> which is an enum having the values: <text:span text:style-name="T34">IMMEDIATE</text:span>, <text:span text:style-name="T34">ONDEMAND</text:span>, and <text:span text:style-name="T34">DELAYED</text:span>. The <text:span text:style-name="T34">immediate</text:span> element of the <text:span text:style-name="T34">Component</text:span> annotation is deprecated. If the <text:span text:style-name="T34">activationPolicy</text:span> element is specified, then the <text:span text:style-name="T34">immediate</text:span> element is ignored.</text:p>
      <text:h text:style-name="P157" text:outline-level="2">Partitioned Map Field Type</text:h>
      <text:p text:style-name="P24">Issues with concurrency and field-option updated led to the removal of this support. Using a custom list or collection of map.entry with field-option=update can <text:span text:style-name="T23">be</text:span> used to provide the desired behavior.</text:p>
      <text:p text:style-name="P20">A new field type is introduced called a partitioned map. The type of this field must be one of </text:p>
      <text:list xml:id="list6937924081322666667" text:style-name="L6">
        <text:list-item>
          <text:p text:style-name="P167">Map&lt;K,V&gt;</text:p>
        </text:list-item>
        <text:list-item>
          <text:p text:style-name="P167">A subtype of Map&lt;K,V&gt;</text:p>
        </text:list-item>
      </text:list>
      <text:p text:style-name="P20">V can be S or List&lt;S&gt; where S is one of the types supported by the field-collection-type attribute. The former is a single-valued map while the latter is a multi-valued map or multimap. <text:span text:style-name="T27">If</text:span> a subtype of Map is used, a subtype of List can also be used for a multimap <text:span text:style-name="T27">and the policy must be dynamic and the field-option must be update.</text:span></text:p>
      <text:p text:style-name="P21"><text:span text:style-name="T28">Partitioned maps must use multiple cardinality</text:span> like Collection and List <text:span text:style-name="T28">field types.</text:span> @Reference defaults are the same as Collection and List.</text:p>
      <text:p text:style-name="P21">When using a partitioned map, the partition-key attribute (@Reference.partitionKey) must be specified. The value of this attribute is the name of the service property which will be used to partition the <text:span text:style-name="T29">bound </text:span>services into the map. If a target service does not specify a service property with the partition-key name or if the value of that service property cannot be coerced to the type <text:span text:style-name="T30">K</text:span>, then the target service will not be bound to this reference.</text:p>
      <text:p text:style-name="P21">For a single-valued map, <text:span text:style-name="T30">for each unique value of the service property, </text:span>the highest ranked target service <text:span text:style-name="T30">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22">If the service property has multiple values, that is, the value is an array or collection, then, for each unique value, the service must be placed into the partitions for which a value can be coerced to type K.</text:p>
      <text:p text:style-name="P7">If field-option=update is used <text:span text:style-name="T29">with a multimap</text:span>, then SCR does not manage the <text:span text:style-name="T29">L</text:span>ist in the multimap and will not provide any sorting for the list.</text:p>
      <text:h text:style-name="P158" text:outline-level="1"><text:soft-page-break/>Security Considerations</text:h>
      <text:p text:style-name="P10">This design introduces no new security considerations.</text:p>
      <text:h text:style-name="P158" text:outline-level="1">Document Support</text:h>
      <text:h text:style-name="P153" text:outline-level="2">References</text:h>
      <text:list xml:id="list4379565505692606306" text:style-name="WW8Num3">
        <text:list-item>
          <text:p text:style-name="P171"><text:bookmark-start text:name="_Ref493020620"/>Bradner, S., Key words for use in RFCs to Indicate Requirement Levels, RFC2119, March 1997.<text:bookmark-end text:name="_Ref493020620"/></text:p>
        </text:list-item>
        <text:list-item>
          <text:p text:style-name="P171">Software Requirements &amp; Specifications. Michael Jackson. ISBN 0-201-87712-0</text:p>
        </text:list-item>
      </text:list>
      <text:h text:style-name="P153"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61">Name</text:p>
          </table:table-cell>
          <table:table-cell table:style-name="Table2.B1" office:value-type="string">
            <text:p text:style-name="P61">BJ Hargrave</text:p>
          </table:table-cell>
        </table:table-row>
        <table:table-row table:style-name="Table2.1">
          <table:table-cell table:style-name="Table2.A1" office:value-type="string">
            <text:p text:style-name="P61">Company</text:p>
          </table:table-cell>
          <table:table-cell table:style-name="Table2.B1" office:value-type="string">
            <text:p text:style-name="P61">IBM</text:p>
          </table:table-cell>
        </table:table-row>
      </table:table>
      <text:p text:style-name="P3"/>
      <text:h text:style-name="P153" text:outline-level="2">Acronyms and Abbreviations</text:h>
      <text:p text:style-name="P3">DS – Declarative Services</text:p>
      <text:p text:style-name="P3">SCR – Service Component Runtime</text:p>
      <text:h text:style-name="P153"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0231D6ACC263EE0A.png" xlink:type="simple" xlink:show="embed" xlink:actuate="onLoad"/></draw:frame><text:tab/><text:user-defined style:data-style-name="N0" text:name="RFC Title">RFC 222: Declarative Services Updates</text:user-defined><text:tab/>Page <text:page-number text:select-page="current">9</text:page-number> of <text:page-count style:num-format="1">95</text:page-count></text:p>
        <text:p text:style-name="Header"/>
        <text:p text:style-name="Header"><text:tab/>Draft<text:tab/> <text:modification-date style:data-style-name="N76">November 8,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omponent</text:p>
      </style:header>
      <style:footer>
        <text:p text:style-name="Footer"/>
      </style:footer>
    </style:master-page>
    <style:master-page style:name="Converted2" style:page-layout-name="Mpm2">
      <style:header>
        <text:p text:style-name="MP2">Interface ComponentConstants</text:p>
      </style:header>
      <style:footer>
        <text:p text:style-name="Footer"/>
      </style:footer>
    </style:master-page>
    <style:master-page style:name="Converted3" style:page-layout-name="Mpm2">
      <style:header>
        <text:p text:style-name="MP2">Interface ComponentContext</text:p>
      </style:header>
      <style:footer>
        <text:p text:style-name="Footer"/>
      </style:footer>
    </style:master-page>
    <style:master-page style:name="Converted4" style:page-layout-name="Mpm2">
      <style:header>
        <text:p text:style-name="MP2">Class ComponentException</text:p>
      </style:header>
      <style:footer>
        <text:p text:style-name="Footer"/>
      </style:footer>
    </style:master-page>
    <style:master-page style:name="Converted5" style:page-layout-name="Mpm2">
      <style:header>
        <text:p text:style-name="MP2">Interface ComponentFactory</text:p>
      </style:header>
      <style:footer>
        <text:p text:style-name="Footer"/>
      </style:footer>
    </style:master-page>
    <style:master-page style:name="Converted6" style:page-layout-name="Mpm2">
      <style:header>
        <text:p text:style-name="MP2">Interface ComponentInstance</text:p>
      </style:header>
      <style:footer>
        <text:p text:style-name="Footer"/>
      </style:footer>
    </style:master-page>
    <style:master-page style:name="Converted7" style:page-layout-name="Mpm2">
      <style:header>
        <text:p text:style-name="MP2">Interface ComponentServiceObjects</text:p>
      </style:header>
      <style:footer>
        <text:p text:style-name="Footer"/>
      </style:footer>
    </style:master-page>
    <style:master-page style:name="Converted8" style:page-layout-name="Mpm2">
      <style:header>
        <text:p text:style-name="MP2">Package org.osgi.service.component.annotations</text:p>
      </style:header>
      <style:footer>
        <text:p text:style-name="Footer"/>
      </style:footer>
    </style:master-page>
    <style:master-page style:name="Converted9" style:page-layout-name="Mpm2">
      <style:header>
        <text:p text:style-name="MP2">Annotation Type Activate</text:p>
      </style:header>
      <style:footer>
        <text:p text:style-name="Footer"/>
      </style:footer>
    </style:master-page>
    <style:master-page style:name="Converted10" style:page-layout-name="Mpm2">
      <style:header>
        <text:p text:style-name="MP2">Enum CollectionType</text:p>
      </style:header>
      <style:footer>
        <text:p text:style-name="Footer"/>
      </style:footer>
    </style:master-page>
    <style:master-page style:name="Converted11" style:page-layout-name="Mpm2">
      <style:header>
        <text:p text:style-name="MP2">Annotation Type Component</text:p>
      </style:header>
      <style:footer>
        <text:p text:style-name="Footer"/>
      </style:footer>
    </style:master-page>
    <style:master-page style:name="Converted12" style:page-layout-name="Mpm2">
      <style:header>
        <text:p text:style-name="MP2">Enum ConfigurationPolicy</text:p>
      </style:header>
      <style:footer>
        <text:p text:style-name="Footer"/>
      </style:footer>
    </style:master-page>
    <style:master-page style:name="Converted13" style:page-layout-name="Mpm2">
      <style:header>
        <text:p text:style-name="MP2">Annotation Type Deactivate</text:p>
      </style:header>
      <style:footer>
        <text:p text:style-name="Footer"/>
      </style:footer>
    </style:master-page>
    <style:master-page style:name="Converted14" style:page-layout-name="Mpm2">
      <style:header>
        <text:p text:style-name="MP2">Enum FieldOption</text:p>
      </style:header>
      <style:footer>
        <text:p text:style-name="Footer"/>
      </style:footer>
    </style:master-page>
    <style:master-page style:name="Converted15" style:page-layout-name="Mpm2">
      <style:header>
        <text:p text:style-name="MP2">Annotation Type Modified</text:p>
      </style:header>
      <style:footer>
        <text:p text:style-name="Footer"/>
      </style:footer>
    </style:master-page>
    <style:master-page style:name="Converted16" style:page-layout-name="Mpm2">
      <style:header>
        <text:p text:style-name="MP2">Annotation Type Reference</text:p>
      </style:header>
      <style:footer>
        <text:p text:style-name="Footer"/>
      </style:footer>
    </style:master-page>
    <style:master-page style:name="Converted17" style:page-layout-name="Mpm2">
      <style:header>
        <text:p text:style-name="MP2">Enum ReferenceCardinality</text:p>
      </style:header>
      <style:footer>
        <text:p text:style-name="Footer"/>
      </style:footer>
    </style:master-page>
    <style:master-page style:name="Converted18" style:page-layout-name="Mpm2">
      <style:header>
        <text:p text:style-name="MP2">Enum ReferencePolicy</text:p>
      </style:header>
      <style:footer>
        <text:p text:style-name="Footer"/>
      </style:footer>
    </style:master-page>
    <style:master-page style:name="Converted19" style:page-layout-name="Mpm2">
      <style:header>
        <text:p text:style-name="MP2">Enum ReferencePolicyOption</text:p>
      </style:header>
      <style:footer>
        <text:p text:style-name="Footer"/>
      </style:footer>
    </style:master-page>
    <style:master-page style:name="Converted20" style:page-layout-name="Mpm2">
      <style:header>
        <text:p text:style-name="MP2">Enum ReferenceScope</text:p>
      </style:header>
      <style:footer>
        <text:p text:style-name="Footer"/>
      </style:footer>
    </style:master-page>
    <style:master-page style:name="Converted21" style:page-layout-name="Mpm2">
      <style:header>
        <text:p text:style-name="MP2">Enum ServiceScope</text:p>
      </style:header>
      <style:footer>
        <text:p text:style-name="Footer"/>
      </style:footer>
    </style:master-page>
    <style:master-page style:name="Converted22" style:page-layout-name="Mpm2">
      <style:header>
        <text:p text:style-name="MP2">Package org.osgi.service.component.runtime</text:p>
      </style:header>
      <style:footer>
        <text:p text:style-name="Footer"/>
      </style:footer>
    </style:master-page>
    <style:master-page style:name="Converted23" style:page-layout-name="Mpm2">
      <style:header>
        <text:p text:style-name="MP2">Interface ServiceComponentRuntime</text:p>
      </style:header>
      <style:footer>
        <text:p text:style-name="Footer"/>
      </style:footer>
    </style:master-page>
    <style:master-page style:name="Converted24" style:page-layout-name="Mpm2">
      <style:header>
        <text:p text:style-name="MP2">Package org.osgi.service.component.runtime.dto</text:p>
      </style:header>
      <style:footer>
        <text:p text:style-name="Footer"/>
      </style:footer>
    </style:master-page>
    <style:master-page style:name="Converted25" style:page-layout-name="Mpm2">
      <style:header>
        <text:p text:style-name="MP2">Class ComponentConfigurationDTO</text:p>
      </style:header>
      <style:footer>
        <text:p text:style-name="Footer"/>
      </style:footer>
    </style:master-page>
    <style:master-page style:name="Converted26" style:page-layout-name="Mpm2">
      <style:header>
        <text:p text:style-name="MP2">Class ComponentDescriptionDTO</text:p>
      </style:header>
      <style:footer>
        <text:p text:style-name="Footer"/>
      </style:footer>
    </style:master-page>
    <style:master-page style:name="Converted27" style:page-layout-name="Mpm2">
      <style:header>
        <text:p text:style-name="MP2">Class ReferenceDTO</text:p>
      </style:header>
      <style:footer>
        <text:p text:style-name="Footer"/>
      </style:footer>
    </style:master-page>
    <style:master-page style:name="Converted28" style:page-layout-name="Mpm2">
      <style:header>
        <text:p text:style-name="MP2">Class SatisfiedReferenceDTO</text:p>
      </style:header>
      <style:footer>
        <text:p text:style-name="Footer"/>
      </style:footer>
    </style:master-page>
    <style:master-page style:name="Converted29" style:page-layout-name="Mpm2">
      <style:header>
        <text:p text:style-name="MP2">Class UnsatisfiedReferenceDTO</text:p>
      </style:header>
      <style:footer>
        <text:p text:style-name="Footer"/>
      </style:footer>
    </style:master-page>
    <style:master-page style:name="Converted30" style:page-layout-name="Mpm2">
      <style:header>
        <text:p text:style-name="MP2">Class UnsatisfiedReferenceDTO</text:p>
      </style:header>
      <style:footer>
        <text:p text:style-name="Footer"/>
      </style:footer>
    </style:master-page>
    <style:master-page style:name="Converted31" style:page-layout-name="Mpm2">
      <style:header>
        <text:p text:style-name="MP2">Class ComponentConfigurationDTO</text:p>
      </style:header>
      <style:footer>
        <text:p text:style-name="Footer"/>
      </style:footer>
    </style:master-page>
    <style:master-page style:name="Converted32" style:page-layout-name="Mpm2">
      <style:header>
        <text:p text:style-name="MP2">Class ComponentDescriptionDTO</text:p>
      </style:header>
      <style:footer>
        <text:p text:style-name="Footer"/>
      </style:footer>
    </style:master-page>
    <style:master-page style:name="Converted33" style:page-layout-name="Mpm2">
      <style:header>
        <text:p text:style-name="MP2">Class ReferenceDTO</text:p>
      </style:header>
      <style:footer>
        <text:p text:style-name="Footer"/>
      </style:footer>
    </style:master-page>
    <style:master-page style:name="Converted34" style:page-layout-name="Mpm2">
      <style:header>
        <text:p text:style-name="MP2">Class SatisfiedReferenceDTO</text:p>
      </style:header>
      <style:footer>
        <text:p text:style-name="Footer"/>
      </style:footer>
    </style:master-page>
    <style:master-page style:name="Converted35" style:page-layout-name="Mpm2">
      <style:header>
        <text:p text:style-name="MP2">Class UnsatisfiedReference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meta:creation-date>2016-04-12T16:25:37</meta:creation-date>
    <meta:editing-cycles>98</meta:editing-cycles>
    <meta:editing-duration>P3DT7H42M23S</meta:editing-duration>
    <meta:initial-creator>BJ Hargrave</meta:initial-creator>
    <dc:date>2016-11-08T15:32:45.382471000</dc:date>
    <dc:creator>BJ Hargrave</dc:creator>
    <meta:document-statistic meta:table-count="56" meta:image-count="32" meta:object-count="0" meta:page-count="95" meta:paragraph-count="2691" meta:word-count="19139" meta:character-count="137034" meta:non-whitespace-character-count="120131"/>
    <meta:user-defined meta:name="Info"/>
    <meta:user-defined meta:name="Info 3"/>
    <meta:user-defined meta:name="Info 4"/>
    <meta:user-defined meta:name="RFC Title">RFC 222: Declarative Services Updates</meta:user-defined>
  </office:meta>
</office:document-meta>
</file>